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ffff00"/>
    </style:style>
    <style:style style:name="ce4" style:family="table-cell" style:parent-style-name="Default" style:data-style-name="N121">
      <style:table-cell-properties fo:background-color="#ffff00"/>
    </style:style>
    <style:style style:name="ce5" style:family="table-cell" style:parent-style-name="Default" style:data-style-name="N10">
      <style:table-cell-properties fo:background-color="#ffff00"/>
    </style:style>
    <style:style style:name="ce6" style:family="table-cell" style:parent-style-name="Default" style:data-style-name="N0">
      <style:table-cell-properties fo:background-color="#ffff00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left" draw:textarea-vertical-align="top" draw:auto-grow-height="false" draw:auto-grow-width="false" fo:padding-top="3.6pt" fo:padding-bottom="3.6pt" fo:padding-left="7.2pt" fo:padding-right="7.2pt" fo:wrap-option="no-wrap"/>
    </style:style>
    <style:style style:name="P1" style:family="paragraph">
      <style:paragraph-properties fo:margin-left="0pt" fo:margin-right="0pt" fo:margin-top="0pt" fo:margin-bottom="0pt" fo:line-height="100%" fo:text-align="start" fo:text-indent="0pt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style:font-family-generic="roman" style:font-pitch="variable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 Mono'" style:font-family-generic-asian="modern" style:font-pitch-asian="fixed" style:font-size-asian="11pt" style:font-style-asian="normal" style:font-weight-asian="normal" style:font-family-complex="'DejaVu Sans Mono'" style:font-family-generic-complex="modern" style:font-pitch-complex="fixed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Graphs" table:style-name="ta1">
        <table:shapes>
          <draw:frame draw:z-index="0" draw:name="Chart 1" draw:style-name="gr1" svg:width="792.48pt" svg:height="255.23pt" svg:x="17.01pt" svg:y="114.89pt">
            <loext:p draw:notify-on-update-of-ranges="Timeseries.A20:Timeseries.A20 Timeseries.A21:Timeseries.A1100"/>
            <draw:object xlink:href="./Object 1" xlink:type="simple" xlink:show="embed" xlink:actuate="onLoad"/>
          </draw:frame>
          <draw:frame draw:z-index="1" draw:name="Chart 2" draw:style-name="gr1" svg:width="792.06pt" svg:height="254.3pt" svg:x="17.01pt" svg:y="398.3pt">
            <loext:p draw:notify-on-update-of-ranges="Tests.D53:Tests.D61 Tests.F53:Tests.F61"/>
            <draw:object xlink:href="./Object 2" xlink:type="simple" xlink:show="embed" xlink:actuate="onLoad"/>
          </draw:frame>
          <draw:frame draw:z-index="2" draw:name="Chart 3" draw:style-name="gr1" svg:width="453.51pt" svg:height="255.26pt" svg:x="18.17pt" svg:y="674.62pt">
            <loext:p draw:notify-on-update-of-ranges="Tests.D43:Tests.D51 Tests.F43:Tests.F51"/>
            <draw:object xlink:href="./Object 3" xlink:type="simple" xlink:show="embed" xlink:actuate="onLoad"/>
          </draw:frame>
          <draw:frame draw:z-index="3" draw:name="Chart 4" draw:style-name="gr1" svg:width="453.54pt" svg:height="255.17pt" svg:x="496.86pt" svg:y="674.39pt">
            <loext:p draw:notify-on-update-of-ranges="Tests.D43:Tests.D51 Tests.H43:Tests.H51"/>
            <draw:object xlink:href="./Object 4" xlink:type="simple" xlink:show="embed" xlink:actuate="onLoad"/>
          </draw:frame>
          <draw:frame draw:z-index="4" draw:name="Chart 5" draw:style-name="gr1" svg:width="453.54pt" svg:height="255.17pt" svg:x="17.01pt" svg:y="953.86pt">
            <loext:p draw:notify-on-update-of-ranges="Tests.D65:Tests.D73 Tests.F65:Tests.F73"/>
            <draw:object xlink:href="./Object 5" xlink:type="simple" xlink:show="embed" xlink:actuate="onLoad"/>
          </draw:frame>
          <draw:frame draw:z-index="5" draw:name="Chart 6" draw:style-name="gr1" svg:width="453.54pt" svg:height="255.17pt" svg:x="496.86pt" svg:y="953.86pt">
            <loext:p draw:notify-on-update-of-ranges="Tests.D65:Tests.D73 Tests.I65:Tests.I73"/>
            <draw:object xlink:href="./Object 6" xlink:type="simple" xlink:show="embed" xlink:actuate="onLoad"/>
          </draw:frame>
          <draw:frame draw:z-index="6" draw:name="Chart 7" draw:style-name="gr1" svg:width="453.51pt" svg:height="255.09pt" svg:x="17.01pt" svg:y="1235.31pt">
            <loext:p draw:notify-on-update-of-ranges="Tests.C23:Tests.C31 Tests.G23:Tests.G31"/>
            <draw:object xlink:href="./Object 7" xlink:type="simple" xlink:show="embed" xlink:actuate="onLoad"/>
          </draw:frame>
          <draw:frame draw:z-index="7" draw:name="Chart 8" draw:style-name="gr1" svg:width="453.51pt" svg:height="255.09pt" svg:x="496.89pt" svg:y="1235.31pt">
            <loext:p draw:notify-on-update-of-ranges="Tests.C13:Tests.C21 Tests.G13:Tests.G21"/>
            <draw:object xlink:href="./Object 8" xlink:type="simple" xlink:show="embed" xlink:actuate="onLoad"/>
          </draw:frame>
          <draw:frame draw:z-index="8" draw:name="Chart 9" draw:style-name="gr1" svg:width="453.51pt" svg:height="255.09pt" svg:x="17.01pt" svg:y="1514.78pt">
            <loext:p draw:notify-on-update-of-ranges="Tests.C75:Tests.C83 Tests.G75:Tests.G83"/>
            <draw:object xlink:href="./Object 9" xlink:type="simple" xlink:show="embed" xlink:actuate="onLoad"/>
          </draw:frame>
          <draw:frame draw:z-index="9" draw:name="Chart 10" draw:style-name="gr1" svg:width="453.51pt" svg:height="255.09pt" svg:x="497.68pt" svg:y="1514.78pt">
            <loext:p draw:notify-on-update-of-ranges="Tests.C33:Tests.C41 Tests.G33:Tests.G41"/>
            <draw:object xlink:href="./Object 10" xlink:type="simple" xlink:show="embed" xlink:actuate="onLoad"/>
          </draw:frame>
          <draw:g draw:z-index="10" draw:name="Chart 11">
            <draw:frame draw:name="Chart 12" draw:style-name="gr1" svg:width="453.54pt" svg:height="360.65pt" svg:x="17.89pt" svg:y="1817.55pt">
              <loext:p/>
              <draw:object xlink:href="./Object 11" xlink:type="simple" xlink:show="embed" xlink:actuate="onLoad"/>
            </draw:frame>
            <draw:frame draw:name="TextBox 10" draw:style-name="gr2" draw:text-style-name="P2" svg:width="70.5pt" svg:height="20.24pt" svg:x="83.4pt" svg:y="1843.51pt">
              <draw:text-box>
                <text:p text:style-name="P1"><text:span text:style-name="T1">0%</text:span></text:p>
              </draw:text-box>
            </draw:frame>
            <draw:frame draw:name="TextBox 1" draw:style-name="gr2" draw:text-style-name="P2" svg:width="70.5pt" svg:height="20.24pt" svg:x="78.89pt" svg:y="1880.79pt">
              <draw:text-box>
                <text:p text:style-name="P1"><text:span text:style-name="T1">90%</text:span></text:p>
              </draw:text-box>
            </draw:frame>
            <draw:frame draw:name="TextBox 1" draw:style-name="gr2" draw:text-style-name="P2" svg:width="70.5pt" svg:height="20.24pt" svg:x="80.19pt" svg:y="1917.55pt">
              <draw:text-box>
                <text:p text:style-name="P1"><text:span text:style-name="T1">99%</text:span></text:p>
              </draw:text-box>
            </draw:frame>
            <draw:frame draw:name="TextBox 1" draw:style-name="gr2" draw:text-style-name="P2" svg:width="70.5pt" svg:height="20.24pt" svg:x="72.09pt" svg:y="1955.06pt">
              <draw:text-box>
                <text:p text:style-name="P1"><text:span text:style-name="T1">99.9%</text:span></text:p>
              </draw:text-box>
            </draw:frame>
            <draw:frame draw:name="TextBox 1" draw:style-name="gr2" draw:text-style-name="P2" svg:width="70.5pt" svg:height="20.24pt" svg:x="66.42pt" svg:y="1992.56pt">
              <draw:text-box>
                <text:p text:style-name="P1"><text:span text:style-name="T1">99.99%</text:span></text:p>
              </draw:text-box>
            </draw:frame>
            <draw:frame draw:name="TextBox 1" draw:style-name="gr2" draw:text-style-name="P2" svg:width="70.5pt" svg:height="20.24pt" svg:x="60.21pt" svg:y="2029.29pt">
              <draw:text-box>
                <text:p text:style-name="P1"><text:span text:style-name="T1">99.999%</text:span></text:p>
              </draw:text-box>
            </draw:frame>
            <draw:frame draw:name="TextBox 1" draw:style-name="gr2" draw:text-style-name="P2" svg:width="70.5pt" svg:height="20.24pt" svg:x="54.51pt" svg:y="2066.85pt">
              <draw:text-box>
                <text:p text:style-name="P1"><text:span text:style-name="T1">99.9999%</text:span></text:p>
              </draw:text-box>
            </draw:frame>
            <draw:frame draw:name="TextBox 1" draw:style-name="gr2" draw:text-style-name="P2" svg:width="70.5pt" svg:height="20.24pt" svg:x="49.35pt" svg:y="2104.3pt">
              <draw:text-box>
                <text:p text:style-name="P1"><text:span text:style-name="T1">99.99999%</text:span></text:p>
              </draw:text-box>
            </draw:frame>
          </draw:g>
          <draw:g draw:z-index="11" draw:name="Chart 12">
            <draw:frame draw:name="Chart 22" draw:style-name="gr1" svg:width="453.54pt" svg:height="360.65pt" svg:x="497.65pt" svg:y="1817.55pt">
              <loext:p/>
              <draw:object xlink:href="./Object 12" xlink:type="simple" xlink:show="embed" xlink:actuate="onLoad"/>
            </draw:frame>
            <draw:frame draw:name="TextBox 9" draw:style-name="gr2" draw:text-style-name="P2" svg:width="70.5pt" svg:height="20.24pt" svg:x="565.06pt" svg:y="1844.05pt">
              <draw:text-box>
                <text:p text:style-name="P1"><text:span text:style-name="T2">0%</text:span></text:p>
              </draw:text-box>
            </draw:frame>
            <draw:frame draw:name="TextBox 1" draw:style-name="gr2" draw:text-style-name="P2" svg:width="70.5pt" svg:height="20.24pt" svg:x="558.85pt" svg:y="1881.35pt">
              <draw:text-box>
                <text:p text:style-name="P1"><text:span text:style-name="T3">90%</text:span></text:p>
              </draw:text-box>
            </draw:frame>
            <draw:frame draw:name="TextBox 1" draw:style-name="gr2" draw:text-style-name="P2" svg:width="70.5pt" svg:height="20.24pt" svg:x="559.9pt" svg:y="1918.09pt">
              <draw:text-box>
                <text:p text:style-name="P1"><text:span text:style-name="T2">99%</text:span></text:p>
              </draw:text-box>
            </draw:frame>
            <draw:frame draw:name="TextBox 1" draw:style-name="gr2" draw:text-style-name="P2" svg:width="70.5pt" svg:height="20.24pt" svg:x="551.11pt" svg:y="1955.59pt">
              <draw:text-box>
                <text:p text:style-name="P1"><text:span text:style-name="T2">99.9%</text:span></text:p>
              </draw:text-box>
            </draw:frame>
            <draw:frame draw:name="TextBox 1" draw:style-name="gr2" draw:text-style-name="P2" svg:width="70.5pt" svg:height="20.24pt" svg:x="545.41pt" svg:y="1993.1pt">
              <draw:text-box>
                <text:p text:style-name="P1"><text:span text:style-name="T2">99.99%</text:span></text:p>
              </draw:text-box>
            </draw:frame>
            <draw:frame draw:name="TextBox 1" draw:style-name="gr2" draw:text-style-name="P2" svg:width="70.5pt" svg:height="20.24pt" svg:x="540.77pt" svg:y="2029.86pt">
              <draw:text-box>
                <text:p text:style-name="P1"><text:span text:style-name="T2">99.999%</text:span></text:p>
              </draw:text-box>
            </draw:frame>
            <draw:frame draw:name="TextBox 1" draw:style-name="gr2" draw:text-style-name="P2" svg:width="70.5pt" svg:height="20.24pt" svg:x="535.07pt" svg:y="2066.88pt">
              <draw:text-box>
                <text:p text:style-name="P1"><text:span text:style-name="T2">99.9999%</text:span></text:p>
              </draw:text-box>
            </draw:frame>
            <draw:frame draw:name="TextBox 1" draw:style-name="gr2" draw:text-style-name="P2" svg:width="70.5pt" svg:height="20.24pt" svg:x="529.88pt" svg:y="2104.33pt">
              <draw:text-box>
                <text:p text:style-name="P1"><text:span text:style-name="T2">99.99999%</text:span></text:p>
              </draw:text-box>
            </draw:frame>
          </draw:g>
        </table:shapes>
        <table:table-column table:style-name="co1" table:number-columns-repeated="15" table:default-cell-style-name="ce1"/>
        <table:table-column table:style-name="co2" table:number-columns-repeated="1009" table:default-cell-style-name="ce1"/>
        <table:table-row table:style-name="ro1">
          <table:table-cell office:value-type="string" calcext:value-type="string">
            <text:p>Drive</text:p>
          </table:table-cell>
          <table:table-cell table:formula="of:=[Tests.B1]" office:value-type="string" office:string-value="/dev/nvme0n1:/dev/nvme1n1:/dev/nvme2n1:/dev/nvme3n1:/dev/nvme4n1:/dev/nvme5n1" calcext:value-type="string">
            <text:p>/dev/nvme0n1:/dev/nvme1n1:/dev/nvme2n1:/dev/nvme3n1:/dev/nvme4n1:/dev/nvme5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ed</text:p>
          </table:table-cell>
          <table:table-cell table:formula="of:=[Tests.B5]" office:value-type="string" office:string-value="4464" calcext:value-type="string">
            <text:p>4464</text:p>
          </table:table-cell>
          <table:table-cell office:value-type="string" calcext:value-type="string">
            <text:p>G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l</text:p>
          </table:table-cell>
          <table:table-cell table:formula="of:=[Tests.B2]" office:value-type="string" office:string-value="NVMF-DM-DEV" calcext:value-type="string">
            <text:p>NVMF-DM-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al</text:p>
          </table:table-cell>
          <table:table-cell table:formula="of:=[Tests.B3]" office:value-type="string" office:string-value="Abstract Targets" calcext:value-type="string">
            <text:p>Abstract Targ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U</text:p>
          </table:table-cell>
          <table:table-cell table:formula="of:=[Tests.B6]" office:value-type="string" office:string-value="_CPU" calcext:value-type="string">
            <text:p>_CP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</text:p>
          </table:table-cell>
          <table:table-cell table:formula="of:=[Tests.B9]" office:value-type="string" office:string-value="Linux host1 4.9.64 #1 SMP Sun Nov 26 09:05:27 IST 2017 x86_64 x86_64" calcext:value-type="string">
            <text:p>Linux host1 4.9.64 #1 SMP Sun Nov 26 09:05:27 IST 2017 x86_64 x86_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O Version</text:p>
          </table:table-cell>
          <table:table-cell table:formula="of:=[Tests.B10]" office:value-type="string" office:string-value="fio-3.2-72-ge80d" calcext:value-type="string">
            <text:p>fio-3.2-72-ge80d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Average IOPS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3" table:formula="of:=AVERAGE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Standard Dev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4" table:formula="of:=STDEV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Coefficient of Var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[.N17]/[.N14]" office:value-type="string" office:string-value="" calcext:value-type="error">
            <text:p>#DIV/0!</text:p>
          </table:table-cell>
          <table:table-cell table:style-name="ce6"/>
          <table:table-cell table:number-columns-repeated="1009"/>
        </table:table-row>
        <table:table-row table:style-name="ro1" table:number-rows-repeated="10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" table:style-name="ta1"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Write %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Queue Depth/Thread</text:p>
          </table:table-cell>
          <table:table-cell office:value-type="string" calcext:value-type="string">
            <text:p>IOPS</text:p>
          </table:table-cell>
          <table:table-cell office:value-type="string" calcext:value-type="string">
            <text:p>Bandwidth (MB/s)</text:p>
          </table:table-cell>
          <table:table-cell office:value-type="string" calcext:value-type="string">
            <text:p>Read Latency (us)</text:p>
          </table:table-cell>
          <table:table-cell office:value-type="string" calcext:value-type="string">
            <text:p>Write Latency (us)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imestamp_ms</text:p>
          </table:table-cell>
          <table:table-cell office:value-type="string" calcext:value-type="string">
            <text:p>Time_date</text:p>
          </table:table-cell>
          <table:table-cell office:value-type="string" calcext:value-type="string">
            <text:p>Test_Nam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64680.0" calcext:value-type="float">
            <text:p>264680.0</text:p>
          </table:table-cell>
          <table:table-cell office:value-type="float" office:value="129.24" calcext:value-type="float">
            <text:p>129.24</text:p>
          </table:table-cell>
          <table:table-cell office:value-type="float" office:value="966.823876035" calcext:value-type="float">
            <text:p>966.82387603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04-20</text:p>
          </table:table-cell>
          <table:table-cell office:value-type="float" office:value="1.52575766004e+12" calcext:value-type="float">
            <text:p>1.52575766004e+12</text:p>
          </table:table-cell>
          <table:table-cell office:value-type="string" calcext:value-type="string">
            <text:p>Tue May  8 11:04:20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65948.0" calcext:value-type="float">
            <text:p>265948.0</text:p>
          </table:table-cell>
          <table:table-cell office:value-type="float" office:value="259.72" calcext:value-type="float">
            <text:p>259.72</text:p>
          </table:table-cell>
          <table:table-cell office:value-type="float" office:value="962.226180972" calcext:value-type="float">
            <text:p>962.22618097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06-31</text:p>
          </table:table-cell>
          <table:table-cell office:value-type="float" office:value="1.52575779116e+12" calcext:value-type="float">
            <text:p>1.52575779116e+12</text:p>
          </table:table-cell>
          <table:table-cell office:value-type="string" calcext:value-type="string">
            <text:p>Tue May  8 11:06:31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63860.0" calcext:value-type="float">
            <text:p>263860.0</text:p>
          </table:table-cell>
          <table:table-cell office:value-type="float" office:value="515.35" calcext:value-type="float">
            <text:p>515.35</text:p>
          </table:table-cell>
          <table:table-cell office:value-type="float" office:value="969.814028603" calcext:value-type="float">
            <text:p>969.81402860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08-42</text:p>
          </table:table-cell>
          <table:table-cell office:value-type="float" office:value="1.52575792227e+12" calcext:value-type="float">
            <text:p>1.52575792227e+12</text:p>
          </table:table-cell>
          <table:table-cell office:value-type="string" calcext:value-type="string">
            <text:p>Tue May  8 11:08:42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68752.0" calcext:value-type="float">
            <text:p>268752.0</text:p>
          </table:table-cell>
          <table:table-cell office:value-type="float" office:value="1049.81" calcext:value-type="float">
            <text:p>1049.81</text:p>
          </table:table-cell>
          <table:table-cell office:value-type="float" office:value="952.181841773" calcext:value-type="float">
            <text:p>952.18184177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10-53</text:p>
          </table:table-cell>
          <table:table-cell office:value-type="float" office:value="1.52575805339e+12" calcext:value-type="float">
            <text:p>1.52575805339e+12</text:p>
          </table:table-cell>
          <table:table-cell office:value-type="string" calcext:value-type="string">
            <text:p>Tue May  8 11:10:53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34808.0" calcext:value-type="float">
            <text:p>234808.0</text:p>
          </table:table-cell>
          <table:table-cell office:value-type="float" office:value="1834.43" calcext:value-type="float">
            <text:p>1834.43</text:p>
          </table:table-cell>
          <table:table-cell office:value-type="float" office:value="1089.85970013" calcext:value-type="float">
            <text:p>1089.8597001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13-04</text:p>
          </table:table-cell>
          <table:table-cell office:value-type="float" office:value="1.52575818455e+12" calcext:value-type="float">
            <text:p>1.52575818455e+12</text:p>
          </table:table-cell>
          <table:table-cell office:value-type="string" calcext:value-type="string">
            <text:p>Tue May  8 11:13:04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29757.0" calcext:value-type="float">
            <text:p>229757.0</text:p>
          </table:table-cell>
          <table:table-cell office:value-type="float" office:value="3589.96" calcext:value-type="float">
            <text:p>3589.96</text:p>
          </table:table-cell>
          <table:table-cell office:value-type="float" office:value="1113.8479416" calcext:value-type="float">
            <text:p>1113.847941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15-15</text:p>
          </table:table-cell>
          <table:table-cell office:value-type="float" office:value="1.52575831561e+12" calcext:value-type="float">
            <text:p>1.52575831561e+12</text:p>
          </table:table-cell>
          <table:table-cell office:value-type="string" calcext:value-type="string">
            <text:p>Tue May  8 11:15:15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174323.0" calcext:value-type="float">
            <text:p>174323.0</text:p>
          </table:table-cell>
          <table:table-cell office:value-type="float" office:value="5447.59" calcext:value-type="float">
            <text:p>5447.59</text:p>
          </table:table-cell>
          <table:table-cell office:value-type="float" office:value="1468.14739882" calcext:value-type="float">
            <text:p>1468.1473988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17-26</text:p>
          </table:table-cell>
          <table:table-cell office:value-type="float" office:value="1.52575844674e+12" calcext:value-type="float">
            <text:p>1.52575844674e+12</text:p>
          </table:table-cell>
          <table:table-cell office:value-type="string" calcext:value-type="string">
            <text:p>Tue May  8 11:17:26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85832.0" calcext:value-type="float">
            <text:p>85832.0</text:p>
          </table:table-cell>
          <table:table-cell office:value-type="float" office:value="5364.5" calcext:value-type="float">
            <text:p>5364.5</text:p>
          </table:table-cell>
          <table:table-cell office:value-type="float" office:value="2982.11709116" calcext:value-type="float">
            <text:p>2982.1170911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19-37</text:p>
          </table:table-cell>
          <table:table-cell office:value-type="float" office:value="1.52575857785e+12" calcext:value-type="float">
            <text:p>1.52575857785e+12</text:p>
          </table:table-cell>
          <table:table-cell office:value-type="string" calcext:value-type="string">
            <text:p>Tue May  8 11:19:37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42682.0" calcext:value-type="float">
            <text:p>42682.0</text:p>
          </table:table-cell>
          <table:table-cell office:value-type="float" office:value="5335.27" calcext:value-type="float">
            <text:p>5335.27</text:p>
          </table:table-cell>
          <table:table-cell office:value-type="float" office:value="5997.28772781" calcext:value-type="float">
            <text:p>5997.2877278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21-48</text:p>
          </table:table-cell>
          <table:table-cell office:value-type="float" office:value="1.52575870897e+12" calcext:value-type="float">
            <text:p>1.52575870897e+12</text:p>
          </table:table-cell>
          <table:table-cell office:value-type="string" calcext:value-type="string">
            <text:p>Tue May  8 11:21:48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751163.0" calcext:value-type="float">
            <text:p>1751163.0</text:p>
          </table:table-cell>
          <table:table-cell office:value-type="float" office:value="855.06" calcext:value-type="float">
            <text:p>855.06</text:p>
          </table:table-cell>
          <table:table-cell office:value-type="float" office:value="145.6125348" calcext:value-type="float">
            <text:p>145.612534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24-00</text:p>
          </table:table-cell>
          <table:table-cell office:value-type="float" office:value="1.52575884012e+12" calcext:value-type="float">
            <text:p>1.52575884012e+12</text:p>
          </table:table-cell>
          <table:table-cell office:value-type="string" calcext:value-type="string">
            <text:p>Tue May  8 11:24:00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670105.0" calcext:value-type="float">
            <text:p>1670105.0</text:p>
          </table:table-cell>
          <table:table-cell office:value-type="float" office:value="1630.96" calcext:value-type="float">
            <text:p>1630.96</text:p>
          </table:table-cell>
          <table:table-cell office:value-type="float" office:value="152.686468224" calcext:value-type="float">
            <text:p>152.68646822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26-11</text:p>
          </table:table-cell>
          <table:table-cell office:value-type="float" office:value="1.52575897124e+12" calcext:value-type="float">
            <text:p>1.52575897124e+12</text:p>
          </table:table-cell>
          <table:table-cell office:value-type="string" calcext:value-type="string">
            <text:p>Tue May  8 11:26:11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353051.0" calcext:value-type="float">
            <text:p>1353051.0</text:p>
          </table:table-cell>
          <table:table-cell office:value-type="float" office:value="2642.68" calcext:value-type="float">
            <text:p>2642.68</text:p>
          </table:table-cell>
          <table:table-cell office:value-type="float" office:value="188.578972468" calcext:value-type="float">
            <text:p>188.57897246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28-22</text:p>
          </table:table-cell>
          <table:table-cell office:value-type="float" office:value="1.52575910236e+12" calcext:value-type="float">
            <text:p>1.52575910236e+12</text:p>
          </table:table-cell>
          <table:table-cell office:value-type="string" calcext:value-type="string">
            <text:p>Tue May  8 11:28:22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501688.0" calcext:value-type="float">
            <text:p>501688.0</text:p>
          </table:table-cell>
          <table:table-cell office:value-type="float" office:value="1959.72" calcext:value-type="float">
            <text:p>1959.72</text:p>
          </table:table-cell>
          <table:table-cell office:value-type="float" office:value="509.634107157" calcext:value-type="float">
            <text:p>509.63410715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30-33</text:p>
          </table:table-cell>
          <table:table-cell office:value-type="float" office:value="1.5257592335e+12" calcext:value-type="float">
            <text:p>1.5257592335e+12</text:p>
          </table:table-cell>
          <table:table-cell office:value-type="string" calcext:value-type="string">
            <text:p>Tue May  8 11:30:33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255067.0" calcext:value-type="float">
            <text:p>255067.0</text:p>
          </table:table-cell>
          <table:table-cell office:value-type="float" office:value="1992.71" calcext:value-type="float">
            <text:p>1992.71</text:p>
          </table:table-cell>
          <table:table-cell office:value-type="float" office:value="1002.8417633" calcext:value-type="float">
            <text:p>1002.841763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32-44</text:p>
          </table:table-cell>
          <table:table-cell office:value-type="float" office:value="1.52575936462e+12" calcext:value-type="float">
            <text:p>1.52575936462e+12</text:p>
          </table:table-cell>
          <table:table-cell office:value-type="string" calcext:value-type="string">
            <text:p>Tue May  8 11:32:44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46733.0" calcext:value-type="float">
            <text:p>146733.0</text:p>
          </table:table-cell>
          <table:table-cell office:value-type="float" office:value="2292.7" calcext:value-type="float">
            <text:p>2292.7</text:p>
          </table:table-cell>
          <table:table-cell office:value-type="float" office:value="1743.74863408" calcext:value-type="float">
            <text:p>1743.7486340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34-55</text:p>
          </table:table-cell>
          <table:table-cell office:value-type="float" office:value="1.52575949572e+12" calcext:value-type="float">
            <text:p>1.52575949572e+12</text:p>
          </table:table-cell>
          <table:table-cell office:value-type="string" calcext:value-type="string">
            <text:p>Tue May  8 11:34:55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70750.0" calcext:value-type="float">
            <text:p>70750.0</text:p>
          </table:table-cell>
          <table:table-cell office:value-type="float" office:value="2210.93" calcext:value-type="float">
            <text:p>2210.93</text:p>
          </table:table-cell>
          <table:table-cell office:value-type="float" office:value="3616.54359543" calcext:value-type="float">
            <text:p>3616.5435954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37-06</text:p>
          </table:table-cell>
          <table:table-cell office:value-type="float" office:value="1.52575962686e+12" calcext:value-type="float">
            <text:p>1.52575962686e+12</text:p>
          </table:table-cell>
          <table:table-cell office:value-type="string" calcext:value-type="string">
            <text:p>Tue May  8 11:37:06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38049.0" calcext:value-type="float">
            <text:p>38049.0</text:p>
          </table:table-cell>
          <table:table-cell office:value-type="float" office:value="2378.05" calcext:value-type="float">
            <text:p>2378.05</text:p>
          </table:table-cell>
          <table:table-cell office:value-type="float" office:value="6725.2338844" calcext:value-type="float">
            <text:p>6725.233884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39-17</text:p>
          </table:table-cell>
          <table:table-cell office:value-type="float" office:value="1.525759758e+12" calcext:value-type="float">
            <text:p>1.525759758e+12</text:p>
          </table:table-cell>
          <table:table-cell office:value-type="string" calcext:value-type="string">
            <text:p>Tue May  8 11:39:17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20587.0" calcext:value-type="float">
            <text:p>20587.0</text:p>
          </table:table-cell>
          <table:table-cell office:value-type="float" office:value="2573.35" calcext:value-type="float">
            <text:p>2573.35</text:p>
          </table:table-cell>
          <table:table-cell office:value-type="float" office:value="12429.7775429" calcext:value-type="float">
            <text:p>12429.777542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41-29</text:p>
          </table:table-cell>
          <table:table-cell office:value-type="float" office:value="1.52575988914e+12" calcext:value-type="float">
            <text:p>1.52575988914e+12</text:p>
          </table:table-cell>
          <table:table-cell office:value-type="string" calcext:value-type="string">
            <text:p>Tue May  8 11:41:29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4889.0" calcext:value-type="float">
            <text:p>34889.0</text:p>
          </table:table-cell>
          <table:table-cell office:value-type="float" office:value="17.04" calcext:value-type="float">
            <text:p>17.04</text:p>
          </table:table-cell>
          <table:table-cell office:value-type="float" office:value="0.0" calcext:value-type="float">
            <text:p>0.0</text:p>
          </table:table-cell>
          <table:table-cell office:value-type="float" office:value="28.207800798" calcext:value-type="float">
            <text:p>28.207800798</text:p>
          </table:table-cell>
          <table:table-cell office:value-type="string" calcext:value-type="string">
            <text:p>2018-05-08_11-43-40</text:p>
          </table:table-cell>
          <table:table-cell office:value-type="float" office:value="1.52576002021e+12" calcext:value-type="float">
            <text:p>1.52576002021e+12</text:p>
          </table:table-cell>
          <table:table-cell office:value-type="string" calcext:value-type="string">
            <text:p>Tue May  8 11:43:40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3498.0" calcext:value-type="float">
            <text:p>33498.0</text:p>
          </table:table-cell>
          <table:table-cell office:value-type="float" office:value="32.71" calcext:value-type="float">
            <text:p>32.71</text:p>
          </table:table-cell>
          <table:table-cell office:value-type="float" office:value="0.0" calcext:value-type="float">
            <text:p>0.0</text:p>
          </table:table-cell>
          <table:table-cell office:value-type="float" office:value="29.424007791" calcext:value-type="float">
            <text:p>29.424007791</text:p>
          </table:table-cell>
          <table:table-cell office:value-type="string" calcext:value-type="string">
            <text:p>2018-05-08_11-45-51</text:p>
          </table:table-cell>
          <table:table-cell office:value-type="float" office:value="1.52576015132e+12" calcext:value-type="float">
            <text:p>1.52576015132e+12</text:p>
          </table:table-cell>
          <table:table-cell office:value-type="string" calcext:value-type="string">
            <text:p>Tue May  8 11:45:51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2107.0" calcext:value-type="float">
            <text:p>32107.0</text:p>
          </table:table-cell>
          <table:table-cell office:value-type="float" office:value="62.71" calcext:value-type="float">
            <text:p>62.71</text:p>
          </table:table-cell>
          <table:table-cell office:value-type="float" office:value="0.0" calcext:value-type="float">
            <text:p>0.0</text:p>
          </table:table-cell>
          <table:table-cell office:value-type="float" office:value="30.66109778" calcext:value-type="float">
            <text:p>30.66109778</text:p>
          </table:table-cell>
          <table:table-cell office:value-type="string" calcext:value-type="string">
            <text:p>2018-05-08_11-48-02</text:p>
          </table:table-cell>
          <table:table-cell office:value-type="float" office:value="1.52576028243e+12" calcext:value-type="float">
            <text:p>1.52576028243e+12</text:p>
          </table:table-cell>
          <table:table-cell office:value-type="string" calcext:value-type="string">
            <text:p>Tue May  8 11:48:02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9987.0" calcext:value-type="float">
            <text:p>29987.0</text:p>
          </table:table-cell>
          <table:table-cell office:value-type="float" office:value="117.14" calcext:value-type="float">
            <text:p>117.14</text:p>
          </table:table-cell>
          <table:table-cell office:value-type="float" office:value="0.0" calcext:value-type="float">
            <text:p>0.0</text:p>
          </table:table-cell>
          <table:table-cell office:value-type="float" office:value="32.890993042" calcext:value-type="float">
            <text:p>32.890993042</text:p>
          </table:table-cell>
          <table:table-cell office:value-type="string" calcext:value-type="string">
            <text:p>2018-05-08_11-50-13</text:p>
          </table:table-cell>
          <table:table-cell office:value-type="float" office:value="1.52576041356e+12" calcext:value-type="float">
            <text:p>1.52576041356e+12</text:p>
          </table:table-cell>
          <table:table-cell office:value-type="string" calcext:value-type="string">
            <text:p>Tue May  8 11:50:13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9273.0" calcext:value-type="float">
            <text:p>19273.0</text:p>
          </table:table-cell>
          <table:table-cell office:value-type="float" office:value="150.57" calcext:value-type="float">
            <text:p>150.57</text:p>
          </table:table-cell>
          <table:table-cell office:value-type="float" office:value="0.0" calcext:value-type="float">
            <text:p>0.0</text:p>
          </table:table-cell>
          <table:table-cell office:value-type="float" office:value="51.012358823" calcext:value-type="float">
            <text:p>51.012358823</text:p>
          </table:table-cell>
          <table:table-cell office:value-type="string" calcext:value-type="string">
            <text:p>2018-05-08_11-52-24</text:p>
          </table:table-cell>
          <table:table-cell office:value-type="float" office:value="1.52576054466e+12" calcext:value-type="float">
            <text:p>1.52576054466e+12</text:p>
          </table:table-cell>
          <table:table-cell office:value-type="string" calcext:value-type="string">
            <text:p>Tue May  8 11:52:24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6297.0" calcext:value-type="float">
            <text:p>16297.0</text:p>
          </table:table-cell>
          <table:table-cell office:value-type="float" office:value="254.64" calcext:value-type="float">
            <text:p>254.64</text:p>
          </table:table-cell>
          <table:table-cell office:value-type="float" office:value="0.0" calcext:value-type="float">
            <text:p>0.0</text:p>
          </table:table-cell>
          <table:table-cell office:value-type="float" office:value="60.591254855" calcext:value-type="float">
            <text:p>60.591254855</text:p>
          </table:table-cell>
          <table:table-cell office:value-type="string" calcext:value-type="string">
            <text:p>2018-05-08_11-54-35</text:p>
          </table:table-cell>
          <table:table-cell office:value-type="float" office:value="1.52576067579e+12" calcext:value-type="float">
            <text:p>1.52576067579e+12</text:p>
          </table:table-cell>
          <table:table-cell office:value-type="string" calcext:value-type="string">
            <text:p>Tue May  8 11:54:35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2439.0" calcext:value-type="float">
            <text:p>12439.0</text:p>
          </table:table-cell>
          <table:table-cell office:value-type="float" office:value="388.72" calcext:value-type="float">
            <text:p>388.72</text:p>
          </table:table-cell>
          <table:table-cell office:value-type="float" office:value="0.0" calcext:value-type="float">
            <text:p>0.0</text:p>
          </table:table-cell>
          <table:table-cell office:value-type="float" office:value="79.59509178" calcext:value-type="float">
            <text:p>79.59509178</text:p>
          </table:table-cell>
          <table:table-cell office:value-type="string" calcext:value-type="string">
            <text:p>2018-05-08_11-56-46</text:p>
          </table:table-cell>
          <table:table-cell office:value-type="float" office:value="1.52576080688e+12" calcext:value-type="float">
            <text:p>1.52576080688e+12</text:p>
          </table:table-cell>
          <table:table-cell office:value-type="string" calcext:value-type="string">
            <text:p>Tue May  8 11:56:46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9273.0" calcext:value-type="float">
            <text:p>9273.0</text:p>
          </table:table-cell>
          <table:table-cell office:value-type="float" office:value="579.57" calcext:value-type="float">
            <text:p>579.57</text:p>
          </table:table-cell>
          <table:table-cell office:value-type="float" office:value="0.0" calcext:value-type="float">
            <text:p>0.0</text:p>
          </table:table-cell>
          <table:table-cell office:value-type="float" office:value="106.973055162" calcext:value-type="float">
            <text:p>106.973055162</text:p>
          </table:table-cell>
          <table:table-cell office:value-type="string" calcext:value-type="string">
            <text:p>2018-05-08_11-58-58</text:p>
          </table:table-cell>
          <table:table-cell office:value-type="float" office:value="1.525760938e+12" calcext:value-type="float">
            <text:p>1.525760938e+12</text:p>
          </table:table-cell>
          <table:table-cell office:value-type="string" calcext:value-type="string">
            <text:p>Tue May  8 11:58:58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5392.0" calcext:value-type="float">
            <text:p>5392.0</text:p>
          </table:table-cell>
          <table:table-cell office:value-type="float" office:value="673.94" calcext:value-type="float">
            <text:p>673.94</text:p>
          </table:table-cell>
          <table:table-cell office:value-type="float" office:value="0.0" calcext:value-type="float">
            <text:p>0.0</text:p>
          </table:table-cell>
          <table:table-cell office:value-type="float" office:value="183.906504594" calcext:value-type="float">
            <text:p>183.906504594</text:p>
          </table:table-cell>
          <table:table-cell office:value-type="string" calcext:value-type="string">
            <text:p>2018-05-08_12-01-09</text:p>
          </table:table-cell>
          <table:table-cell office:value-type="float" office:value="1.52576106911e+12" calcext:value-type="float">
            <text:p>1.52576106911e+12</text:p>
          </table:table-cell>
          <table:table-cell office:value-type="string" calcext:value-type="string">
            <text:p>Tue May  8 12:01:09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2582.0" calcext:value-type="float">
            <text:p>22582.0</text:p>
          </table:table-cell>
          <table:table-cell office:value-type="float" office:value="88.21" calcext:value-type="float">
            <text:p>88.21</text:p>
          </table:table-cell>
          <table:table-cell office:value-type="float" office:value="52.237007391" calcext:value-type="float">
            <text:p>52.237007391</text:p>
          </table:table-cell>
          <table:table-cell office:value-type="float" office:value="35.03321656" calcext:value-type="float">
            <text:p>35.03321656</text:p>
          </table:table-cell>
          <table:table-cell office:value-type="string" calcext:value-type="string">
            <text:p>2018-05-08_12-03-20</text:p>
          </table:table-cell>
          <table:table-cell office:value-type="float" office:value="1.52576120021e+12" calcext:value-type="float">
            <text:p>1.52576120021e+12</text:p>
          </table:table-cell>
          <table:table-cell office:value-type="string" calcext:value-type="string">
            <text:p>Tue May  8 12:03:20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43388.0" calcext:value-type="float">
            <text:p>43388.0</text:p>
          </table:table-cell>
          <table:table-cell office:value-type="float" office:value="169.49" calcext:value-type="float">
            <text:p>169.49</text:p>
          </table:table-cell>
          <table:table-cell office:value-type="float" office:value="54.662012709" calcext:value-type="float">
            <text:p>54.662012709</text:p>
          </table:table-cell>
          <table:table-cell office:value-type="float" office:value="36.350776301" calcext:value-type="float">
            <text:p>36.350776301</text:p>
          </table:table-cell>
          <table:table-cell office:value-type="string" calcext:value-type="string">
            <text:p>2018-05-08_12-05-31</text:p>
          </table:table-cell>
          <table:table-cell office:value-type="float" office:value="1.52576133134e+12" calcext:value-type="float">
            <text:p>1.52576133134e+12</text:p>
          </table:table-cell>
          <table:table-cell office:value-type="string" calcext:value-type="string">
            <text:p>Tue May  8 12:05:31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86126.0" calcext:value-type="float">
            <text:p>86126.0</text:p>
          </table:table-cell>
          <table:table-cell office:value-type="float" office:value="336.43" calcext:value-type="float">
            <text:p>336.43</text:p>
          </table:table-cell>
          <table:table-cell office:value-type="float" office:value="57.268576735" calcext:value-type="float">
            <text:p>57.268576735</text:p>
          </table:table-cell>
          <table:table-cell office:value-type="float" office:value="34.534286538" calcext:value-type="float">
            <text:p>34.534286538</text:p>
          </table:table-cell>
          <table:table-cell office:value-type="string" calcext:value-type="string">
            <text:p>2018-05-08_12-07-42</text:p>
          </table:table-cell>
          <table:table-cell office:value-type="float" office:value="1.52576146246e+12" calcext:value-type="float">
            <text:p>1.52576146246e+12</text:p>
          </table:table-cell>
          <table:table-cell office:value-type="string" calcext:value-type="string">
            <text:p>Tue May  8 12:07:42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152927.0" calcext:value-type="float">
            <text:p>152927.0</text:p>
          </table:table-cell>
          <table:table-cell office:value-type="float" office:value="597.37" calcext:value-type="float">
            <text:p>597.37</text:p>
          </table:table-cell>
          <table:table-cell office:value-type="float" office:value="67.114568731" calcext:value-type="float">
            <text:p>67.114568731</text:p>
          </table:table-cell>
          <table:table-cell office:value-type="float" office:value="36.34048708" calcext:value-type="float">
            <text:p>36.34048708</text:p>
          </table:table-cell>
          <table:table-cell office:value-type="string" calcext:value-type="string">
            <text:p>2018-05-08_12-09-53</text:p>
          </table:table-cell>
          <table:table-cell office:value-type="float" office:value="1.52576159362e+12" calcext:value-type="float">
            <text:p>1.52576159362e+12</text:p>
          </table:table-cell>
          <table:table-cell office:value-type="string" calcext:value-type="string">
            <text:p>Tue May  8 12:09:53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269339.0" calcext:value-type="float">
            <text:p>269339.0</text:p>
          </table:table-cell>
          <table:table-cell office:value-type="float" office:value="1052.1" calcext:value-type="float">
            <text:p>1052.1</text:p>
          </table:table-cell>
          <table:table-cell office:value-type="float" office:value="81.451489211" calcext:value-type="float">
            <text:p>81.451489211</text:p>
          </table:table-cell>
          <table:table-cell office:value-type="float" office:value="36.011720756" calcext:value-type="float">
            <text:p>36.011720756</text:p>
          </table:table-cell>
          <table:table-cell office:value-type="string" calcext:value-type="string">
            <text:p>2018-05-08_12-12-04</text:p>
          </table:table-cell>
          <table:table-cell office:value-type="float" office:value="1.52576172474e+12" calcext:value-type="float">
            <text:p>1.52576172474e+12</text:p>
          </table:table-cell>
          <table:table-cell office:value-type="string" calcext:value-type="string">
            <text:p>Tue May  8 12:12:04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453200.0" calcext:value-type="float">
            <text:p>453200.0</text:p>
          </table:table-cell>
          <table:table-cell office:value-type="float" office:value="1770.31" calcext:value-type="float">
            <text:p>1770.31</text:p>
          </table:table-cell>
          <table:table-cell office:value-type="float" office:value="103.514913757" calcext:value-type="float">
            <text:p>103.514913757</text:p>
          </table:table-cell>
          <table:table-cell office:value-type="float" office:value="36.304139389" calcext:value-type="float">
            <text:p>36.304139389</text:p>
          </table:table-cell>
          <table:table-cell office:value-type="string" calcext:value-type="string">
            <text:p>2018-05-08_12-14-15</text:p>
          </table:table-cell>
          <table:table-cell office:value-type="float" office:value="1.52576185589e+12" calcext:value-type="float">
            <text:p>1.52576185589e+12</text:p>
          </table:table-cell>
          <table:table-cell office:value-type="string" calcext:value-type="string">
            <text:p>Tue May  8 12:14:15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709370.0" calcext:value-type="float">
            <text:p>709370.0</text:p>
          </table:table-cell>
          <table:table-cell office:value-type="float" office:value="2770.97" calcext:value-type="float">
            <text:p>2770.97</text:p>
          </table:table-cell>
          <table:table-cell office:value-type="float" office:value="138.425481982" calcext:value-type="float">
            <text:p>138.425481982</text:p>
          </table:table-cell>
          <table:table-cell office:value-type="float" office:value="40.36744985" calcext:value-type="float">
            <text:p>40.36744985</text:p>
          </table:table-cell>
          <table:table-cell office:value-type="string" calcext:value-type="string">
            <text:p>2018-05-08_12-16-27</text:p>
          </table:table-cell>
          <table:table-cell office:value-type="float" office:value="1.52576198704e+12" calcext:value-type="float">
            <text:p>1.52576198704e+12</text:p>
          </table:table-cell>
          <table:table-cell office:value-type="string" calcext:value-type="string">
            <text:p>Tue May  8 12:16:27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8722.0" calcext:value-type="float">
            <text:p>18722.0</text:p>
          </table:table-cell>
          <table:table-cell office:value-type="float" office:value="73.13" calcext:value-type="float">
            <text:p>73.13</text:p>
          </table:table-cell>
          <table:table-cell office:value-type="float" office:value="52.966547263" calcext:value-type="float">
            <text:p>52.96654726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2-18-38</text:p>
          </table:table-cell>
          <table:table-cell office:value-type="float" office:value="1.52576211809e+12" calcext:value-type="float">
            <text:p>1.52576211809e+12</text:p>
          </table:table-cell>
          <table:table-cell office:value-type="string" calcext:value-type="string">
            <text:p>Tue May  8 12:18:38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35115.0" calcext:value-type="float">
            <text:p>35115.0</text:p>
          </table:table-cell>
          <table:table-cell office:value-type="float" office:value="137.17" calcext:value-type="float">
            <text:p>137.17</text:p>
          </table:table-cell>
          <table:table-cell office:value-type="float" office:value="56.352821652" calcext:value-type="float">
            <text:p>56.35282165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2-20-49</text:p>
          </table:table-cell>
          <table:table-cell office:value-type="float" office:value="1.52576224923e+12" calcext:value-type="float">
            <text:p>1.52576224923e+12</text:p>
          </table:table-cell>
          <table:table-cell office:value-type="string" calcext:value-type="string">
            <text:p>Tue May  8 12:20:49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69694.0" calcext:value-type="float">
            <text:p>69694.0</text:p>
          </table:table-cell>
          <table:table-cell office:value-type="float" office:value="272.24" calcext:value-type="float">
            <text:p>272.24</text:p>
          </table:table-cell>
          <table:table-cell office:value-type="float" office:value="56.784752213" calcext:value-type="float">
            <text:p>56.78475221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2-23-00</text:p>
          </table:table-cell>
          <table:table-cell office:value-type="float" office:value="1.52576238033e+12" calcext:value-type="float">
            <text:p>1.52576238033e+12</text:p>
          </table:table-cell>
          <table:table-cell office:value-type="string" calcext:value-type="string">
            <text:p>Tue May  8 12:23:00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143069.0" calcext:value-type="float">
            <text:p>143069.0</text:p>
          </table:table-cell>
          <table:table-cell office:value-type="float" office:value="558.86" calcext:value-type="float">
            <text:p>558.86</text:p>
          </table:table-cell>
          <table:table-cell office:value-type="float" office:value="55.381361828" calcext:value-type="float">
            <text:p>55.38136182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2-25-11</text:p>
          </table:table-cell>
          <table:table-cell office:value-type="float" office:value="1.52576251146e+12" calcext:value-type="float">
            <text:p>1.52576251146e+12</text:p>
          </table:table-cell>
          <table:table-cell office:value-type="string" calcext:value-type="string">
            <text:p>Tue May  8 12:25:11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289685.0" calcext:value-type="float">
            <text:p>289685.0</text:p>
          </table:table-cell>
          <table:table-cell office:value-type="float" office:value="1131.58" calcext:value-type="float">
            <text:p>1131.58</text:p>
          </table:table-cell>
          <table:table-cell office:value-type="float" office:value="54.680221566" calcext:value-type="float">
            <text:p>54.68022156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2-27-22</text:p>
          </table:table-cell>
          <table:table-cell office:value-type="float" office:value="1.5257626426e+12" calcext:value-type="float">
            <text:p>1.5257626426e+12</text:p>
          </table:table-cell>
          <table:table-cell office:value-type="string" calcext:value-type="string">
            <text:p>Tue May  8 12:27:22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558417.0" calcext:value-type="float">
            <text:p>558417.0</text:p>
          </table:table-cell>
          <table:table-cell office:value-type="float" office:value="2181.32" calcext:value-type="float">
            <text:p>2181.32</text:p>
          </table:table-cell>
          <table:table-cell office:value-type="float" office:value="56.686849145" calcext:value-type="float">
            <text:p>56.68684914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2-29-33</text:p>
          </table:table-cell>
          <table:table-cell office:value-type="float" office:value="1.52576277372e+12" calcext:value-type="float">
            <text:p>1.52576277372e+12</text:p>
          </table:table-cell>
          <table:table-cell office:value-type="string" calcext:value-type="string">
            <text:p>Tue May  8 12:29:33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944370.0" calcext:value-type="float">
            <text:p>944370.0</text:p>
          </table:table-cell>
          <table:table-cell office:value-type="float" office:value="3688.95" calcext:value-type="float">
            <text:p>3688.95</text:p>
          </table:table-cell>
          <table:table-cell office:value-type="float" office:value="66.964741258" calcext:value-type="float">
            <text:p>66.96474125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2-31-44</text:p>
          </table:table-cell>
          <table:table-cell office:value-type="float" office:value="1.52576290486e+12" calcext:value-type="float">
            <text:p>1.52576290486e+12</text:p>
          </table:table-cell>
          <table:table-cell office:value-type="string" calcext:value-type="string">
            <text:p>Tue May  8 12:31:44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9765.0" calcext:value-type="float">
            <text:p>29765.0</text:p>
          </table:table-cell>
          <table:table-cell office:value-type="float" office:value="116.27" calcext:value-type="float">
            <text:p>116.27</text:p>
          </table:table-cell>
          <table:table-cell office:value-type="float" office:value="0.0" calcext:value-type="float">
            <text:p>0.0</text:p>
          </table:table-cell>
          <table:table-cell office:value-type="float" office:value="33.097917056" calcext:value-type="float">
            <text:p>33.097917056</text:p>
          </table:table-cell>
          <table:table-cell office:value-type="string" calcext:value-type="string">
            <text:p>2018-05-08_12-33-55</text:p>
          </table:table-cell>
          <table:table-cell office:value-type="float" office:value="1.52576303592e+12" calcext:value-type="float">
            <text:p>1.52576303592e+12</text:p>
          </table:table-cell>
          <table:table-cell office:value-type="string" calcext:value-type="string">
            <text:p>Tue May  8 12:33:55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56906.0" calcext:value-type="float">
            <text:p>56906.0</text:p>
          </table:table-cell>
          <table:table-cell office:value-type="float" office:value="222.29" calcext:value-type="float">
            <text:p>222.29</text:p>
          </table:table-cell>
          <table:table-cell office:value-type="float" office:value="0.0" calcext:value-type="float">
            <text:p>0.0</text:p>
          </table:table-cell>
          <table:table-cell office:value-type="float" office:value="34.644649292" calcext:value-type="float">
            <text:p>34.644649292</text:p>
          </table:table-cell>
          <table:table-cell office:value-type="string" calcext:value-type="string">
            <text:p>2018-05-08_12-36-07</text:p>
          </table:table-cell>
          <table:table-cell office:value-type="float" office:value="1.52576316702e+12" calcext:value-type="float">
            <text:p>1.52576316702e+12</text:p>
          </table:table-cell>
          <table:table-cell office:value-type="string" calcext:value-type="string">
            <text:p>Tue May  8 12:36:07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115306.0" calcext:value-type="float">
            <text:p>115306.0</text:p>
          </table:table-cell>
          <table:table-cell office:value-type="float" office:value="450.41" calcext:value-type="float">
            <text:p>450.41</text:p>
          </table:table-cell>
          <table:table-cell office:value-type="float" office:value="0.0" calcext:value-type="float">
            <text:p>0.0</text:p>
          </table:table-cell>
          <table:table-cell office:value-type="float" office:value="34.168321199" calcext:value-type="float">
            <text:p>34.168321199</text:p>
          </table:table-cell>
          <table:table-cell office:value-type="string" calcext:value-type="string">
            <text:p>2018-05-08_12-38-18</text:p>
          </table:table-cell>
          <table:table-cell office:value-type="float" office:value="1.52576329816e+12" calcext:value-type="float">
            <text:p>1.52576329816e+12</text:p>
          </table:table-cell>
          <table:table-cell office:value-type="string" calcext:value-type="string">
            <text:p>Tue May  8 12:38:18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224916.0" calcext:value-type="float">
            <text:p>224916.0</text:p>
          </table:table-cell>
          <table:table-cell office:value-type="float" office:value="878.58" calcext:value-type="float">
            <text:p>878.58</text:p>
          </table:table-cell>
          <table:table-cell office:value-type="float" office:value="0.0" calcext:value-type="float">
            <text:p>0.0</text:p>
          </table:table-cell>
          <table:table-cell office:value-type="float" office:value="34.991366896" calcext:value-type="float">
            <text:p>34.991366896</text:p>
          </table:table-cell>
          <table:table-cell office:value-type="string" calcext:value-type="string">
            <text:p>2018-05-08_12-40-29</text:p>
          </table:table-cell>
          <table:table-cell office:value-type="float" office:value="1.52576342928e+12" calcext:value-type="float">
            <text:p>1.52576342928e+12</text:p>
          </table:table-cell>
          <table:table-cell office:value-type="string" calcext:value-type="string">
            <text:p>Tue May  8 12:40:29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455443.0" calcext:value-type="float">
            <text:p>455443.0</text:p>
          </table:table-cell>
          <table:table-cell office:value-type="float" office:value="1779.08" calcext:value-type="float">
            <text:p>1779.08</text:p>
          </table:table-cell>
          <table:table-cell office:value-type="float" office:value="0.0" calcext:value-type="float">
            <text:p>0.0</text:p>
          </table:table-cell>
          <table:table-cell office:value-type="float" office:value="34.534340764" calcext:value-type="float">
            <text:p>34.534340764</text:p>
          </table:table-cell>
          <table:table-cell office:value-type="string" calcext:value-type="string">
            <text:p>2018-05-08_12-42-40</text:p>
          </table:table-cell>
          <table:table-cell office:value-type="float" office:value="1.52576356043e+12" calcext:value-type="float">
            <text:p>1.52576356043e+12</text:p>
          </table:table-cell>
          <table:table-cell office:value-type="string" calcext:value-type="string">
            <text:p>Tue May  8 12:42:40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780089.0" calcext:value-type="float">
            <text:p>780089.0</text:p>
          </table:table-cell>
          <table:table-cell office:value-type="float" office:value="3047.22" calcext:value-type="float">
            <text:p>3047.22</text:p>
          </table:table-cell>
          <table:table-cell office:value-type="float" office:value="0.0" calcext:value-type="float">
            <text:p>0.0</text:p>
          </table:table-cell>
          <table:table-cell office:value-type="float" office:value="40.319096371" calcext:value-type="float">
            <text:p>40.319096371</text:p>
          </table:table-cell>
          <table:table-cell office:value-type="string" calcext:value-type="string">
            <text:p>2018-05-08_12-44-51</text:p>
          </table:table-cell>
          <table:table-cell office:value-type="float" office:value="1.52576369155e+12" calcext:value-type="float">
            <text:p>1.52576369155e+12</text:p>
          </table:table-cell>
          <table:table-cell office:value-type="string" calcext:value-type="string">
            <text:p>Tue May  8 12:44:51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1024496.0" calcext:value-type="float">
            <text:p>1024496.0</text:p>
          </table:table-cell>
          <table:table-cell office:value-type="float" office:value="4001.94" calcext:value-type="float">
            <text:p>4001.94</text:p>
          </table:table-cell>
          <table:table-cell office:value-type="float" office:value="0.0" calcext:value-type="float">
            <text:p>0.0</text:p>
          </table:table-cell>
          <table:table-cell office:value-type="float" office:value="61.561058015" calcext:value-type="float">
            <text:p>61.561058015</text:p>
          </table:table-cell>
          <table:table-cell office:value-type="string" calcext:value-type="string">
            <text:p>2018-05-08_12-47-02</text:p>
          </table:table-cell>
          <table:table-cell office:value-type="float" office:value="1.52576382272e+12" calcext:value-type="float">
            <text:p>1.52576382272e+12</text:p>
          </table:table-cell>
          <table:table-cell office:value-type="string" calcext:value-type="string">
            <text:p>Tue May  8 12:47:02 2018</text:p>
          </table:table-cell>
          <table:table-cell office:value-type="string" calcext:value-type="string">
            <text:p>Sustained 4KB Random Write Tests by Number of Threads</text:p>
          </table:table-cell>
        </table:table-row>
      </table:table>
      <table:table table:name="Timeseries" table:style-name="ta1">
        <table:table-column table:style-name="co1" table:default-cell-style-name="Default"/>
        <table:table-row table:style-name="ro1">
          <table:table-cell office:value-type="string" calcext:value-type="string">
            <text:p>Drives</text:p>
          </table:table-cell>
          <table:table-cell office:value-type="string" calcext:value-type="string">
            <text:p>/dev/nvme0n1:/dev/nvme1n1:/dev/nvme2n1:/dev/nvme3n1:/dev/nvme4n1:/dev/nvme5n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VMF-DM-DEV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Abstract Targets</text:p>
          </table:table-cell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argets</text:p>
          </table:table-cell>
          <table:table-cell office:value-type="float" office:value="6.0" calcext:value-type="float">
            <text:p>6.0</text:p>
          </table:table-cell>
        </table:table-row>
        <table:table-row table:style-name="ro1">
          <table:table-cell office:value-type="string" calcext:value-type="string">
            <text:p>EachTargetSize</text:p>
          </table:table-cell>
          <table:table-cell office:value-type="float" office:value="744.0" calcext:value-type="float">
            <text:p>74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Xeon CPU E5-2650 v4 @ 2.2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8.0" calcext:value-type="float">
            <text:p>48.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2200.0" calcext:value-type="float">
            <text:p>2200.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inux host1 4.9.64 #1 SMP Sun Nov 26 09:05:27 IST 2017 x86_64 x86_64</text:p>
          </table:table-cell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fio-3.2-72-ge80d</text:p>
          </table:table-cell>
        </table:table-row>
        <table:table-row table:style-name="ro1">
          <table:table-cell office:value-type="string" calcext:value-type="string">
            <text:p>IOPS</text:p>
          </table:table-cell>
        </table:table-row>
      </table:table>
      <table:table table:name="Exceedance" table:style-name="ta1">
        <table:table-column table:style-name="co1" table:default-cell-style-name="Default"/>
        <table:table-row table:style-name="ro1">
          <table:table-cell office:value-type="string" calcext:value-type="string">
            <text:p>Drives</text:p>
          </table:table-cell>
          <table:table-cell office:value-type="string" calcext:value-type="string">
            <text:p>/dev/nvme0n1:/dev/nvme1n1:/dev/nvme2n1:/dev/nvme3n1:/dev/nvme4n1:/dev/nvme5n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VMF-DM-DEV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Abstract Targets</text:p>
          </table:table-cell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argets</text:p>
          </table:table-cell>
          <table:table-cell office:value-type="float" office:value="6.0" calcext:value-type="float">
            <text:p>6.0</text:p>
          </table:table-cell>
        </table:table-row>
        <table:table-row table:style-name="ro1">
          <table:table-cell office:value-type="string" calcext:value-type="string">
            <text:p>EachTargetSize</text:p>
          </table:table-cell>
          <table:table-cell office:value-type="float" office:value="744.0" calcext:value-type="float">
            <text:p>74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Xeon CPU E5-2650 v4 @ 2.2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8.0" calcext:value-type="float">
            <text:p>48.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2200.0" calcext:value-type="float">
            <text:p>2200.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inux host1 4.9.64 #1 SMP Sun Nov 26 09:05:27 IST 2017 x86_64 x86_64</text:p>
          </table:table-cell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fio-3.2-72-ge80d</text:p>
          </table:table-cell>
        </table:table-row>
        <table:table-row table:style-name="ro1">
          <table:table-cell office:value-type="string" calcext:value-type="string">
            <text:p>QD1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1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4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4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16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16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32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32 Write Exceedance</text:p>
          </table:table-cell>
        </table:table-row>
        <table:table-row table:style-name="ro1"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</table:table-row>
        <table:table-row table:style-name="ro1">
          <table:table-cell office:value-type="float" office:value="12.608" calcext:value-type="float">
            <text:p>12.608</text:p>
          </table:table-cell>
          <table:table-cell office:value-type="float" office:value="0.999999261846" calcext:value-type="float">
            <text:p>0.999999261846</text:p>
          </table:table-cell>
          <table:table-cell office:value-type="float" office:value="0.366" calcext:value-type="float">
            <text:p>0.366</text:p>
          </table:table-cell>
          <table:table-cell office:value-type="float" office:value="0.99999926206" calcext:value-type="float">
            <text:p>0.99999926206</text:p>
          </table:table-cell>
          <table:table-cell office:value-type="string" calcext:value-type="string">
            <text:p/>
          </table:table-cell>
          <table:table-cell office:value-type="float" office:value="1.064" calcext:value-type="float">
            <text:p>1.064</text:p>
          </table:table-cell>
          <table:table-cell office:value-type="float" office:value="0.999999806478" calcext:value-type="float">
            <text:p>0.999999806478</text:p>
          </table:table-cell>
          <table:table-cell office:value-type="float" office:value="1.432" calcext:value-type="float">
            <text:p>1.432</text:p>
          </table:table-cell>
          <table:table-cell office:value-type="float" office:value="0.999999806497" calcext:value-type="float">
            <text:p>0.999999806497</text:p>
          </table:table-cell>
          <table:table-cell office:value-type="string" calcext:value-type="string">
            <text:p/>
          </table:table-cell>
          <table:table-cell office:value-type="float" office:value="14.4" calcext:value-type="float">
            <text:p>14.4</text:p>
          </table:table-cell>
          <table:table-cell office:value-type="float" office:value="0.999999938107" calcext:value-type="float">
            <text:p>0.999999938107</text:p>
          </table:table-cell>
          <table:table-cell office:value-type="float" office:value="1.192" calcext:value-type="float">
            <text:p>1.192</text:p>
          </table:table-cell>
          <table:table-cell office:value-type="float" office:value="0.999999938135" calcext:value-type="float">
            <text:p>0.999999938135</text:p>
          </table:table-cell>
          <table:table-cell office:value-type="string" calcext:value-type="string">
            <text:p/>
          </table:table-cell>
          <table:table-cell office:value-type="float" office:value="0.588" calcext:value-type="float">
            <text:p>0.588</text:p>
          </table:table-cell>
          <table:table-cell office:value-type="float" office:value="0.999999963216" calcext:value-type="float">
            <text:p>0.999999963216</text:p>
          </table:table-cell>
          <table:table-cell office:value-type="float" office:value="0.47" calcext:value-type="float">
            <text:p>0.47</text:p>
          </table:table-cell>
          <table:table-cell office:value-type="float" office:value="0.999999963234" calcext:value-type="float">
            <text:p>0.9999999632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.304" calcext:value-type="float">
            <text:p>18.304</text:p>
          </table:table-cell>
          <table:table-cell office:value-type="float" office:value="0.999998523692" calcext:value-type="float">
            <text:p>0.999998523692</text:p>
          </table:table-cell>
          <table:table-cell office:value-type="float" office:value="0.37" calcext:value-type="float">
            <text:p>0.37</text:p>
          </table:table-cell>
          <table:table-cell office:value-type="float" office:value="0.99999852412" calcext:value-type="float">
            <text:p>0.99999852412</text:p>
          </table:table-cell>
          <table:table-cell office:value-type="string" calcext:value-type="string">
            <text:p/>
          </table:table-cell>
          <table:table-cell office:value-type="float" office:value="2.16" calcext:value-type="float">
            <text:p>2.16</text:p>
          </table:table-cell>
          <table:table-cell office:value-type="float" office:value="0.999999612956" calcext:value-type="float">
            <text:p>0.999999612956</text:p>
          </table:table-cell>
          <table:table-cell office:value-type="float" office:value="1.512" calcext:value-type="float">
            <text:p>1.512</text:p>
          </table:table-cell>
          <table:table-cell office:value-type="float" office:value="0.999999612994" calcext:value-type="float">
            <text:p>0.999999612994</text:p>
          </table:table-cell>
          <table:table-cell office:value-type="string" calcext:value-type="string">
            <text:p/>
          </table:table-cell>
          <table:table-cell office:value-type="float" office:value="20.352" calcext:value-type="float">
            <text:p>20.352</text:p>
          </table:table-cell>
          <table:table-cell office:value-type="float" office:value="0.999999876215" calcext:value-type="float">
            <text:p>0.999999876215</text:p>
          </table:table-cell>
          <table:table-cell office:value-type="float" office:value="1.656" calcext:value-type="float">
            <text:p>1.656</text:p>
          </table:table-cell>
          <table:table-cell office:value-type="float" office:value="0.999999876269" calcext:value-type="float">
            <text:p>0.999999876269</text:p>
          </table:table-cell>
          <table:table-cell office:value-type="string" calcext:value-type="string">
            <text:p/>
          </table:table-cell>
          <table:table-cell office:value-type="float" office:value="0.652" calcext:value-type="float">
            <text:p>0.652</text:p>
          </table:table-cell>
          <table:table-cell office:value-type="float" office:value="0.999999926431" calcext:value-type="float">
            <text:p>0.999999926431</text:p>
          </table:table-cell>
          <table:table-cell office:value-type="float" office:value="0.474" calcext:value-type="float">
            <text:p>0.474</text:p>
          </table:table-cell>
          <table:table-cell office:value-type="float" office:value="0.999999926469" calcext:value-type="float">
            <text:p>0.9999999264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0.999997047384" calcext:value-type="float">
            <text:p>0.999997047384</text:p>
          </table:table-cell>
          <table:table-cell office:value-type="float" office:value="0.454" calcext:value-type="float">
            <text:p>0.454</text:p>
          </table:table-cell>
          <table:table-cell office:value-type="float" office:value="0.99999778618" calcext:value-type="float">
            <text:p>0.99999778618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999419434" calcext:value-type="float">
            <text:p>0.999999419434</text:p>
          </table:table-cell>
          <table:table-cell office:value-type="float" office:value="2.768" calcext:value-type="float">
            <text:p>2.768</text:p>
          </table:table-cell>
          <table:table-cell office:value-type="float" office:value="0.999999419492" calcext:value-type="float">
            <text:p>0.999999419492</text:p>
          </table:table-cell>
          <table:table-cell office:value-type="string" calcext:value-type="string">
            <text:p/>
          </table:table-cell>
          <table:table-cell office:value-type="float" office:value="23.424" calcext:value-type="float">
            <text:p>23.424</text:p>
          </table:table-cell>
          <table:table-cell office:value-type="float" office:value="0.999999814322" calcext:value-type="float">
            <text:p>0.999999814322</text:p>
          </table:table-cell>
          <table:table-cell office:value-type="float" office:value="1.944" calcext:value-type="float">
            <text:p>1.944</text:p>
          </table:table-cell>
          <table:table-cell office:value-type="float" office:value="0.999999814404" calcext:value-type="float">
            <text:p>0.999999814404</text:p>
          </table:table-cell>
          <table:table-cell office:value-type="string" calcext:value-type="string">
            <text:p/>
          </table:table-cell>
          <table:table-cell office:value-type="float" office:value="0.764" calcext:value-type="float">
            <text:p>0.764</text:p>
          </table:table-cell>
          <table:table-cell office:value-type="float" office:value="0.999999889647" calcext:value-type="float">
            <text:p>0.999999889647</text:p>
          </table:table-cell>
          <table:table-cell office:value-type="float" office:value="0.51" calcext:value-type="float">
            <text:p>0.51</text:p>
          </table:table-cell>
          <table:table-cell office:value-type="float" office:value="0.999999889703" calcext:value-type="float">
            <text:p>0.9999998897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144" calcext:value-type="float">
            <text:p>22.144</text:p>
          </table:table-cell>
          <table:table-cell office:value-type="float" office:value="0.99999630923" calcext:value-type="float">
            <text:p>0.99999630923</text:p>
          </table:table-cell>
          <table:table-cell office:value-type="float" office:value="0.652" calcext:value-type="float">
            <text:p>0.652</text:p>
          </table:table-cell>
          <table:table-cell office:value-type="float" office:value="0.999997048241" calcext:value-type="float">
            <text:p>0.999997048241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9999225913" calcext:value-type="float">
            <text:p>0.999999225913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999225989" calcext:value-type="float">
            <text:p>0.999999225989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99975243" calcext:value-type="float">
            <text:p>0.99999975243</text:p>
          </table:table-cell>
          <table:table-cell office:value-type="float" office:value="2.288" calcext:value-type="float">
            <text:p>2.288</text:p>
          </table:table-cell>
          <table:table-cell office:value-type="float" office:value="0.999999752539" calcext:value-type="float">
            <text:p>0.999999752539</text:p>
          </table:table-cell>
          <table:table-cell office:value-type="string" calcext:value-type="string">
            <text:p/>
          </table:table-cell>
          <table:table-cell office:value-type="float" office:value="0.788" calcext:value-type="float">
            <text:p>0.788</text:p>
          </table:table-cell>
          <table:table-cell office:value-type="float" office:value="0.999999852863" calcext:value-type="float">
            <text:p>0.999999852863</text:p>
          </table:table-cell>
          <table:table-cell office:value-type="float" office:value="0.516" calcext:value-type="float">
            <text:p>0.516</text:p>
          </table:table-cell>
          <table:table-cell office:value-type="float" office:value="0.999999852938" calcext:value-type="float">
            <text:p>0.9999998529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0.999995571076" calcext:value-type="float">
            <text:p>0.999995571076</text:p>
          </table:table-cell>
          <table:table-cell office:value-type="float" office:value="1.784" calcext:value-type="float">
            <text:p>1.784</text:p>
          </table:table-cell>
          <table:table-cell office:value-type="float" office:value="0.999996310301" calcext:value-type="float">
            <text:p>0.999996310301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999032391" calcext:value-type="float">
            <text:p>0.999999032391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999032486" calcext:value-type="float">
            <text:p>0.999999032486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9999690537" calcext:value-type="float">
            <text:p>0.999999690537</text:p>
          </table:table-cell>
          <table:table-cell office:value-type="float" office:value="2.512" calcext:value-type="float">
            <text:p>2.512</text:p>
          </table:table-cell>
          <table:table-cell office:value-type="float" office:value="0.999999690674" calcext:value-type="float">
            <text:p>0.999999690674</text:p>
          </table:table-cell>
          <table:table-cell office:value-type="string" calcext:value-type="string">
            <text:p/>
          </table:table-cell>
          <table:table-cell office:value-type="float" office:value="0.884" calcext:value-type="float">
            <text:p>0.884</text:p>
          </table:table-cell>
          <table:table-cell office:value-type="float" office:value="0.999999816078" calcext:value-type="float">
            <text:p>0.999999816078</text:p>
          </table:table-cell>
          <table:table-cell office:value-type="float" office:value="0.54" calcext:value-type="float">
            <text:p>0.54</text:p>
          </table:table-cell>
          <table:table-cell office:value-type="float" office:value="0.999999779407" calcext:value-type="float">
            <text:p>0.9999997794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0.999994094769" calcext:value-type="float">
            <text:p>0.999994094769</text:p>
          </table:table-cell>
          <table:table-cell office:value-type="float" office:value="2.256" calcext:value-type="float">
            <text:p>2.256</text:p>
          </table:table-cell>
          <table:table-cell office:value-type="float" office:value="0.999995572361" calcext:value-type="float">
            <text:p>0.999995572361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998838869" calcext:value-type="float">
            <text:p>0.999998838869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99864548" calcext:value-type="float">
            <text:p>0.99999864548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9999628645" calcext:value-type="float">
            <text:p>0.999999628645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99628808" calcext:value-type="float">
            <text:p>0.999999628808</text:p>
          </table:table-cell>
          <table:table-cell office:value-type="string" calcext:value-type="string">
            <text:p/>
          </table:table-cell>
          <table:table-cell office:value-type="float" office:value="1.736" calcext:value-type="float">
            <text:p>1.736</text:p>
          </table:table-cell>
          <table:table-cell office:value-type="float" office:value="0.999999779294" calcext:value-type="float">
            <text:p>0.999999779294</text:p>
          </table:table-cell>
          <table:table-cell office:value-type="float" office:value="0.564" calcext:value-type="float">
            <text:p>0.564</text:p>
          </table:table-cell>
          <table:table-cell office:value-type="float" office:value="0.999999705876" calcext:value-type="float">
            <text:p>0.9999997058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912" calcext:value-type="float">
            <text:p>22.912</text:p>
          </table:table-cell>
          <table:table-cell office:value-type="float" office:value="0.999993356615" calcext:value-type="float">
            <text:p>0.999993356615</text:p>
          </table:table-cell>
          <table:table-cell office:value-type="float" office:value="2.416" calcext:value-type="float">
            <text:p>2.416</text:p>
          </table:table-cell>
          <table:table-cell office:value-type="float" office:value="0.999994834421" calcext:value-type="float">
            <text:p>0.999994834421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998645347" calcext:value-type="float">
            <text:p>0.999998645347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998258475" calcext:value-type="float">
            <text:p>0.999998258475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9999566752" calcext:value-type="float">
            <text:p>0.999999566752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99566943" calcext:value-type="float">
            <text:p>0.999999566943</text:p>
          </table:table-cell>
          <table:table-cell office:value-type="string" calcext:value-type="string">
            <text:p/>
          </table:table-cell>
          <table:table-cell office:value-type="float" office:value="1.848" calcext:value-type="float">
            <text:p>1.848</text:p>
          </table:table-cell>
          <table:table-cell office:value-type="float" office:value="0.99999974251" calcext:value-type="float">
            <text:p>0.99999974251</text:p>
          </table:table-cell>
          <table:table-cell office:value-type="float" office:value="0.588" calcext:value-type="float">
            <text:p>0.588</text:p>
          </table:table-cell>
          <table:table-cell office:value-type="float" office:value="0.99999966911" calcext:value-type="float">
            <text:p>0.999999669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168" calcext:value-type="float">
            <text:p>23.168</text:p>
          </table:table-cell>
          <table:table-cell office:value-type="float" office:value="0.999988927691" calcext:value-type="float">
            <text:p>0.999988927691</text:p>
          </table:table-cell>
          <table:table-cell office:value-type="float" office:value="2.672" calcext:value-type="float">
            <text:p>2.672</text:p>
          </table:table-cell>
          <table:table-cell office:value-type="float" office:value="0.999994096481" calcext:value-type="float">
            <text:p>0.999994096481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997484216" calcext:value-type="float">
            <text:p>0.999997484216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997871469" calcext:value-type="float">
            <text:p>0.999997871469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9999504859" calcext:value-type="float">
            <text:p>0.999999504859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99505078" calcext:value-type="float">
            <text:p>0.999999505078</text:p>
          </table:table-cell>
          <table:table-cell office:value-type="string" calcext:value-type="string">
            <text:p/>
          </table:table-cell>
          <table:table-cell office:value-type="float" office:value="2.064" calcext:value-type="float">
            <text:p>2.064</text:p>
          </table:table-cell>
          <table:table-cell office:value-type="float" office:value="0.999999705725" calcext:value-type="float">
            <text:p>0.999999705725</text:p>
          </table:table-cell>
          <table:table-cell office:value-type="float" office:value="0.604" calcext:value-type="float">
            <text:p>0.604</text:p>
          </table:table-cell>
          <table:table-cell office:value-type="float" office:value="0.999999595579" calcext:value-type="float">
            <text:p>0.9999995955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0.999983760614" calcext:value-type="float">
            <text:p>0.999983760614</text:p>
          </table:table-cell>
          <table:table-cell office:value-type="float" office:value="3.696" calcext:value-type="float">
            <text:p>3.696</text:p>
          </table:table-cell>
          <table:table-cell office:value-type="float" office:value="0.999993358541" calcext:value-type="float">
            <text:p>0.999993358541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99690365" calcext:value-type="float">
            <text:p>0.99999690365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997677966" calcext:value-type="float">
            <text:p>0.999997677966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9999442967" calcext:value-type="float">
            <text:p>0.999999442967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999443213" calcext:value-type="float">
            <text:p>0.999999443213</text:p>
          </table:table-cell>
          <table:table-cell office:value-type="string" calcext:value-type="string">
            <text:p/>
          </table:table-cell>
          <table:table-cell office:value-type="float" office:value="3.024" calcext:value-type="float">
            <text:p>3.024</text:p>
          </table:table-cell>
          <table:table-cell office:value-type="float" office:value="0.999999668941" calcext:value-type="float">
            <text:p>0.999999668941</text:p>
          </table:table-cell>
          <table:table-cell office:value-type="float" office:value="0.668" calcext:value-type="float">
            <text:p>0.668</text:p>
          </table:table-cell>
          <table:table-cell office:value-type="float" office:value="0.999999558814" calcext:value-type="float">
            <text:p>0.9999995588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0.999977855382" calcext:value-type="float">
            <text:p>0.999977855382</text:p>
          </table:table-cell>
          <table:table-cell office:value-type="float" office:value="3.984" calcext:value-type="float">
            <text:p>3.984</text:p>
          </table:table-cell>
          <table:table-cell office:value-type="float" office:value="0.999992620602" calcext:value-type="float">
            <text:p>0.999992620602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992452648" calcext:value-type="float">
            <text:p>0.999992452648</text:p>
          </table:table-cell>
          <table:table-cell office:value-type="float" office:value="22.4" calcext:value-type="float">
            <text:p>22.4</text:p>
          </table:table-cell>
          <table:table-cell office:value-type="float" office:value="0.999996903955" calcext:value-type="float">
            <text:p>0.999996903955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9999381074" calcext:value-type="float">
            <text:p>0.999999381074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999381347" calcext:value-type="float">
            <text:p>0.999999381347</text:p>
          </table:table-cell>
          <table:table-cell office:value-type="string" calcext:value-type="string">
            <text:p/>
          </table:table-cell>
          <table:table-cell office:value-type="float" office:value="3.408" calcext:value-type="float">
            <text:p>3.408</text:p>
          </table:table-cell>
          <table:table-cell office:value-type="float" office:value="0.999999632157" calcext:value-type="float">
            <text:p>0.999999632157</text:p>
          </table:table-cell>
          <table:table-cell office:value-type="float" office:value="0.684" calcext:value-type="float">
            <text:p>0.684</text:p>
          </table:table-cell>
          <table:table-cell office:value-type="float" office:value="0.999999522048" calcext:value-type="float">
            <text:p>0.9999995220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936" calcext:value-type="float">
            <text:p>23.936</text:p>
          </table:table-cell>
          <table:table-cell office:value-type="float" office:value="0.999973426459" calcext:value-type="float">
            <text:p>0.999973426459</text:p>
          </table:table-cell>
          <table:table-cell office:value-type="float" office:value="4.768" calcext:value-type="float">
            <text:p>4.768</text:p>
          </table:table-cell>
          <table:table-cell office:value-type="float" office:value="0.999991882662" calcext:value-type="float">
            <text:p>0.999991882662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983744164" calcext:value-type="float">
            <text:p>0.999983744164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99651695" calcext:value-type="float">
            <text:p>0.99999651695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9999257289" calcext:value-type="float">
            <text:p>0.999999257289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999319482" calcext:value-type="float">
            <text:p>0.999999319482</text:p>
          </table:table-cell>
          <table:table-cell office:value-type="string" calcext:value-type="string">
            <text:p/>
          </table:table-cell>
          <table:table-cell office:value-type="float" office:value="3.6" calcext:value-type="float">
            <text:p>3.6</text:p>
          </table:table-cell>
          <table:table-cell office:value-type="float" office:value="0.999999595372" calcext:value-type="float">
            <text:p>0.999999595372</text:p>
          </table:table-cell>
          <table:table-cell office:value-type="float" office:value="0.708" calcext:value-type="float">
            <text:p>0.708</text:p>
          </table:table-cell>
          <table:table-cell office:value-type="float" office:value="0.999999485283" calcext:value-type="float">
            <text:p>0.9999994852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192" calcext:value-type="float">
            <text:p>24.192</text:p>
          </table:table-cell>
          <table:table-cell office:value-type="float" office:value="0.999963830458" calcext:value-type="float">
            <text:p>0.999963830458</text:p>
          </table:table-cell>
          <table:table-cell office:value-type="float" office:value="4.896" calcext:value-type="float">
            <text:p>4.896</text:p>
          </table:table-cell>
          <table:table-cell office:value-type="float" office:value="0.999991144722" calcext:value-type="float">
            <text:p>0.999991144722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947555577" calcext:value-type="float">
            <text:p>0.999947555577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995742939" calcext:value-type="float">
            <text:p>0.999995742939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9999133504" calcext:value-type="float">
            <text:p>0.999999133504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999257617" calcext:value-type="float">
            <text:p>0.999999257617</text:p>
          </table:table-cell>
          <table:table-cell office:value-type="string" calcext:value-type="string">
            <text:p/>
          </table:table-cell>
          <table:table-cell office:value-type="float" office:value="4.512" calcext:value-type="float">
            <text:p>4.512</text:p>
          </table:table-cell>
          <table:table-cell office:value-type="float" office:value="0.999999558588" calcext:value-type="float">
            <text:p>0.999999558588</text:p>
          </table:table-cell>
          <table:table-cell office:value-type="float" office:value="0.724" calcext:value-type="float">
            <text:p>0.724</text:p>
          </table:table-cell>
          <table:table-cell office:value-type="float" office:value="0.999999448517" calcext:value-type="float">
            <text:p>0.9999994485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448" calcext:value-type="float">
            <text:p>24.448</text:p>
          </table:table-cell>
          <table:table-cell office:value-type="float" office:value="0.99995866338" calcext:value-type="float">
            <text:p>0.99995866338</text:p>
          </table:table-cell>
          <table:table-cell office:value-type="float" office:value="5.6" calcext:value-type="float">
            <text:p>5.6</text:p>
          </table:table-cell>
          <table:table-cell office:value-type="float" office:value="0.999990406782" calcext:value-type="float">
            <text:p>0.999990406782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983318416" calcext:value-type="float">
            <text:p>0.99983318416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993227402" calcext:value-type="float">
            <text:p>0.999993227402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9998824041" calcext:value-type="float">
            <text:p>0.999998824041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999133886" calcext:value-type="float">
            <text:p>0.999999133886</text:p>
          </table:table-cell>
          <table:table-cell office:value-type="string" calcext:value-type="string">
            <text:p/>
          </table:table-cell>
          <table:table-cell office:value-type="float" office:value="12.352" calcext:value-type="float">
            <text:p>12.352</text:p>
          </table:table-cell>
          <table:table-cell office:value-type="float" office:value="0.999999521804" calcext:value-type="float">
            <text:p>0.999999521804</text:p>
          </table:table-cell>
          <table:table-cell office:value-type="float" office:value="0.756" calcext:value-type="float">
            <text:p>0.756</text:p>
          </table:table-cell>
          <table:table-cell office:value-type="float" office:value="0.999999411752" calcext:value-type="float">
            <text:p>0.9999994117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704" calcext:value-type="float">
            <text:p>24.704</text:p>
          </table:table-cell>
          <table:table-cell office:value-type="float" office:value="0.999955710765" calcext:value-type="float">
            <text:p>0.999955710765</text:p>
          </table:table-cell>
          <table:table-cell office:value-type="float" office:value="5.856" calcext:value-type="float">
            <text:p>5.856</text:p>
          </table:table-cell>
          <table:table-cell office:value-type="float" office:value="0.999989668842" calcext:value-type="float">
            <text:p>0.999989668842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9474588161" calcext:value-type="float">
            <text:p>0.999474588161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989357346" calcext:value-type="float">
            <text:p>0.999989357346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9983289" calcext:value-type="float">
            <text:p>0.9999983289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9999072021" calcext:value-type="float">
            <text:p>0.999999072021</text:p>
          </table:table-cell>
          <table:table-cell office:value-type="string" calcext:value-type="string">
            <text:p/>
          </table:table-cell>
          <table:table-cell office:value-type="float" office:value="14.016" calcext:value-type="float">
            <text:p>14.016</text:p>
          </table:table-cell>
          <table:table-cell office:value-type="float" office:value="0.999999485019" calcext:value-type="float">
            <text:p>0.999999485019</text:p>
          </table:table-cell>
          <table:table-cell office:value-type="float" office:value="0.764" calcext:value-type="float">
            <text:p>0.764</text:p>
          </table:table-cell>
          <table:table-cell office:value-type="float" office:value="0.999999374986" calcext:value-type="float">
            <text:p>0.9999993749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0.999949067379" calcext:value-type="float">
            <text:p>0.999949067379</text:p>
          </table:table-cell>
          <table:table-cell office:value-type="float" office:value="6.048" calcext:value-type="float">
            <text:p>6.048</text:p>
          </table:table-cell>
          <table:table-cell office:value-type="float" office:value="0.999988930902" calcext:value-type="float">
            <text:p>0.999988930902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8457824331" calcext:value-type="float">
            <text:p>0.998457824331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982778251" calcext:value-type="float">
            <text:p>0.999982778251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997771867" calcext:value-type="float">
            <text:p>0.999997771867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99882456" calcext:value-type="float">
            <text:p>0.99999882456</text:p>
          </table:table-cell>
          <table:table-cell office:value-type="string" calcext:value-type="string">
            <text:p/>
          </table:table-cell>
          <table:table-cell office:value-type="float" office:value="16.32" calcext:value-type="float">
            <text:p>16.32</text:p>
          </table:table-cell>
          <table:table-cell office:value-type="float" office:value="0.999999448235" calcext:value-type="float">
            <text:p>0.999999448235</text:p>
          </table:table-cell>
          <table:table-cell office:value-type="float" office:value="0.78" calcext:value-type="float">
            <text:p>0.78</text:p>
          </table:table-cell>
          <table:table-cell office:value-type="float" office:value="0.99999933822" calcext:value-type="float">
            <text:p>0.999999338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216" calcext:value-type="float">
            <text:p>25.216</text:p>
          </table:table-cell>
          <table:table-cell office:value-type="float" office:value="0.999944638456" calcext:value-type="float">
            <text:p>0.999944638456</text:p>
          </table:table-cell>
          <table:table-cell office:value-type="float" office:value="6.432" calcext:value-type="float">
            <text:p>6.432</text:p>
          </table:table-cell>
          <table:table-cell office:value-type="float" office:value="0.999987455023" calcext:value-type="float">
            <text:p>0.999987455023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95875081642" calcext:value-type="float">
            <text:p>0.995875081642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972716106" calcext:value-type="float">
            <text:p>0.999972716106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996595908" calcext:value-type="float">
            <text:p>0.999996595908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998762694" calcext:value-type="float">
            <text:p>0.999998762694</text:p>
          </table:table-cell>
          <table:table-cell office:value-type="string" calcext:value-type="string">
            <text:p/>
          </table:table-cell>
          <table:table-cell office:value-type="float" office:value="16.512" calcext:value-type="float">
            <text:p>16.512</text:p>
          </table:table-cell>
          <table:table-cell office:value-type="float" office:value="0.999999411451" calcext:value-type="float">
            <text:p>0.999999411451</text:p>
          </table:table-cell>
          <table:table-cell office:value-type="float" office:value="0.796" calcext:value-type="float">
            <text:p>0.796</text:p>
          </table:table-cell>
          <table:table-cell office:value-type="float" office:value="0.999999301455" calcext:value-type="float">
            <text:p>0.9999993014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472" calcext:value-type="float">
            <text:p>25.472</text:p>
          </table:table-cell>
          <table:table-cell office:value-type="float" office:value="0.999937995071" calcext:value-type="float">
            <text:p>0.999937995071</text:p>
          </table:table-cell>
          <table:table-cell office:value-type="float" office:value="6.624" calcext:value-type="float">
            <text:p>6.624</text:p>
          </table:table-cell>
          <table:table-cell office:value-type="float" office:value="0.999986717083" calcext:value-type="float">
            <text:p>0.999986717083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89980599434" calcext:value-type="float">
            <text:p>0.989980599434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950076279" calcext:value-type="float">
            <text:p>0.999950076279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994305882" calcext:value-type="float">
            <text:p>0.999994305882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9998577099" calcext:value-type="float">
            <text:p>0.999998577099</text:p>
          </table:table-cell>
          <table:table-cell office:value-type="string" calcext:value-type="string">
            <text:p/>
          </table:table-cell>
          <table:table-cell office:value-type="float" office:value="16.768" calcext:value-type="float">
            <text:p>16.768</text:p>
          </table:table-cell>
          <table:table-cell office:value-type="float" office:value="0.999999337882" calcext:value-type="float">
            <text:p>0.999999337882</text:p>
          </table:table-cell>
          <table:table-cell office:value-type="float" office:value="0.804" calcext:value-type="float">
            <text:p>0.804</text:p>
          </table:table-cell>
          <table:table-cell office:value-type="float" office:value="0.999999264689" calcext:value-type="float">
            <text:p>0.9999992646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728" calcext:value-type="float">
            <text:p>25.728</text:p>
          </table:table-cell>
          <table:table-cell office:value-type="float" office:value="0.999926922762" calcext:value-type="float">
            <text:p>0.999926922762</text:p>
          </table:table-cell>
          <table:table-cell office:value-type="float" office:value="7.776" calcext:value-type="float">
            <text:p>7.776</text:p>
          </table:table-cell>
          <table:table-cell office:value-type="float" office:value="0.999985979143" calcext:value-type="float">
            <text:p>0.999985979143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77865937734" calcext:value-type="float">
            <text:p>0.977865937734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915052273" calcext:value-type="float">
            <text:p>0.999915052273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992387212" calcext:value-type="float">
            <text:p>0.999992387212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9998453368" calcext:value-type="float">
            <text:p>0.999998453368</text:p>
          </table:table-cell>
          <table:table-cell office:value-type="string" calcext:value-type="string">
            <text:p/>
          </table:table-cell>
          <table:table-cell office:value-type="float" office:value="17.792" calcext:value-type="float">
            <text:p>17.792</text:p>
          </table:table-cell>
          <table:table-cell office:value-type="float" office:value="0.999999264313" calcext:value-type="float">
            <text:p>0.999999264313</text:p>
          </table:table-cell>
          <table:table-cell office:value-type="float" office:value="0.836" calcext:value-type="float">
            <text:p>0.836</text:p>
          </table:table-cell>
          <table:table-cell office:value-type="float" office:value="0.999999227924" calcext:value-type="float">
            <text:p>0.9999992279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984" calcext:value-type="float">
            <text:p>25.984</text:p>
          </table:table-cell>
          <table:table-cell office:value-type="float" office:value="0.999915112299" calcext:value-type="float">
            <text:p>0.999915112299</text:p>
          </table:table-cell>
          <table:table-cell office:value-type="float" office:value="8.096" calcext:value-type="float">
            <text:p>8.096</text:p>
          </table:table-cell>
          <table:table-cell office:value-type="float" office:value="0.999984503263" calcext:value-type="float">
            <text:p>0.999984503263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54582162123" calcext:value-type="float">
            <text:p>0.954582162123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9850809345" calcext:value-type="float">
            <text:p>0.999850809345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985517136" calcext:value-type="float">
            <text:p>0.999985517136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998329638" calcext:value-type="float">
            <text:p>0.999998329638</text:p>
          </table:table-cell>
          <table:table-cell office:value-type="string" calcext:value-type="string">
            <text:p/>
          </table:table-cell>
          <table:table-cell office:value-type="float" office:value="18.304" calcext:value-type="float">
            <text:p>18.304</text:p>
          </table:table-cell>
          <table:table-cell office:value-type="float" office:value="0.999999227529" calcext:value-type="float">
            <text:p>0.999999227529</text:p>
          </table:table-cell>
          <table:table-cell office:value-type="float" office:value="0.892" calcext:value-type="float">
            <text:p>0.892</text:p>
          </table:table-cell>
          <table:table-cell office:value-type="float" office:value="0.999999191158" calcext:value-type="float">
            <text:p>0.9999991911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24" calcext:value-type="float">
            <text:p>26.24</text:p>
          </table:table-cell>
          <table:table-cell office:value-type="float" office:value="0.999902563682" calcext:value-type="float">
            <text:p>0.999902563682</text:p>
          </table:table-cell>
          <table:table-cell office:value-type="float" office:value="8.256" calcext:value-type="float">
            <text:p>8.256</text:p>
          </table:table-cell>
          <table:table-cell office:value-type="float" office:value="0.999983765323" calcext:value-type="float">
            <text:p>0.999983765323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913458187184" calcext:value-type="float">
            <text:p>0.913458187184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9737803712" calcext:value-type="float">
            <text:p>0.999737803712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975366752" calcext:value-type="float">
            <text:p>0.999975366752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9998267772" calcext:value-type="float">
            <text:p>0.999998267772</text:p>
          </table:table-cell>
          <table:table-cell office:value-type="string" calcext:value-type="string">
            <text:p/>
          </table:table-cell>
          <table:table-cell office:value-type="float" office:value="18.56" calcext:value-type="float">
            <text:p>18.56</text:p>
          </table:table-cell>
          <table:table-cell office:value-type="float" office:value="0.999999117176" calcext:value-type="float">
            <text:p>0.999999117176</text:p>
          </table:table-cell>
          <table:table-cell office:value-type="float" office:value="1.848" calcext:value-type="float">
            <text:p>1.848</text:p>
          </table:table-cell>
          <table:table-cell office:value-type="float" office:value="0.999999154393" calcext:value-type="float">
            <text:p>0.9999991543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496" calcext:value-type="float">
            <text:p>26.496</text:p>
          </table:table-cell>
          <table:table-cell office:value-type="float" office:value="0.999881157219" calcext:value-type="float">
            <text:p>0.999881157219</text:p>
          </table:table-cell>
          <table:table-cell office:value-type="float" office:value="8.384" calcext:value-type="float">
            <text:p>8.384</text:p>
          </table:table-cell>
          <table:table-cell office:value-type="float" office:value="0.999983027383" calcext:value-type="float">
            <text:p>0.999983027383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849637388423" calcext:value-type="float">
            <text:p>0.849637388423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9543913911" calcext:value-type="float">
            <text:p>0.999543913911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950362149" calcext:value-type="float">
            <text:p>0.999950362149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998082176" calcext:value-type="float">
            <text:p>0.999998082176</text:p>
          </table:table-cell>
          <table:table-cell office:value-type="string" calcext:value-type="string">
            <text:p/>
          </table:table-cell>
          <table:table-cell office:value-type="float" office:value="18.816" calcext:value-type="float">
            <text:p>18.816</text:p>
          </table:table-cell>
          <table:table-cell office:value-type="float" office:value="0.999999006823" calcext:value-type="float">
            <text:p>0.999999006823</text:p>
          </table:table-cell>
          <table:table-cell office:value-type="float" office:value="2.096" calcext:value-type="float">
            <text:p>2.096</text:p>
          </table:table-cell>
          <table:table-cell office:value-type="float" office:value="0.999999117627" calcext:value-type="float">
            <text:p>0.9999991176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752" calcext:value-type="float">
            <text:p>26.752</text:p>
          </table:table-cell>
          <table:table-cell office:value-type="float" office:value="0.999855321831" calcext:value-type="float">
            <text:p>0.999855321831</text:p>
          </table:table-cell>
          <table:table-cell office:value-type="float" office:value="8.512" calcext:value-type="float">
            <text:p>8.512</text:p>
          </table:table-cell>
          <table:table-cell office:value-type="float" office:value="0.999982289444" calcext:value-type="float">
            <text:p>0.999982289444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765622777522" calcext:value-type="float">
            <text:p>0.765622777522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9244565087" calcext:value-type="float">
            <text:p>0.999244565087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881413812" calcext:value-type="float">
            <text:p>0.999881413812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9997896581" calcext:value-type="float">
            <text:p>0.999997896581</text:p>
          </table:table-cell>
          <table:table-cell office:value-type="string" calcext:value-type="string">
            <text:p/>
          </table:table-cell>
          <table:table-cell office:value-type="float" office:value="19.072" calcext:value-type="float">
            <text:p>19.072</text:p>
          </table:table-cell>
          <table:table-cell office:value-type="float" office:value="0.999998933254" calcext:value-type="float">
            <text:p>0.999998933254</text:p>
          </table:table-cell>
          <table:table-cell office:value-type="float" office:value="2.192" calcext:value-type="float">
            <text:p>2.192</text:p>
          </table:table-cell>
          <table:table-cell office:value-type="float" office:value="0.999999080862" calcext:value-type="float">
            <text:p>0.9999990808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008" calcext:value-type="float">
            <text:p>27.008</text:p>
          </table:table-cell>
          <table:table-cell office:value-type="float" office:value="0.999825057521" calcext:value-type="float">
            <text:p>0.999825057521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80813564" calcext:value-type="float">
            <text:p>0.999980813564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659331865793" calcext:value-type="float">
            <text:p>0.659331865793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8747456406" calcext:value-type="float">
            <text:p>0.998747456406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9663056782" calcext:value-type="float">
            <text:p>0.999663056782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99777285" calcext:value-type="float">
            <text:p>0.99999777285</text:p>
          </table:table-cell>
          <table:table-cell office:value-type="string" calcext:value-type="string">
            <text:p/>
          </table:table-cell>
          <table:table-cell office:value-type="float" office:value="19.328" calcext:value-type="float">
            <text:p>19.328</text:p>
          </table:table-cell>
          <table:table-cell office:value-type="float" office:value="0.99999889647" calcext:value-type="float">
            <text:p>0.99999889647</text:p>
          </table:table-cell>
          <table:table-cell office:value-type="float" office:value="2.448" calcext:value-type="float">
            <text:p>2.448</text:p>
          </table:table-cell>
          <table:table-cell office:value-type="float" office:value="0.999999044096" calcext:value-type="float">
            <text:p>0.9999990440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264" calcext:value-type="float">
            <text:p>27.264</text:p>
          </table:table-cell>
          <table:table-cell office:value-type="float" office:value="0.999782982747" calcext:value-type="float">
            <text:p>0.999782982747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79337684" calcext:value-type="float">
            <text:p>0.999979337684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530730786908" calcext:value-type="float">
            <text:p>0.530730786908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7936679693" calcext:value-type="float">
            <text:p>0.997936679693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8998763696" calcext:value-type="float">
            <text:p>0.998998763696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9997463524" calcext:value-type="float">
            <text:p>0.999997463524</text:p>
          </table:table-cell>
          <table:table-cell office:value-type="string" calcext:value-type="string">
            <text:p/>
          </table:table-cell>
          <table:table-cell office:value-type="float" office:value="19.584" calcext:value-type="float">
            <text:p>19.584</text:p>
          </table:table-cell>
          <table:table-cell office:value-type="float" office:value="0.999998786117" calcext:value-type="float">
            <text:p>0.999998786117</text:p>
          </table:table-cell>
          <table:table-cell office:value-type="float" office:value="2.832" calcext:value-type="float">
            <text:p>2.832</text:p>
          </table:table-cell>
          <table:table-cell office:value-type="float" office:value="0.999999007331" calcext:value-type="float">
            <text:p>0.9999990073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0.999717287048" calcext:value-type="float">
            <text:p>0.999717287048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78599744" calcext:value-type="float">
            <text:p>0.999978599744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405924671618" calcext:value-type="float">
            <text:p>0.405924671618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6622989216" calcext:value-type="float">
            <text:p>0.996622989216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7139386737" calcext:value-type="float">
            <text:p>0.997139386737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997277928" calcext:value-type="float">
            <text:p>0.999997277928</text:p>
          </table:table-cell>
          <table:table-cell office:value-type="string" calcext:value-type="string">
            <text:p/>
          </table:table-cell>
          <table:table-cell office:value-type="float" office:value="19.84" calcext:value-type="float">
            <text:p>19.84</text:p>
          </table:table-cell>
          <table:table-cell office:value-type="float" office:value="0.999998749333" calcext:value-type="float">
            <text:p>0.999998749333</text:p>
          </table:table-cell>
          <table:table-cell office:value-type="float" office:value="2.896" calcext:value-type="float">
            <text:p>2.896</text:p>
          </table:table-cell>
          <table:table-cell office:value-type="float" office:value="0.999998970565" calcext:value-type="float">
            <text:p>0.9999989705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776" calcext:value-type="float">
            <text:p>27.776</text:p>
          </table:table-cell>
          <table:table-cell office:value-type="float" office:value="0.999624279654" calcext:value-type="float">
            <text:p>0.999624279654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76385925" calcext:value-type="float">
            <text:p>0.999976385925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309689349041" calcext:value-type="float">
            <text:p>0.309689349041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4641907597" calcext:value-type="float">
            <text:p>0.994641907597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92599751501" calcext:value-type="float">
            <text:p>0.992599751501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9997092332" calcext:value-type="float">
            <text:p>0.999997092332</text:p>
          </table:table-cell>
          <table:table-cell office:value-type="string" calcext:value-type="string">
            <text:p/>
          </table:table-cell>
          <table:table-cell office:value-type="float" office:value="20.352" calcext:value-type="float">
            <text:p>20.352</text:p>
          </table:table-cell>
          <table:table-cell office:value-type="float" office:value="0.999998712548" calcext:value-type="float">
            <text:p>0.999998712548</text:p>
          </table:table-cell>
          <table:table-cell office:value-type="float" office:value="3.376" calcext:value-type="float">
            <text:p>3.376</text:p>
          </table:table-cell>
          <table:table-cell office:value-type="float" office:value="0.9999989338" calcext:value-type="float">
            <text:p>0.99999893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032" calcext:value-type="float">
            <text:p>28.032</text:p>
          </table:table-cell>
          <table:table-cell office:value-type="float" office:value="0.999470743638" calcext:value-type="float">
            <text:p>0.999470743638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75647985" calcext:value-type="float">
            <text:p>0.999975647985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240323181499" calcext:value-type="float">
            <text:p>0.240323181499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91627327548" calcext:value-type="float">
            <text:p>0.991627327548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82858292291" calcext:value-type="float">
            <text:p>0.982858292291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999659741" calcext:value-type="float">
            <text:p>0.99999659741</text:p>
          </table:table-cell>
          <table:table-cell office:value-type="string" calcext:value-type="string">
            <text:p/>
          </table:table-cell>
          <table:table-cell office:value-type="float" office:value="21.12" calcext:value-type="float">
            <text:p>21.12</text:p>
          </table:table-cell>
          <table:table-cell office:value-type="float" office:value="0.999998675764" calcext:value-type="float">
            <text:p>0.999998675764</text:p>
          </table:table-cell>
          <table:table-cell office:value-type="float" office:value="3.472" calcext:value-type="float">
            <text:p>3.472</text:p>
          </table:table-cell>
          <table:table-cell office:value-type="float" office:value="0.999998897034" calcext:value-type="float">
            <text:p>0.9999988970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288" calcext:value-type="float">
            <text:p>28.288</text:p>
          </table:table-cell>
          <table:table-cell office:value-type="float" office:value="0.999195412226" calcext:value-type="float">
            <text:p>0.999195412226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74172105" calcext:value-type="float">
            <text:p>0.999974172105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18927211592" calcext:value-type="float">
            <text:p>0.18927211592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87236942625" calcext:value-type="float">
            <text:p>0.987236942625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64684401986" calcext:value-type="float">
            <text:p>0.964684401986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996411814" calcext:value-type="float">
            <text:p>0.999996411814</text:p>
          </table:table-cell>
          <table:table-cell office:value-type="string" calcext:value-type="string">
            <text:p/>
          </table:table-cell>
          <table:table-cell office:value-type="float" office:value="21.376" calcext:value-type="float">
            <text:p>21.376</text:p>
          </table:table-cell>
          <table:table-cell office:value-type="float" office:value="0.999998565411" calcext:value-type="float">
            <text:p>0.999998565411</text:p>
          </table:table-cell>
          <table:table-cell office:value-type="float" office:value="3.664" calcext:value-type="float">
            <text:p>3.664</text:p>
          </table:table-cell>
          <table:table-cell office:value-type="float" office:value="0.999998860269" calcext:value-type="float">
            <text:p>0.9999988602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544" calcext:value-type="float">
            <text:p>28.544</text:p>
          </table:table-cell>
          <table:table-cell office:value-type="float" office:value="0.998685347866" calcext:value-type="float">
            <text:p>0.998685347866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69006526" calcext:value-type="float">
            <text:p>0.999969006526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151031229589" calcext:value-type="float">
            <text:p>0.151031229589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80772207735" calcext:value-type="float">
            <text:p>0.980772207735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35300032029" calcext:value-type="float">
            <text:p>0.935300032029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9995978757" calcext:value-type="float">
            <text:p>0.999995978757</text:p>
          </table:table-cell>
          <table:table-cell office:value-type="string" calcext:value-type="string">
            <text:p/>
          </table:table-cell>
          <table:table-cell office:value-type="float" office:value="21.632" calcext:value-type="float">
            <text:p>21.632</text:p>
          </table:table-cell>
          <table:table-cell office:value-type="float" office:value="0.999998418273" calcext:value-type="float">
            <text:p>0.999998418273</text:p>
          </table:table-cell>
          <table:table-cell office:value-type="float" office:value="3.888" calcext:value-type="float">
            <text:p>3.888</text:p>
          </table:table-cell>
          <table:table-cell office:value-type="float" office:value="0.999998823503" calcext:value-type="float">
            <text:p>0.9999988235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0.997913977018" calcext:value-type="float">
            <text:p>0.997913977018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66792707" calcext:value-type="float">
            <text:p>0.999966792707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122239047872" calcext:value-type="float">
            <text:p>0.122239047872</text:p>
          </table:table-cell>
          <table:table-cell office:value-type="float" office:value="27.52" calcext:value-type="float">
            <text:p>27.52</text:p>
          </table:table-cell>
          <table:table-cell office:value-type="float" office:value="0.971609269868" calcext:value-type="float">
            <text:p>0.971609269868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893387056095" calcext:value-type="float">
            <text:p>0.893387056095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995360104" calcext:value-type="float">
            <text:p>0.999995360104</text:p>
          </table:table-cell>
          <table:table-cell office:value-type="string" calcext:value-type="string">
            <text:p/>
          </table:table-cell>
          <table:table-cell office:value-type="float" office:value="21.888" calcext:value-type="float">
            <text:p>21.888</text:p>
          </table:table-cell>
          <table:table-cell office:value-type="float" office:value="0.999998381489" calcext:value-type="float">
            <text:p>0.999998381489</text:p>
          </table:table-cell>
          <table:table-cell office:value-type="float" office:value="4.32" calcext:value-type="float">
            <text:p>4.32</text:p>
          </table:table-cell>
          <table:table-cell office:value-type="float" office:value="0.999998786738" calcext:value-type="float">
            <text:p>0.9999987867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056" calcext:value-type="float">
            <text:p>29.056</text:p>
          </table:table-cell>
          <table:table-cell office:value-type="float" office:value="0.996885728606" calcext:value-type="float">
            <text:p>0.996885728606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64578887" calcext:value-type="float">
            <text:p>0.999964578887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101101429643" calcext:value-type="float">
            <text:p>0.101101429643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58838278878" calcext:value-type="float">
            <text:p>0.958838278878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839551031208" calcext:value-type="float">
            <text:p>0.839551031208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994803317" calcext:value-type="float">
            <text:p>0.999994803317</text:p>
          </table:table-cell>
          <table:table-cell office:value-type="string" calcext:value-type="string">
            <text:p/>
          </table:table-cell>
          <table:table-cell office:value-type="float" office:value="22.144" calcext:value-type="float">
            <text:p>22.144</text:p>
          </table:table-cell>
          <table:table-cell office:value-type="float" office:value="0.99999830792" calcext:value-type="float">
            <text:p>0.99999830792</text:p>
          </table:table-cell>
          <table:table-cell office:value-type="float" office:value="4.448" calcext:value-type="float">
            <text:p>4.448</text:p>
          </table:table-cell>
          <table:table-cell office:value-type="float" office:value="0.999998749972" calcext:value-type="float">
            <text:p>0.9999987499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312" calcext:value-type="float">
            <text:p>29.312</text:p>
          </table:table-cell>
          <table:table-cell office:value-type="float" office:value="0.995763734645" calcext:value-type="float">
            <text:p>0.995763734645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60889188" calcext:value-type="float">
            <text:p>0.999960889188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0854710563874" calcext:value-type="float">
            <text:p>0.0854710563874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4148901175" calcext:value-type="float">
            <text:p>0.94148901175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776392312322" calcext:value-type="float">
            <text:p>0.776392312322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9993875338" calcext:value-type="float">
            <text:p>0.999993875338</text:p>
          </table:table-cell>
          <table:table-cell office:value-type="string" calcext:value-type="string">
            <text:p/>
          </table:table-cell>
          <table:table-cell office:value-type="float" office:value="22.4" calcext:value-type="float">
            <text:p>22.4</text:p>
          </table:table-cell>
          <table:table-cell office:value-type="float" office:value="0.999998271136" calcext:value-type="float">
            <text:p>0.999998271136</text:p>
          </table:table-cell>
          <table:table-cell office:value-type="float" office:value="4.768" calcext:value-type="float">
            <text:p>4.768</text:p>
          </table:table-cell>
          <table:table-cell office:value-type="float" office:value="0.999998713206" calcext:value-type="float">
            <text:p>0.999998713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568" calcext:value-type="float">
            <text:p>29.568</text:p>
          </table:table-cell>
          <table:table-cell office:value-type="float" office:value="0.9946350973" calcext:value-type="float">
            <text:p>0.9946350973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55723609" calcext:value-type="float">
            <text:p>0.999955723609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0739274776845" calcext:value-type="float">
            <text:p>0.0739274776845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918423865551" calcext:value-type="float">
            <text:p>0.918423865551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707145591469" calcext:value-type="float">
            <text:p>0.707145591469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9993132954" calcext:value-type="float">
            <text:p>0.999993132954</text:p>
          </table:table-cell>
          <table:table-cell office:value-type="string" calcext:value-type="string">
            <text:p/>
          </table:table-cell>
          <table:table-cell office:value-type="float" office:value="22.656" calcext:value-type="float">
            <text:p>22.656</text:p>
          </table:table-cell>
          <table:table-cell office:value-type="float" office:value="0.999998160783" calcext:value-type="float">
            <text:p>0.999998160783</text:p>
          </table:table-cell>
          <table:table-cell office:value-type="float" office:value="5.024" calcext:value-type="float">
            <text:p>5.024</text:p>
          </table:table-cell>
          <table:table-cell office:value-type="float" office:value="0.999998676441" calcext:value-type="float">
            <text:p>0.9999986764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824" calcext:value-type="float">
            <text:p>29.824</text:p>
          </table:table-cell>
          <table:table-cell office:value-type="float" office:value="0.993824604294" calcext:value-type="float">
            <text:p>0.993824604294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5350979" calcext:value-type="float">
            <text:p>0.99995350979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0654074844578" calcext:value-type="float">
            <text:p>0.0654074844578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888223110271" calcext:value-type="float">
            <text:p>0.888223110271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635691285989" calcext:value-type="float">
            <text:p>0.635691285989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992019379" calcext:value-type="float">
            <text:p>0.999992019379</text:p>
          </table:table-cell>
          <table:table-cell office:value-type="string" calcext:value-type="string">
            <text:p/>
          </table:table-cell>
          <table:table-cell office:value-type="float" office:value="22.912" calcext:value-type="float">
            <text:p>22.912</text:p>
          </table:table-cell>
          <table:table-cell office:value-type="float" office:value="0.999998013646" calcext:value-type="float">
            <text:p>0.999998013646</text:p>
          </table:table-cell>
          <table:table-cell office:value-type="float" office:value="5.728" calcext:value-type="float">
            <text:p>5.728</text:p>
          </table:table-cell>
          <table:table-cell office:value-type="float" office:value="0.999998639675" calcext:value-type="float">
            <text:p>0.9999986396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08" calcext:value-type="float">
            <text:p>30.08</text:p>
          </table:table-cell>
          <table:table-cell office:value-type="float" office:value="0.993258440236" calcext:value-type="float">
            <text:p>0.993258440236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48344211" calcext:value-type="float">
            <text:p>0.999948344211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0592085923704" calcext:value-type="float">
            <text:p>0.0592085923704</text:p>
          </table:table-cell>
          <table:table-cell office:value-type="float" office:value="28.8" calcext:value-type="float">
            <text:p>28.8</text:p>
          </table:table-cell>
          <table:table-cell office:value-type="float" office:value="0.85058352703" calcext:value-type="float">
            <text:p>0.85058352703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565655929851" calcext:value-type="float">
            <text:p>0.565655929851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990596478" calcext:value-type="float">
            <text:p>0.999990596478</text:p>
          </table:table-cell>
          <table:table-cell office:value-type="string" calcext:value-type="string">
            <text:p/>
          </table:table-cell>
          <table:table-cell office:value-type="float" office:value="23.168" calcext:value-type="float">
            <text:p>23.168</text:p>
          </table:table-cell>
          <table:table-cell office:value-type="float" office:value="0.999997976861" calcext:value-type="float">
            <text:p>0.999997976861</text:p>
          </table:table-cell>
          <table:table-cell office:value-type="float" office:value="5.856" calcext:value-type="float">
            <text:p>5.856</text:p>
          </table:table-cell>
          <table:table-cell office:value-type="float" office:value="0.99999860291" calcext:value-type="float">
            <text:p>0.999998602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336" calcext:value-type="float">
            <text:p>30.336</text:p>
          </table:table-cell>
          <table:table-cell office:value-type="float" office:value="0.992877552813" calcext:value-type="float">
            <text:p>0.992877552813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40964812" calcext:value-type="float">
            <text:p>0.999940964812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0546470887056" calcext:value-type="float">
            <text:p>0.0546470887056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807057201748" calcext:value-type="float">
            <text:p>0.807057201748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99261714332" calcext:value-type="float">
            <text:p>0.499261714332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988678654" calcext:value-type="float">
            <text:p>0.999988678654</text:p>
          </table:table-cell>
          <table:table-cell office:value-type="string" calcext:value-type="string">
            <text:p/>
          </table:table-cell>
          <table:table-cell office:value-type="float" office:value="23.424" calcext:value-type="float">
            <text:p>23.424</text:p>
          </table:table-cell>
          <table:table-cell office:value-type="float" office:value="0.999997866508" calcext:value-type="float">
            <text:p>0.999997866508</text:p>
          </table:table-cell>
          <table:table-cell office:value-type="float" office:value="5.984" calcext:value-type="float">
            <text:p>5.984</text:p>
          </table:table-cell>
          <table:table-cell office:value-type="float" office:value="0.999998566144" calcext:value-type="float">
            <text:p>0.9999985661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592" calcext:value-type="float">
            <text:p>30.592</text:p>
          </table:table-cell>
          <table:table-cell office:value-type="float" office:value="0.992622151556" calcext:value-type="float">
            <text:p>0.992622151556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38013053" calcext:value-type="float">
            <text:p>0.999938013053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051250780135" calcext:value-type="float">
            <text:p>0.051250780135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758832241591" calcext:value-type="float">
            <text:p>0.758832241591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438179924831" calcext:value-type="float">
            <text:p>0.438179924831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986018447" calcext:value-type="float">
            <text:p>0.999986018447</text:p>
          </table:table-cell>
          <table:table-cell office:value-type="string" calcext:value-type="string">
            <text:p/>
          </table:table-cell>
          <table:table-cell office:value-type="float" office:value="23.68" calcext:value-type="float">
            <text:p>23.68</text:p>
          </table:table-cell>
          <table:table-cell office:value-type="float" office:value="0.999997756155" calcext:value-type="float">
            <text:p>0.999997756155</text:p>
          </table:table-cell>
          <table:table-cell office:value-type="float" office:value="6.112" calcext:value-type="float">
            <text:p>6.112</text:p>
          </table:table-cell>
          <table:table-cell office:value-type="float" office:value="0.999998529379" calcext:value-type="float">
            <text:p>0.9999985293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848" calcext:value-type="float">
            <text:p>30.848</text:p>
          </table:table-cell>
          <table:table-cell office:value-type="float" office:value="0.992429493383" calcext:value-type="float">
            <text:p>0.992429493383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30633654" calcext:value-type="float">
            <text:p>0.999930633654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0487005491183" calcext:value-type="float">
            <text:p>0.0487005491183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705469201708" calcext:value-type="float">
            <text:p>0.705469201708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383520109674" calcext:value-type="float">
            <text:p>0.383520109674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983420106" calcext:value-type="float">
            <text:p>0.999983420106</text:p>
          </table:table-cell>
          <table:table-cell office:value-type="string" calcext:value-type="string">
            <text:p/>
          </table:table-cell>
          <table:table-cell office:value-type="float" office:value="23.936" calcext:value-type="float">
            <text:p>23.936</text:p>
          </table:table-cell>
          <table:table-cell office:value-type="float" office:value="0.999997645802" calcext:value-type="float">
            <text:p>0.999997645802</text:p>
          </table:table-cell>
          <table:table-cell office:value-type="float" office:value="6.24" calcext:value-type="float">
            <text:p>6.24</text:p>
          </table:table-cell>
          <table:table-cell office:value-type="float" office:value="0.999998492613" calcext:value-type="float">
            <text:p>0.9999984926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104" calcext:value-type="float">
            <text:p>31.104</text:p>
          </table:table-cell>
          <table:table-cell office:value-type="float" office:value="0.992306959832" calcext:value-type="float">
            <text:p>0.992306959832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24730135" calcext:value-type="float">
            <text:p>0.999924730135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0468020997121" calcext:value-type="float">
            <text:p>0.0468020997121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64457774207" calcext:value-type="float">
            <text:p>0.64457774207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335664950695" calcext:value-type="float">
            <text:p>0.335664950695</text:p>
          </table:table-cell>
          <table:table-cell office:value-type="float" office:value="22.4" calcext:value-type="float">
            <text:p>22.4</text:p>
          </table:table-cell>
          <table:table-cell office:value-type="float" office:value="0.999979646324" calcext:value-type="float">
            <text:p>0.999979646324</text:p>
          </table:table-cell>
          <table:table-cell office:value-type="string" calcext:value-type="string">
            <text:p/>
          </table:table-cell>
          <table:table-cell office:value-type="float" office:value="24.192" calcext:value-type="float">
            <text:p>24.192</text:p>
          </table:table-cell>
          <table:table-cell office:value-type="float" office:value="0.999997461881" calcext:value-type="float">
            <text:p>0.999997461881</text:p>
          </table:table-cell>
          <table:table-cell office:value-type="float" office:value="6.624" calcext:value-type="float">
            <text:p>6.624</text:p>
          </table:table-cell>
          <table:table-cell office:value-type="float" office:value="0.999998455848" calcext:value-type="float">
            <text:p>0.9999984558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36" calcext:value-type="float">
            <text:p>31.36</text:p>
          </table:table-cell>
          <table:table-cell office:value-type="float" office:value="0.992198451205" calcext:value-type="float">
            <text:p>0.992198451205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20302496" calcext:value-type="float">
            <text:p>0.999920302496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0452893393648" calcext:value-type="float">
            <text:p>0.0452893393648</text:p>
          </table:table-cell>
          <table:table-cell office:value-type="float" office:value="30.08" calcext:value-type="float">
            <text:p>30.08</text:p>
          </table:table-cell>
          <table:table-cell office:value-type="float" office:value="0.574168073432" calcext:value-type="float">
            <text:p>0.574168073432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294631901603" calcext:value-type="float">
            <text:p>0.294631901603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973769122" calcext:value-type="float">
            <text:p>0.999973769122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97241175" calcext:value-type="float">
            <text:p>0.999997241175</text:p>
          </table:table-cell>
          <table:table-cell office:value-type="float" office:value="6.88" calcext:value-type="float">
            <text:p>6.88</text:p>
          </table:table-cell>
          <table:table-cell office:value-type="float" office:value="0.999998345551" calcext:value-type="float">
            <text:p>0.9999983455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616" calcext:value-type="float">
            <text:p>31.616</text:p>
          </table:table-cell>
          <table:table-cell office:value-type="float" office:value="0.992105443811" calcext:value-type="float">
            <text:p>0.992105443811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12185158" calcext:value-type="float">
            <text:p>0.999912185158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0441069208254" calcext:value-type="float">
            <text:p>0.0441069208254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498458556732" calcext:value-type="float">
            <text:p>0.498458556732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259997802813" calcext:value-type="float">
            <text:p>0.259997802813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96659275" calcext:value-type="float">
            <text:p>0.99996659275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97130822" calcext:value-type="float">
            <text:p>0.999997130822</text:p>
          </table:table-cell>
          <table:table-cell office:value-type="float" office:value="6.944" calcext:value-type="float">
            <text:p>6.944</text:p>
          </table:table-cell>
          <table:table-cell office:value-type="float" office:value="0.999998308786" calcext:value-type="float">
            <text:p>0.9999983087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872" calcext:value-type="float">
            <text:p>31.872</text:p>
          </table:table-cell>
          <table:table-cell office:value-type="float" office:value="0.992035319189" calcext:value-type="float">
            <text:p>0.992035319189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0332988" calcext:value-type="float">
            <text:p>0.99990332988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0431700815211" calcext:value-type="float">
            <text:p>0.0431700815211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424905628687" calcext:value-type="float">
            <text:p>0.424905628687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23097111009" calcext:value-type="float">
            <text:p>0.23097111009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957003632" calcext:value-type="float">
            <text:p>0.999957003632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96873331" calcext:value-type="float">
            <text:p>0.999996873331</text:p>
          </table:table-cell>
          <table:table-cell office:value-type="float" office:value="7.136" calcext:value-type="float">
            <text:p>7.136</text:p>
          </table:table-cell>
          <table:table-cell office:value-type="float" office:value="0.99999827202" calcext:value-type="float">
            <text:p>0.999998272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128" calcext:value-type="float">
            <text:p>32.128</text:p>
          </table:table-cell>
          <table:table-cell office:value-type="float" office:value="0.991991029954" calcext:value-type="float">
            <text:p>0.991991029954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892998722" calcext:value-type="float">
            <text:p>0.999892998722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0424192167203" calcext:value-type="float">
            <text:p>0.0424192167203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360838207669" calcext:value-type="float">
            <text:p>0.360838207669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206983340064" calcext:value-type="float">
            <text:p>0.206983340064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943640732" calcext:value-type="float">
            <text:p>0.999943640732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96726194" calcext:value-type="float">
            <text:p>0.999996726194</text:p>
          </table:table-cell>
          <table:table-cell office:value-type="float" office:value="7.328" calcext:value-type="float">
            <text:p>7.328</text:p>
          </table:table-cell>
          <table:table-cell office:value-type="float" office:value="0.999998235255" calcext:value-type="float">
            <text:p>0.9999982352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384" calcext:value-type="float">
            <text:p>32.384</text:p>
          </table:table-cell>
          <table:table-cell office:value-type="float" office:value="0.991954122257" calcext:value-type="float">
            <text:p>0.991954122257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883405504" calcext:value-type="float">
            <text:p>0.999883405504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0418082682213" calcext:value-type="float">
            <text:p>0.0418082682213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30808876515" calcext:value-type="float">
            <text:p>0.30808876515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187293452848" calcext:value-type="float">
            <text:p>0.187293452848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922730268" calcext:value-type="float">
            <text:p>0.999922730268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9610086" calcext:value-type="float">
            <text:p>0.99999610086</text:p>
          </table:table-cell>
          <table:table-cell office:value-type="float" office:value="7.392" calcext:value-type="float">
            <text:p>7.392</text:p>
          </table:table-cell>
          <table:table-cell office:value-type="float" office:value="0.999998198489" calcext:value-type="float">
            <text:p>0.9999981984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64" calcext:value-type="float">
            <text:p>32.64</text:p>
          </table:table-cell>
          <table:table-cell office:value-type="float" office:value="0.991924596101" calcext:value-type="float">
            <text:p>0.991924596101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873074346" calcext:value-type="float">
            <text:p>0.999873074346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0412991122185" calcext:value-type="float">
            <text:p>0.0412991122185</text:p>
          </table:table-cell>
          <table:table-cell office:value-type="float" office:value="31.36" calcext:value-type="float">
            <text:p>31.36</text:p>
          </table:table-cell>
          <table:table-cell office:value-type="float" office:value="0.26509554007" calcext:value-type="float">
            <text:p>0.26509554007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171242230547" calcext:value-type="float">
            <text:p>0.171242230547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891117111" calcext:value-type="float">
            <text:p>0.999891117111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95659448" calcext:value-type="float">
            <text:p>0.999995659448</text:p>
          </table:table-cell>
          <table:table-cell office:value-type="float" office:value="7.456" calcext:value-type="float">
            <text:p>7.456</text:p>
          </table:table-cell>
          <table:table-cell office:value-type="float" office:value="0.999998161724" calcext:value-type="float">
            <text:p>0.9999981617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.024" calcext:value-type="float">
            <text:p>33.024</text:p>
          </table:table-cell>
          <table:table-cell office:value-type="float" office:value="0.991878092404" calcext:value-type="float">
            <text:p>0.991878092404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860529369" calcext:value-type="float">
            <text:p>0.999860529369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0408536249063" calcext:value-type="float">
            <text:p>0.0408536249063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229470514431" calcext:value-type="float">
            <text:p>0.229470514431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158190384678" calcext:value-type="float">
            <text:p>0.158190384678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834448517" calcext:value-type="float">
            <text:p>0.999834448517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94813408" calcext:value-type="float">
            <text:p>0.999994813408</text:p>
          </table:table-cell>
          <table:table-cell office:value-type="float" office:value="7.52" calcext:value-type="float">
            <text:p>7.52</text:p>
          </table:table-cell>
          <table:table-cell office:value-type="float" office:value="0.999998124958" calcext:value-type="float">
            <text:p>0.9999981249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.536" calcext:value-type="float">
            <text:p>33.536</text:p>
          </table:table-cell>
          <table:table-cell office:value-type="float" office:value="0.991837493938" calcext:value-type="float">
            <text:p>0.991837493938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844294692" calcext:value-type="float">
            <text:p>0.999844294692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0404816758993" calcext:value-type="float">
            <text:p>0.0404816758993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198635069982" calcext:value-type="float">
            <text:p>0.198635069982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147527530594" calcext:value-type="float">
            <text:p>0.147527530594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734721689" calcext:value-type="float">
            <text:p>0.999734721689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93820231" calcext:value-type="float">
            <text:p>0.999993820231</text:p>
          </table:table-cell>
          <table:table-cell office:value-type="float" office:value="8.256" calcext:value-type="float">
            <text:p>8.256</text:p>
          </table:table-cell>
          <table:table-cell office:value-type="float" office:value="0.999998088192" calcext:value-type="float">
            <text:p>0.9999980881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.048" calcext:value-type="float">
            <text:p>34.048</text:p>
          </table:table-cell>
          <table:table-cell office:value-type="float" office:value="0.991816825628" calcext:value-type="float">
            <text:p>0.991816825628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825108256" calcext:value-type="float">
            <text:p>0.999825108256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0401728150173" calcext:value-type="float">
            <text:p>0.0401728150173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171794877749" calcext:value-type="float">
            <text:p>0.171794877749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138840040168" calcext:value-type="float">
            <text:p>0.138840040168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9564159118" calcext:value-type="float">
            <text:p>0.999564159118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92827054" calcext:value-type="float">
            <text:p>0.999992827054</text:p>
          </table:table-cell>
          <table:table-cell office:value-type="float" office:value="8.384" calcext:value-type="float">
            <text:p>8.384</text:p>
          </table:table-cell>
          <table:table-cell office:value-type="float" office:value="0.999998014661" calcext:value-type="float">
            <text:p>0.9999980146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.56" calcext:value-type="float">
            <text:p>34.56</text:p>
          </table:table-cell>
          <table:table-cell office:value-type="float" office:value="0.991799848088" calcext:value-type="float">
            <text:p>0.991799848088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80297006" calcext:value-type="float">
            <text:p>0.99980297006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0398970463727" calcext:value-type="float">
            <text:p>0.0398970463727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148344273981" calcext:value-type="float">
            <text:p>0.148344273981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131764665834" calcext:value-type="float">
            <text:p>0.131764665834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9265597288" calcext:value-type="float">
            <text:p>0.999265597288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91833877" calcext:value-type="float">
            <text:p>0.999991833877</text:p>
          </table:table-cell>
          <table:table-cell office:value-type="float" office:value="8.64" calcext:value-type="float">
            <text:p>8.64</text:p>
          </table:table-cell>
          <table:table-cell office:value-type="float" office:value="0.999997977896" calcext:value-type="float">
            <text:p>0.9999979778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.072" calcext:value-type="float">
            <text:p>35.072</text:p>
          </table:table-cell>
          <table:table-cell office:value-type="float" office:value="0.991783608702" calcext:value-type="float">
            <text:p>0.991783608702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775666286" calcext:value-type="float">
            <text:p>0.999775666286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0396715934106" calcext:value-type="float">
            <text:p>0.0396715934106</text:p>
          </table:table-cell>
          <table:table-cell office:value-type="float" office:value="32.64" calcext:value-type="float">
            <text:p>32.64</text:p>
          </table:table-cell>
          <table:table-cell office:value-type="float" office:value="0.128141227628" calcext:value-type="float">
            <text:p>0.128141227628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25957779975" calcext:value-type="float">
            <text:p>0.125957779975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8739804293" calcext:value-type="float">
            <text:p>0.998739804293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90546425" calcext:value-type="float">
            <text:p>0.999990546425</text:p>
          </table:table-cell>
          <table:table-cell office:value-type="float" office:value="8.768" calcext:value-type="float">
            <text:p>8.768</text:p>
          </table:table-cell>
          <table:table-cell office:value-type="float" office:value="0.99999794113" calcext:value-type="float">
            <text:p>0.999997941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.584" calcext:value-type="float">
            <text:p>35.584</text:p>
          </table:table-cell>
          <table:table-cell office:value-type="float" office:value="0.991774750855" calcext:value-type="float">
            <text:p>0.991774750855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739507233" calcext:value-type="float">
            <text:p>0.999739507233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0394701371586" calcext:value-type="float">
            <text:p>0.0394701371586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0958473526109" calcext:value-type="float">
            <text:p>0.0958473526109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21216313028" calcext:value-type="float">
            <text:p>0.121216313028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783916958" calcext:value-type="float">
            <text:p>0.99783916958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88596855" calcext:value-type="float">
            <text:p>0.999988596855</text:p>
          </table:table-cell>
          <table:table-cell office:value-type="float" office:value="8.896" calcext:value-type="float">
            <text:p>8.896</text:p>
          </table:table-cell>
          <table:table-cell office:value-type="float" office:value="0.999997830834" calcext:value-type="float">
            <text:p>0.9999978308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.096" calcext:value-type="float">
            <text:p>36.096</text:p>
          </table:table-cell>
          <table:table-cell office:value-type="float" office:value="0.991762202238" calcext:value-type="float">
            <text:p>0.991762202238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70482406" calcext:value-type="float">
            <text:p>0.99970482406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039300418491" calcext:value-type="float">
            <text:p>0.039300418491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0717941811387" calcext:value-type="float">
            <text:p>0.0717941811387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17288176505" calcext:value-type="float">
            <text:p>0.117288176505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6371725192" calcext:value-type="float">
            <text:p>0.996371725192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986978344" calcext:value-type="float">
            <text:p>0.999986978344</text:p>
          </table:table-cell>
          <table:table-cell office:value-type="float" office:value="9.024" calcext:value-type="float">
            <text:p>9.024</text:p>
          </table:table-cell>
          <table:table-cell office:value-type="float" office:value="0.999997610241" calcext:value-type="float">
            <text:p>0.9999976102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.608" calcext:value-type="float">
            <text:p>36.608</text:p>
          </table:table-cell>
          <table:table-cell office:value-type="float" office:value="0.991754820699" calcext:value-type="float">
            <text:p>0.991754820699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653168271" calcext:value-type="float">
            <text:p>0.999653168271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0391426981785" calcext:value-type="float">
            <text:p>0.0391426981785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0539284550505" calcext:value-type="float">
            <text:p>0.0539284550505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11402532335" calcext:value-type="float">
            <text:p>0.11402532335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4004388475" calcext:value-type="float">
            <text:p>0.994004388475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985323049" calcext:value-type="float">
            <text:p>0.999985323049</text:p>
          </table:table-cell>
          <table:table-cell office:value-type="float" office:value="9.152" calcext:value-type="float">
            <text:p>9.152</text:p>
          </table:table-cell>
          <table:table-cell office:value-type="float" office:value="0.999997573475" calcext:value-type="float">
            <text:p>0.9999975734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.12" calcext:value-type="float">
            <text:p>37.12</text:p>
          </table:table-cell>
          <table:table-cell office:value-type="float" office:value="0.991749653621" calcext:value-type="float">
            <text:p>0.991749653621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580850166" calcext:value-type="float">
            <text:p>0.999580850166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0389913640872" calcext:value-type="float">
            <text:p>0.0389913640872</text:p>
          </table:table-cell>
          <table:table-cell office:value-type="float" office:value="34.56" calcext:value-type="float">
            <text:p>34.56</text:p>
          </table:table-cell>
          <table:table-cell office:value-type="float" office:value="0.0403708751977" calcext:value-type="float">
            <text:p>0.0403708751977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111302421083" calcext:value-type="float">
            <text:p>0.111302421083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0284738653" calcext:value-type="float">
            <text:p>0.990284738653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98329991" calcext:value-type="float">
            <text:p>0.99998329991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9753671" calcext:value-type="float">
            <text:p>0.999997536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.632" calcext:value-type="float">
            <text:p>37.632</text:p>
          </table:table-cell>
          <table:table-cell office:value-type="float" office:value="0.99174005762" calcext:value-type="float">
            <text:p>0.99174005762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51148382" calcext:value-type="float">
            <text:p>0.99951148382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0388365466025" calcext:value-type="float">
            <text:p>0.0388365466025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303261450915" calcext:value-type="float">
            <text:p>0.0303261450915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10898491523" calcext:value-type="float">
            <text:p>0.10898491523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84703562623" calcext:value-type="float">
            <text:p>0.984703562623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981607831" calcext:value-type="float">
            <text:p>0.999981607831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97352882" calcext:value-type="float">
            <text:p>0.9999973528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.144" calcext:value-type="float">
            <text:p>38.144</text:p>
          </table:table-cell>
          <table:table-cell office:value-type="float" office:value="0.991733414235" calcext:value-type="float">
            <text:p>0.991733414235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373489068" calcext:value-type="float">
            <text:p>0.999373489068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0386821161615" calcext:value-type="float">
            <text:p>0.0386821161615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230500529811" calcext:value-type="float">
            <text:p>0.0230500529811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107044397097" calcext:value-type="float">
            <text:p>0.107044397097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76683657347" calcext:value-type="float">
            <text:p>0.976683657347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979952536" calcext:value-type="float">
            <text:p>0.999979952536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97316116" calcext:value-type="float">
            <text:p>0.9999973161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.656" calcext:value-type="float">
            <text:p>38.656</text:p>
          </table:table-cell>
          <table:table-cell office:value-type="float" office:value="0.991726032696" calcext:value-type="float">
            <text:p>0.991726032696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194907625" calcext:value-type="float">
            <text:p>0.999194907625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0384916906553" calcext:value-type="float">
            <text:p>0.0384916906553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176966046452" calcext:value-type="float">
            <text:p>0.0176966046452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105375030366" calcext:value-type="float">
            <text:p>0.105375030366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65684691487" calcext:value-type="float">
            <text:p>0.965684691487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97778226" calcext:value-type="float">
            <text:p>0.99997778226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9720582" calcext:value-type="float">
            <text:p>0.999997205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.168" calcext:value-type="float">
            <text:p>39.168</text:p>
          </table:table-cell>
          <table:table-cell office:value-type="float" office:value="0.991714222233" calcext:value-type="float">
            <text:p>0.991714222233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003781204" calcext:value-type="float">
            <text:p>0.999003781204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0382579162534" calcext:value-type="float">
            <text:p>0.0382579162534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138369978893" calcext:value-type="float">
            <text:p>0.0138369978893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103935904042" calcext:value-type="float">
            <text:p>0.103935904042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51339556485" calcext:value-type="float">
            <text:p>0.951339556485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975869474" calcext:value-type="float">
            <text:p>0.999975869474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96948461" calcext:value-type="float">
            <text:p>0.9999969484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.68" calcext:value-type="float">
            <text:p>39.68</text:p>
          </table:table-cell>
          <table:table-cell office:value-type="float" office:value="0.991695768385" calcext:value-type="float">
            <text:p>0.991695768385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8765426633" calcext:value-type="float">
            <text:p>0.998765426633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0379962747043" calcext:value-type="float">
            <text:p>0.0379962747043</text:p>
          </table:table-cell>
          <table:table-cell office:value-type="float" office:value="37.12" calcext:value-type="float">
            <text:p>37.12</text:p>
          </table:table-cell>
          <table:table-cell office:value-type="float" office:value="0.0109029150035" calcext:value-type="float">
            <text:p>0.0109029150035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102681093828" calcext:value-type="float">
            <text:p>0.102681093828</text:p>
          </table:table-cell>
          <table:table-cell office:value-type="float" office:value="27.52" calcext:value-type="float">
            <text:p>27.52</text:p>
          </table:table-cell>
          <table:table-cell office:value-type="float" office:value="0.933205977473" calcext:value-type="float">
            <text:p>0.933205977473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97388312" calcext:value-type="float">
            <text:p>0.99997388312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96911696" calcext:value-type="float">
            <text:p>0.9999969116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.192" calcext:value-type="float">
            <text:p>40.192</text:p>
          </table:table-cell>
          <table:table-cell office:value-type="float" office:value="0.991633763456" calcext:value-type="float">
            <text:p>0.991633763456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8493864768" calcext:value-type="float">
            <text:p>0.998493864768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0376988316118" calcext:value-type="float">
            <text:p>0.0376988316118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0873258765096" calcext:value-type="float">
            <text:p>0.00873258765096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101582995632" calcext:value-type="float">
            <text:p>0.101582995632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11227966372" calcext:value-type="float">
            <text:p>0.911227966372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971823197" calcext:value-type="float">
            <text:p>0.999971823197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96764633" calcext:value-type="float">
            <text:p>0.9999967646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.704" calcext:value-type="float">
            <text:p>40.704</text:p>
          </table:table-cell>
          <table:table-cell office:value-type="float" office:value="0.991479489286" calcext:value-type="float">
            <text:p>0.991479489286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8180978272" calcext:value-type="float">
            <text:p>0.998180978272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0373841650741" calcext:value-type="float">
            <text:p>0.0373841650741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0711471077911" calcext:value-type="float">
            <text:p>0.00711471077911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100617657025" calcext:value-type="float">
            <text:p>0.100617657025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885447962764" calcext:value-type="float">
            <text:p>0.885447962764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9969579352" calcext:value-type="float">
            <text:p>0.999969579352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96580806" calcext:value-type="float">
            <text:p>0.9999965808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.216" calcext:value-type="float">
            <text:p>41.216</text:p>
          </table:table-cell>
          <table:table-cell office:value-type="float" office:value="0.99113772402" calcext:value-type="float">
            <text:p>0.99113772402</text:p>
          </table:table-cell>
          <table:table-cell office:value-type="float" office:value="14.4" calcext:value-type="float">
            <text:p>14.4</text:p>
          </table:table-cell>
          <table:table-cell office:value-type="float" office:value="0.997808318648" calcext:value-type="float">
            <text:p>0.997808318648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0370803357604" calcext:value-type="float">
            <text:p>0.0370803357604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0588442000633" calcext:value-type="float">
            <text:p>0.00588442000633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0997790125348" calcext:value-type="float">
            <text:p>0.0997790125348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855963961249" calcext:value-type="float">
            <text:p>0.855963961249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9967372292" calcext:value-type="float">
            <text:p>0.999967372292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96213151" calcext:value-type="float">
            <text:p>0.9999962131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.728" calcext:value-type="float">
            <text:p>41.728</text:p>
          </table:table-cell>
          <table:table-cell office:value-type="float" office:value="0.990634303046" calcext:value-type="float">
            <text:p>0.990634303046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7425327867" calcext:value-type="float">
            <text:p>0.997425327867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0368452067055" calcext:value-type="float">
            <text:p>0.0368452067055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0489504021375" calcext:value-type="float">
            <text:p>0.00489504021375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0990186002683" calcext:value-type="float">
            <text:p>0.0990186002683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823331017097" calcext:value-type="float">
            <text:p>0.823331017097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9965385938" calcext:value-type="float">
            <text:p>0.999965385938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96029323" calcext:value-type="float">
            <text:p>0.9999960293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.24" calcext:value-type="float">
            <text:p>42.24</text:p>
          </table:table-cell>
          <table:table-cell office:value-type="float" office:value="0.989490902622" calcext:value-type="float">
            <text:p>0.989490902622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701577125" calcext:value-type="float">
            <text:p>0.99701577125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0365005442802" calcext:value-type="float">
            <text:p>0.0365005442802</text:p>
          </table:table-cell>
          <table:table-cell office:value-type="float" office:value="39.68" calcext:value-type="float">
            <text:p>39.68</text:p>
          </table:table-cell>
          <table:table-cell office:value-type="float" office:value="0.00414463637342" calcext:value-type="float">
            <text:p>0.00414463637342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0983301690751" calcext:value-type="float">
            <text:p>0.0983301690751</text:p>
          </table:table-cell>
          <table:table-cell office:value-type="float" office:value="28.8" calcext:value-type="float">
            <text:p>28.8</text:p>
          </table:table-cell>
          <table:table-cell office:value-type="float" office:value="0.787710165628" calcext:value-type="float">
            <text:p>0.787710165628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9963215662" calcext:value-type="float">
            <text:p>0.999963215662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95661668" calcext:value-type="float">
            <text:p>0.9999956616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.752" calcext:value-type="float">
            <text:p>42.752</text:p>
          </table:table-cell>
          <table:table-cell office:value-type="float" office:value="0.983718538957" calcext:value-type="float">
            <text:p>0.983718538957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6665249822" calcext:value-type="float">
            <text:p>0.996665249822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0362487723457" calcext:value-type="float">
            <text:p>0.0362487723457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0354381019388" calcext:value-type="float">
            <text:p>0.00354381019388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0977135951699" calcext:value-type="float">
            <text:p>0.0977135951699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750091003824" calcext:value-type="float">
            <text:p>0.750091003824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9960971817" calcext:value-type="float">
            <text:p>0.999960971817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95404309" calcext:value-type="float">
            <text:p>0.9999954043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.264" calcext:value-type="float">
            <text:p>43.264</text:p>
          </table:table-cell>
          <table:table-cell office:value-type="float" office:value="0.956413487253" calcext:value-type="float">
            <text:p>0.956413487253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633465277" calcext:value-type="float">
            <text:p>0.99633465277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0360651201045" calcext:value-type="float">
            <text:p>0.0360651201045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0305405461887" calcext:value-type="float">
            <text:p>0.00305405461887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0971103900625" calcext:value-type="float">
            <text:p>0.0971103900625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710748027921" calcext:value-type="float">
            <text:p>0.710748027921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9958544051" calcext:value-type="float">
            <text:p>0.999958544051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95220481" calcext:value-type="float">
            <text:p>0.9999952204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.776" calcext:value-type="float">
            <text:p>43.776</text:p>
          </table:table-cell>
          <table:table-cell office:value-type="float" office:value="0.9005994548" calcext:value-type="float">
            <text:p>0.9005994548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6013648935" calcext:value-type="float">
            <text:p>0.996013648935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0359149471443" calcext:value-type="float">
            <text:p>0.0359149471443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0267614365957" calcext:value-type="float">
            <text:p>0.00267614365957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0965357174356" calcext:value-type="float">
            <text:p>0.0965357174356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670452821663" calcext:value-type="float">
            <text:p>0.670452821663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995692554" calcext:value-type="float">
            <text:p>0.99995692554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94595467" calcext:value-type="float">
            <text:p>0.9999945954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.288" calcext:value-type="float">
            <text:p>44.288</text:p>
          </table:table-cell>
          <table:table-cell office:value-type="float" office:value="0.718648203961" calcext:value-type="float">
            <text:p>0.718648203961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5760535567" calcext:value-type="float">
            <text:p>0.995760535567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0357970923341" calcext:value-type="float">
            <text:p>0.0357970923341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0235744455564" calcext:value-type="float">
            <text:p>0.00235744455564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0959829547828" calcext:value-type="float">
            <text:p>0.0959829547828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629692883439" calcext:value-type="float">
            <text:p>0.629692883439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9955159892" calcext:value-type="float">
            <text:p>0.999955159892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94374874" calcext:value-type="float">
            <text:p>0.9999943748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0.489703860028" calcext:value-type="float">
            <text:p>0.489703860028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5528822455" calcext:value-type="float">
            <text:p>0.995528822455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0356956868816" calcext:value-type="float">
            <text:p>0.0356956868816</text:p>
          </table:table-cell>
          <table:table-cell office:value-type="float" office:value="42.24" calcext:value-type="float">
            <text:p>42.24</text:p>
          </table:table-cell>
          <table:table-cell office:value-type="float" office:value="0.00208596013378" calcext:value-type="float">
            <text:p>0.00208596013378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0954428801094" calcext:value-type="float">
            <text:p>0.0954428801094</text:p>
          </table:table-cell>
          <table:table-cell office:value-type="float" office:value="30.08" calcext:value-type="float">
            <text:p>30.08</text:p>
          </table:table-cell>
          <table:table-cell office:value-type="float" office:value="0.588787685543" calcext:value-type="float">
            <text:p>0.588787685543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9953467812" calcext:value-type="float">
            <text:p>0.999953467812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93786626" calcext:value-type="float">
            <text:p>0.9999937866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.312" calcext:value-type="float">
            <text:p>45.312</text:p>
          </table:table-cell>
          <table:table-cell office:value-type="float" office:value="0.37317002416" calcext:value-type="float">
            <text:p>0.37317002416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5335482214" calcext:value-type="float">
            <text:p>0.995335482214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0355954425603" calcext:value-type="float">
            <text:p>0.0355954425603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0186246440516" calcext:value-type="float">
            <text:p>0.00186246440516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0949186499371" calcext:value-type="float">
            <text:p>0.0949186499371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548612992847" calcext:value-type="float">
            <text:p>0.548612992847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9951407889" calcext:value-type="float">
            <text:p>0.999951407889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93345439" calcext:value-type="float">
            <text:p>0.9999933454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.824" calcext:value-type="float">
            <text:p>45.824</text:p>
          </table:table-cell>
          <table:table-cell office:value-type="float" office:value="0.316208900512" calcext:value-type="float">
            <text:p>0.316208900512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5191583944" calcext:value-type="float">
            <text:p>0.995191583944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0355046808099" calcext:value-type="float">
            <text:p>0.0355046808099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0168927940333" calcext:value-type="float">
            <text:p>0.00168927940333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0944236949562" calcext:value-type="float">
            <text:p>0.0944236949562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509270202539" calcext:value-type="float">
            <text:p>0.509270202539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9949789378" calcext:value-type="float">
            <text:p>0.999949789378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92757191" calcext:value-type="float">
            <text:p>0.9999927571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.336" calcext:value-type="float">
            <text:p>46.336</text:p>
          </table:table-cell>
          <table:table-cell office:value-type="float" office:value="0.27664975556" calcext:value-type="float">
            <text:p>0.27664975556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5079417087" calcext:value-type="float">
            <text:p>0.995079417087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0354251433271" calcext:value-type="float">
            <text:p>0.0354251433271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015369927034" calcext:value-type="float">
            <text:p>0.0015369927034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0939570248855" calcext:value-type="float">
            <text:p>0.0939570248855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470994959465" calcext:value-type="float">
            <text:p>0.470994959465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9948170868" calcext:value-type="float">
            <text:p>0.999948170868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92095411" calcext:value-type="float">
            <text:p>0.9999920954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.848" calcext:value-type="float">
            <text:p>46.848</text:p>
          </table:table-cell>
          <table:table-cell office:value-type="float" office:value="0.232031303631" calcext:value-type="float">
            <text:p>0.232031303631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4996029884" calcext:value-type="float">
            <text:p>0.994996029884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0353463799318" calcext:value-type="float">
            <text:p>0.0353463799318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0141934300383" calcext:value-type="float">
            <text:p>0.00141934300383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0935115220779" calcext:value-type="float">
            <text:p>0.0935115220779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434323944906" calcext:value-type="float">
            <text:p>0.434323944906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9944602787" calcext:value-type="float">
            <text:p>0.999944602787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91396866" calcext:value-type="float">
            <text:p>0.9999913968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.36" calcext:value-type="float">
            <text:p>47.36</text:p>
          </table:table-cell>
          <table:table-cell office:value-type="float" office:value="0.171166822048" calcext:value-type="float">
            <text:p>0.171166822048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4927401478" calcext:value-type="float">
            <text:p>0.994927401478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035268197102" calcext:value-type="float">
            <text:p>0.035268197102</text:p>
          </table:table-cell>
          <table:table-cell office:value-type="float" office:value="44.8" calcext:value-type="float">
            <text:p>44.8</text:p>
          </table:table-cell>
          <table:table-cell office:value-type="float" office:value="0.00132239810336" calcext:value-type="float">
            <text:p>0.00132239810336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0927180591724" calcext:value-type="float">
            <text:p>0.0927180591724</text:p>
          </table:table-cell>
          <table:table-cell office:value-type="float" office:value="31.36" calcext:value-type="float">
            <text:p>31.36</text:p>
          </table:table-cell>
          <table:table-cell office:value-type="float" office:value="0.399166897424" calcext:value-type="float">
            <text:p>0.399166897424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9941218628" calcext:value-type="float">
            <text:p>0.999941218628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90735087" calcext:value-type="float">
            <text:p>0.9999907350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.872" calcext:value-type="float">
            <text:p>47.872</text:p>
          </table:table-cell>
          <table:table-cell office:value-type="float" office:value="0.12954527504" calcext:value-type="float">
            <text:p>0.12954527504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4874269809" calcext:value-type="float">
            <text:p>0.994874269809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0351991097995" calcext:value-type="float">
            <text:p>0.0351991097995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0124557749361" calcext:value-type="float">
            <text:p>0.00124557749361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0920485052168" calcext:value-type="float">
            <text:p>0.0920485052168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365998076237" calcext:value-type="float">
            <text:p>0.365998076237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9937540194" calcext:value-type="float">
            <text:p>0.999937540194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90220369" calcext:value-type="float">
            <text:p>0.9999902203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.384" calcext:value-type="float">
            <text:p>48.384</text:p>
          </table:table-cell>
          <table:table-cell office:value-type="float" office:value="0.10848869628" calcext:value-type="float">
            <text:p>0.10848869628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481966226" calcext:value-type="float">
            <text:p>0.99481966226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0351331188466" calcext:value-type="float">
            <text:p>0.0351331188466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0117165942579" calcext:value-type="float">
            <text:p>0.00117165942579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0914979088044" calcext:value-type="float">
            <text:p>0.0914979088044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33473817006" calcext:value-type="float">
            <text:p>0.33473817006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9933677838" calcext:value-type="float">
            <text:p>0.999933677838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89595355" calcext:value-type="float">
            <text:p>0.9999895953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.896" calcext:value-type="float">
            <text:p>48.896</text:p>
          </table:table-cell>
          <table:table-cell office:value-type="float" office:value="0.0953200303234" calcext:value-type="float">
            <text:p>0.0953200303234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4777599688" calcext:value-type="float">
            <text:p>0.994777599688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0350663538063" calcext:value-type="float">
            <text:p>0.0350663538063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011091580229" calcext:value-type="float">
            <text:p>0.0011091580229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091030743593" calcext:value-type="float">
            <text:p>0.091030743593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305483441263" calcext:value-type="float">
            <text:p>0.305483441263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929153365" calcext:value-type="float">
            <text:p>0.999929153365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88639452" calcext:value-type="float">
            <text:p>0.9999886394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.408" calcext:value-type="float">
            <text:p>49.408</text:p>
          </table:table-cell>
          <table:table-cell office:value-type="float" office:value="0.086249594938" calcext:value-type="float">
            <text:p>0.086249594938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4709709222" calcext:value-type="float">
            <text:p>0.994709709222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0350005563753" calcext:value-type="float">
            <text:p>0.0350005563753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0106658740792" calcext:value-type="float">
            <text:p>0.00106658740792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0906272039562" calcext:value-type="float">
            <text:p>0.0906272039562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78335720096" calcext:value-type="float">
            <text:p>0.278335720096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922458615" calcext:value-type="float">
            <text:p>0.999922458615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87977672" calcext:value-type="float">
            <text:p>0.9999879776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.92" calcext:value-type="float">
            <text:p>49.92</text:p>
          </table:table-cell>
          <table:table-cell office:value-type="float" office:value="0.0799118053695" calcext:value-type="float">
            <text:p>0.0799118053695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4652149914" calcext:value-type="float">
            <text:p>0.994652149914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0349339848569" calcext:value-type="float">
            <text:p>0.0349339848569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102904786563" calcext:value-type="float">
            <text:p>0.00102904786563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0902806054951" calcext:value-type="float">
            <text:p>0.0902806054951</text:p>
          </table:table-cell>
          <table:table-cell office:value-type="float" office:value="32.64" calcext:value-type="float">
            <text:p>32.64</text:p>
          </table:table-cell>
          <table:table-cell office:value-type="float" office:value="0.253053731973" calcext:value-type="float">
            <text:p>0.253053731973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913961433" calcext:value-type="float">
            <text:p>0.999913961433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87058534" calcext:value-type="float">
            <text:p>0.9999870585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.432" calcext:value-type="float">
            <text:p>50.432</text:p>
          </table:table-cell>
          <table:table-cell office:value-type="float" office:value="0.0752658645886" calcext:value-type="float">
            <text:p>0.0752658645886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4610825282" calcext:value-type="float">
            <text:p>0.994610825282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0348792181717" calcext:value-type="float">
            <text:p>0.0348792181717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0993249848487" calcext:value-type="float">
            <text:p>0.000993249848487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0899632822255" calcext:value-type="float">
            <text:p>0.0899632822255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208483635026" calcext:value-type="float">
            <text:p>0.208483635026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90163868" calcext:value-type="float">
            <text:p>0.99990163868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86249692" calcext:value-type="float">
            <text:p>0.9999862496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.944" calcext:value-type="float">
            <text:p>50.944</text:p>
          </table:table-cell>
          <table:table-cell office:value-type="float" office:value="0.0715175189761" calcext:value-type="float">
            <text:p>0.0715175189761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457466623" calcext:value-type="float">
            <text:p>0.99457466623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0348203875275" calcext:value-type="float">
            <text:p>0.0348203875275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0963450418005" calcext:value-type="float">
            <text:p>0.000963450418005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089672325196" calcext:value-type="float">
            <text:p>0.089672325196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71126039615" calcext:value-type="float">
            <text:p>0.171126039615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884350041" calcext:value-type="float">
            <text:p>0.999884350041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85404085" calcext:value-type="float">
            <text:p>0.9999854040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.456" calcext:value-type="float">
            <text:p>51.456</text:p>
          </table:table-cell>
          <table:table-cell office:value-type="float" office:value="0.0682711180301" calcext:value-type="float">
            <text:p>0.0682711180301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4546624516" calcext:value-type="float">
            <text:p>0.994546624516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0347602022303" calcext:value-type="float">
            <text:p>0.0347602022303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0940230082564" calcext:value-type="float">
            <text:p>0.000940230082564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0894078581917" calcext:value-type="float">
            <text:p>0.0894078581917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40101468954" calcext:value-type="float">
            <text:p>0.140101468954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85797567" calcext:value-type="float">
            <text:p>0.99985797567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984852602" calcext:value-type="float">
            <text:p>0.9999848526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.968" calcext:value-type="float">
            <text:p>51.968</text:p>
          </table:table-cell>
          <table:table-cell office:value-type="float" office:value="0.065260188185" calcext:value-type="float">
            <text:p>0.065260188185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4519320741" calcext:value-type="float">
            <text:p>0.994519320741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0347064031544" calcext:value-type="float">
            <text:p>0.0347064031544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0918944775076" calcext:value-type="float">
            <text:p>0.000918944775076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089159607044" calcext:value-type="float">
            <text:p>0.089159607044</text:p>
          </table:table-cell>
          <table:table-cell office:value-type="float" office:value="34.56" calcext:value-type="float">
            <text:p>34.56</text:p>
          </table:table-cell>
          <table:table-cell office:value-type="float" office:value="0.114618109353" calcext:value-type="float">
            <text:p>0.114618109353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813871249" calcext:value-type="float">
            <text:p>0.999813871249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983712871" calcext:value-type="float">
            <text:p>0.9999837128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.48" calcext:value-type="float">
            <text:p>52.48</text:p>
          </table:table-cell>
          <table:table-cell office:value-type="float" office:value="0.0624315823584" calcext:value-type="float">
            <text:p>0.0624315823584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4503824004" calcext:value-type="float">
            <text:p>0.994503824004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0346442826387" calcext:value-type="float">
            <text:p>0.0346442826387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09013360207" calcext:value-type="float">
            <text:p>0.0009013360207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088920144643" calcext:value-type="float">
            <text:p>0.088920144643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938629273313" calcext:value-type="float">
            <text:p>0.0938629273313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73960367" calcext:value-type="float">
            <text:p>0.99973960367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983198153" calcext:value-type="float">
            <text:p>0.9999831981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.992" calcext:value-type="float">
            <text:p>52.992</text:p>
          </table:table-cell>
          <table:table-cell office:value-type="float" office:value="0.0596140488407" calcext:value-type="float">
            <text:p>0.0596140488407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4488327267" calcext:value-type="float">
            <text:p>0.994488327267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0345899029972" calcext:value-type="float">
            <text:p>0.0345899029972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0886436305459" calcext:value-type="float">
            <text:p>0.000886436305459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0886931845436" calcext:value-type="float">
            <text:p>0.0886931845436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770282098243" calcext:value-type="float">
            <text:p>0.0770282098243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57289705" calcext:value-type="float">
            <text:p>0.99957289705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982352546" calcext:value-type="float">
            <text:p>0.9999823525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.504" calcext:value-type="float">
            <text:p>53.504</text:p>
          </table:table-cell>
          <table:table-cell office:value-type="float" office:value="0.0568791885622" calcext:value-type="float">
            <text:p>0.0568791885622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4479471989" calcext:value-type="float">
            <text:p>0.994479471989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034528363047" calcext:value-type="float">
            <text:p>0.034528363047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0874439132148" calcext:value-type="float">
            <text:p>0.000874439132148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0884713615285" calcext:value-type="float">
            <text:p>0.0884713615285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63373181996" calcext:value-type="float">
            <text:p>0.063373181996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913571519" calcext:value-type="float">
            <text:p>0.99913571519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981727532" calcext:value-type="float">
            <text:p>0.9999817275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.016" calcext:value-type="float">
            <text:p>54.016</text:p>
          </table:table-cell>
          <table:table-cell office:value-type="float" office:value="0.0542380738316" calcext:value-type="float">
            <text:p>0.0542380738316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4464713192" calcext:value-type="float">
            <text:p>0.994464713192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0344728222744" calcext:value-type="float">
            <text:p>0.0344728222744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0860700433678" calcext:value-type="float">
            <text:p>0.000860700433678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0882518904316" calcext:value-type="float">
            <text:p>0.0882518904316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523048032944" calcext:value-type="float">
            <text:p>0.0523048032944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7887291537" calcext:value-type="float">
            <text:p>0.997887291537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981139284" calcext:value-type="float">
            <text:p>0.9999811392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.528" calcext:value-type="float">
            <text:p>54.528</text:p>
          </table:table-cell>
          <table:table-cell office:value-type="float" office:value="0.0516877520334" calcext:value-type="float">
            <text:p>0.0516877520334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4461023493" calcext:value-type="float">
            <text:p>0.994461023493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034415539805" calcext:value-type="float">
            <text:p>0.034415539805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0851799305093" calcext:value-type="float">
            <text:p>0.000851799305093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0880316147311" calcext:value-type="float">
            <text:p>0.0880316147311</text:p>
          </table:table-cell>
          <table:table-cell office:value-type="float" office:value="37.12" calcext:value-type="float">
            <text:p>37.12</text:p>
          </table:table-cell>
          <table:table-cell office:value-type="float" office:value="0.043444953142" calcext:value-type="float">
            <text:p>0.043444953142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4509091488" calcext:value-type="float">
            <text:p>0.994509091488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98051427" calcext:value-type="float">
            <text:p>0.999980514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.04" calcext:value-type="float">
            <text:p>55.04</text:p>
          </table:table-cell>
          <table:table-cell office:value-type="float" office:value="0.049345589641" calcext:value-type="float">
            <text:p>0.049345589641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4455857914" calcext:value-type="float">
            <text:p>0.994455857914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0343383245845" calcext:value-type="float">
            <text:p>0.0343383245845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084444619887" calcext:value-type="float">
            <text:p>0.00084444619887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0878225415879" calcext:value-type="float">
            <text:p>0.0878225415879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362743962629" calcext:value-type="float">
            <text:p>0.0362743962629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866102802" calcext:value-type="float">
            <text:p>0.9866102802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979815725" calcext:value-type="float">
            <text:p>0.9999798157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.552" calcext:value-type="float">
            <text:p>55.552</text:p>
          </table:table-cell>
          <table:table-cell office:value-type="float" office:value="0.0472455417349" calcext:value-type="float">
            <text:p>0.0472455417349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4452906155" calcext:value-type="float">
            <text:p>0.994452906155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0341620261738" calcext:value-type="float">
            <text:p>0.0341620261738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0832836031149" calcext:value-type="float">
            <text:p>0.000832836031149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0876022658874" calcext:value-type="float">
            <text:p>0.0876022658874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304854766311" calcext:value-type="float">
            <text:p>0.0304854766311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71007577831" calcext:value-type="float">
            <text:p>0.971007577831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979190711" calcext:value-type="float">
            <text:p>0.9999791907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.064" calcext:value-type="float">
            <text:p>56.064</text:p>
          </table:table-cell>
          <table:table-cell office:value-type="float" office:value="0.0452968153825" calcext:value-type="float">
            <text:p>0.0452968153825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4448478516" calcext:value-type="float">
            <text:p>0.994448478516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0336635138731" calcext:value-type="float">
            <text:p>0.0336635138731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0823934902564" calcext:value-type="float">
            <text:p>0.000823934902564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087395606555" calcext:value-type="float">
            <text:p>0.087395606555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257720848524" calcext:value-type="float">
            <text:p>0.0257720848524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4486737646" calcext:value-type="float">
            <text:p>0.94486737646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9784554" calcext:value-type="float">
            <text:p>0.99997845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.576" calcext:value-type="float">
            <text:p>56.576</text:p>
          </table:table-cell>
          <table:table-cell office:value-type="float" office:value="0.0435665825909" calcext:value-type="float">
            <text:p>0.0435665825909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4444788816" calcext:value-type="float">
            <text:p>0.994444788816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0323762064878" calcext:value-type="float">
            <text:p>0.0323762064878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0815227276773" calcext:value-type="float">
            <text:p>0.000815227276773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0871866571971" calcext:value-type="float">
            <text:p>0.0871866571971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219168263409" calcext:value-type="float">
            <text:p>0.0219168263409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06965272605" calcext:value-type="float">
            <text:p>0.906965272605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977536262" calcext:value-type="float">
            <text:p>0.9999775362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.088" calcext:value-type="float">
            <text:p>57.088</text:p>
          </table:table-cell>
          <table:table-cell office:value-type="float" office:value="0.0420105541248" calcext:value-type="float">
            <text:p>0.0420105541248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4436671478" calcext:value-type="float">
            <text:p>0.994436671478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0301189675609" calcext:value-type="float">
            <text:p>0.0301189675609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0810196204094" calcext:value-type="float">
            <text:p>0.000810196204094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0869693523405" calcext:value-type="float">
            <text:p>0.0869693523405</text:p>
          </table:table-cell>
          <table:table-cell office:value-type="float" office:value="39.68" calcext:value-type="float">
            <text:p>39.68</text:p>
          </table:table-cell>
          <table:table-cell office:value-type="float" office:value="0.0187983214218" calcext:value-type="float">
            <text:p>0.0187983214218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858089223576" calcext:value-type="float">
            <text:p>0.858089223576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976837717" calcext:value-type="float">
            <text:p>0.9999768377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0.040600680135" calcext:value-type="float">
            <text:p>0.040600680135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4432243839" calcext:value-type="float">
            <text:p>0.994432243839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0273150293911" calcext:value-type="float">
            <text:p>0.0273150293911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0805552137006" calcext:value-type="float">
            <text:p>0.000805552137006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0867589175606" calcext:value-type="float">
            <text:p>0.0867589175606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162197766466" calcext:value-type="float">
            <text:p>0.0162197766466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800820643871" calcext:value-type="float">
            <text:p>0.800820643871</text:p>
          </table:table-cell>
          <table:table-cell office:value-type="float" office:value="14.4" calcext:value-type="float">
            <text:p>14.4</text:p>
          </table:table-cell>
          <table:table-cell office:value-type="float" office:value="0.999976028875" calcext:value-type="float">
            <text:p>0.9999760288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.112" calcext:value-type="float">
            <text:p>58.112</text:p>
          </table:table-cell>
          <table:table-cell office:value-type="float" office:value="0.0393207212354" calcext:value-type="float">
            <text:p>0.0393207212354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442855414" calcext:value-type="float">
            <text:p>0.99442855414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0252489900578" calcext:value-type="float">
            <text:p>0.0252489900578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0801488578304" calcext:value-type="float">
            <text:p>0.000801488578304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0865445216554" calcext:value-type="float">
            <text:p>0.0865445216554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140667412514" calcext:value-type="float">
            <text:p>0.0140667412514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738185928129" calcext:value-type="float">
            <text:p>0.738185928129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975403861" calcext:value-type="float">
            <text:p>0.9999754038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.624" calcext:value-type="float">
            <text:p>58.624</text:p>
          </table:table-cell>
          <table:table-cell office:value-type="float" office:value="0.0381123632662" calcext:value-type="float">
            <text:p>0.0381123632662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442486444" calcext:value-type="float">
            <text:p>0.99442486444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0240619269939" calcext:value-type="float">
            <text:p>0.0240619269939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0799553550351" calcext:value-type="float">
            <text:p>0.000799553550351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0863361293307" calcext:value-type="float">
            <text:p>0.0863361293307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122839076782" calcext:value-type="float">
            <text:p>0.0122839076782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673580675392" calcext:value-type="float">
            <text:p>0.673580675392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974484723" calcext:value-type="float">
            <text:p>0.9999744847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.136" calcext:value-type="float">
            <text:p>59.136</text:p>
          </table:table-cell>
          <table:table-cell office:value-type="float" office:value="0.0368707883705" calcext:value-type="float">
            <text:p>0.0368707883705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4422650621" calcext:value-type="float">
            <text:p>0.994422650621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0233710539684" calcext:value-type="float">
            <text:p>0.0233710539684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0797618522397" calcext:value-type="float">
            <text:p>0.000797618522397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086123590203" calcext:value-type="float">
            <text:p>0.086123590203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108179480574" calcext:value-type="float">
            <text:p>0.0108179480574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609918205242" calcext:value-type="float">
            <text:p>0.609918205242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973859709" calcext:value-type="float">
            <text:p>0.9999738597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.648" calcext:value-type="float">
            <text:p>59.648</text:p>
          </table:table-cell>
          <table:table-cell office:value-type="float" office:value="0.0355443257739" calcext:value-type="float">
            <text:p>0.0355443257739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4421912681" calcext:value-type="float">
            <text:p>0.994421912681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0229725924672" calcext:value-type="float">
            <text:p>0.0229725924672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0794522477672" calcext:value-type="float">
            <text:p>0.000794522477672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0859025717915" calcext:value-type="float">
            <text:p>0.0859025717915</text:p>
          </table:table-cell>
          <table:table-cell office:value-type="float" office:value="42.24" calcext:value-type="float">
            <text:p>42.24</text:p>
          </table:table-cell>
          <table:table-cell office:value-type="float" office:value="0.00959505711279" calcext:value-type="float">
            <text:p>0.00959505711279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549289302677" calcext:value-type="float">
            <text:p>0.549289302677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973197929" calcext:value-type="float">
            <text:p>0.9999731979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float" office:value="0.0341374043998" calcext:value-type="float">
            <text:p>0.0341374043998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4415271222" calcext:value-type="float">
            <text:p>0.994415271222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0227237233605" calcext:value-type="float">
            <text:p>0.0227237233605</text:p>
          </table:table-cell>
          <table:table-cell office:value-type="float" office:value="57.6" calcext:value-type="float">
            <text:p>57.6</text:p>
          </table:table-cell>
          <table:table-cell office:value-type="float" office:value="0.00079084592456" calcext:value-type="float">
            <text:p>0.00079084592456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0856305538922" calcext:value-type="float">
            <text:p>0.0856305538922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0857335205129" calcext:value-type="float">
            <text:p>0.00857335205129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93359268254" calcext:value-type="float">
            <text:p>0.493359268254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972315557" calcext:value-type="float">
            <text:p>0.9999723155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.672" calcext:value-type="float">
            <text:p>60.672</text:p>
          </table:table-cell>
          <table:table-cell office:value-type="float" office:value="0.0324248873024" calcext:value-type="float">
            <text:p>0.0324248873024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4413057403" calcext:value-type="float">
            <text:p>0.994413057403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0225600038704" calcext:value-type="float">
            <text:p>0.0225600038704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0789297902198" calcext:value-type="float">
            <text:p>0.000789297902198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0851388173256" calcext:value-type="float">
            <text:p>0.0851388173256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0770136096187" calcext:value-type="float">
            <text:p>0.00770136096187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442783378173" calcext:value-type="float">
            <text:p>0.442783378173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971690543" calcext:value-type="float">
            <text:p>0.9999716905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.184" calcext:value-type="float">
            <text:p>61.184</text:p>
          </table:table-cell>
          <table:table-cell office:value-type="float" office:value="0.0306415074284" calcext:value-type="float">
            <text:p>0.0306415074284</text:p>
          </table:table-cell>
          <table:table-cell office:value-type="float" office:value="22.4" calcext:value-type="float">
            <text:p>22.4</text:p>
          </table:table-cell>
          <table:table-cell office:value-type="float" office:value="0.994410843583" calcext:value-type="float">
            <text:p>0.994410843583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0224556955901" calcext:value-type="float">
            <text:p>0.0224556955901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0787169371449" calcext:value-type="float">
            <text:p>0.000787169371449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0840616388227" calcext:value-type="float">
            <text:p>0.0840616388227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0696924726537" calcext:value-type="float">
            <text:p>0.00696924726537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398106187777" calcext:value-type="float">
            <text:p>0.398106187777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970881701" calcext:value-type="float">
            <text:p>0.9999708817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.696" calcext:value-type="float">
            <text:p>61.696</text:p>
          </table:table-cell>
          <table:table-cell office:value-type="float" office:value="0.0289400626397" calcext:value-type="float">
            <text:p>0.0289400626397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4409367704" calcext:value-type="float">
            <text:p>0.994409367704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02236183749" calcext:value-type="float">
            <text:p>0.02236183749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0784073326723" calcext:value-type="float">
            <text:p>0.000784073326723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0820750107152" calcext:value-type="float">
            <text:p>0.0820750107152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0635238858125" calcext:value-type="float">
            <text:p>0.00635238858125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359245594423" calcext:value-type="float">
            <text:p>0.359245594423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9970293453" calcext:value-type="float">
            <text:p>0.9999702934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.208" calcext:value-type="float">
            <text:p>62.208</text:p>
          </table:table-cell>
          <table:table-cell office:value-type="float" office:value="0.027248213852" calcext:value-type="float">
            <text:p>0.027248213852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4406415944" calcext:value-type="float">
            <text:p>0.994406415944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0222134062266" calcext:value-type="float">
            <text:p>0.0222134062266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0783105812747" calcext:value-type="float">
            <text:p>0.000783105812747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0793108879884" calcext:value-type="float">
            <text:p>0.0793108879884</text:p>
          </table:table-cell>
          <table:table-cell office:value-type="float" office:value="44.8" calcext:value-type="float">
            <text:p>44.8</text:p>
          </table:table-cell>
          <table:table-cell office:value-type="float" office:value="0.00581249030262" calcext:value-type="float">
            <text:p>0.00581249030262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325834049003" calcext:value-type="float">
            <text:p>0.325834049003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9969668439" calcext:value-type="float">
            <text:p>0.9999696684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.72" calcext:value-type="float">
            <text:p>62.72</text:p>
          </table:table-cell>
          <table:table-cell office:value-type="float" office:value="0.0258722949427" calcext:value-type="float">
            <text:p>0.0258722949427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4403464185" calcext:value-type="float">
            <text:p>0.994403464185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0218352645202" calcext:value-type="float">
            <text:p>0.0218352645202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0782331801565" calcext:value-type="float">
            <text:p>0.000782331801565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076240396979" calcext:value-type="float">
            <text:p>0.076240396979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053527694239" calcext:value-type="float">
            <text:p>0.0053527694239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297429808402" calcext:value-type="float">
            <text:p>0.297429808402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9968859597" calcext:value-type="float">
            <text:p>0.9999688595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.232" calcext:value-type="float">
            <text:p>63.232</text:p>
          </table:table-cell>
          <table:table-cell office:value-type="float" office:value="0.0246676277431" calcext:value-type="float">
            <text:p>0.0246676277431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4401250365" calcext:value-type="float">
            <text:p>0.994401250365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20867461719" calcext:value-type="float">
            <text:p>0.020867461719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0780009768021" calcext:value-type="float">
            <text:p>0.000780009768021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073390800596" calcext:value-type="float">
            <text:p>0.073390800596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0496666822567" calcext:value-type="float">
            <text:p>0.00496666822567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273498212263" calcext:value-type="float">
            <text:p>0.273498212263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996801399" calcext:value-type="float">
            <text:p>0.999968013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.744" calcext:value-type="float">
            <text:p>63.744</text:p>
          </table:table-cell>
          <table:table-cell office:value-type="float" office:value="0.0236297833297" calcext:value-type="float">
            <text:p>0.0236297833297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4397560666" calcext:value-type="float">
            <text:p>0.994397560666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189523694332" calcext:value-type="float">
            <text:p>0.0189523694332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0778268242863" calcext:value-type="float">
            <text:p>0.000778268242863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0709896778646" calcext:value-type="float">
            <text:p>0.0709896778646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0462040826629" calcext:value-type="float">
            <text:p>0.00462040826629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253417494918" calcext:value-type="float">
            <text:p>0.253417494918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967499272" calcext:value-type="float">
            <text:p>0.9999674992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.256" calcext:value-type="float">
            <text:p>64.256</text:p>
          </table:table-cell>
          <table:table-cell office:value-type="float" office:value="0.0230104721897" calcext:value-type="float">
            <text:p>0.0230104721897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4396084786" calcext:value-type="float">
            <text:p>0.994396084786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162523525001" calcext:value-type="float">
            <text:p>0.0162523525001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0774978695342" calcext:value-type="float">
            <text:p>0.000774978695342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0691311674024" calcext:value-type="float">
            <text:p>0.0691311674024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0432450664297" calcext:value-type="float">
            <text:p>0.00432450664297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236674661988" calcext:value-type="float">
            <text:p>0.236674661988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966800727" calcext:value-type="float">
            <text:p>0.9999668007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.768" calcext:value-type="float">
            <text:p>64.768</text:p>
          </table:table-cell>
          <table:table-cell office:value-type="float" office:value="0.0226052256869" calcext:value-type="float">
            <text:p>0.0226052256869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4388705388" calcext:value-type="float">
            <text:p>0.994388705388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138925469895" calcext:value-type="float">
            <text:p>0.0138925469895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0771689147821" calcext:value-type="float">
            <text:p>0.000771689147821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0677720681871" calcext:value-type="float">
            <text:p>0.0677720681871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406442501545" calcext:value-type="float">
            <text:p>0.00406442501545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222753298148" calcext:value-type="float">
            <text:p>0.222753298148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9966028651" calcext:value-type="float">
            <text:p>0.9999660286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.28" calcext:value-type="float">
            <text:p>65.28</text:p>
          </table:table-cell>
          <table:table-cell office:value-type="float" office:value="0.0222937247321" calcext:value-type="float">
            <text:p>0.0222937247321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4381325989" calcext:value-type="float">
            <text:p>0.994381325989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124606787779" calcext:value-type="float">
            <text:p>0.0124606787779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0768593103096" calcext:value-type="float">
            <text:p>0.000768593103096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0667705224198" calcext:value-type="float">
            <text:p>0.0667705224198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383614214067" calcext:value-type="float">
            <text:p>0.00383614214067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211250467759" calcext:value-type="float">
            <text:p>0.211250467759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9965587465" calcext:value-type="float">
            <text:p>0.9999655874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.048" calcext:value-type="float">
            <text:p>66.048</text:p>
          </table:table-cell>
          <table:table-cell office:value-type="float" office:value="0.0217364185215" calcext:value-type="float">
            <text:p>0.0217364185215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4348118696" calcext:value-type="float">
            <text:p>0.994348118696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116279542321" calcext:value-type="float">
            <text:p>0.0116279542321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0764529544394" calcext:value-type="float">
            <text:p>0.000764529544394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0660448937846" calcext:value-type="float">
            <text:p>0.0660448937846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36336570867" calcext:value-type="float">
            <text:p>0.0036336570867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201651741851" calcext:value-type="float">
            <text:p>0.201651741851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9964374202" calcext:value-type="float">
            <text:p>0.9999643742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.072" calcext:value-type="float">
            <text:p>67.072</text:p>
          </table:table-cell>
          <table:table-cell office:value-type="float" office:value="0.0213880098706" calcext:value-type="float">
            <text:p>0.0213880098706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4316387283" calcext:value-type="float">
            <text:p>0.994316387283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111265391035" calcext:value-type="float">
            <text:p>0.0111265391035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0761433499668" calcext:value-type="float">
            <text:p>0.000761433499668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0654873035104" calcext:value-type="float">
            <text:p>0.0654873035104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345220622716" calcext:value-type="float">
            <text:p>0.00345220622716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193653502496" calcext:value-type="float">
            <text:p>0.193653502496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9963087409" calcext:value-type="float">
            <text:p>0.9999630874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8.096" calcext:value-type="float">
            <text:p>68.096</text:p>
          </table:table-cell>
          <table:table-cell office:value-type="float" office:value="0.0211901846197" calcext:value-type="float">
            <text:p>0.0211901846197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4201268666" calcext:value-type="float">
            <text:p>0.994201268666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108312247514" calcext:value-type="float">
            <text:p>0.0108312247514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0755047907422" calcext:value-type="float">
            <text:p>0.000755047907422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0650154963553" calcext:value-type="float">
            <text:p>0.0650154963553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32930268676" calcext:value-type="float">
            <text:p>0.0032930268676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186989063244" calcext:value-type="float">
            <text:p>0.186989063244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9961874146" calcext:value-type="float">
            <text:p>0.9999618741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9.12" calcext:value-type="float">
            <text:p>69.12</text:p>
          </table:table-cell>
          <table:table-cell office:value-type="float" office:value="0.0210506735285" calcext:value-type="float">
            <text:p>0.0210506735285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3869195734" calcext:value-type="float">
            <text:p>0.993869195734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106493142069" calcext:value-type="float">
            <text:p>0.0106493142069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0748662315176" calcext:value-type="float">
            <text:p>0.000748662315176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0644852007099" calcext:value-type="float">
            <text:p>0.0644852007099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315061299829" calcext:value-type="float">
            <text:p>0.00315061299829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81441985048" calcext:value-type="float">
            <text:p>0.181441985048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960329994" calcext:value-type="float">
            <text:p>0.9999603299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.144" calcext:value-type="float">
            <text:p>70.144</text:p>
          </table:table-cell>
          <table:table-cell office:value-type="float" office:value="0.0209362596707" calcext:value-type="float">
            <text:p>0.0209362596707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3491370531" calcext:value-type="float">
            <text:p>0.993491370531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105330075715" calcext:value-type="float">
            <text:p>0.0105330075715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0739374180999" calcext:value-type="float">
            <text:p>0.000739374180999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0635755035348" calcext:value-type="float">
            <text:p>0.0635755035348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303294524007" calcext:value-type="float">
            <text:p>0.00303294524007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76806091692" calcext:value-type="float">
            <text:p>0.176806091692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995830789" calcext:value-type="float">
            <text:p>0.999958307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.168" calcext:value-type="float">
            <text:p>71.168</text:p>
          </table:table-cell>
          <table:table-cell office:value-type="float" office:value="0.0208558008933" calcext:value-type="float">
            <text:p>0.0208558008933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3063365419" calcext:value-type="float">
            <text:p>0.993063365419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104480514768" calcext:value-type="float">
            <text:p>0.0104480514768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717121359535" calcext:value-type="float">
            <text:p>0.000717121359535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618797086716" calcext:value-type="float">
            <text:p>0.0618797086716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291632919158" calcext:value-type="float">
            <text:p>0.00291632919158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72880172848" calcext:value-type="float">
            <text:p>0.172880172848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956690207" calcext:value-type="float">
            <text:p>0.99995669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2.192" calcext:value-type="float">
            <text:p>72.192</text:p>
          </table:table-cell>
          <table:table-cell office:value-type="float" office:value="0.020802653811" calcext:value-type="float">
            <text:p>0.020802653811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2682588457" calcext:value-type="float">
            <text:p>0.992682588457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103816734802" calcext:value-type="float">
            <text:p>0.0103816734802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690611476573" calcext:value-type="float">
            <text:p>0.000690611476573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593354902898" calcext:value-type="float">
            <text:p>0.0593354902898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281833459167" calcext:value-type="float">
            <text:p>0.00281833459167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16953360733" calcext:value-type="float">
            <text:p>0.16953360733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9955072523" calcext:value-type="float">
            <text:p>0.9999550725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.216" calcext:value-type="float">
            <text:p>73.216</text:p>
          </table:table-cell>
          <table:table-cell office:value-type="float" office:value="0.0207524593443" calcext:value-type="float">
            <text:p>0.0207524593443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2305501194" calcext:value-type="float">
            <text:p>0.992305501194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103265197513" calcext:value-type="float">
            <text:p>0.0103265197513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659844532114" calcext:value-type="float">
            <text:p>0.000659844532114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563133992799" calcext:value-type="float">
            <text:p>0.0563133992799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273487833203" calcext:value-type="float">
            <text:p>0.00273487833203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166686205281" calcext:value-type="float">
            <text:p>0.166686205281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953344544" calcext:value-type="float">
            <text:p>0.9999533445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.24" calcext:value-type="float">
            <text:p>74.24</text:p>
          </table:table-cell>
          <table:table-cell office:value-type="float" office:value="0.0206985741081" calcext:value-type="float">
            <text:p>0.0206985741081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91916606894" calcext:value-type="float">
            <text:p>0.991916606894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102777522436" calcext:value-type="float">
            <text:p>0.0102777522436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629851598836" calcext:value-type="float">
            <text:p>0.000629851598836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533372944586" calcext:value-type="float">
            <text:p>0.0533372944586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265729927378" calcext:value-type="float">
            <text:p>0.00265729927378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164223640978" calcext:value-type="float">
            <text:p>0.164223640978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9951395971" calcext:value-type="float">
            <text:p>0.9999513959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.264" calcext:value-type="float">
            <text:p>75.264</text:p>
          </table:table-cell>
          <table:table-cell office:value-type="float" office:value="0.0206498559493" calcext:value-type="float">
            <text:p>0.0206498559493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91504836458" calcext:value-type="float">
            <text:p>0.991504836458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102353709572" calcext:value-type="float">
            <text:p>0.0102353709572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603728721465" calcext:value-type="float">
            <text:p>0.000603728721465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507636771002" calcext:value-type="float">
            <text:p>0.0507636771002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259085596551" calcext:value-type="float">
            <text:p>0.00259085596551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162081394691" calcext:value-type="float">
            <text:p>0.162081394691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948969446" calcext:value-type="float">
            <text:p>0.9999489694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.288" calcext:value-type="float">
            <text:p>76.288</text:p>
          </table:table-cell>
          <table:table-cell office:value-type="float" office:value="0.0206136864071" calcext:value-type="float">
            <text:p>0.0206136864071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9105395521" calcext:value-type="float">
            <text:p>0.99105395521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101893127555" calcext:value-type="float">
            <text:p>0.0101893127555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578766860866" calcext:value-type="float">
            <text:p>0.000578766860866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487338479702" calcext:value-type="float">
            <text:p>0.0487338479702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253505348501" calcext:value-type="float">
            <text:p>0.00253505348501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160213081371" calcext:value-type="float">
            <text:p>0.160213081371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9946542921" calcext:value-type="float">
            <text:p>0.9999465429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.312" calcext:value-type="float">
            <text:p>77.312</text:p>
          </table:table-cell>
          <table:table-cell office:value-type="float" office:value="0.0205730879414" calcext:value-type="float">
            <text:p>0.0205730879414</text:p>
          </table:table-cell>
          <table:table-cell office:value-type="float" office:value="27.52" calcext:value-type="float">
            <text:p>27.52</text:p>
          </table:table-cell>
          <table:table-cell office:value-type="float" office:value="0.990449582474" calcext:value-type="float">
            <text:p>0.990449582474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101488666876" calcext:value-type="float">
            <text:p>0.0101488666876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556320536606" calcext:value-type="float">
            <text:p>0.000556320536606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471940224144" calcext:value-type="float">
            <text:p>0.0471940224144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248277732534" calcext:value-type="float">
            <text:p>0.00248277732534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158578937148" calcext:value-type="float">
            <text:p>0.158578937148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994301343" calcext:value-type="float">
            <text:p>0.999943013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.336" calcext:value-type="float">
            <text:p>78.336</text:p>
          </table:table-cell>
          <table:table-cell office:value-type="float" office:value="0.0205228934748" calcext:value-type="float">
            <text:p>0.0205228934748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89434177241" calcext:value-type="float">
            <text:p>0.989434177241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101122910569" calcext:value-type="float">
            <text:p>0.0101122910569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539098787821" calcext:value-type="float">
            <text:p>0.000539098787821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460746331704" calcext:value-type="float">
            <text:p>0.0460746331704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244052334066" calcext:value-type="float">
            <text:p>0.00244052334066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157124226927" calcext:value-type="float">
            <text:p>0.157124226927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939851594" calcext:value-type="float">
            <text:p>0.9999398515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.36" calcext:value-type="float">
            <text:p>79.36</text:p>
          </table:table-cell>
          <table:table-cell office:value-type="float" office:value="0.0204682700846" calcext:value-type="float">
            <text:p>0.0204682700846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86737745033" calcext:value-type="float">
            <text:p>0.986737745033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100766830354" calcext:value-type="float">
            <text:p>0.0100766830354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519361502696" calcext:value-type="float">
            <text:p>0.000519361502696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452514618254" calcext:value-type="float">
            <text:p>0.0452514618254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240259992542" calcext:value-type="float">
            <text:p>0.00240259992542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155831110303" calcext:value-type="float">
            <text:p>0.155831110303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9935991214" calcext:value-type="float">
            <text:p>0.9999359912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.384" calcext:value-type="float">
            <text:p>80.384</text:p>
          </table:table-cell>
          <table:table-cell office:value-type="float" office:value="0.0204003599239" calcext:value-type="float">
            <text:p>0.0204003599239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978640331069" calcext:value-type="float">
            <text:p>0.978640331069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100372045768" calcext:value-type="float">
            <text:p>0.0100372045768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502139753911" calcext:value-type="float">
            <text:p>0.000502139753911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446349498129" calcext:value-type="float">
            <text:p>0.0446349498129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236529516295" calcext:value-type="float">
            <text:p>0.00236529516295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154667106705" calcext:value-type="float">
            <text:p>0.154667106705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93191024" calcext:value-type="float">
            <text:p>0.999931910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.408" calcext:value-type="float">
            <text:p>81.408</text:p>
          </table:table-cell>
          <table:table-cell office:value-type="float" office:value="0.0203464746876" calcext:value-type="float">
            <text:p>0.0203464746876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961920827909" calcext:value-type="float">
            <text:p>0.961920827909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0999501681221" calcext:value-type="float">
            <text:p>0.00999501681221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489175066623" calcext:value-type="float">
            <text:p>0.000489175066623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441723027599" calcext:value-type="float">
            <text:p>0.0441723027599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233535236854" calcext:value-type="float">
            <text:p>0.00233535236854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153619783029" calcext:value-type="float">
            <text:p>0.153619783029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926873363" calcext:value-type="float">
            <text:p>0.9999268733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.432" calcext:value-type="float">
            <text:p>82.432</text:p>
          </table:table-cell>
          <table:table-cell office:value-type="float" office:value="0.0203125196072" calcext:value-type="float">
            <text:p>0.0203125196072</text:p>
          </table:table-cell>
          <table:table-cell office:value-type="float" office:value="28.8" calcext:value-type="float">
            <text:p>28.8</text:p>
          </table:table-cell>
          <table:table-cell office:value-type="float" office:value="0.939448345686" calcext:value-type="float">
            <text:p>0.939448345686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0995244200392" calcext:value-type="float">
            <text:p>0.00995244200392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470792301066" calcext:value-type="float">
            <text:p>0.000470792301066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437959339668" calcext:value-type="float">
            <text:p>0.0437959339668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230875029912" calcext:value-type="float">
            <text:p>0.00230875029912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152637861906" calcext:value-type="float">
            <text:p>0.152637861906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992080705" calcext:value-type="float">
            <text:p>0.999920807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.456" calcext:value-type="float">
            <text:p>83.456</text:p>
          </table:table-cell>
          <table:table-cell office:value-type="float" office:value="0.0202800408347" calcext:value-type="float">
            <text:p>0.0202800408347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90809475738" calcext:value-type="float">
            <text:p>0.90809475738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0991296354532" calcext:value-type="float">
            <text:p>0.00991296354532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459762641731" calcext:value-type="float">
            <text:p>0.000459762641731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434875851216" calcext:value-type="float">
            <text:p>0.0434875851216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228388045748" calcext:value-type="float">
            <text:p>0.00228388045748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151728148439" calcext:value-type="float">
            <text:p>0.151728148439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9914630442" calcext:value-type="float">
            <text:p>0.9999146304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.48" calcext:value-type="float">
            <text:p>84.48</text:p>
          </table:table-cell>
          <table:table-cell office:value-type="float" office:value="0.0202564199092" calcext:value-type="float">
            <text:p>0.0202564199092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842160569808" calcext:value-type="float">
            <text:p>0.842160569808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0984348919906" calcext:value-type="float">
            <text:p>0.00984348919906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449119987987" calcext:value-type="float">
            <text:p>0.000449119987987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432248511097" calcext:value-type="float">
            <text:p>0.0432248511097</text:p>
          </table:table-cell>
          <table:table-cell office:value-type="float" office:value="57.6" calcext:value-type="float">
            <text:p>57.6</text:p>
          </table:table-cell>
          <table:table-cell office:value-type="float" office:value="0.00226327932" calcext:value-type="float">
            <text:p>0.00226327932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150877032422" calcext:value-type="float">
            <text:p>0.150877032422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908086177" calcext:value-type="float">
            <text:p>0.9999080861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.504" calcext:value-type="float">
            <text:p>85.504</text:p>
          </table:table-cell>
          <table:table-cell office:value-type="float" office:value="0.0202327989837" calcext:value-type="float">
            <text:p>0.0202327989837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714342008554" calcext:value-type="float">
            <text:p>0.714342008554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0977633711507" calcext:value-type="float">
            <text:p>0.00977633711507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435961797904" calcext:value-type="float">
            <text:p>0.000435961797904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429910209336" calcext:value-type="float">
            <text:p>0.0429910209336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22441010839" calcext:value-type="float">
            <text:p>0.0022441010839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150047950224" calcext:value-type="float">
            <text:p>0.150047950224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899335981" calcext:value-type="float">
            <text:p>0.9998993359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.528" calcext:value-type="float">
            <text:p>86.528</text:p>
          </table:table-cell>
          <table:table-cell office:value-type="float" office:value="0.0202077017504" calcext:value-type="float">
            <text:p>0.0202077017504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557838987428" calcext:value-type="float">
            <text:p>0.557838987428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0971208785892" calcext:value-type="float">
            <text:p>0.00971208785892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42202959664" calcext:value-type="float">
            <text:p>0.00042202959664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427809575092" calcext:value-type="float">
            <text:p>0.0427809575092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222820170753" calcext:value-type="float">
            <text:p>0.00222820170753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14926146429" calcext:value-type="float">
            <text:p>0.14926146429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889335758" calcext:value-type="float">
            <text:p>0.9998893357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.552" calcext:value-type="float">
            <text:p>87.552</text:p>
          </table:table-cell>
          <table:table-cell office:value-type="float" office:value="0.0201870334406" calcext:value-type="float">
            <text:p>0.0201870334406</text:p>
          </table:table-cell>
          <table:table-cell office:value-type="float" office:value="30.08" calcext:value-type="float">
            <text:p>30.08</text:p>
          </table:table-cell>
          <table:table-cell office:value-type="float" office:value="0.431086749257" calcext:value-type="float">
            <text:p>0.431086749257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0965054790875" calcext:value-type="float">
            <text:p>0.00965054790875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40790389258" calcext:value-type="float">
            <text:p>0.00040790389258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425802398647" calcext:value-type="float">
            <text:p>0.0425802398647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221292098394" calcext:value-type="float">
            <text:p>0.00221292098394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148505619709" calcext:value-type="float">
            <text:p>0.148505619709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878159037" calcext:value-type="float">
            <text:p>0.9998781590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.576" calcext:value-type="float">
            <text:p>88.576</text:p>
          </table:table-cell>
          <table:table-cell office:value-type="float" office:value="0.0201656269769" calcext:value-type="float">
            <text:p>0.0201656269769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355433893872" calcext:value-type="float">
            <text:p>0.355433893872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0958358934662" calcext:value-type="float">
            <text:p>0.00958358934662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39126265218" calcext:value-type="float">
            <text:p>0.00039126265218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423933861587" calcext:value-type="float">
            <text:p>0.0423933861587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220042419784" calcext:value-type="float">
            <text:p>0.00220042419784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147775744871" calcext:value-type="float">
            <text:p>0.147775744871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861798376" calcext:value-type="float">
            <text:p>0.9998617983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0.0201464349749" calcext:value-type="float">
            <text:p>0.0201464349749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313213403349" calcext:value-type="float">
            <text:p>0.313213403349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095187595249" calcext:value-type="float">
            <text:p>0.0095187595249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372492881032" calcext:value-type="float">
            <text:p>0.000372492881032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422186633987" calcext:value-type="float">
            <text:p>0.0422186633987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218724689368" calcext:value-type="float">
            <text:p>0.00218724689368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147086590295" calcext:value-type="float">
            <text:p>0.147086590295</text:p>
          </table:table-cell>
          <table:table-cell office:value-type="float" office:value="22.4" calcext:value-type="float">
            <text:p>22.4</text:p>
          </table:table-cell>
          <table:table-cell office:value-type="float" office:value="0.999843305315" calcext:value-type="float">
            <text:p>0.9998433053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.624" calcext:value-type="float">
            <text:p>90.624</text:p>
          </table:table-cell>
          <table:table-cell office:value-type="float" office:value="0.0201287192808" calcext:value-type="float">
            <text:p>0.0201287192808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286648306723" calcext:value-type="float">
            <text:p>0.286648306723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094543167469" calcext:value-type="float">
            <text:p>0.0094543167469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0361076216107" calcext:value-type="float">
            <text:p>0.000361076216107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420506869303" calcext:value-type="float">
            <text:p>0.0420506869303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217456451175" calcext:value-type="float">
            <text:p>0.00217456451175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146436500687" calcext:value-type="float">
            <text:p>0.146436500687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822091605" calcext:value-type="float">
            <text:p>0.9998220916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.648" calcext:value-type="float">
            <text:p>91.648</text:p>
          </table:table-cell>
          <table:table-cell office:value-type="float" office:value="0.0201073128171" calcext:value-type="float">
            <text:p>0.0201073128171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265215581748" calcext:value-type="float">
            <text:p>0.265215581748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0938697114105" calcext:value-type="float">
            <text:p>0.00938697114105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0349659551182" calcext:value-type="float">
            <text:p>0.000349659551182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418789350143" calcext:value-type="float">
            <text:p>0.0418789350143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216311943537" calcext:value-type="float">
            <text:p>0.00216311943537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145825954242" calcext:value-type="float">
            <text:p>0.145825954242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793855679" calcext:value-type="float">
            <text:p>0.9997938556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.672" calcext:value-type="float">
            <text:p>92.672</text:p>
          </table:table-cell>
          <table:table-cell office:value-type="float" office:value="0.0200659761975" calcext:value-type="float">
            <text:p>0.0200659761975</text:p>
          </table:table-cell>
          <table:table-cell office:value-type="float" office:value="31.36" calcext:value-type="float">
            <text:p>31.36</text:p>
          </table:table-cell>
          <table:table-cell office:value-type="float" office:value="0.246519875672" calcext:value-type="float">
            <text:p>0.246519875672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0932368949418" calcext:value-type="float">
            <text:p>0.00932368949418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0337081869485" calcext:value-type="float">
            <text:p>0.000337081869485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417081733797" calcext:value-type="float">
            <text:p>0.0417081733797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215322099094" calcext:value-type="float">
            <text:p>0.00215322099094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145257820139" calcext:value-type="float">
            <text:p>0.145257820139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759038723" calcext:value-type="float">
            <text:p>0.9997590387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.696" calcext:value-type="float">
            <text:p>93.696</text:p>
          </table:table-cell>
          <table:table-cell office:value-type="float" office:value="0.0198703654083" calcext:value-type="float">
            <text:p>0.0198703654083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230674831233" calcext:value-type="float">
            <text:p>0.230674831233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0926505237185" calcext:value-type="float">
            <text:p>0.00926505237185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0324310684992" calcext:value-type="float">
            <text:p>0.000324310684992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415431058626" calcext:value-type="float">
            <text:p>0.0415431058626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214183777984" calcext:value-type="float">
            <text:p>0.00214183777984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144232088869" calcext:value-type="float">
            <text:p>0.144232088869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709846445" calcext:value-type="float">
            <text:p>0.9997098464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.72" calcext:value-type="float">
            <text:p>94.72</text:p>
          </table:table-cell>
          <table:table-cell office:value-type="float" office:value="0.0189100271567" calcext:value-type="float">
            <text:p>0.0189100271567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215005416478" calcext:value-type="float">
            <text:p>0.215005416478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0920273833426" calcext:value-type="float">
            <text:p>0.00920273833426</text:p>
          </table:table-cell>
          <table:table-cell office:value-type="float" office:value="89.6" calcext:value-type="float">
            <text:p>89.6</text:p>
          </table:table-cell>
          <table:table-cell office:value-type="float" office:value="0.000313087522862" calcext:value-type="float">
            <text:p>0.000313087522862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412270823372" calcext:value-type="float">
            <text:p>0.0412270823372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213070202985" calcext:value-type="float">
            <text:p>0.00213070202985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143351140754" calcext:value-type="float">
            <text:p>0.143351140754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643411134" calcext:value-type="float">
            <text:p>0.9996434111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.744" calcext:value-type="float">
            <text:p>95.744</text:p>
          </table:table-cell>
          <table:table-cell office:value-type="float" office:value="0.0163582290506" calcext:value-type="float">
            <text:p>0.0163582290506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194377783878" calcext:value-type="float">
            <text:p>0.194377783878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0914429473379" calcext:value-type="float">
            <text:p>0.00914429473379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0302831874709" calcext:value-type="float">
            <text:p>0.000302831874709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409215805509" calcext:value-type="float">
            <text:p>0.0409215805509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21205561243" calcext:value-type="float">
            <text:p>0.0021205561243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142590955621" calcext:value-type="float">
            <text:p>0.142590955621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552600277" calcext:value-type="float">
            <text:p>0.9995526002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6.768" calcext:value-type="float">
            <text:p>96.768</text:p>
          </table:table-cell>
          <table:table-cell office:value-type="float" office:value="0.0148184399707" calcext:value-type="float">
            <text:p>0.0148184399707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167079912982" calcext:value-type="float">
            <text:p>0.167079912982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0908469000218" calcext:value-type="float">
            <text:p>0.00908469000218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0287351651082" calcext:value-type="float">
            <text:p>0.000287351651082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406358224983" calcext:value-type="float">
            <text:p>0.0406358224983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211071954515" calcext:value-type="float">
            <text:p>0.00211071954515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141922106" calcext:value-type="float">
            <text:p>0.141922106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415023667" calcext:value-type="float">
            <text:p>0.9994150236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.792" calcext:value-type="float">
            <text:p>97.792</text:p>
          </table:table-cell>
          <table:table-cell office:value-type="float" office:value="0.0137200669358" calcext:value-type="float">
            <text:p>0.0137200669358</text:p>
          </table:table-cell>
          <table:table-cell office:value-type="float" office:value="32.64" calcext:value-type="float">
            <text:p>32.64</text:p>
          </table:table-cell>
          <table:table-cell office:value-type="float" office:value="0.139599770943" calcext:value-type="float">
            <text:p>0.139599770943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0902469822686" calcext:value-type="float">
            <text:p>0.00902469822686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0275934986157" calcext:value-type="float">
            <text:p>0.000275934986157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403591007627" calcext:value-type="float">
            <text:p>0.0403591007627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209995498682" calcext:value-type="float">
            <text:p>0.00209995498682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141321748817" calcext:value-type="float">
            <text:p>0.141321748817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201305647" calcext:value-type="float">
            <text:p>0.9992013056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.816" calcext:value-type="float">
            <text:p>98.816</text:p>
          </table:table-cell>
          <table:table-cell office:value-type="float" office:value="0.0124127963411" calcext:value-type="float">
            <text:p>0.0124127963411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04695954023" calcext:value-type="float">
            <text:p>0.104695954023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0897206028206" calcext:value-type="float">
            <text:p>0.00897206028206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0265679338004" calcext:value-type="float">
            <text:p>0.000265679338004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400903012776" calcext:value-type="float">
            <text:p>0.0400903012776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20891904285" calcext:value-type="float">
            <text:p>0.0020891904285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14078359395" calcext:value-type="float">
            <text:p>0.14078359395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8845599153" calcext:value-type="float">
            <text:p>0.9988455991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.84" calcext:value-type="float">
            <text:p>99.84</text:p>
          </table:table-cell>
          <table:table-cell office:value-type="float" office:value="0.0118089864335" calcext:value-type="float">
            <text:p>0.0118089864335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0873920025031" calcext:value-type="float">
            <text:p>0.0873920025031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0891671303128" calcext:value-type="float">
            <text:p>0.00891671303128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25213414233" calcext:value-type="float">
            <text:p>0.00025213414233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398216874703" calcext:value-type="float">
            <text:p>0.0398216874703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207953944518" calcext:value-type="float">
            <text:p>0.00207953944518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140291566642" calcext:value-type="float">
            <text:p>0.140291566642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8236247275" calcext:value-type="float">
            <text:p>0.9982362472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.864" calcext:value-type="float">
            <text:p>100.864</text:p>
          </table:table-cell>
          <table:table-cell office:value-type="float" office:value="0.0115388220983" calcext:value-type="float">
            <text:p>0.0115388220983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0749318881519" calcext:value-type="float">
            <text:p>0.0749318881519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0885981760565" calcext:value-type="float">
            <text:p>0.00885981760565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238782449451" calcext:value-type="float">
            <text:p>0.000238782449451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395579012844" calcext:value-type="float">
            <text:p>0.0395579012844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205937136464" calcext:value-type="float">
            <text:p>0.00205937136464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139830143904" calcext:value-type="float">
            <text:p>0.139830143904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7186664951" calcext:value-type="float">
            <text:p>0.9971866649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.888" calcext:value-type="float">
            <text:p>101.888</text:p>
          </table:table-cell>
          <table:table-cell office:value-type="float" office:value="0.0114103833159" calcext:value-type="float">
            <text:p>0.0114103833159</text:p>
          </table:table-cell>
          <table:table-cell office:value-type="float" office:value="34.56" calcext:value-type="float">
            <text:p>34.56</text:p>
          </table:table-cell>
          <table:table-cell office:value-type="float" office:value="0.0658913870613" calcext:value-type="float">
            <text:p>0.0658913870613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0880292218002" calcext:value-type="float">
            <text:p>0.00880292218002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224463242596" calcext:value-type="float">
            <text:p>0.000224463242596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393034608785" calcext:value-type="float">
            <text:p>0.0393034608785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203926514938" calcext:value-type="float">
            <text:p>0.00203926514938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139392814908" calcext:value-type="float">
            <text:p>0.139392814908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5402066171" calcext:value-type="float">
            <text:p>0.9954020661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.912" calcext:value-type="float">
            <text:p>102.912</text:p>
          </table:table-cell>
          <table:table-cell office:value-type="float" office:value="0.0113099943826" calcext:value-type="float">
            <text:p>0.0113099943826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595546975775" calcext:value-type="float">
            <text:p>0.0595546975775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0875067127894" calcext:value-type="float">
            <text:p>0.00875067127894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21265957208" calcext:value-type="float">
            <text:p>0.00021265957208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390518056387" calcext:value-type="float">
            <text:p>0.0390518056387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201674618829" calcext:value-type="float">
            <text:p>0.00201674618829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13897225957" calcext:value-type="float">
            <text:p>0.13897225957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2522626701" calcext:value-type="float">
            <text:p>0.9925226267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.936" calcext:value-type="float">
            <text:p>103.936</text:p>
          </table:table-cell>
          <table:table-cell office:value-type="float" office:value="0.0112420842219" calcext:value-type="float">
            <text:p>0.0112420842219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546628943182" calcext:value-type="float">
            <text:p>0.0546628943182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0869861389971" calcext:value-type="float">
            <text:p>0.00869861389971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20143640995" calcext:value-type="float">
            <text:p>0.00020143640995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388055350536" calcext:value-type="float">
            <text:p>0.0388055350536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199472214943" calcext:value-type="float">
            <text:p>0.00199472214943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13857178848" calcext:value-type="float">
            <text:p>0.13857178848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8804682796" calcext:value-type="float">
            <text:p>0.988046827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.96" calcext:value-type="float">
            <text:p>104.96</text:p>
          </table:table-cell>
          <table:table-cell office:value-type="float" office:value="0.011194104217" calcext:value-type="float">
            <text:p>0.011194104217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504809891936" calcext:value-type="float">
            <text:p>0.0504809891936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0864113790851" calcext:value-type="float">
            <text:p>0.00864113790851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191954772979" calcext:value-type="float">
            <text:p>0.000191954772979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385657012971" calcext:value-type="float">
            <text:p>0.0385657012971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19684294064" calcext:value-type="float">
            <text:p>0.0019684294064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138178122493" calcext:value-type="float">
            <text:p>0.138178122493</text:p>
          </table:table-cell>
          <table:table-cell office:value-type="float" office:value="26.24" calcext:value-type="float">
            <text:p>26.24</text:p>
          </table:table-cell>
          <table:table-cell office:value-type="float" office:value="0.981473666083" calcext:value-type="float">
            <text:p>0.9814736660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.984" calcext:value-type="float">
            <text:p>105.984</text:p>
          </table:table-cell>
          <table:table-cell office:value-type="float" office:value="0.0111343137494" calcext:value-type="float">
            <text:p>0.0111343137494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467794829108" calcext:value-type="float">
            <text:p>0.0467794829108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0859178983526" calcext:value-type="float">
            <text:p>0.00859178983526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185375677937" calcext:value-type="float">
            <text:p>0.000185375677937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383321186914" calcext:value-type="float">
            <text:p>0.0383321186914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194145614531" calcext:value-type="float">
            <text:p>0.00194145614531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137795896435" calcext:value-type="float">
            <text:p>0.137795896435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72309416781" calcext:value-type="float">
            <text:p>0.9723094167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7.008" calcext:value-type="float">
            <text:p>107.008</text:p>
          </table:table-cell>
          <table:table-cell office:value-type="float" office:value="0.0110191617376" calcext:value-type="float">
            <text:p>0.0110191617376</text:p>
          </table:table-cell>
          <table:table-cell office:value-type="float" office:value="37.12" calcext:value-type="float">
            <text:p>37.12</text:p>
          </table:table-cell>
          <table:table-cell office:value-type="float" office:value="0.043390863124" calcext:value-type="float">
            <text:p>0.043390863124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085420547183" calcext:value-type="float">
            <text:p>0.0085420547183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179570594077" calcext:value-type="float">
            <text:p>0.000179570594077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381005166483" calcext:value-type="float">
            <text:p>0.0381005166483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191559645923" calcext:value-type="float">
            <text:p>0.00191559645923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137415877437" calcext:value-type="float">
            <text:p>0.137415877437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60036678762" calcext:value-type="float">
            <text:p>0.9600366787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8.032" calcext:value-type="float">
            <text:p>108.032</text:p>
          </table:table-cell>
          <table:table-cell office:value-type="float" office:value="0.010433805678" calcext:value-type="float">
            <text:p>0.010433805678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405918572765" calcext:value-type="float">
            <text:p>0.0405918572765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0848399816154" calcext:value-type="float">
            <text:p>0.00848399816154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17279799624" calcext:value-type="float">
            <text:p>0.00017279799624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378749181857" calcext:value-type="float">
            <text:p>0.0378749181857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188713843148" calcext:value-type="float">
            <text:p>0.00188713843148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137045606289" calcext:value-type="float">
            <text:p>0.137045606289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44423498306" calcext:value-type="float">
            <text:p>0.9444234983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9.056" calcext:value-type="float">
            <text:p>109.056</text:p>
          </table:table-cell>
          <table:table-cell office:value-type="float" office:value="0.00850722394335" calcext:value-type="float">
            <text:p>0.00850722394335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380496544966" calcext:value-type="float">
            <text:p>0.0380496544966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0843348895716" calcext:value-type="float">
            <text:p>0.00843348895716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164864381631" calcext:value-type="float">
            <text:p>0.000164864381631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376501243267" calcext:value-type="float">
            <text:p>0.0376501243267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186084568845" calcext:value-type="float">
            <text:p>0.00186084568845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136679528556" calcext:value-type="float">
            <text:p>0.136679528556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25218105067" calcext:value-type="float">
            <text:p>0.9252181050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0.08" calcext:value-type="float">
            <text:p>110.08</text:p>
          </table:table-cell>
          <table:table-cell office:value-type="float" office:value="0.00658211851652" calcext:value-type="float">
            <text:p>0.00658211851652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357863929795" calcext:value-type="float">
            <text:p>0.0357863929795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0838104453422" calcext:value-type="float">
            <text:p>0.00838104453422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156930767022" calcext:value-type="float">
            <text:p>0.000156930767022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374211217721" calcext:value-type="float">
            <text:p>0.0374211217721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183009864542" calcext:value-type="float">
            <text:p>0.00183009864542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136316209648" calcext:value-type="float">
            <text:p>0.136316209648</text:p>
          </table:table-cell>
          <table:table-cell office:value-type="float" office:value="27.52" calcext:value-type="float">
            <text:p>27.52</text:p>
          </table:table-cell>
          <table:table-cell office:value-type="float" office:value="0.902306305314" calcext:value-type="float">
            <text:p>0.9023063053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1.104" calcext:value-type="float">
            <text:p>111.104</text:p>
          </table:table-cell>
          <table:table-cell office:value-type="float" office:value="0.00544167070806" calcext:value-type="float">
            <text:p>0.00544167070806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338419214773" calcext:value-type="float">
            <text:p>0.0338419214773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0833247054839" calcext:value-type="float">
            <text:p>0.00833247054839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147255627255" calcext:value-type="float">
            <text:p>0.000147255627255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372028266342" calcext:value-type="float">
            <text:p>0.0372028266342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179959906351" calcext:value-type="float">
            <text:p>0.00179959906351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135953957485" calcext:value-type="float">
            <text:p>0.135953957485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875978804084" calcext:value-type="float">
            <text:p>0.8759788040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2.128" calcext:value-type="float">
            <text:p>112.128</text:p>
          </table:table-cell>
          <table:table-cell office:value-type="float" office:value="0.00394395640168" calcext:value-type="float">
            <text:p>0.00394395640168</text:p>
          </table:table-cell>
          <table:table-cell office:value-type="float" office:value="39.68" calcext:value-type="float">
            <text:p>39.68</text:p>
          </table:table-cell>
          <table:table-cell office:value-type="float" office:value="0.0320059271329" calcext:value-type="float">
            <text:p>0.0320059271329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0828854108711" calcext:value-type="float">
            <text:p>0.00828854108711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140870035009" calcext:value-type="float">
            <text:p>0.000140870035009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36983541215" calcext:value-type="float">
            <text:p>0.036983541215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177206901492" calcext:value-type="float">
            <text:p>0.00177206901492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135594574501" calcext:value-type="float">
            <text:p>0.135594574501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846353324602" calcext:value-type="float">
            <text:p>0.8463533246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3.152" calcext:value-type="float">
            <text:p>113.152</text:p>
          </table:table-cell>
          <table:table-cell office:value-type="float" office:value="0.00298730891963" calcext:value-type="float">
            <text:p>0.00298730891963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303632730289" calcext:value-type="float">
            <text:p>0.0303632730289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0823532257674" calcext:value-type="float">
            <text:p>0.00823532257674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131581900832" calcext:value-type="float">
            <text:p>0.000131581900832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367696404505" calcext:value-type="float">
            <text:p>0.0367696404505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174441523578" calcext:value-type="float">
            <text:p>0.00174441523578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135243982974" calcext:value-type="float">
            <text:p>0.135243982974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813869987016" calcext:value-type="float">
            <text:p>0.8138699870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4.176" calcext:value-type="float">
            <text:p>114.176</text:p>
          </table:table-cell>
          <table:table-cell office:value-type="float" office:value="0.00255253625997" calcext:value-type="float">
            <text:p>0.00255253625997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286837219325" calcext:value-type="float">
            <text:p>0.0286837219325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0818558745978" calcext:value-type="float">
            <text:p>0.00818558745978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124809302995" calcext:value-type="float">
            <text:p>0.000124809302995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365496742129" calcext:value-type="float">
            <text:p>0.0365496742129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171502922887" calcext:value-type="float">
            <text:p>0.00171502922887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134887579522" calcext:value-type="float">
            <text:p>0.134887579522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779050714775" calcext:value-type="float">
            <text:p>0.7790507147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0.00236209254826" calcext:value-type="float">
            <text:p>0.00236209254826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268964316181" calcext:value-type="float">
            <text:p>0.0268964316181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081368199521" calcext:value-type="float">
            <text:p>0.0081368199521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118617213544" calcext:value-type="float">
            <text:p>0.000118617213544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363293985124" calcext:value-type="float">
            <text:p>0.0363293985124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168576695251" calcext:value-type="float">
            <text:p>0.00168576695251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134545264471" calcext:value-type="float">
            <text:p>0.134545264471</text:p>
          </table:table-cell>
          <table:table-cell office:value-type="float" office:value="28.8" calcext:value-type="float">
            <text:p>28.8</text:p>
          </table:table-cell>
          <table:table-cell office:value-type="float" office:value="0.742230147726" calcext:value-type="float">
            <text:p>0.7422301477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6.224" calcext:value-type="float">
            <text:p>116.224</text:p>
          </table:table-cell>
          <table:table-cell office:value-type="float" office:value="0.00222996299634" calcext:value-type="float">
            <text:p>0.00222996299634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249696706722" calcext:value-type="float">
            <text:p>0.0249696706722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0808631074772" calcext:value-type="float">
            <text:p>0.00808631074772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112618626889" calcext:value-type="float">
            <text:p>0.000112618626889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361160547811" calcext:value-type="float">
            <text:p>0.0361160547811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165699959837" calcext:value-type="float">
            <text:p>0.00165699959837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134203243694" calcext:value-type="float">
            <text:p>0.134203243694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70417238386" calcext:value-type="float">
            <text:p>0.704172383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7.248" calcext:value-type="float">
            <text:p>117.248</text:p>
          </table:table-cell>
          <table:table-cell office:value-type="float" office:value="0.00214802791108" calcext:value-type="float">
            <text:p>0.00214802791108</text:p>
          </table:table-cell>
          <table:table-cell office:value-type="float" office:value="42.24" calcext:value-type="float">
            <text:p>42.24</text:p>
          </table:table-cell>
          <table:table-cell office:value-type="float" office:value="0.0230148680121" calcext:value-type="float">
            <text:p>0.0230148680121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0803541449963" calcext:value-type="float">
            <text:p>0.00803541449963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105846029052" calcext:value-type="float">
            <text:p>0.000105846029052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359010399501" calcext:value-type="float">
            <text:p>0.0359010399501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162736613034" calcext:value-type="float">
            <text:p>0.00162736613034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133855190287" calcext:value-type="float">
            <text:p>0.133855190287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665126509634" calcext:value-type="float">
            <text:p>0.6651265096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8.272" calcext:value-type="float">
            <text:p>118.272</text:p>
          </table:table-cell>
          <table:table-cell office:value-type="float" office:value="0.00207421251894" calcext:value-type="float">
            <text:p>0.00207421251894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212711161488" calcext:value-type="float">
            <text:p>0.0212711161488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0798335712039" calcext:value-type="float">
            <text:p>0.00798335712039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101588967554" calcext:value-type="float">
            <text:p>0.000101588967554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356959279323" calcext:value-type="float">
            <text:p>0.0356959279323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159426820677" calcext:value-type="float">
            <text:p>0.00159426820677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133491356398" calcext:value-type="float">
            <text:p>0.133491356398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625880777992" calcext:value-type="float">
            <text:p>0.6258807779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9.296" calcext:value-type="float">
            <text:p>119.296</text:p>
          </table:table-cell>
          <table:table-cell office:value-type="float" office:value="0.00201663651308" calcext:value-type="float">
            <text:p>0.00201663651308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197605532778" calcext:value-type="float">
            <text:p>0.0197605532778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0793342848158" calcext:value-type="float">
            <text:p>0.00793342848158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9.32683473546e-05" calcext:value-type="float">
            <text:p>9.32683473546e-05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35487473715" calcext:value-type="float">
            <text:p>0.035487473715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155801515402" calcext:value-type="float">
            <text:p>0.00155801515402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133018567299" calcext:value-type="float">
            <text:p>0.133018567299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586783579088" calcext:value-type="float">
            <text:p>0.5867835790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0.32" calcext:value-type="float">
            <text:p>120.32</text:p>
          </table:table-cell>
          <table:table-cell office:value-type="float" office:value="0.00196939466211" calcext:value-type="float">
            <text:p>0.00196939466211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184322615495" calcext:value-type="float">
            <text:p>0.0184322615495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0788717675803" calcext:value-type="float">
            <text:p>0.00788717675803</text:p>
          </table:table-cell>
          <table:table-cell office:value-type="float" office:value="115.2" calcext:value-type="float">
            <text:p>115.2</text:p>
          </table:table-cell>
          <table:table-cell office:value-type="float" office:value="8.68827551083e-05" calcext:value-type="float">
            <text:p>8.68827551083e-05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352746251244" calcext:value-type="float">
            <text:p>0.0352746251244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15192256249" calcext:value-type="float">
            <text:p>0.0015192256249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132085532562" calcext:value-type="float">
            <text:p>0.132085532562</text:p>
          </table:table-cell>
          <table:table-cell office:value-type="float" office:value="30.08" calcext:value-type="float">
            <text:p>30.08</text:p>
          </table:table-cell>
          <table:table-cell office:value-type="float" office:value="0.548102124787" calcext:value-type="float">
            <text:p>0.5481021247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1.344" calcext:value-type="float">
            <text:p>121.344</text:p>
          </table:table-cell>
          <table:table-cell office:value-type="float" office:value="0.00194060665918" calcext:value-type="float">
            <text:p>0.00194060665918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171932605429" calcext:value-type="float">
            <text:p>0.0171932605429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0784673069015" calcext:value-type="float">
            <text:p>0.00784673069015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8.1658179634e-05" calcext:value-type="float">
            <text:p>8.1658179634e-05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350631381705" calcext:value-type="float">
            <text:p>0.0350631381705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148204459299" calcext:value-type="float">
            <text:p>0.00148204459299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130092115707" calcext:value-type="float">
            <text:p>0.130092115707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510435582914" calcext:value-type="float">
            <text:p>0.5104355829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2.368" calcext:value-type="float">
            <text:p>122.368</text:p>
          </table:table-cell>
          <table:table-cell office:value-type="float" office:value="0.00190812788664" calcext:value-type="float">
            <text:p>0.00190812788664</text:p>
          </table:table-cell>
          <table:table-cell office:value-type="float" office:value="44.8" calcext:value-type="float">
            <text:p>44.8</text:p>
          </table:table-cell>
          <table:table-cell office:value-type="float" office:value="0.0157446846193" calcext:value-type="float">
            <text:p>0.0157446846193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0780280122886" calcext:value-type="float">
            <text:p>0.00780280122886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7.72076153412e-05" calcext:value-type="float">
            <text:p>7.72076153412e-05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348531366387" calcext:value-type="float">
            <text:p>0.0348531366387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14414609708" calcext:value-type="float">
            <text:p>0.0014414609708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12683416366" calcext:value-type="float">
            <text:p>0.12683416366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473838366455" calcext:value-type="float">
            <text:p>0.4738383664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3.392" calcext:value-type="float">
            <text:p>123.392</text:p>
          </table:table-cell>
          <table:table-cell office:value-type="float" office:value="0.00188155434548" calcext:value-type="float">
            <text:p>0.00188155434548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139728910417" calcext:value-type="float">
            <text:p>0.0139728910417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0775577541789" calcext:value-type="float">
            <text:p>0.00775577541789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7.21765426623e-05" calcext:value-type="float">
            <text:p>7.21765426623e-05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346427637514" calcext:value-type="float">
            <text:p>0.0346427637514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140032056112" calcext:value-type="float">
            <text:p>0.00140032056112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122804844041" calcext:value-type="float">
            <text:p>0.122804844041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438794346535" calcext:value-type="float">
            <text:p>0.4387943465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4.416" calcext:value-type="float">
            <text:p>124.416</text:p>
          </table:table-cell>
          <table:table-cell office:value-type="float" office:value="0.00185645711215" calcext:value-type="float">
            <text:p>0.00185645711215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118690245321" calcext:value-type="float">
            <text:p>0.0118690245321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0771223300031" calcext:value-type="float">
            <text:p>0.00771223300031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6.75324755741e-05" calcext:value-type="float">
            <text:p>6.75324755741e-05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344406844701" calcext:value-type="float">
            <text:p>0.0344406844701</text:p>
          </table:table-cell>
          <table:table-cell office:value-type="float" office:value="89.6" calcext:value-type="float">
            <text:p>89.6</text:p>
          </table:table-cell>
          <table:table-cell office:value-type="float" office:value="0.00135899455561" calcext:value-type="float">
            <text:p>0.00135899455561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118713469244" calcext:value-type="float">
            <text:p>0.118713469244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405345252032" calcext:value-type="float">
            <text:p>0.4053452520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5.44" calcext:value-type="float">
            <text:p>125.44</text:p>
          </table:table-cell>
          <table:table-cell office:value-type="float" office:value="0.00182840726314" calcext:value-type="float">
            <text:p>0.00182840726314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0966037056387" calcext:value-type="float">
            <text:p>0.00966037056387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0766656184233" calcext:value-type="float">
            <text:p>0.00766656184233</text:p>
          </table:table-cell>
          <table:table-cell office:value-type="float" office:value="120.32" calcext:value-type="float">
            <text:p>120.32</text:p>
          </table:table-cell>
          <table:table-cell office:value-type="float" office:value="6.30819112812e-05" calcext:value-type="float">
            <text:p>6.30819112812e-05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342401525033" calcext:value-type="float">
            <text:p>0.0342401525033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131222440565" calcext:value-type="float">
            <text:p>0.00131222440565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115057510657" calcext:value-type="float">
            <text:p>0.115057510657</text:p>
          </table:table-cell>
          <table:table-cell office:value-type="float" office:value="31.36" calcext:value-type="float">
            <text:p>31.36</text:p>
          </table:table-cell>
          <table:table-cell office:value-type="float" office:value="0.373457185126" calcext:value-type="float">
            <text:p>0.3734571851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6.464" calcext:value-type="float">
            <text:p>126.464</text:p>
          </table:table-cell>
          <table:table-cell office:value-type="float" office:value="0.00179519033668" calcext:value-type="float">
            <text:p>0.00179519033668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0741998518217" calcext:value-type="float">
            <text:p>0.00741998518217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0762359999032" calcext:value-type="float">
            <text:p>0.00762359999032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5.90183525792e-05" calcext:value-type="float">
            <text:p>5.90183525792e-05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340363402297" calcext:value-type="float">
            <text:p>0.0340363402297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12643406807" calcext:value-type="float">
            <text:p>0.0012643406807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1120377372" calcext:value-type="float">
            <text:p>0.1120377372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343568611518" calcext:value-type="float">
            <text:p>0.3435686115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7.488" calcext:value-type="float">
            <text:p>127.488</text:p>
          </table:table-cell>
          <table:table-cell office:value-type="float" office:value="0.00177009310335" calcext:value-type="float">
            <text:p>0.00177009310335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522240031171" calcext:value-type="float">
            <text:p>0.00522240031171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0757754178863" calcext:value-type="float">
            <text:p>0.00757754178863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5.45677882863e-05" calcext:value-type="float">
            <text:p>5.45677882863e-05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338393980327" calcext:value-type="float">
            <text:p>0.0338393980327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121973581547" calcext:value-type="float">
            <text:p>0.00121973581547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109692735641" calcext:value-type="float">
            <text:p>0.109692735641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315348237025" calcext:value-type="float">
            <text:p>0.3153482370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8.512" calcext:value-type="float">
            <text:p>128.512</text:p>
          </table:table-cell>
          <table:table-cell office:value-type="float" office:value="0.00174868663964" calcext:value-type="float">
            <text:p>0.00174868663964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358712560622" calcext:value-type="float">
            <text:p>0.00358712560622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0753690219889" calcext:value-type="float">
            <text:p>0.00753690219889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4.99237211981e-05" calcext:value-type="float">
            <text:p>4.99237211981e-05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336420225877" calcext:value-type="float">
            <text:p>0.0336420225877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117896659745" calcext:value-type="float">
            <text:p>0.00117896659745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107925799957" calcext:value-type="float">
            <text:p>0.107925799957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89142539993" calcext:value-type="float">
            <text:p>0.2891425399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9.536" calcext:value-type="float">
            <text:p>129.536</text:p>
          </table:table-cell>
          <table:table-cell office:value-type="float" office:value="0.00173170909944" calcext:value-type="float">
            <text:p>0.00173170909944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255843745665" calcext:value-type="float">
            <text:p>0.00255843745665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0748929582235" calcext:value-type="float">
            <text:p>0.00748929582235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4.58601624959e-05" calcext:value-type="float">
            <text:p>4.58601624959e-05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33451269649" calcext:value-type="float">
            <text:p>0.033451269649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113479478916" calcext:value-type="float">
            <text:p>0.00113479478916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106580192083" calcext:value-type="float">
            <text:p>0.106580192083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6459835075" calcext:value-type="float">
            <text:p>0.264598350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0.56" calcext:value-type="float">
            <text:p>130.56</text:p>
          </table:table-cell>
          <table:table-cell office:value-type="float" office:value="0.0017162078671" calcext:value-type="float">
            <text:p>0.0017162078671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194225768269" calcext:value-type="float">
            <text:p>0.00194225768269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0744923679818" calcext:value-type="float">
            <text:p>0.00744923679818</text:p>
          </table:table-cell>
          <table:table-cell office:value-type="float" office:value="125.44" calcext:value-type="float">
            <text:p>125.44</text:p>
          </table:table-cell>
          <table:table-cell office:value-type="float" office:value="4.33446261565e-05" calcext:value-type="float">
            <text:p>4.33446261565e-05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332622497025" calcext:value-type="float">
            <text:p>0.0332622497025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109161282532" calcext:value-type="float">
            <text:p>0.00109161282532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105561707327" calcext:value-type="float">
            <text:p>0.105561707327</text:p>
          </table:table-cell>
          <table:table-cell office:value-type="float" office:value="32.64" calcext:value-type="float">
            <text:p>32.64</text:p>
          </table:table-cell>
          <table:table-cell office:value-type="float" office:value="0.241798060846" calcext:value-type="float">
            <text:p>0.2417980608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2.096" calcext:value-type="float">
            <text:p>132.096</text:p>
          </table:table-cell>
          <table:table-cell office:value-type="float" office:value="0.00169701586514" calcext:value-type="float">
            <text:p>0.00169701586514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155852896119" calcext:value-type="float">
            <text:p>0.00155852896119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074087907303" calcext:value-type="float">
            <text:p>0.0074087907303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4.00550786357e-05" calcext:value-type="float">
            <text:p>4.00550786357e-05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330707540528" calcext:value-type="float">
            <text:p>0.0330707540528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10463893073" calcext:value-type="float">
            <text:p>0.0010463893073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104756424596" calcext:value-type="float">
            <text:p>0.104756424596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201368699762" calcext:value-type="float">
            <text:p>0.2013686997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4.144" calcext:value-type="float">
            <text:p>134.144</text:p>
          </table:table-cell>
          <table:table-cell office:value-type="float" office:value="0.0016852054024" calcext:value-type="float">
            <text:p>0.0016852054024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129213267568" calcext:value-type="float">
            <text:p>0.00129213267568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0736737705315" calcext:value-type="float">
            <text:p>0.00736737705315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3.65720283195e-05" calcext:value-type="float">
            <text:p>3.65720283195e-05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328813627509" calcext:value-type="float">
            <text:p>0.0328813627509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100240309485" calcext:value-type="float">
            <text:p>0.00100240309485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104048473224" calcext:value-type="float">
            <text:p>0.104048473224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67261428758" calcext:value-type="float">
            <text:p>0.1672614287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6.192" calcext:value-type="float">
            <text:p>136.192</text:p>
          </table:table-cell>
          <table:table-cell office:value-type="float" office:value="0.00167191863182" calcext:value-type="float">
            <text:p>0.00167191863182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110174419463" calcext:value-type="float">
            <text:p>0.00110174419463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0732499576671" calcext:value-type="float">
            <text:p>0.00732499576671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3.3475983594e-05" calcext:value-type="float">
            <text:p>3.3475983594e-05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326969228555" calcext:value-type="float">
            <text:p>0.0326969228555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960953358777" calcext:value-type="float">
            <text:p>0.000960953358777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103151523922" calcext:value-type="float">
            <text:p>0.103151523922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3861891246" calcext:value-type="float">
            <text:p>0.138618912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8.24" calcext:value-type="float">
            <text:p>138.24</text:p>
          </table:table-cell>
          <table:table-cell office:value-type="float" office:value="0.0016645370926" calcext:value-type="float">
            <text:p>0.0016645370926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0931280089497" calcext:value-type="float">
            <text:p>0.000931280089497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0728280800213" calcext:value-type="float">
            <text:p>0.00728280800213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3.11539500499e-05" calcext:value-type="float">
            <text:p>3.11539500499e-05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325059223465" calcext:value-type="float">
            <text:p>0.0325059223465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916286628266" calcext:value-type="float">
            <text:p>0.000916286628266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101476806574" calcext:value-type="float">
            <text:p>0.101476806574</text:p>
          </table:table-cell>
          <table:table-cell office:value-type="float" office:value="34.56" calcext:value-type="float">
            <text:p>34.56</text:p>
          </table:table-cell>
          <table:table-cell office:value-type="float" office:value="0.114810438219" calcext:value-type="float">
            <text:p>0.1148104382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0.288" calcext:value-type="float">
            <text:p>140.288</text:p>
          </table:table-cell>
          <table:table-cell office:value-type="float" office:value="0.00165567924555" calcext:value-type="float">
            <text:p>0.00165567924555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0816899412895" calcext:value-type="float">
            <text:p>0.000816899412895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0723616923486" calcext:value-type="float">
            <text:p>0.00723616923486</text:p>
          </table:table-cell>
          <table:table-cell office:value-type="float" office:value="130.56" calcext:value-type="float">
            <text:p>130.56</text:p>
          </table:table-cell>
          <table:table-cell office:value-type="float" office:value="2.99929332779e-05" calcext:value-type="float">
            <text:p>2.99929332779e-05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323195018885" calcext:value-type="float">
            <text:p>0.0323195018885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877187772749" calcext:value-type="float">
            <text:p>0.000877187772749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986392627271" calcext:value-type="float">
            <text:p>0.0986392627271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950530840929" calcext:value-type="float">
            <text:p>0.09505308409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2.336" calcext:value-type="float">
            <text:p>142.336</text:p>
          </table:table-cell>
          <table:table-cell office:value-type="float" office:value="0.00164608324457" calcext:value-type="float">
            <text:p>0.00164608324457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0711374014481" calcext:value-type="float">
            <text:p>0.000711374014481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0719707781998" calcext:value-type="float">
            <text:p>0.00719707781998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2.51553633944e-05" calcext:value-type="float">
            <text:p>2.51553633944e-05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321375376965" calcext:value-type="float">
            <text:p>0.0321375376965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839573683897" calcext:value-type="float">
            <text:p>0.000839573683897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948403234182" calcext:value-type="float">
            <text:p>0.0948403234182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788584200286" calcext:value-type="float">
            <text:p>0.07885842002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4.384" calcext:value-type="float">
            <text:p>144.384</text:p>
          </table:table-cell>
          <table:table-cell office:value-type="float" office:value="0.00163501093575" calcext:value-type="float">
            <text:p>0.00163501093575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0635366210029" calcext:value-type="float">
            <text:p>0.000635366210029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0715527709911" calcext:value-type="float">
            <text:p>0.00715527709911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2.24463242596e-05" calcext:value-type="float">
            <text:p>2.24463242596e-05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319598440926" calcext:value-type="float">
            <text:p>0.0319598440926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800969750601" calcext:value-type="float">
            <text:p>0.000800969750601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907247813107" calcext:value-type="float">
            <text:p>0.0907247813107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656174250372" calcext:value-type="float">
            <text:p>0.06561742503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6.432" calcext:value-type="float">
            <text:p>146.432</text:p>
          </table:table-cell>
          <table:table-cell office:value-type="float" office:value="0.00162689124262" calcext:value-type="float">
            <text:p>0.00162689124262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0560096345427" calcext:value-type="float">
            <text:p>0.000560096345427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0710496141658" calcext:value-type="float">
            <text:p>0.00710496141658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1.89632739435e-05" calcext:value-type="float">
            <text:p>1.89632739435e-05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317783750412" calcext:value-type="float">
            <text:p>0.0317783750412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763788718693" calcext:value-type="float">
            <text:p>0.000763788718693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868872184467" calcext:value-type="float">
            <text:p>0.0868872184467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547040924556" calcext:value-type="float">
            <text:p>0.05470409245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8.48" calcext:value-type="float">
            <text:p>148.48</text:p>
          </table:table-cell>
          <table:table-cell office:value-type="float" office:value="0.0016195097034" calcext:value-type="float">
            <text:p>0.0016195097034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0507702616144" calcext:value-type="float">
            <text:p>0.000507702616144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0706199956458" calcext:value-type="float">
            <text:p>0.00706199956458</text:p>
          </table:table-cell>
          <table:table-cell office:value-type="float" office:value="138.24" calcext:value-type="float">
            <text:p>138.24</text:p>
          </table:table-cell>
          <table:table-cell office:value-type="float" office:value="1.68347431947e-05" calcext:value-type="float">
            <text:p>1.68347431947e-05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315993816931" calcext:value-type="float">
            <text:p>0.0315993816931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727721261784" calcext:value-type="float">
            <text:p>0.000727721261784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836510427275" calcext:value-type="float">
            <text:p>0.0836510427275</text:p>
          </table:table-cell>
          <table:table-cell office:value-type="float" office:value="37.12" calcext:value-type="float">
            <text:p>37.12</text:p>
          </table:table-cell>
          <table:table-cell office:value-type="float" office:value="0.0458186729254" calcext:value-type="float">
            <text:p>0.04581867292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0.528" calcext:value-type="float">
            <text:p>150.528</text:p>
          </table:table-cell>
          <table:table-cell office:value-type="float" office:value="0.00161139001027" calcext:value-type="float">
            <text:p>0.00161139001027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0471543563541" calcext:value-type="float">
            <text:p>0.000471543563541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0702387575897" calcext:value-type="float">
            <text:p>0.00702387575897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1.45127096506e-05" calcext:value-type="float">
            <text:p>1.45127096506e-05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314212548412" calcext:value-type="float">
            <text:p>0.0314212548412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690849556265" calcext:value-type="float">
            <text:p>0.000690849556265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810760287025" calcext:value-type="float">
            <text:p>0.0810760287025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385472601206" calcext:value-type="float">
            <text:p>0.0385472601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2.576" calcext:value-type="float">
            <text:p>152.576</text:p>
          </table:table-cell>
          <table:table-cell office:value-type="float" office:value="0.0016054847789" calcext:value-type="float">
            <text:p>0.0016054847789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0440550089881" calcext:value-type="float">
            <text:p>0.000440550089881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0698420377851" calcext:value-type="float">
            <text:p>0.00698420377851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1.31581900832e-05" calcext:value-type="float">
            <text:p>1.31581900832e-05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312382384752" calcext:value-type="float">
            <text:p>0.0312382384752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656823653521" calcext:value-type="float">
            <text:p>0.000656823653521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79115092419" calcext:value-type="float">
            <text:p>0.079115092419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325981195682" calcext:value-type="float">
            <text:p>0.03259811956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4.624" calcext:value-type="float">
            <text:p>154.624</text:p>
          </table:table-cell>
          <table:table-cell office:value-type="float" office:value="0.00159884139361" calcext:value-type="float">
            <text:p>0.00159884139361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0422839533504" calcext:value-type="float">
            <text:p>0.000422839533504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0694046783909" calcext:value-type="float">
            <text:p>0.00694046783909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1.10296593344e-05" calcext:value-type="float">
            <text:p>1.10296593344e-05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310630205746" calcext:value-type="float">
            <text:p>0.0310630205746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6216223105" calcext:value-type="float">
            <text:p>0.0006216223105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776308075895" calcext:value-type="float">
            <text:p>0.0776308075895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276894802534" calcext:value-type="float">
            <text:p>0.02768948025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6.672" calcext:value-type="float">
            <text:p>156.672</text:p>
          </table:table-cell>
          <table:table-cell office:value-type="float" office:value="0.00159367431616" calcext:value-type="float">
            <text:p>0.00159367431616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0400701338032" calcext:value-type="float">
            <text:p>0.000400701338032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069031181209" calcext:value-type="float">
            <text:p>0.0069031181209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1.0255648153e-05" calcext:value-type="float">
            <text:p>1.0255648153e-05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308856364337" calcext:value-type="float">
            <text:p>0.0308856364337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588957443865" calcext:value-type="float">
            <text:p>0.000588957443865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765217230093" calcext:value-type="float">
            <text:p>0.0765217230093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236705667417" calcext:value-type="float">
            <text:p>0.02367056674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8.72" calcext:value-type="float">
            <text:p>158.72</text:p>
          </table:table-cell>
          <table:table-cell office:value-type="float" office:value="0.00158186385341" calcext:value-type="float">
            <text:p>0.00158186385341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0368969924524" calcext:value-type="float">
            <text:p>0.000368969924524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0686480079344" calcext:value-type="float">
            <text:p>0.00686480079344</text:p>
          </table:table-cell>
          <table:table-cell office:value-type="float" office:value="148.48" calcext:value-type="float">
            <text:p>148.48</text:p>
          </table:table-cell>
          <table:table-cell office:value-type="float" office:value="9.67513976702e-06" calcext:value-type="float">
            <text:p>9.67513976702e-06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307106661034" calcext:value-type="float">
            <text:p>0.0307106661034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555179002232" calcext:value-type="float">
            <text:p>0.000555179002232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756615580455" calcext:value-type="float">
            <text:p>0.0756615580455</text:p>
          </table:table-cell>
          <table:table-cell office:value-type="float" office:value="39.68" calcext:value-type="float">
            <text:p>39.68</text:p>
          </table:table-cell>
          <table:table-cell office:value-type="float" office:value="0.0203367788639" calcext:value-type="float">
            <text:p>0.02033677886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0.768" calcext:value-type="float">
            <text:p>160.768</text:p>
          </table:table-cell>
          <table:table-cell office:value-type="float" office:value="0.00157374416028" calcext:value-type="float">
            <text:p>0.00157374416028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0350521428297" calcext:value-type="float">
            <text:p>0.000350521428297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0681951667916" calcext:value-type="float">
            <text:p>0.00681951667916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9.48163697168e-06" calcext:value-type="float">
            <text:p>9.48163697168e-06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305242456455" calcext:value-type="float">
            <text:p>0.0305242456455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523009057819" calcext:value-type="float">
            <text:p>0.000523009057819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749878528919" calcext:value-type="float">
            <text:p>0.0749878528919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175688124782" calcext:value-type="float">
            <text:p>0.01756881247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2.816" calcext:value-type="float">
            <text:p>162.816</text:p>
          </table:table-cell>
          <table:table-cell office:value-type="float" office:value="0.00156341000538" calcext:value-type="float">
            <text:p>0.00156341000538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0337976450864" calcext:value-type="float">
            <text:p>0.000337976450864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0678216696098" calcext:value-type="float">
            <text:p>0.00678216696098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9.09463138099e-06" calcext:value-type="float">
            <text:p>9.09463138099e-06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30347975571" calcext:value-type="float">
            <text:p>0.030347975571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491643362017" calcext:value-type="float">
            <text:p>0.000491643362017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744329611506" calcext:value-type="float">
            <text:p>0.0744329611506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152683565599" calcext:value-type="float">
            <text:p>0.01526835655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4.864" calcext:value-type="float">
            <text:p>164.864</text:p>
          </table:table-cell>
          <table:table-cell office:value-type="float" office:value="0.00155750477401" calcext:value-type="float">
            <text:p>0.00155750477401</text:p>
          </table:table-cell>
          <table:table-cell office:value-type="float" office:value="57.6" calcext:value-type="float">
            <text:p>57.6</text:p>
          </table:table-cell>
          <table:table-cell office:value-type="float" office:value="0.000326169413279" calcext:value-type="float">
            <text:p>0.000326169413279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067465589395" calcext:value-type="float">
            <text:p>0.0067465589395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8.70762579042e-06" calcext:value-type="float">
            <text:p>8.70762579042e-06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301629786424" calcext:value-type="float">
            <text:p>0.0301629786424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459659013437" calcext:value-type="float">
            <text:p>0.000459659013437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739703245295" calcext:value-type="float">
            <text:p>0.0739703245295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133756303588" calcext:value-type="float">
            <text:p>0.01337563035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6.912" calcext:value-type="float">
            <text:p>166.912</text:p>
          </table:table-cell>
          <table:table-cell office:value-type="float" office:value="0.00155086138872" calcext:value-type="float">
            <text:p>0.00155086138872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0311410616298" calcext:value-type="float">
            <text:p>0.000311410616298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0670204891265" calcext:value-type="float">
            <text:p>0.00670204891265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8.51412299507e-06" calcext:value-type="float">
            <text:p>8.51412299507e-06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299853469311" calcext:value-type="float">
            <text:p>0.0299853469311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0.000430149275966" calcext:value-type="float">
            <text:p>0.000430149275966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735683820663" calcext:value-type="float">
            <text:p>0.0735683820663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117632045512" calcext:value-type="float">
            <text:p>0.01176320455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8.96" calcext:value-type="float">
            <text:p>168.96</text:p>
          </table:table-cell>
          <table:table-cell office:value-type="float" office:value="0.00154643246519" calcext:value-type="float">
            <text:p>0.00154643246519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0306245037355" calcext:value-type="float">
            <text:p>0.000306245037355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0661999564576" calcext:value-type="float">
            <text:p>0.00661999564576</text:p>
          </table:table-cell>
          <table:table-cell office:value-type="float" office:value="158.72" calcext:value-type="float">
            <text:p>158.72</text:p>
          </table:table-cell>
          <table:table-cell office:value-type="float" office:value="8.12711740439e-06" calcext:value-type="float">
            <text:p>8.12711740439e-06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298016497468" calcext:value-type="float">
            <text:p>0.0298016497468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0400330212106" calcext:value-type="float">
            <text:p>0.000400330212106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732067184534" calcext:value-type="float">
            <text:p>0.0732067184534</text:p>
          </table:table-cell>
          <table:table-cell office:value-type="float" office:value="42.24" calcext:value-type="float">
            <text:p>42.24</text:p>
          </table:table-cell>
          <table:table-cell office:value-type="float" office:value="0.0104122184206" calcext:value-type="float">
            <text:p>0.0104122184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1.008" calcext:value-type="float">
            <text:p>171.008</text:p>
          </table:table-cell>
          <table:table-cell office:value-type="float" office:value="0.00153905092598" calcext:value-type="float">
            <text:p>0.00153905092598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0299603578713" calcext:value-type="float">
            <text:p>0.000299603578713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0655071482136" calcext:value-type="float">
            <text:p>0.00655071482136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7.54660901836e-06" calcext:value-type="float">
            <text:p>7.54660901836e-06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296240180355" calcext:value-type="float">
            <text:p>0.0296240180355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0.000373480681577" calcext:value-type="float">
            <text:p>0.000373480681577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728815449039" calcext:value-type="float">
            <text:p>0.0728815449039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0927248702002" calcext:value-type="float">
            <text:p>0.009272487020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3.056" calcext:value-type="float">
            <text:p>173.056</text:p>
          </table:table-cell>
          <table:table-cell office:value-type="float" office:value="0.00153388384853" calcext:value-type="float">
            <text:p>0.00153388384853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0292224180223" calcext:value-type="float">
            <text:p>0.000292224180223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0651510679987" calcext:value-type="float">
            <text:p>0.00651510679987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7.15960342768e-06" calcext:value-type="float">
            <text:p>7.15960342768e-06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294395781402" calcext:value-type="float">
            <text:p>0.0294395781402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0.000348425244102" calcext:value-type="float">
            <text:p>0.000348425244102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725767498779" calcext:value-type="float">
            <text:p>0.0725767498779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0830650950972" calcext:value-type="float">
            <text:p>0.008306509509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5.104" calcext:value-type="float">
            <text:p>175.104</text:p>
          </table:table-cell>
          <table:table-cell office:value-type="float" office:value="0.00152724046324" calcext:value-type="float">
            <text:p>0.00152724046324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0281893022336" calcext:value-type="float">
            <text:p>0.000281893022336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0649749631099" calcext:value-type="float">
            <text:p>0.00649749631099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6.96610063233e-06" calcext:value-type="float">
            <text:p>6.96610063233e-06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292591612627" calcext:value-type="float">
            <text:p>0.0292591612627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0.000327576645511" calcext:value-type="float">
            <text:p>0.000327576645511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722788703074" calcext:value-type="float">
            <text:p>0.0722788703074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0749064565453" calcext:value-type="float">
            <text:p>0.007490645654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7.152" calcext:value-type="float">
            <text:p>177.152</text:p>
          </table:table-cell>
          <table:table-cell office:value-type="float" office:value="0.00151838261618" calcext:value-type="float">
            <text:p>0.00151838261618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0272299804298" calcext:value-type="float">
            <text:p>0.000272299804298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0647853116911" calcext:value-type="float">
            <text:p>0.00647853116911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6.57909504165e-06" calcext:value-type="float">
            <text:p>6.57909504165e-06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290757116486" calcext:value-type="float">
            <text:p>0.0290757116486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0.000304933953867" calcext:value-type="float">
            <text:p>0.000304933953867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719959251782" calcext:value-type="float">
            <text:p>0.0719959251782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0678750491142" calcext:value-type="float">
            <text:p>0.006787504911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0.00151395369265" calcext:value-type="float">
            <text:p>0.00151395369265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0261968646412" calcext:value-type="float">
            <text:p>0.000261968646412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0646034011466" calcext:value-type="float">
            <text:p>0.00646034011466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6.38559224631e-06" calcext:value-type="float">
            <text:p>6.38559224631e-06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288875581984" calcext:value-type="float">
            <text:p>0.0288875581984</text:p>
          </table:table-cell>
          <table:table-cell office:value-type="float" office:value="120.32" calcext:value-type="float">
            <text:p>120.32</text:p>
          </table:table-cell>
          <table:table-cell office:value-type="float" office:value="0.000282229396945" calcext:value-type="float">
            <text:p>0.000282229396945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717229486046" calcext:value-type="float">
            <text:p>0.0717229486046</text:p>
          </table:table-cell>
          <table:table-cell office:value-type="float" office:value="44.8" calcext:value-type="float">
            <text:p>44.8</text:p>
          </table:table-cell>
          <table:table-cell office:value-type="float" office:value="0.00618260166193" calcext:value-type="float">
            <text:p>0.006182601661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1.248" calcext:value-type="float">
            <text:p>181.248</text:p>
          </table:table-cell>
          <table:table-cell office:value-type="float" office:value="0.00150804846128" calcext:value-type="float">
            <text:p>0.00150804846128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0259754826865" calcext:value-type="float">
            <text:p>0.000259754826865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0644098792907" calcext:value-type="float">
            <text:p>0.00644098792907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6.19208945096e-06" calcext:value-type="float">
            <text:p>6.19208945096e-06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287063367173" calcext:value-type="float">
            <text:p>0.0287063367173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0.000262803699742" calcext:value-type="float">
            <text:p>0.000262803699742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714543861516" calcext:value-type="float">
            <text:p>0.0714543861516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0565406041628" calcext:value-type="float">
            <text:p>0.005654060416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3.296" calcext:value-type="float">
            <text:p>183.296</text:p>
          </table:table-cell>
          <table:table-cell office:value-type="float" office:value="0.00150583399952" calcext:value-type="float">
            <text:p>0.00150583399952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0250161608827" calcext:value-type="float">
            <text:p>0.000250161608827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0641970052493" calcext:value-type="float">
            <text:p>0.00641970052493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5.99858665562e-06" calcext:value-type="float">
            <text:p>5.99858665562e-06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285236298143" calcext:value-type="float">
            <text:p>0.0285236298143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0.000243316137261" calcext:value-type="float">
            <text:p>0.000243316137261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711914517024" calcext:value-type="float">
            <text:p>0.0711914517024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051930574475" calcext:value-type="float">
            <text:p>0.00519305744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5.344" calcext:value-type="float">
            <text:p>185.344</text:p>
          </table:table-cell>
          <table:table-cell office:value-type="float" office:value="0.00150140507599" calcext:value-type="float">
            <text:p>0.00150140507599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0244258090035" calcext:value-type="float">
            <text:p>0.000244258090035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0640209003604" calcext:value-type="float">
            <text:p>0.00640209003604</text:p>
          </table:table-cell>
          <table:table-cell office:value-type="float" office:value="199.68" calcext:value-type="float">
            <text:p>199.68</text:p>
          </table:table-cell>
          <table:table-cell office:value-type="float" office:value="5.80508386028e-06" calcext:value-type="float">
            <text:p>5.80508386028e-06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283404896632" calcext:value-type="float">
            <text:p>0.0283404896632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0.000224509092835" calcext:value-type="float">
            <text:p>0.000224509092835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709385225931" calcext:value-type="float">
            <text:p>0.0709385225931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0479444558152" calcext:value-type="float">
            <text:p>0.004794445581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7.392" calcext:value-type="float">
            <text:p>187.392</text:p>
          </table:table-cell>
          <table:table-cell office:value-type="float" office:value="0.00149623799854" calcext:value-type="float">
            <text:p>0.00149623799854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0243520150185" calcext:value-type="float">
            <text:p>0.000243520150185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0638138319746" calcext:value-type="float">
            <text:p>0.00638138319746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5.61158106493e-06" calcext:value-type="float">
            <text:p>5.61158106493e-06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281656431181" calcext:value-type="float">
            <text:p>0.0281656431181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0.000206939353963" calcext:value-type="float">
            <text:p>0.000206939353963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704413822627" calcext:value-type="float">
            <text:p>0.0704413822627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0444682750434" calcext:value-type="float">
            <text:p>0.004446827504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9.44" calcext:value-type="float">
            <text:p>189.44</text:p>
          </table:table-cell>
          <table:table-cell office:value-type="float" office:value="0.00149254722893" calcext:value-type="float">
            <text:p>0.00149254722893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0239092511091" calcext:value-type="float">
            <text:p>0.000239092511091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0636086988074" calcext:value-type="float">
            <text:p>0.00636086988074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5.41807826959e-06" calcext:value-type="float">
            <text:p>5.41807826959e-06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278093275216" calcext:value-type="float">
            <text:p>0.0278093275216</text:p>
          </table:table-cell>
          <table:table-cell office:value-type="float" office:value="125.44" calcext:value-type="float">
            <text:p>125.44</text:p>
          </table:table-cell>
          <table:table-cell office:value-type="float" office:value="0.000191534899812" calcext:value-type="float">
            <text:p>0.000191534899812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699711680679" calcext:value-type="float">
            <text:p>0.0699711680679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414898995349" calcext:value-type="float">
            <text:p>0.004148989953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1.488" calcext:value-type="float">
            <text:p>191.488</text:p>
          </table:table-cell>
          <table:table-cell office:value-type="float" office:value="0.00148885645933" calcext:value-type="float">
            <text:p>0.00148885645933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0233926932148" calcext:value-type="float">
            <text:p>0.000233926932148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0634383995743" calcext:value-type="float">
            <text:p>0.00634383995743</text:p>
          </table:table-cell>
          <table:table-cell office:value-type="float" office:value="216.064" calcext:value-type="float">
            <text:p>216.064</text:p>
          </table:table-cell>
          <table:table-cell office:value-type="float" office:value="5.22457547425e-06" calcext:value-type="float">
            <text:p>5.22457547425e-06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2749051883" calcext:value-type="float">
            <text:p>0.02749051883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0.000177244020659" calcext:value-type="float">
            <text:p>0.000177244020659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695066186611" calcext:value-type="float">
            <text:p>0.0695066186611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389240332624" calcext:value-type="float">
            <text:p>0.003892403326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3.536" calcext:value-type="float">
            <text:p>193.536</text:p>
          </table:table-cell>
          <table:table-cell office:value-type="float" office:value="0.00148368938188" calcext:value-type="float">
            <text:p>0.00148368938188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0229499293054" calcext:value-type="float">
            <text:p>0.000229499293054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0632526185926" calcext:value-type="float">
            <text:p>0.00632526185926</text:p>
          </table:table-cell>
          <table:table-cell office:value-type="float" office:value="234.496" calcext:value-type="float">
            <text:p>234.496</text:p>
          </table:table-cell>
          <table:table-cell office:value-type="float" office:value="5.03107267891e-06" calcext:value-type="float">
            <text:p>5.03107267891e-06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272607116719" calcext:value-type="float">
            <text:p>0.0272607116719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0.000165365887337" calcext:value-type="float">
            <text:p>0.000165365887337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690611603259" calcext:value-type="float">
            <text:p>0.0690611603259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366559677752" calcext:value-type="float">
            <text:p>0.003665596777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5.584" calcext:value-type="float">
            <text:p>195.584</text:p>
          </table:table-cell>
          <table:table-cell office:value-type="float" office:value="0.00148147492011" calcext:value-type="float">
            <text:p>0.00148147492011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0227285473506" calcext:value-type="float">
            <text:p>0.000227285473506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0630861897966" calcext:value-type="float">
            <text:p>0.00630861897966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4.83756988356e-06" calcext:value-type="float">
            <text:p>4.83756988356e-06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271094462006" calcext:value-type="float">
            <text:p>0.0271094462006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0.000154848790126" calcext:value-type="float">
            <text:p>0.000154848790126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686201161112" calcext:value-type="float">
            <text:p>0.0686201161112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34708130046" calcext:value-type="float">
            <text:p>0.00347081300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7.632" calcext:value-type="float">
            <text:p>197.632</text:p>
          </table:table-cell>
          <table:table-cell office:value-type="float" office:value="0.00147778415051" calcext:value-type="float">
            <text:p>0.00147778415051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222119894563" calcext:value-type="float">
            <text:p>0.000222119894563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0628617044437" calcext:value-type="float">
            <text:p>0.00628617044437</text:p>
          </table:table-cell>
          <table:table-cell office:value-type="float" office:value="238.592" calcext:value-type="float">
            <text:p>238.592</text:p>
          </table:table-cell>
          <table:table-cell office:value-type="float" office:value="4.64406708822e-06" calcext:value-type="float">
            <text:p>4.64406708822e-06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269860942841" calcext:value-type="float">
            <text:p>0.0269860942841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0.000143589309581" calcext:value-type="float">
            <text:p>0.000143589309581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681854355871" calcext:value-type="float">
            <text:p>0.0681854355871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33004783085" calcext:value-type="float">
            <text:p>0.00330047830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9.68" calcext:value-type="float">
            <text:p>199.68</text:p>
          </table:table-cell>
          <table:table-cell office:value-type="float" office:value="0.0014740933809" calcext:value-type="float">
            <text:p>0.0014740933809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215478435922" calcext:value-type="float">
            <text:p>0.000215478435922</text:p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0626604417136" calcext:value-type="float">
            <text:p>0.00626604417136</text:p>
          </table:table-cell>
          <table:table-cell office:value-type="float" office:value="250.88" calcext:value-type="float">
            <text:p>250.88</text:p>
          </table:table-cell>
          <table:table-cell office:value-type="float" office:value="4.45056429288e-06" calcext:value-type="float">
            <text:p>4.45056429288e-06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268733259991" calcext:value-type="float">
            <text:p>0.0268733259991</text:p>
          </table:table-cell>
          <table:table-cell office:value-type="float" office:value="130.56" calcext:value-type="float">
            <text:p>130.56</text:p>
          </table:table-cell>
          <table:table-cell office:value-type="float" office:value="0.00013387646098" calcext:value-type="float">
            <text:p>0.00013387646098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67749026199" calcext:value-type="float">
            <text:p>0.067749026199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314926168751" calcext:value-type="float">
            <text:p>0.003149261687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1.728" calcext:value-type="float">
            <text:p>201.728</text:p>
          </table:table-cell>
          <table:table-cell office:value-type="float" office:value="0.00147261707306" calcext:value-type="float">
            <text:p>0.00147261707306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208099037431" calcext:value-type="float">
            <text:p>0.000208099037431</text:p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0625075594475" calcext:value-type="float">
            <text:p>0.00625075594475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4.25706149754e-06" calcext:value-type="float">
            <text:p>4.25706149754e-06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267591341847" calcext:value-type="float">
            <text:p>0.0267591341847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0.000115935530442" calcext:value-type="float">
            <text:p>0.000115935530442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673271834089" calcext:value-type="float">
            <text:p>0.0673271834089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301867052832" calcext:value-type="float">
            <text:p>0.003018670528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3.776" calcext:value-type="float">
            <text:p>203.776</text:p>
          </table:table-cell>
          <table:table-cell office:value-type="float" office:value="0.00146892630345" calcext:value-type="float">
            <text:p>0.00146892630345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205147278035" calcext:value-type="float">
            <text:p>0.000205147278035</text:p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062294685406" calcext:value-type="float">
            <text:p>0.0062294685406</text:p>
          </table:table-cell>
          <table:table-cell office:value-type="float" office:value="259.072" calcext:value-type="float">
            <text:p>259.072</text:p>
          </table:table-cell>
          <table:table-cell office:value-type="float" office:value="4.06355870219e-06" calcext:value-type="float">
            <text:p>4.06355870219e-06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266557735722" calcext:value-type="float">
            <text:p>0.0266557735722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0.000102448899899" calcext:value-type="float">
            <text:p>0.000102448899899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669091661899" calcext:value-type="float">
            <text:p>0.0669091661899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290947690704" calcext:value-type="float">
            <text:p>0.002909476907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5.824" calcext:value-type="float">
            <text:p>205.824</text:p>
          </table:table-cell>
          <table:table-cell office:value-type="float" office:value="0.00146154476424" calcext:value-type="float">
            <text:p>0.00146154476424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202933458488" calcext:value-type="float">
            <text:p>0.000202933458488</text:p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0621301918285" calcext:value-type="float">
            <text:p>0.00621301918285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3.87005590685e-06" calcext:value-type="float">
            <text:p>3.87005590685e-06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265472139828" calcext:value-type="float">
            <text:p>0.0265472139828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8.92715957456e-05" calcext:value-type="float">
            <text:p>8.92715957456e-05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664984690542" calcext:value-type="float">
            <text:p>0.0664984690542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28165336496" calcext:value-type="float">
            <text:p>0.00281653364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7.872" calcext:value-type="float">
            <text:p>207.872</text:p>
          </table:table-cell>
          <table:table-cell office:value-type="float" office:value="0.00145711584071" calcext:value-type="float">
            <text:p>0.00145711584071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197767879545" calcext:value-type="float">
            <text:p>0.000197767879545</text:p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0619637630325" calcext:value-type="float">
            <text:p>0.00619637630325</text:p>
          </table:table-cell>
          <table:table-cell office:value-type="float" office:value="276.48" calcext:value-type="float">
            <text:p>276.48</text:p>
          </table:table-cell>
          <table:table-cell office:value-type="float" office:value="3.67655311151e-06" calcext:value-type="float">
            <text:p>3.67655311151e-06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264401398153" calcext:value-type="float">
            <text:p>0.0264401398153</text:p>
          </table:table-cell>
          <table:table-cell office:value-type="float" office:value="138.24" calcext:value-type="float">
            <text:p>138.24</text:p>
          </table:table-cell>
          <table:table-cell office:value-type="float" office:value="7.93112860331e-05" calcext:value-type="float">
            <text:p>7.93112860331e-05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660945402368" calcext:value-type="float">
            <text:p>0.0660945402368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273329649182" calcext:value-type="float">
            <text:p>0.002733296491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9.92" calcext:value-type="float">
            <text:p>209.92</text:p>
          </table:table-cell>
          <table:table-cell office:value-type="float" office:value="0.00145490137895" calcext:value-type="float">
            <text:p>0.00145490137895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197029939696" calcext:value-type="float">
            <text:p>0.000197029939696</text:p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0617412128982" calcext:value-type="float">
            <text:p>0.00617412128982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3.48305031617e-06" calcext:value-type="float">
            <text:p>3.48305031617e-06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263301566965" calcext:value-type="float">
            <text:p>0.0263301566965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7.10213388191e-05" calcext:value-type="float">
            <text:p>7.10213388191e-05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65690353929" calcext:value-type="float">
            <text:p>0.065690353929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265950807502" calcext:value-type="float">
            <text:p>0.002659508075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1.968" calcext:value-type="float">
            <text:p>211.968</text:p>
          </table:table-cell>
          <table:table-cell office:value-type="float" office:value="0.00145194876326" calcext:value-type="float">
            <text:p>0.00145194876326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194078180299" calcext:value-type="float">
            <text:p>0.000194078180299</text:p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0615438206052" calcext:value-type="float">
            <text:p>0.00615438206052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3.28954752082e-06" calcext:value-type="float">
            <text:p>3.28954752082e-06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262206068258" calcext:value-type="float">
            <text:p>0.0262206068258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6.50822721582e-05" calcext:value-type="float">
            <text:p>6.50822721582e-05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652988214335" calcext:value-type="float">
            <text:p>0.0652988214335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259060947357" calcext:value-type="float">
            <text:p>0.002590609473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4.016" calcext:value-type="float">
            <text:p>214.016</text:p>
          </table:table-cell>
          <table:table-cell office:value-type="float" office:value="0.00145047245542" calcext:value-type="float">
            <text:p>0.00145047245542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191126420903" calcext:value-type="float">
            <text:p>0.000191126420903</text:p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0613444930937" calcext:value-type="float">
            <text:p>0.00613444930937</text:p>
          </table:table-cell>
          <table:table-cell office:value-type="float" office:value="288.768" calcext:value-type="float">
            <text:p>288.768</text:p>
          </table:table-cell>
          <table:table-cell office:value-type="float" office:value="3.09604472548e-06" calcext:value-type="float">
            <text:p>3.09604472548e-06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261138421213" calcext:value-type="float">
            <text:p>0.0261138421213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5.95762624415e-05" calcext:value-type="float">
            <text:p>5.95762624415e-05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649119237646" calcext:value-type="float">
            <text:p>0.0649119237646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253090225439" calcext:value-type="float">
            <text:p>0.002530902254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6.064" calcext:value-type="float">
            <text:p>216.064</text:p>
          </table:table-cell>
          <table:table-cell office:value-type="float" office:value="0.00144751983973" calcext:value-type="float">
            <text:p>0.00144751983973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189650541205" calcext:value-type="float">
            <text:p>0.000189650541205</text:p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0611645177677" calcext:value-type="float">
            <text:p>0.00611645177677</text:p>
          </table:table-cell>
          <table:table-cell office:value-type="float" office:value="292.864" calcext:value-type="float">
            <text:p>292.864</text:p>
          </table:table-cell>
          <table:table-cell office:value-type="float" office:value="2.90254193014e-06" calcext:value-type="float">
            <text:p>2.90254193014e-06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260075725574" calcext:value-type="float">
            <text:p>0.0260075725574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5.43177138355e-05" calcext:value-type="float">
            <text:p>5.43177138355e-05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645311690802" calcext:value-type="float">
            <text:p>0.0645311690802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247619514716" calcext:value-type="float">
            <text:p>0.002476195147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8.112" calcext:value-type="float">
            <text:p>218.112</text:p>
          </table:table-cell>
          <table:table-cell office:value-type="float" office:value="0.00144604353189" calcext:value-type="float">
            <text:p>0.00144604353189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188174661507" calcext:value-type="float">
            <text:p>0.000188174661507</text:p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060943902852" calcext:value-type="float">
            <text:p>0.0060943902852</text:p>
          </table:table-cell>
          <table:table-cell office:value-type="float" office:value="296.96" calcext:value-type="float">
            <text:p>296.96</text:p>
          </table:table-cell>
          <table:table-cell office:value-type="float" office:value="2.7090391348e-06" calcext:value-type="float">
            <text:p>2.7090391348e-06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259070590037" calcext:value-type="float">
            <text:p>0.0259070590037</text:p>
          </table:table-cell>
          <table:table-cell office:value-type="float" office:value="148.48" calcext:value-type="float">
            <text:p>148.48</text:p>
          </table:table-cell>
          <table:table-cell office:value-type="float" office:value="5.0049009673e-05" calcext:value-type="float">
            <text:p>5.0049009673e-05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641517754163" calcext:value-type="float">
            <text:p>0.0641517754163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242964998738" calcext:value-type="float">
            <text:p>0.002429649987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0.16" calcext:value-type="float">
            <text:p>220.16</text:p>
          </table:table-cell>
          <table:table-cell office:value-type="float" office:value="0.00144530537797" calcext:value-type="float">
            <text:p>0.00144530537797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185222902111" calcext:value-type="float">
            <text:p>0.000185222902111</text:p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0607194174992" calcext:value-type="float">
            <text:p>0.00607194174992</text:p>
          </table:table-cell>
          <table:table-cell office:value-type="float" office:value="301.056" calcext:value-type="float">
            <text:p>301.056</text:p>
          </table:table-cell>
          <table:table-cell office:value-type="float" office:value="2.32203354411e-06" calcext:value-type="float">
            <text:p>2.32203354411e-06</text:p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2580654545" calcext:value-type="float">
            <text:p>0.02580654545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4.59659013436e-05" calcext:value-type="float">
            <text:p>4.59659013436e-05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637733013609" calcext:value-type="float">
            <text:p>0.0637733013609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238604606993" calcext:value-type="float">
            <text:p>0.002386046069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2.208" calcext:value-type="float">
            <text:p>222.208</text:p>
          </table:table-cell>
          <table:table-cell office:value-type="float" office:value="0.0014430909162" calcext:value-type="float">
            <text:p>0.0014430909162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183009082564" calcext:value-type="float">
            <text:p>0.000183009082564</text:p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0605007378021" calcext:value-type="float">
            <text:p>0.00605007378021</text:p>
          </table:table-cell>
          <table:table-cell office:value-type="float" office:value="305.152" calcext:value-type="float">
            <text:p>305.152</text:p>
          </table:table-cell>
          <table:table-cell office:value-type="float" office:value="2.12853074877e-06" calcext:value-type="float">
            <text:p>2.12853074877e-06</text:p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25703122945" calcext:value-type="float">
            <text:p>0.025703122945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4.1759062459e-05" calcext:value-type="float">
            <text:p>4.1759062459e-05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634037658996" calcext:value-type="float">
            <text:p>0.0634037658996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234608193985" calcext:value-type="float">
            <text:p>0.002346081939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4.256" calcext:value-type="float">
            <text:p>224.256</text:p>
          </table:table-cell>
          <table:table-cell office:value-type="float" office:value="0.00144235276228" calcext:value-type="float">
            <text:p>0.00144235276228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179319383318" calcext:value-type="float">
            <text:p>0.000179319383318</text:p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0602452889523" calcext:value-type="float">
            <text:p>0.00602452889523</text:p>
          </table:table-cell>
          <table:table-cell office:value-type="float" office:value="309.248" calcext:value-type="float">
            <text:p>309.248</text:p>
          </table:table-cell>
          <table:table-cell office:value-type="float" office:value="1.93502795343e-06" calcext:value-type="float">
            <text:p>1.93502795343e-06</text:p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256060134833" calcext:value-type="float">
            <text:p>0.0256060134833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3.82327416291e-05" calcext:value-type="float">
            <text:p>3.82327416291e-05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630336051046" calcext:value-type="float">
            <text:p>0.0630336051046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230883845892" calcext:value-type="float">
            <text:p>0.002308838458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6.304" calcext:value-type="float">
            <text:p>226.304</text:p>
          </table:table-cell>
          <table:table-cell office:value-type="float" office:value="0.0014394001466" calcext:value-type="float">
            <text:p>0.0014394001466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163822646488" calcext:value-type="float">
            <text:p>0.000163822646488</text:p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0600382205665" calcext:value-type="float">
            <text:p>0.00600382205665</text:p>
          </table:table-cell>
          <table:table-cell office:value-type="float" office:value="317.44" calcext:value-type="float">
            <text:p>317.44</text:p>
          </table:table-cell>
          <table:table-cell office:value-type="float" office:value="1.74152515808e-06" calcext:value-type="float">
            <text:p>1.74152515808e-06</text:p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255105751213" calcext:value-type="float">
            <text:p>0.0255105751213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3.51394777433e-05" calcext:value-type="float">
            <text:p>3.51394777433e-05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626646581928" calcext:value-type="float">
            <text:p>0.0626646581928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227328619233" calcext:value-type="float">
            <text:p>0.002273286192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8.352" calcext:value-type="float">
            <text:p>228.352</text:p>
          </table:table-cell>
          <table:table-cell office:value-type="float" office:value="0.00143792383875" calcext:value-type="float">
            <text:p>0.00143792383875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137256811923" calcext:value-type="float">
            <text:p>0.000137256811923</text:p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059856310022" calcext:value-type="float">
            <text:p>0.0059856310022</text:p>
          </table:table-cell>
          <table:table-cell office:value-type="float" office:value="325.632" calcext:value-type="float">
            <text:p>325.632</text:p>
          </table:table-cell>
          <table:table-cell office:value-type="float" office:value="1.54802236274e-06" calcext:value-type="float">
            <text:p>1.54802236274e-06</text:p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254182932811" calcext:value-type="float">
            <text:p>0.0254182932811</text:p>
          </table:table-cell>
          <table:table-cell office:value-type="float" office:value="158.72" calcext:value-type="float">
            <text:p>158.72</text:p>
          </table:table-cell>
          <table:table-cell office:value-type="float" office:value="3.21699444128e-05" calcext:value-type="float">
            <text:p>3.21699444128e-05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622966676737" calcext:value-type="float">
            <text:p>0.0622966676737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224210902369" calcext:value-type="float">
            <text:p>0.002242109023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0.4" calcext:value-type="float">
            <text:p>230.4</text:p>
          </table:table-cell>
          <table:table-cell office:value-type="float" office:value="0.00143570937699" calcext:value-type="float">
            <text:p>0.00143570937699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121022135244" calcext:value-type="float">
            <text:p>0.000121022135244</text:p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0596163429207" calcext:value-type="float">
            <text:p>0.00596163429207</text:p>
          </table:table-cell>
          <table:table-cell office:value-type="float" office:value="333.824" calcext:value-type="float">
            <text:p>333.824</text:p>
          </table:table-cell>
          <table:table-cell office:value-type="float" office:value="1.3545195674e-06" calcext:value-type="float">
            <text:p>1.3545195674e-06</text:p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253198840752" calcext:value-type="float">
            <text:p>0.0253198840752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2.89529499715e-05" calcext:value-type="float">
            <text:p>2.89529499715e-05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619337901776" calcext:value-type="float">
            <text:p>0.0619337901776</text:p>
          </table:table-cell>
          <table:table-cell office:value-type="float" office:value="57.6" calcext:value-type="float">
            <text:p>57.6</text:p>
          </table:table-cell>
          <table:table-cell office:value-type="float" office:value="0.00221185099328" calcext:value-type="float">
            <text:p>0.002211850993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2.448" calcext:value-type="float">
            <text:p>232.448</text:p>
          </table:table-cell>
          <table:table-cell office:value-type="float" office:value="0.00143423306915" calcext:value-type="float">
            <text:p>0.00143423306915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10847715781" calcext:value-type="float">
            <text:p>0.00010847715781</text:p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0593821814751" calcext:value-type="float">
            <text:p>0.00593821814751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1.16101677206e-06" calcext:value-type="float">
            <text:p>1.16101677206e-06</text:p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252207321583" calcext:value-type="float">
            <text:p>0.0252207321583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2.71588569177e-05" calcext:value-type="float">
            <text:p>2.71588569177e-05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615759153516" calcext:value-type="float">
            <text:p>0.0615759153516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218335770827" calcext:value-type="float">
            <text:p>0.002183357708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4.496" calcext:value-type="float">
            <text:p>234.496</text:p>
          </table:table-cell>
          <table:table-cell office:value-type="float" office:value="0.00143201860738" calcext:value-type="float">
            <text:p>0.00143201860738</text:p>
          </table:table-cell>
          <table:table-cell office:value-type="float" office:value="85.504" calcext:value-type="float">
            <text:p>85.504</text:p>
          </table:table-cell>
          <table:table-cell office:value-type="float" office:value="9.22424811309e-05" calcext:value-type="float">
            <text:p>9.22424811309e-05</text:p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0591441495924" calcext:value-type="float">
            <text:p>0.00591441495924</text:p>
          </table:table-cell>
          <table:table-cell office:value-type="float" office:value="374.784" calcext:value-type="float">
            <text:p>374.784</text:p>
          </table:table-cell>
          <table:table-cell office:value-type="float" office:value="7.7401118137e-07" calcext:value-type="float">
            <text:p>7.7401118137e-07</text:p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251153290906" calcext:value-type="float">
            <text:p>0.0251153290906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2.44986499759e-05" calcext:value-type="float">
            <text:p>2.44986499759e-05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612152081315" calcext:value-type="float">
            <text:p>0.0612152081315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215571003042" calcext:value-type="float">
            <text:p>0.002155710030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6.544" calcext:value-type="float">
            <text:p>236.544</text:p>
          </table:table-cell>
          <table:table-cell office:value-type="float" office:value="0.00143128045346" calcext:value-type="float">
            <text:p>0.00143128045346</text:p>
          </table:table-cell>
          <table:table-cell office:value-type="float" office:value="86.528" calcext:value-type="float">
            <text:p>86.528</text:p>
          </table:table-cell>
          <table:table-cell office:value-type="float" office:value="7.74836841499e-05" calcext:value-type="float">
            <text:p>7.74836841499e-05</text:p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0588887007426" calcext:value-type="float">
            <text:p>0.00588887007426</text:p>
          </table:table-cell>
          <table:table-cell office:value-type="float" office:value="444.416" calcext:value-type="float">
            <text:p>444.416</text:p>
          </table:table-cell>
          <table:table-cell office:value-type="float" office:value="5.80508386028e-07" calcext:value-type="float">
            <text:p>5.80508386028e-07</text:p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250148774295" calcext:value-type="float">
            <text:p>0.0250148774295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2.21477694227e-05" calcext:value-type="float">
            <text:p>2.21477694227e-05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608534709499" calcext:value-type="float">
            <text:p>0.0608534709499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21298638635" calcext:value-type="float">
            <text:p>0.00212986386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0.64" calcext:value-type="float">
            <text:p>240.64</text:p>
          </table:table-cell>
          <table:table-cell office:value-type="float" office:value="0.00142832783778" calcext:value-type="float">
            <text:p>0.00142832783778</text:p>
          </table:table-cell>
          <table:table-cell office:value-type="float" office:value="87.552" calcext:value-type="float">
            <text:p>87.552</text:p>
          </table:table-cell>
          <table:table-cell office:value-type="float" office:value="6.64145864142e-05" calcext:value-type="float">
            <text:p>6.64145864142e-05</text:p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058654539297" calcext:value-type="float">
            <text:p>0.0058654539297</text:p>
          </table:table-cell>
          <table:table-cell office:value-type="float" office:value="464.896" calcext:value-type="float">
            <text:p>464.896</text:p>
          </table:table-cell>
          <table:table-cell office:value-type="float" office:value="3.87005590685e-07" calcext:value-type="float">
            <text:p>3.87005590685e-07</text:p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249138687351" calcext:value-type="float">
            <text:p>0.0249138687351</text:p>
          </table:table-cell>
          <table:table-cell office:value-type="float" office:value="168.96" calcext:value-type="float">
            <text:p>168.96</text:p>
          </table:table-cell>
          <table:table-cell office:value-type="float" office:value="1.94875624808e-05" calcext:value-type="float">
            <text:p>1.94875624808e-05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605019598144" calcext:value-type="float">
            <text:p>0.0605019598144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210574567644" calcext:value-type="float">
            <text:p>0.002105745676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4.736" calcext:value-type="float">
            <text:p>244.736</text:p>
          </table:table-cell>
          <table:table-cell office:value-type="float" office:value="0.00142758968386" calcext:value-type="float">
            <text:p>0.00142758968386</text:p>
          </table:table-cell>
          <table:table-cell office:value-type="float" office:value="88.576" calcext:value-type="float">
            <text:p>88.576</text:p>
          </table:table-cell>
          <table:table-cell office:value-type="float" office:value="5.90351879237e-05" calcext:value-type="float">
            <text:p>5.90351879237e-05</text:p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0583642565132" calcext:value-type="float">
            <text:p>0.00583642565132</text:p>
          </table:table-cell>
          <table:table-cell office:value-type="float" office:value="468.992" calcext:value-type="float">
            <text:p>468.992</text:p>
          </table:table-cell>
          <table:table-cell office:value-type="float" office:value="1.93502795343e-07" calcext:value-type="float">
            <text:p>1.93502795343e-07</text:p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248155214218" calcext:value-type="float">
            <text:p>0.0248155214218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1.72604124831e-05" calcext:value-type="float">
            <text:p>1.72604124831e-05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601441953413" calcext:value-type="float">
            <text:p>0.0601441953413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20831716416" calcext:value-type="float">
            <text:p>0.00208317164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6.784" calcext:value-type="float">
            <text:p>246.784</text:p>
          </table:table-cell>
          <table:table-cell office:value-type="float" office:value="0.00142611337601" calcext:value-type="float">
            <text:p>0.00142611337601</text:p>
          </table:table-cell>
          <table:table-cell office:value-type="float" office:value="89.6" calcext:value-type="float">
            <text:p>89.6</text:p>
          </table:table-cell>
          <table:table-cell office:value-type="float" office:value="5.60834285276e-05" calcext:value-type="float">
            <text:p>5.60834285276e-05</text:p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0581262246305" calcext:value-type="float">
            <text:p>0.00581262246305</text:p>
          </table:table-cell>
          <table:table-cell office:value-type="float" office:value="552.96" calcext:value-type="float">
            <text:p>552.9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247071475101" calcext:value-type="float">
            <text:p>0.0247071475101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1.5528184707e-05" calcext:value-type="float">
            <text:p>1.5528184707e-05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597865780056" calcext:value-type="float">
            <text:p>0.0597865780056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206125938629" calcext:value-type="float">
            <text:p>0.002061259386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8.832" calcext:value-type="float">
            <text:p>248.832</text:p>
          </table:table-cell>
          <table:table-cell office:value-type="float" office:value="0.00142168445249" calcext:value-type="float">
            <text:p>0.00142168445249</text:p>
          </table:table-cell>
          <table:table-cell office:value-type="float" office:value="90.624" calcext:value-type="float">
            <text:p>90.624</text:p>
          </table:table-cell>
          <table:table-cell office:value-type="float" office:value="5.23937292823e-05" calcext:value-type="float">
            <text:p>5.23937292823e-05</text:p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0578804518735" calcext:value-type="float">
            <text:p>0.005788045187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246057674603" calcext:value-type="float">
            <text:p>0.0246057674603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1.38578222086e-05" calcext:value-type="float">
            <text:p>1.38578222086e-05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594343311833" calcext:value-type="float">
            <text:p>0.0594343311833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204100157978" calcext:value-type="float">
            <text:p>0.002041001579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0.88" calcext:value-type="float">
            <text:p>250.88</text:p>
          </table:table-cell>
          <table:table-cell office:value-type="float" office:value="0.00142020814464" calcext:value-type="float">
            <text:p>0.00142020814464</text:p>
          </table:table-cell>
          <table:table-cell office:value-type="float" office:value="91.648" calcext:value-type="float">
            <text:p>91.648</text:p>
          </table:table-cell>
          <table:table-cell office:value-type="float" office:value="4.649021049e-05" calcext:value-type="float">
            <text:p>4.649021049e-05</text:p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0576385495537" calcext:value-type="float">
            <text:p>0.005763854955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245046968733" calcext:value-type="float">
            <text:p>0.0245046968733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1.31154388759e-05" calcext:value-type="float">
            <text:p>1.31154388759e-05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590897355033" calcext:value-type="float">
            <text:p>0.0590897355033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202169967703" calcext:value-type="float">
            <text:p>0.002021699677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2.928" calcext:value-type="float">
            <text:p>252.928</text:p>
          </table:table-cell>
          <table:table-cell office:value-type="float" office:value="0.0014187318368" calcext:value-type="float">
            <text:p>0.0014187318368</text:p>
          </table:table-cell>
          <table:table-cell office:value-type="float" office:value="92.672" calcext:value-type="float">
            <text:p>92.672</text:p>
          </table:table-cell>
          <table:table-cell office:value-type="float" office:value="4.05866916976e-05" calcext:value-type="float">
            <text:p>4.05866916976e-05</text:p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0574198698566" calcext:value-type="float">
            <text:p>0.005741986985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24396570532" calcext:value-type="float">
            <text:p>0.024396570532</text:p>
          </table:table-cell>
          <table:table-cell office:value-type="float" office:value="179.2" calcext:value-type="float">
            <text:p>179.2</text:p>
          </table:table-cell>
          <table:table-cell office:value-type="float" office:value="1.19399985994e-05" calcext:value-type="float">
            <text:p>1.19399985994e-05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587409096244" calcext:value-type="float">
            <text:p>0.0587409096244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200511842342" calcext:value-type="float">
            <text:p>0.002005118423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4.976" calcext:value-type="float">
            <text:p>254.976</text:p>
          </table:table-cell>
          <table:table-cell office:value-type="float" office:value="0.00141725552896" calcext:value-type="float">
            <text:p>0.00141725552896</text:p>
          </table:table-cell>
          <table:table-cell office:value-type="float" office:value="93.696" calcext:value-type="float">
            <text:p>93.696</text:p>
          </table:table-cell>
          <table:table-cell office:value-type="float" office:value="3.1731413509e-05" calcext:value-type="float">
            <text:p>3.1731413509e-05</text:p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0571508744769" calcext:value-type="float">
            <text:p>0.005715087447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242966140116" calcext:value-type="float">
            <text:p>0.0242966140116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1.05789624896e-05" calcext:value-type="float">
            <text:p>1.05789624896e-05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583948793553" calcext:value-type="float">
            <text:p>0.0583948793553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19878753903" calcext:value-type="float">
            <text:p>0.00198787539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7.024" calcext:value-type="float">
            <text:p>257.024</text:p>
          </table:table-cell>
          <table:table-cell office:value-type="float" office:value="0.00141577922111" calcext:value-type="float">
            <text:p>0.00141577922111</text:p>
          </table:table-cell>
          <table:table-cell office:value-type="float" office:value="94.72" calcext:value-type="float">
            <text:p>94.72</text:p>
          </table:table-cell>
          <table:table-cell office:value-type="float" office:value="2.73037744147e-05" calcext:value-type="float">
            <text:p>2.73037744147e-05</text:p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0569244539055" calcext:value-type="float">
            <text:p>0.005692445390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241942436804" calcext:value-type="float">
            <text:p>0.0241942436804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9.21792637987e-06" calcext:value-type="float">
            <text:p>9.21792637987e-06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580553231296" calcext:value-type="float">
            <text:p>0.0580553231296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197059559164" calcext:value-type="float">
            <text:p>0.001970595591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9.072" calcext:value-type="float">
            <text:p>259.072</text:p>
          </table:table-cell>
          <table:table-cell office:value-type="float" office:value="0.00141504106719" calcext:value-type="float">
            <text:p>0.00141504106719</text:p>
          </table:table-cell>
          <table:table-cell office:value-type="float" office:value="95.744" calcext:value-type="float">
            <text:p>95.744</text:p>
          </table:table-cell>
          <table:table-cell office:value-type="float" office:value="2.21381954714e-05" calcext:value-type="float">
            <text:p>2.21381954714e-05</text:p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0566573937444" calcext:value-type="float">
            <text:p>0.005665739374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24093234986" calcext:value-type="float">
            <text:p>0.024093234986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8.35181249181e-06" calcext:value-type="float">
            <text:p>8.35181249181e-06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577170175715" calcext:value-type="float">
            <text:p>0.0577170175715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195559525579" calcext:value-type="float">
            <text:p>0.001955595255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1.12" calcext:value-type="float">
            <text:p>261.12</text:p>
          </table:table-cell>
          <table:table-cell office:value-type="float" office:value="0.00141208845151" calcext:value-type="float">
            <text:p>0.00141208845151</text:p>
          </table:table-cell>
          <table:table-cell office:value-type="float" office:value="96.768" calcext:value-type="float">
            <text:p>96.768</text:p>
          </table:table-cell>
          <table:table-cell office:value-type="float" office:value="1.69726165281e-05" calcext:value-type="float">
            <text:p>1.69726165281e-05</text:p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056413556206" calcext:value-type="float">
            <text:p>0.0056413556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239914216881" calcext:value-type="float">
            <text:p>0.0239914216881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7.23823749293e-06" calcext:value-type="float">
            <text:p>7.23823749293e-06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573833468399" calcext:value-type="float">
            <text:p>0.0573833468399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193930812642" calcext:value-type="float">
            <text:p>0.001939308126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4.192" calcext:value-type="float">
            <text:p>264.192</text:p>
          </table:table-cell>
          <table:table-cell office:value-type="float" office:value="0.00140987398974" calcext:value-type="float">
            <text:p>0.00140987398974</text:p>
          </table:table-cell>
          <table:table-cell office:value-type="float" office:value="97.792" calcext:value-type="float">
            <text:p>97.792</text:p>
          </table:table-cell>
          <table:table-cell office:value-type="float" office:value="1.549673683e-05" calcext:value-type="float">
            <text:p>1.549673683e-05</text:p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0561793947604" calcext:value-type="float">
            <text:p>0.005617939476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238865756536" calcext:value-type="float">
            <text:p>0.0238865756536</text:p>
          </table:table-cell>
          <table:table-cell office:value-type="float" office:value="189.44" calcext:value-type="float">
            <text:p>189.44</text:p>
          </table:table-cell>
          <table:table-cell office:value-type="float" office:value="6.61958471571e-06" calcext:value-type="float">
            <text:p>6.61958471571e-06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570531338362" calcext:value-type="float">
            <text:p>0.0570531338362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192530045985" calcext:value-type="float">
            <text:p>0.001925300459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8.288" calcext:value-type="float">
            <text:p>268.288</text:p>
          </table:table-cell>
          <table:table-cell office:value-type="float" office:value="0.00140765952798" calcext:value-type="float">
            <text:p>0.00140765952798</text:p>
          </table:table-cell>
          <table:table-cell office:value-type="float" office:value="98.816" calcext:value-type="float">
            <text:p>98.816</text:p>
          </table:table-cell>
          <table:table-cell office:value-type="float" office:value="1.40208571319e-05" calcext:value-type="float">
            <text:p>1.40208571319e-05</text:p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0559549094076" calcext:value-type="float">
            <text:p>0.005595490940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237829055782" calcext:value-type="float">
            <text:p>0.0237829055782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6.00093193859e-06" calcext:value-type="float">
            <text:p>6.00093193859e-06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56722552989" calcext:value-type="float">
            <text:p>0.056722552989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19114398554" calcext:value-type="float">
            <text:p>0.00191143985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6.48" calcext:value-type="float">
            <text:p>276.48</text:p>
          </table:table-cell>
          <table:table-cell office:value-type="float" office:value="0.00140323060445" calcext:value-type="float">
            <text:p>0.00140323060445</text:p>
          </table:table-cell>
          <table:table-cell office:value-type="float" office:value="99.84" calcext:value-type="float">
            <text:p>99.84</text:p>
          </table:table-cell>
          <table:table-cell office:value-type="float" office:value="1.32829172829e-05" calcext:value-type="float">
            <text:p>1.32829172829e-05</text:p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0557013957764" calcext:value-type="float">
            <text:p>0.005570139577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236819587764" calcext:value-type="float">
            <text:p>0.0236819587764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5.69160554997e-06" calcext:value-type="float">
            <text:p>5.69160554997e-06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563939217118" calcext:value-type="float">
            <text:p>0.0563939217118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188548339189" calcext:value-type="float">
            <text:p>0.001885483391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0.576" calcext:value-type="float">
            <text:p>280.576</text:p>
          </table:table-cell>
          <table:table-cell office:value-type="float" office:value="0.00140249245053" calcext:value-type="float">
            <text:p>0.00140249245053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1.25449774337e-05" calcext:value-type="float">
            <text:p>1.25449774337e-05</text:p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0554788456421" calcext:value-type="float">
            <text:p>0.005547884564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235818165782" calcext:value-type="float">
            <text:p>0.0235818165782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5.01108749507e-06" calcext:value-type="float">
            <text:p>5.01108749507e-06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560668353768" calcext:value-type="float">
            <text:p>0.0560668353768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185838719698" calcext:value-type="float">
            <text:p>0.001858387196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4.672" calcext:value-type="float">
            <text:p>284.672</text:p>
          </table:table-cell>
          <table:table-cell office:value-type="float" office:value="0.00140101614269" calcext:value-type="float">
            <text:p>0.00140101614269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1.18070375847e-05" calcext:value-type="float">
            <text:p>1.18070375847e-05</text:p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0552195263553" calcext:value-type="float">
            <text:p>0.005521952635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234791986767" calcext:value-type="float">
            <text:p>0.0234791986767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4.70176110645e-06" calcext:value-type="float">
            <text:p>4.70176110645e-06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557418089647" calcext:value-type="float">
            <text:p>0.0557418089647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183415871333" calcext:value-type="float">
            <text:p>0.001834158713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8.768" calcext:value-type="float">
            <text:p>288.768</text:p>
          </table:table-cell>
          <table:table-cell office:value-type="float" office:value="0.00139953983485" calcext:value-type="float">
            <text:p>0.00139953983485</text:p>
          </table:table-cell>
          <table:table-cell office:value-type="float" office:value="104.96" calcext:value-type="float">
            <text:p>104.96</text:p>
          </table:table-cell>
          <table:table-cell office:value-type="float" office:value="1.10690977357e-05" calcext:value-type="float">
            <text:p>1.10690977357e-05</text:p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0549853649096" calcext:value-type="float">
            <text:p>0.005498536490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23383141389" calcext:value-type="float">
            <text:p>0.023383141389</text:p>
          </table:table-cell>
          <table:table-cell office:value-type="float" office:value="199.68" calcext:value-type="float">
            <text:p>199.68</text:p>
          </table:table-cell>
          <table:table-cell office:value-type="float" office:value="4.14497360701e-06" calcext:value-type="float">
            <text:p>4.14497360701e-06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554191367503" calcext:value-type="float">
            <text:p>0.0554191367503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181011405733" calcext:value-type="float">
            <text:p>0.001810114057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2.864" calcext:value-type="float">
            <text:p>292.864</text:p>
          </table:table-cell>
          <table:table-cell office:value-type="float" office:value="0.00139658721916" calcext:value-type="float">
            <text:p>0.00139658721916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9.59321803762e-06" calcext:value-type="float">
            <text:p>9.59321803762e-06</text:p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0547860373981" calcext:value-type="float">
            <text:p>0.005478603739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232813899836" calcext:value-type="float">
            <text:p>0.0232813899836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3.71191666304e-06" calcext:value-type="float">
            <text:p>3.71191666304e-06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55100179754" calcext:value-type="float">
            <text:p>0.055100179754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178970918871" calcext:value-type="float">
            <text:p>0.001789709188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6.96" calcext:value-type="float">
            <text:p>296.96</text:p>
          </table:table-cell>
          <table:table-cell office:value-type="float" office:value="0.00139215829563" calcext:value-type="float">
            <text:p>0.00139215829563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8.85527818861e-06" calcext:value-type="float">
            <text:p>8.85527818861e-06</text:p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0545499407339" calcext:value-type="float">
            <text:p>0.005454994073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231808764299" calcext:value-type="float">
            <text:p>0.0231808764299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3.4644555521e-06" calcext:value-type="float">
            <text:p>3.4644555521e-06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547795674625" calcext:value-type="float">
            <text:p>0.0547795674625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176827488527" calcext:value-type="float">
            <text:p>0.001768274885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1.056" calcext:value-type="float">
            <text:p>301.056</text:p>
          </table:table-cell>
          <table:table-cell office:value-type="float" office:value="0.00138994383387" calcext:value-type="float">
            <text:p>0.00138994383387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8.1173383395e-06" calcext:value-type="float">
            <text:p>8.1173383395e-06</text:p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0543448075667" calcext:value-type="float">
            <text:p>0.005434480756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230834575053" calcext:value-type="float">
            <text:p>0.0230834575053</text:p>
          </table:table-cell>
          <table:table-cell office:value-type="float" office:value="205.824" calcext:value-type="float">
            <text:p>205.824</text:p>
          </table:table-cell>
          <table:table-cell office:value-type="float" office:value="3.1551291636e-06" calcext:value-type="float">
            <text:p>3.1551291636e-06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544659441953" calcext:value-type="float">
            <text:p>0.0544659441953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174775972006" calcext:value-type="float">
            <text:p>0.001747759720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5.152" calcext:value-type="float">
            <text:p>305.152</text:p>
          </table:table-cell>
          <table:table-cell office:value-type="float" office:value="0.0013877293721" calcext:value-type="float">
            <text:p>0.0013877293721</text:p>
          </table:table-cell>
          <table:table-cell office:value-type="float" office:value="115.2" calcext:value-type="float">
            <text:p>115.2</text:p>
          </table:table-cell>
          <table:table-cell office:value-type="float" office:value="7.37939849049e-06" calcext:value-type="float">
            <text:p>7.37939849049e-06</text:p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0541474152737" calcext:value-type="float">
            <text:p>0.005414741527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229875858953" calcext:value-type="float">
            <text:p>0.0229875858953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2.84580277499e-06" calcext:value-type="float">
            <text:p>2.84580277499e-06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541499667304" calcext:value-type="float">
            <text:p>0.0541499667304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172606805792" calcext:value-type="float">
            <text:p>0.001726068057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9.248" calcext:value-type="float">
            <text:p>309.248</text:p>
          </table:table-cell>
          <table:table-cell office:value-type="float" office:value="0.00138625306426" calcext:value-type="float">
            <text:p>0.00138625306426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5.90351879237e-06" calcext:value-type="float">
            <text:p>5.90351879237e-06</text:p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0539500229807" calcext:value-type="float">
            <text:p>0.005395002298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228931997072" calcext:value-type="float">
            <text:p>0.0228931997072</text:p>
          </table:table-cell>
          <table:table-cell office:value-type="float" office:value="209.92" calcext:value-type="float">
            <text:p>209.92</text:p>
          </table:table-cell>
          <table:table-cell office:value-type="float" office:value="2.66020694184e-06" calcext:value-type="float">
            <text:p>2.66020694184e-06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538330328727" calcext:value-type="float">
            <text:p>0.0538330328727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170371461626" calcext:value-type="float">
            <text:p>0.001703714616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3.344" calcext:value-type="float">
            <text:p>313.344</text:p>
          </table:table-cell>
          <table:table-cell office:value-type="float" office:value="0.00138551491034" calcext:value-type="float">
            <text:p>0.00138551491034</text:p>
          </table:table-cell>
          <table:table-cell office:value-type="float" office:value="125.44" calcext:value-type="float">
            <text:p>125.44</text:p>
          </table:table-cell>
          <table:table-cell office:value-type="float" office:value="5.16557894337e-06" calcext:value-type="float">
            <text:p>5.16557894337e-06</text:p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0537681124362" calcext:value-type="float">
            <text:p>0.005376811243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227988135192" calcext:value-type="float">
            <text:p>0.0227988135192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2.59834166416e-06" calcext:value-type="float">
            <text:p>2.59834166416e-06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535239708634" calcext:value-type="float">
            <text:p>0.0535239708634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168091998825" calcext:value-type="float">
            <text:p>0.001680919988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7.44" calcext:value-type="float">
            <text:p>317.44</text:p>
          </table:table-cell>
          <table:table-cell office:value-type="float" office:value="0.00138477675642" calcext:value-type="float">
            <text:p>0.00138477675642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4.42763909425e-06" calcext:value-type="float">
            <text:p>4.42763909425e-06</text:p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0535474975205" calcext:value-type="float">
            <text:p>0.005354749752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227057270754" calcext:value-type="float">
            <text:p>0.0227057270754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2.41274583102e-06" calcext:value-type="float">
            <text:p>2.41274583102e-06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532049770828" calcext:value-type="float">
            <text:p>0.0532049770828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165974304351" calcext:value-type="float">
            <text:p>0.001659743043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.536" calcext:value-type="float">
            <text:p>321.536</text:p>
          </table:table-cell>
          <table:table-cell office:value-type="float" office:value="0.00138330044858" calcext:value-type="float">
            <text:p>0.00138330044858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3.68969924525e-06" calcext:value-type="float">
            <text:p>3.68969924525e-06</text:p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0533597813203" calcext:value-type="float">
            <text:p>0.005335978132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226143117313" calcext:value-type="float">
            <text:p>0.0226143117313</text:p>
          </table:table-cell>
          <table:table-cell office:value-type="float" office:value="216.064" calcext:value-type="float">
            <text:p>216.064</text:p>
          </table:table-cell>
          <table:table-cell office:value-type="float" office:value="2.28901527555e-06" calcext:value-type="float">
            <text:p>2.28901527555e-06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528885582059" calcext:value-type="float">
            <text:p>0.0528885582059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163753666396" calcext:value-type="float">
            <text:p>0.001637536663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5.632" calcext:value-type="float">
            <text:p>325.632</text:p>
          </table:table-cell>
          <table:table-cell office:value-type="float" office:value="0.00137960967897" calcext:value-type="float">
            <text:p>0.00137960967897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2.95175939624e-06" calcext:value-type="float">
            <text:p>2.95175939624e-06</text:p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0531565833716" calcext:value-type="float">
            <text:p>0.005315658337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22522772602" calcext:value-type="float">
            <text:p>0.022522772602</text:p>
          </table:table-cell>
          <table:table-cell office:value-type="float" office:value="218.112" calcext:value-type="float">
            <text:p>218.112</text:p>
          </table:table-cell>
          <table:table-cell office:value-type="float" office:value="2.16528472008e-06" calcext:value-type="float">
            <text:p>2.16528472008e-06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525673205806" calcext:value-type="float">
            <text:p>0.0525673205806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161463173937" calcext:value-type="float">
            <text:p>0.001614631739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9.728" calcext:value-type="float">
            <text:p>329.728</text:p>
          </table:table-cell>
          <table:table-cell office:value-type="float" office:value="0.00137665706328" calcext:value-type="float">
            <text:p>0.00137665706328</text:p>
          </table:table-cell>
          <table:table-cell office:value-type="float" office:value="148.48" calcext:value-type="float">
            <text:p>148.48</text:p>
          </table:table-cell>
          <table:table-cell office:value-type="float" office:value="2.21381954713e-06" calcext:value-type="float">
            <text:p>2.21381954713e-06</text:p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0529630615158" calcext:value-type="float">
            <text:p>0.005296306151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224307383321" calcext:value-type="float">
            <text:p>0.0224307383321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2.1034194424e-06" calcext:value-type="float">
            <text:p>2.1034194424e-06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522520420182" calcext:value-type="float">
            <text:p>0.0522520420182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159036649019" calcext:value-type="float">
            <text:p>0.001590366490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3.824" calcext:value-type="float">
            <text:p>333.824</text:p>
          </table:table-cell>
          <table:table-cell office:value-type="float" office:value="0.00137296629368" calcext:value-type="float">
            <text:p>0.00137296629368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1.47587969812e-06" calcext:value-type="float">
            <text:p>1.47587969812e-06</text:p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0527501874743" calcext:value-type="float">
            <text:p>0.005275018747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223377756734" calcext:value-type="float">
            <text:p>0.0223377756734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2.04155416461e-06" calcext:value-type="float">
            <text:p>2.04155416461e-06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519352920822" calcext:value-type="float">
            <text:p>0.0519352920822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156562328914" calcext:value-type="float">
            <text:p>0.001565623289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2.016" calcext:value-type="float">
            <text:p>342.016</text:p>
          </table:table-cell>
          <table:table-cell office:value-type="float" office:value="0.00136927552407" calcext:value-type="float">
            <text:p>0.00136927552407</text:p>
          </table:table-cell>
          <table:table-cell office:value-type="float" office:value="158.72" calcext:value-type="float">
            <text:p>158.72</text:p>
          </table:table-cell>
          <table:table-cell office:value-type="float" office:value="7.37939849005e-07" calcext:value-type="float">
            <text:p>7.37939849005e-07</text:p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0525605360555" calcext:value-type="float">
            <text:p>0.005256053605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222473506106" calcext:value-type="float">
            <text:p>0.0222473506106</text:p>
          </table:table-cell>
          <table:table-cell office:value-type="float" office:value="228.352" calcext:value-type="float">
            <text:p>228.352</text:p>
          </table:table-cell>
          <table:table-cell office:value-type="float" office:value="1.91782360925e-06" calcext:value-type="float">
            <text:p>1.91782360925e-06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516191306956" calcext:value-type="float">
            <text:p>0.0516191306956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154073302597" calcext:value-type="float">
            <text:p>0.001540733025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6.112" calcext:value-type="float">
            <text:p>346.112</text:p>
          </table:table-cell>
          <table:table-cell office:value-type="float" office:value="0.00136484660054" calcext:value-type="float">
            <text:p>0.00136484660054</text:p>
          </table:table-cell>
          <table:table-cell office:value-type="float" office:value="301.056" calcext:value-type="float">
            <text:p>301.05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0523689494182" calcext:value-type="float">
            <text:p>0.005236894941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221547593075" calcext:value-type="float">
            <text:p>0.0221547593075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1.79409305379e-06" calcext:value-type="float">
            <text:p>1.79409305379e-06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513021600536" calcext:value-type="float">
            <text:p>0.0513021600536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151429861058" calcext:value-type="float">
            <text:p>0.001514298610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0.208" calcext:value-type="float">
            <text:p>350.208</text:p>
          </table:table-cell>
          <table:table-cell office:value-type="float" office:value="0.00135894136917" calcext:value-type="float">
            <text:p>0.001358941369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0521967149665" calcext:value-type="float">
            <text:p>0.005219671496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220683572626" calcext:value-type="float">
            <text:p>0.0220683572626</text:p>
          </table:table-cell>
          <table:table-cell office:value-type="float" office:value="238.592" calcext:value-type="float">
            <text:p>238.592</text:p>
          </table:table-cell>
          <table:table-cell office:value-type="float" office:value="1.73222777611e-06" calcext:value-type="float">
            <text:p>1.73222777611e-06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509873596875" calcext:value-type="float">
            <text:p>0.0509873596875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148734947779" calcext:value-type="float">
            <text:p>0.001487349477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4.304" calcext:value-type="float">
            <text:p>354.304</text:p>
          </table:table-cell>
          <table:table-cell office:value-type="float" office:value="0.00135820321525" calcext:value-type="float">
            <text:p>0.001358203215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0518251530032" calcext:value-type="float">
            <text:p>0.005182515300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219815838621" calcext:value-type="float">
            <text:p>0.0219815838621</text:p>
          </table:table-cell>
          <table:table-cell office:value-type="float" office:value="240.64" calcext:value-type="float">
            <text:p>240.64</text:p>
          </table:table-cell>
          <table:table-cell office:value-type="float" office:value="1.67036249832e-06" calcext:value-type="float">
            <text:p>1.67036249832e-06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506721179094" calcext:value-type="float">
            <text:p>0.0506721179094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146040034499" calcext:value-type="float">
            <text:p>0.001460400344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8.4" calcext:value-type="float">
            <text:p>358.4</text:p>
          </table:table-cell>
          <table:table-cell office:value-type="float" office:value="0.00135451244564" calcext:value-type="float">
            <text:p>0.001354512445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0514593966956" calcext:value-type="float">
            <text:p>0.005145939669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218900447329" calcext:value-type="float">
            <text:p>0.0218900447329</text:p>
          </table:table-cell>
          <table:table-cell office:value-type="float" office:value="242.688" calcext:value-type="float">
            <text:p>242.688</text:p>
          </table:table-cell>
          <table:table-cell office:value-type="float" office:value="1.60849722064e-06" calcext:value-type="float">
            <text:p>1.60849722064e-06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503516159709" calcext:value-type="float">
            <text:p>0.0503516159709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143429681937" calcext:value-type="float">
            <text:p>0.001434296819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2.496" calcext:value-type="float">
            <text:p>362.496</text:p>
          </table:table-cell>
          <table:table-cell office:value-type="float" office:value="0.00135229798388" calcext:value-type="float">
            <text:p>0.001352297983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0510665473282" calcext:value-type="float">
            <text:p>0.005106654732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218048805396" calcext:value-type="float">
            <text:p>0.0218048805396</text:p>
          </table:table-cell>
          <table:table-cell office:value-type="float" office:value="246.784" calcext:value-type="float">
            <text:p>246.784</text:p>
          </table:table-cell>
          <table:table-cell office:value-type="float" office:value="1.54663194296e-06" calcext:value-type="float">
            <text:p>1.54663194296e-06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500368523892" calcext:value-type="float">
            <text:p>0.0500368523892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140767857633" calcext:value-type="float">
            <text:p>0.001407678576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6.592" calcext:value-type="float">
            <text:p>366.592</text:p>
          </table:table-cell>
          <table:table-cell office:value-type="float" office:value="0.00134713090643" calcext:value-type="float">
            <text:p>0.001347130906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0506795036164" calcext:value-type="float">
            <text:p>0.005067950361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217173644282" calcext:value-type="float">
            <text:p>0.0217173644282</text:p>
          </table:table-cell>
          <table:table-cell office:value-type="float" office:value="254.976" calcext:value-type="float">
            <text:p>254.976</text:p>
          </table:table-cell>
          <table:table-cell office:value-type="float" office:value="1.48476666517e-06" calcext:value-type="float">
            <text:p>1.48476666517e-06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497265764967" calcext:value-type="float">
            <text:p>0.0497265764967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137936911896" calcext:value-type="float">
            <text:p>0.001379369118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0.688" calcext:value-type="float">
            <text:p>370.688</text:p>
          </table:table-cell>
          <table:table-cell office:value-type="float" office:value="0.00134122567506" calcext:value-type="float">
            <text:p>0.001341225675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0503234234016" calcext:value-type="float">
            <text:p>0.005032342340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21631890772" calcext:value-type="float">
            <text:p>0.021631890772</text:p>
          </table:table-cell>
          <table:table-cell office:value-type="float" office:value="259.072" calcext:value-type="float">
            <text:p>259.072</text:p>
          </table:table-cell>
          <table:table-cell office:value-type="float" office:value="1.42290138749e-06" calcext:value-type="float">
            <text:p>1.42290138749e-06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49406699892" calcext:value-type="float">
            <text:p>0.049406699892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135003022678" calcext:value-type="float">
            <text:p>0.001350030226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4.784" calcext:value-type="float">
            <text:p>374.784</text:p>
          </table:table-cell>
          <table:table-cell office:value-type="float" office:value="0.00133532044369" calcext:value-type="float">
            <text:p>0.001335320443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049957667094" calcext:value-type="float">
            <text:p>0.00499576670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215433843792" calcext:value-type="float">
            <text:p>0.0215433843792</text:p>
          </table:table-cell>
          <table:table-cell office:value-type="float" office:value="261.12" calcext:value-type="float">
            <text:p>261.12</text:p>
          </table:table-cell>
          <table:table-cell office:value-type="float" office:value="1.29917083203e-06" calcext:value-type="float">
            <text:p>1.29917083203e-06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49090060309" calcext:value-type="float">
            <text:p>0.049090060309</text:p>
          </table:table-cell>
          <table:table-cell office:value-type="float" office:value="89.6" calcext:value-type="float">
            <text:p>89.6</text:p>
          </table:table-cell>
          <table:table-cell office:value-type="float" office:value="0.00131944130661" calcext:value-type="float">
            <text:p>0.001319441306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8.88" calcext:value-type="float">
            <text:p>378.88</text:p>
          </table:table-cell>
          <table:table-cell office:value-type="float" office:value="0.00133384413585" calcext:value-type="float">
            <text:p>0.001333844135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0495415951039" calcext:value-type="float">
            <text:p>0.004954159510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214555588049" calcext:value-type="float">
            <text:p>0.0214555588049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1.23730555435e-06" calcext:value-type="float">
            <text:p>1.23730555435e-06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487722068429" calcext:value-type="float">
            <text:p>0.0487722068429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128866855879" calcext:value-type="float">
            <text:p>0.001288668558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2.976" calcext:value-type="float">
            <text:p>382.976</text:p>
          </table:table-cell>
          <table:table-cell office:value-type="float" office:value="0.00133015336624" calcext:value-type="float">
            <text:p>0.001330153366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049115847021" calcext:value-type="float">
            <text:p>0.00491158470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213673618751" calcext:value-type="float">
            <text:p>0.0213673618751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1.17544027667e-06" calcext:value-type="float">
            <text:p>1.17544027667e-06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484606434986" calcext:value-type="float">
            <text:p>0.0484606434986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125833699732" calcext:value-type="float">
            <text:p>0.001258336997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7.072" calcext:value-type="float">
            <text:p>387.072</text:p>
          </table:table-cell>
          <table:table-cell office:value-type="float" office:value="0.00132572444271" calcext:value-type="float">
            <text:p>0.001325724442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048738479402" calcext:value-type="float">
            <text:p>0.00487384794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21283806889" calcext:value-type="float">
            <text:p>0.021283806889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1.11357499888e-06" calcext:value-type="float">
            <text:p>1.11357499888e-06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481460638386" calcext:value-type="float">
            <text:p>0.0481460638386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122745395292" calcext:value-type="float">
            <text:p>0.001227453952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1.168" calcext:value-type="float">
            <text:p>391.168</text:p>
          </table:table-cell>
          <table:table-cell office:value-type="float" office:value="0.00131908105742" calcext:value-type="float">
            <text:p>0.001319081057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0482624156366" calcext:value-type="float">
            <text:p>0.004826241563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21196228885" calcext:value-type="float">
            <text:p>0.021196228885</text:p>
          </table:table-cell>
          <table:table-cell office:value-type="float" office:value="305.152" calcext:value-type="float">
            <text:p>305.152</text:p>
          </table:table-cell>
          <table:table-cell office:value-type="float" office:value="9.89844443522e-07" calcext:value-type="float">
            <text:p>9.89844443522e-07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475219439728" calcext:value-type="float">
            <text:p>0.0475219439728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119443850783" calcext:value-type="float">
            <text:p>0.001194438507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5.264" calcext:value-type="float">
            <text:p>395.264</text:p>
          </table:table-cell>
          <table:table-cell office:value-type="float" office:value="0.00131612844173" calcext:value-type="float">
            <text:p>0.001316128441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0478386027722" calcext:value-type="float">
            <text:p>0.004783860277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21019587455" calcext:value-type="float">
            <text:p>0.021019587455</text:p>
          </table:table-cell>
          <table:table-cell office:value-type="float" office:value="313.344" calcext:value-type="float">
            <text:p>313.344</text:p>
          </table:table-cell>
          <table:table-cell office:value-type="float" office:value="9.27979165732e-07" calcext:value-type="float">
            <text:p>9.27979165732e-07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469493221805" calcext:value-type="float">
            <text:p>0.0469493221805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116226866991" calcext:value-type="float">
            <text:p>0.001162268669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9.36" calcext:value-type="float">
            <text:p>399.36</text:p>
          </table:table-cell>
          <table:table-cell office:value-type="float" office:value="0.00130874690252" calcext:value-type="float">
            <text:p>0.001308746902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0473451220397" calcext:value-type="float">
            <text:p>0.004734512203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208449265877" calcext:value-type="float">
            <text:p>0.0208449265877</text:p>
          </table:table-cell>
          <table:table-cell office:value-type="float" office:value="342.016" calcext:value-type="float">
            <text:p>342.016</text:p>
          </table:table-cell>
          <table:table-cell office:value-type="float" office:value="8.66113888054e-07" calcext:value-type="float">
            <text:p>8.66113888054e-07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465188718552" calcext:value-type="float">
            <text:p>0.0465188718552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113042972175" calcext:value-type="float">
            <text:p>0.001130429721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3.456" calcext:value-type="float">
            <text:p>403.456</text:p>
          </table:table-cell>
          <table:table-cell office:value-type="float" office:value="0.00130210351723" calcext:value-type="float">
            <text:p>0.001302103517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0468477708701" calcext:value-type="float">
            <text:p>0.004684777087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206649429582" calcext:value-type="float">
            <text:p>0.0206649429582</text:p>
          </table:table-cell>
          <table:table-cell office:value-type="float" office:value="346.112" calcext:value-type="float">
            <text:p>346.112</text:p>
          </table:table-cell>
          <table:table-cell office:value-type="float" office:value="8.04248610375e-07" calcext:value-type="float">
            <text:p>8.04248610375e-07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462046968229" calcext:value-type="float">
            <text:p>0.0462046968229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109745104219" calcext:value-type="float">
            <text:p>0.001097451042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7.552" calcext:value-type="float">
            <text:p>407.552</text:p>
          </table:table-cell>
          <table:table-cell office:value-type="float" office:value="0.00129472197802" calcext:value-type="float">
            <text:p>0.001294721978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046365901449" calcext:value-type="float">
            <text:p>0.00463659014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204881158505" calcext:value-type="float">
            <text:p>0.0204881158505</text:p>
          </table:table-cell>
          <table:table-cell office:value-type="float" office:value="366.592" calcext:value-type="float">
            <text:p>366.592</text:p>
          </table:table-cell>
          <table:table-cell office:value-type="float" office:value="7.42383332586e-07" calcext:value-type="float">
            <text:p>7.42383332586e-07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459419462954" calcext:value-type="float">
            <text:p>0.0459419462954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106509737663" calcext:value-type="float">
            <text:p>0.001065097376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1.648" calcext:value-type="float">
            <text:p>411.648</text:p>
          </table:table-cell>
          <table:table-cell office:value-type="float" office:value="0.00128881674665" calcext:value-type="float">
            <text:p>0.001288816746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0458259754711" calcext:value-type="float">
            <text:p>0.004582597547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203132074129" calcext:value-type="float">
            <text:p>0.0203132074129</text:p>
          </table:table-cell>
          <table:table-cell office:value-type="float" office:value="374.784" calcext:value-type="float">
            <text:p>374.784</text:p>
          </table:table-cell>
          <table:table-cell office:value-type="float" office:value="6.80518054907e-07" calcext:value-type="float">
            <text:p>6.80518054907e-07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457170100675" calcext:value-type="float">
            <text:p>0.0457170100675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103289077318" calcext:value-type="float">
            <text:p>0.001032890773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5.744" calcext:value-type="float">
            <text:p>415.744</text:p>
          </table:table-cell>
          <table:table-cell office:value-type="float" office:value="0.00127922074567" calcext:value-type="float">
            <text:p>0.001279220745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0452531507777" calcext:value-type="float">
            <text:p>0.004525315077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201335332464" calcext:value-type="float">
            <text:p>0.0201335332464</text:p>
          </table:table-cell>
          <table:table-cell office:value-type="float" office:value="382.976" calcext:value-type="float">
            <text:p>382.976</text:p>
          </table:table-cell>
          <table:table-cell office:value-type="float" office:value="6.18652777118e-07" calcext:value-type="float">
            <text:p>6.18652777118e-07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455062725941" calcext:value-type="float">
            <text:p>0.0455062725941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999985624678" calcext:value-type="float">
            <text:p>0.0009999856246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9.84" calcext:value-type="float">
            <text:p>419.84</text:p>
          </table:table-cell>
          <table:table-cell office:value-type="float" office:value="0.0012733155143" calcext:value-type="float">
            <text:p>0.00127331551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0446242047461" calcext:value-type="float">
            <text:p>0.004462420474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199563966757" calcext:value-type="float">
            <text:p>0.0199563966757</text:p>
          </table:table-cell>
          <table:table-cell office:value-type="float" office:value="387.072" calcext:value-type="float">
            <text:p>387.072</text:p>
          </table:table-cell>
          <table:table-cell office:value-type="float" office:value="5.56787499439e-07" calcext:value-type="float">
            <text:p>5.56787499439e-07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453035541064" calcext:value-type="float">
            <text:p>0.0453035541064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968073145461" calcext:value-type="float">
            <text:p>0.0009680731454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3.936" calcext:value-type="float">
            <text:p>423.936</text:p>
          </table:table-cell>
          <table:table-cell office:value-type="float" office:value="0.00126741028293" calcext:value-type="float">
            <text:p>0.001267410282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0440397687414" calcext:value-type="float">
            <text:p>0.004403976874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197695429697" calcext:value-type="float">
            <text:p>0.0197695429697</text:p>
          </table:table-cell>
          <table:table-cell office:value-type="float" office:value="415.744" calcext:value-type="float">
            <text:p>415.744</text:p>
          </table:table-cell>
          <table:table-cell office:value-type="float" office:value="4.94922221761e-07" calcext:value-type="float">
            <text:p>4.94922221761e-07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451075671527" calcext:value-type="float">
            <text:p>0.0451075671527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935866542012" calcext:value-type="float">
            <text:p>0.0009358665420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8.032" calcext:value-type="float">
            <text:p>428.032</text:p>
          </table:table-cell>
          <table:table-cell office:value-type="float" office:value="0.00125855243587" calcext:value-type="float">
            <text:p>0.001258552435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0434572679552" calcext:value-type="float">
            <text:p>0.004345726795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195826892636" calcext:value-type="float">
            <text:p>0.0195826892636</text:p>
          </table:table-cell>
          <table:table-cell office:value-type="float" office:value="419.84" calcext:value-type="float">
            <text:p>419.84</text:p>
          </table:table-cell>
          <table:table-cell office:value-type="float" office:value="4.33056943971e-07" calcext:value-type="float">
            <text:p>4.33056943971e-07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44909851335" calcext:value-type="float">
            <text:p>0.044909851335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903292283272" calcext:value-type="float">
            <text:p>0.0009032922832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2.128" calcext:value-type="float">
            <text:p>432.128</text:p>
          </table:table-cell>
          <table:table-cell office:value-type="float" office:value="0.00124452751137" calcext:value-type="float">
            <text:p>0.001244527511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0428321923607" calcext:value-type="float">
            <text:p>0.004283219236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193927409285" calcext:value-type="float">
            <text:p>0.0193927409285</text:p>
          </table:table-cell>
          <table:table-cell office:value-type="float" office:value="428.032" calcext:value-type="float">
            <text:p>428.032</text:p>
          </table:table-cell>
          <table:table-cell office:value-type="float" office:value="3.71191666293e-07" calcext:value-type="float">
            <text:p>3.71191666293e-07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447156668138" calcext:value-type="float">
            <text:p>0.0447156668138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869762120777" calcext:value-type="float">
            <text:p>0.0008697621207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6.224" calcext:value-type="float">
            <text:p>436.224</text:p>
          </table:table-cell>
          <table:table-cell office:value-type="float" office:value="0.00123714597215" calcext:value-type="float">
            <text:p>0.001237145972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0422496915745" calcext:value-type="float">
            <text:p>0.004224969157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19203287734" calcext:value-type="float">
            <text:p>0.019203287734</text:p>
          </table:table-cell>
          <table:table-cell office:value-type="float" office:value="432.128" calcext:value-type="float">
            <text:p>432.128</text:p>
          </table:table-cell>
          <table:table-cell office:value-type="float" office:value="3.09326388614e-07" calcext:value-type="float">
            <text:p>3.09326388614e-07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445214087239" calcext:value-type="float">
            <text:p>0.0445214087239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836967268863" calcext:value-type="float">
            <text:p>0.0008369672688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0.32" calcext:value-type="float">
            <text:p>440.32</text:p>
          </table:table-cell>
          <table:table-cell office:value-type="float" office:value="0.0012319788947" calcext:value-type="float">
            <text:p>0.00123197889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0416671907884" calcext:value-type="float">
            <text:p>0.004166719078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190086974551" calcext:value-type="float">
            <text:p>0.0190086974551</text:p>
          </table:table-cell>
          <table:table-cell office:value-type="float" office:value="440.32" calcext:value-type="float">
            <text:p>440.32</text:p>
          </table:table-cell>
          <table:table-cell office:value-type="float" office:value="1.23730555468e-07" calcext:value-type="float">
            <text:p>1.23730555468e-07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443293576943" calcext:value-type="float">
            <text:p>0.0443293576943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803620934013" calcext:value-type="float">
            <text:p>0.0008036209340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4.416" calcext:value-type="float">
            <text:p>444.416</text:p>
          </table:table-cell>
          <table:table-cell office:value-type="float" office:value="0.00122607366333" calcext:value-type="float">
            <text:p>0.001226073663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0410788843465" calcext:value-type="float">
            <text:p>0.004107888434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188153450279" calcext:value-type="float">
            <text:p>0.0188153450279</text:p>
          </table:table-cell>
          <table:table-cell office:value-type="float" office:value="501.76" calcext:value-type="float">
            <text:p>501.76</text:p>
          </table:table-cell>
          <table:table-cell office:value-type="float" office:value="6.18652776785e-08" calcext:value-type="float">
            <text:p>6.18652776785e-08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441379319985" calcext:value-type="float">
            <text:p>0.0441379319985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770752551041" calcext:value-type="float">
            <text:p>0.0007707525510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8.512" calcext:value-type="float">
            <text:p>448.512</text:p>
          </table:table-cell>
          <table:table-cell office:value-type="float" office:value="0.00121647766236" calcext:value-type="float">
            <text:p>0.001216477662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0405563753356" calcext:value-type="float">
            <text:p>0.004055637533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186115327543" calcext:value-type="float">
            <text:p>0.0186115327543</text:p>
          </table:table-cell>
          <table:table-cell office:value-type="float" office:value="1155.072" calcext:value-type="float">
            <text:p>1155.07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439565852113" calcext:value-type="float">
            <text:p>0.0439565852113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737884168068" calcext:value-type="float">
            <text:p>0.0007378841680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2.608" calcext:value-type="float">
            <text:p>452.608</text:p>
          </table:table-cell>
          <table:table-cell office:value-type="float" office:value="0.00121500135451" calcext:value-type="float">
            <text:p>0.001215001354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0400319311062" calcext:value-type="float">
            <text:p>0.004003193110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184106294321" calcext:value-type="float">
            <text:p>0.01841062943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437754591302" calcext:value-type="float">
            <text:p>0.0437754591302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708765869059" calcext:value-type="float">
            <text:p>0.0007087658690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6.704" calcext:value-type="float">
            <text:p>456.704</text:p>
          </table:table-cell>
          <table:table-cell office:value-type="float" office:value="0.00120688166138" calcext:value-type="float">
            <text:p>0.001206881661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0395094220954" calcext:value-type="float">
            <text:p>0.003950942209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18198152197" calcext:value-type="float">
            <text:p>0.0181981521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436015795636" calcext:value-type="float">
            <text:p>0.0436015795636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679206383702" calcext:value-type="float">
            <text:p>0.0006792063837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0.8" calcext:value-type="float">
            <text:p>460.8</text:p>
          </table:table-cell>
          <table:table-cell office:value-type="float" office:value="0.00119950012216" calcext:value-type="float">
            <text:p>0.001199500122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0390430344227" calcext:value-type="float">
            <text:p>0.003904303442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179935353198" calcext:value-type="float">
            <text:p>0.01799353531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434266332513" calcext:value-type="float">
            <text:p>0.0434266332513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648433635885" calcext:value-type="float">
            <text:p>0.0006484336358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4.896" calcext:value-type="float">
            <text:p>464.896</text:p>
          </table:table-cell>
          <table:table-cell office:value-type="float" office:value="0.00119064227511" calcext:value-type="float">
            <text:p>0.001190642275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0386095454655" calcext:value-type="float">
            <text:p>0.003860954546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177876186984" calcext:value-type="float">
            <text:p>0.01778761869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432549975294" calcext:value-type="float">
            <text:p>0.0432549975294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61839619865" calcext:value-type="float">
            <text:p>0.000618396198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8.992" calcext:value-type="float">
            <text:p>468.992</text:p>
          </table:table-cell>
          <table:table-cell office:value-type="float" office:value="0.00118399888982" calcext:value-type="float">
            <text:p>0.001183998889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0381508986671" calcext:value-type="float">
            <text:p>0.003815089866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175758841742" calcext:value-type="float">
            <text:p>0.01757588417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430893576546" calcext:value-type="float">
            <text:p>0.0430893576546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590344099984" calcext:value-type="float">
            <text:p>0.0005903440999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3.088" calcext:value-type="float">
            <text:p>473.088</text:p>
          </table:table-cell>
          <table:table-cell office:value-type="float" office:value="0.00117735550452" calcext:value-type="float">
            <text:p>0.001177355504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0377503084255" calcext:value-type="float">
            <text:p>0.003775030842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173597552767" calcext:value-type="float">
            <text:p>0.01735975527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429211428761" calcext:value-type="float">
            <text:p>0.0429211428761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0.000561299332033" calcext:value-type="float">
            <text:p>0.0005612993320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7.184" calcext:value-type="float">
            <text:p>477.184</text:p>
          </table:table-cell>
          <table:table-cell office:value-type="float" office:value="0.00116775950355" calcext:value-type="float">
            <text:p>0.001167759503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0373419773096" calcext:value-type="float">
            <text:p>0.003734197730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171489491413" calcext:value-type="float">
            <text:p>0.01714894914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427471897409" calcext:value-type="float">
            <text:p>0.0427471897409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0534828151116" calcext:value-type="float">
            <text:p>0.0005348281511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1.28" calcext:value-type="float">
            <text:p>481.28</text:p>
          </table:table-cell>
          <table:table-cell office:value-type="float" office:value="0.00116111611826" calcext:value-type="float">
            <text:p>0.001161116118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0369239701009" calcext:value-type="float">
            <text:p>0.003692397010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169429087347" calcext:value-type="float">
            <text:p>0.01694290873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425802991987" calcext:value-type="float">
            <text:p>0.0425802991987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0.000509386405012" calcext:value-type="float">
            <text:p>0.0005093864050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5.376" calcext:value-type="float">
            <text:p>485.376</text:p>
          </table:table-cell>
          <table:table-cell office:value-type="float" office:value="0.00115521088688" calcext:value-type="float">
            <text:p>0.001155210886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0365291855149" calcext:value-type="float">
            <text:p>0.003652918551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167413864867" calcext:value-type="float">
            <text:p>0.01674138648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424061253574" calcext:value-type="float">
            <text:p>0.0424061253574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0.000484790266076" calcext:value-type="float">
            <text:p>0.0004847902660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9.472" calcext:value-type="float">
            <text:p>489.472</text:p>
          </table:table-cell>
          <table:table-cell office:value-type="float" office:value="0.00114782934767" calcext:value-type="float">
            <text:p>0.001147829347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036138271366" calcext:value-type="float">
            <text:p>0.00361382713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165379455686" calcext:value-type="float">
            <text:p>0.01653794556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422311422607" calcext:value-type="float">
            <text:p>0.0422311422607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0.000458135257514" calcext:value-type="float">
            <text:p>0.0004581352575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3.568" calcext:value-type="float">
            <text:p>493.568</text:p>
          </table:table-cell>
          <table:table-cell office:value-type="float" office:value="0.00114413857806" calcext:value-type="float">
            <text:p>0.001144138578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0357299402501" calcext:value-type="float">
            <text:p>0.003572994025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163442836785" calcext:value-type="float">
            <text:p>0.01634428367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420622285799" calcext:value-type="float">
            <text:p>0.0420622285799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0.000433980304927" calcext:value-type="float">
            <text:p>0.0004339803049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7.664" calcext:value-type="float">
            <text:p>497.664</text:p>
          </table:table-cell>
          <table:table-cell office:value-type="float" office:value="0.00114044780846" calcext:value-type="float">
            <text:p>0.001140447808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0353293500085" calcext:value-type="float">
            <text:p>0.003532935000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161521072103" calcext:value-type="float">
            <text:p>0.01615210721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418879443856" calcext:value-type="float">
            <text:p>0.0418879443856</text:p>
          </table:table-cell>
          <table:table-cell office:value-type="float" office:value="120.32" calcext:value-type="float">
            <text:p>120.32</text:p>
          </table:table-cell>
          <table:table-cell office:value-type="float" office:value="0.000411700394321" calcext:value-type="float">
            <text:p>0.0004117003943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1.76" calcext:value-type="float">
            <text:p>501.76</text:p>
          </table:table-cell>
          <table:table-cell office:value-type="float" office:value="0.00113601888493" calcext:value-type="float">
            <text:p>0.001136018884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0349481119524" calcext:value-type="float">
            <text:p>0.003494811195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159639537601" calcext:value-type="float">
            <text:p>0.01596395376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417075172069" calcext:value-type="float">
            <text:p>0.0417075172069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0.000389751373477" calcext:value-type="float">
            <text:p>0.0003897513734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5.856" calcext:value-type="float">
            <text:p>505.856</text:p>
          </table:table-cell>
          <table:table-cell office:value-type="float" office:value="0.00113232811532" calcext:value-type="float">
            <text:p>0.001132328115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0345881613005" calcext:value-type="float">
            <text:p>0.003458816130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157753670617" calcext:value-type="float">
            <text:p>0.01577536706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415338583464" calcext:value-type="float">
            <text:p>0.0415338583464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0.000369125911679" calcext:value-type="float">
            <text:p>0.0003691259116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9.952" calcext:value-type="float">
            <text:p>509.952</text:p>
          </table:table-cell>
          <table:table-cell office:value-type="float" office:value="0.00113011365356" calcext:value-type="float">
            <text:p>0.001130113653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0341895062774" calcext:value-type="float">
            <text:p>0.003418950627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155856044043" calcext:value-type="float">
            <text:p>0.01558560440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41360861604" calcext:value-type="float">
            <text:p>0.041360861604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0.000348500449881" calcext:value-type="float">
            <text:p>0.0003485004498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4.048" calcext:value-type="float">
            <text:p>514.048</text:p>
          </table:table-cell>
          <table:table-cell office:value-type="float" office:value="0.00112273211435" calcext:value-type="float">
            <text:p>0.001122732114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0338372964997" calcext:value-type="float">
            <text:p>0.003383729649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153983174501" calcext:value-type="float">
            <text:p>0.01539831745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411840392904" calcext:value-type="float">
            <text:p>0.0411840392904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0.000328095581258" calcext:value-type="float">
            <text:p>0.0003280955812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8.144" calcext:value-type="float">
            <text:p>518.144</text:p>
          </table:table-cell>
          <table:table-cell office:value-type="float" office:value="0.00111977949866" calcext:value-type="float">
            <text:p>0.001119779498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0334812162849" calcext:value-type="float">
            <text:p>0.003348121628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152154248694" calcext:value-type="float">
            <text:p>0.01521542486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410086883503" calcext:value-type="float">
            <text:p>0.0410086883503</text:p>
          </table:table-cell>
          <table:table-cell office:value-type="float" office:value="125.44" calcext:value-type="float">
            <text:p>125.44</text:p>
          </table:table-cell>
          <table:table-cell office:value-type="float" office:value="0.000308426023215" calcext:value-type="float">
            <text:p>0.0003084260232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2.24" calcext:value-type="float">
            <text:p>522.24</text:p>
          </table:table-cell>
          <table:table-cell office:value-type="float" office:value="0.00111904134474" calcext:value-type="float">
            <text:p>0.001119041344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0331290065072" calcext:value-type="float">
            <text:p>0.003312900650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150315420073" calcext:value-type="float">
            <text:p>0.01503154200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408363169417" calcext:value-type="float">
            <text:p>0.0408363169417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0.000290447679509" calcext:value-type="float">
            <text:p>0.0002904476795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8.384" calcext:value-type="float">
            <text:p>528.384</text:p>
          </table:table-cell>
          <table:table-cell office:value-type="float" office:value="0.0011175650369" calcext:value-type="float">
            <text:p>0.00111756503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0327845376037" calcext:value-type="float">
            <text:p>0.003278453760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148478448229" calcext:value-type="float">
            <text:p>0.01484784482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406621798848" calcext:value-type="float">
            <text:p>0.0406621798848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0.000274270846726" calcext:value-type="float">
            <text:p>0.0002742708467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6.576" calcext:value-type="float">
            <text:p>536.576</text:p>
          </table:table-cell>
          <table:table-cell office:value-type="float" office:value="0.00111535057513" calcext:value-type="float">
            <text:p>0.001115350575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0324265221703" calcext:value-type="float">
            <text:p>0.003242652217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146687895822" calcext:value-type="float">
            <text:p>0.01466878958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404914637713" calcext:value-type="float">
            <text:p>0.0404914637713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0.000258388138176" calcext:value-type="float">
            <text:p>0.0002583881381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4.768" calcext:value-type="float">
            <text:p>544.768</text:p>
          </table:table-cell>
          <table:table-cell office:value-type="float" office:value="0.00111313611337" calcext:value-type="float">
            <text:p>0.001113136113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0321788141948" calcext:value-type="float">
            <text:p>0.003217881419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144894867712" calcext:value-type="float">
            <text:p>0.01448948677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40326853858" calcext:value-type="float">
            <text:p>0.040326853858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0.000243645161026" calcext:value-type="float">
            <text:p>0.0002436451610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2.96" calcext:value-type="float">
            <text:p>552.96</text:p>
          </table:table-cell>
          <table:table-cell office:value-type="float" office:value="0.001107230882" calcext:value-type="float">
            <text:p>0.0011072308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0318769200997" calcext:value-type="float">
            <text:p>0.003187692009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143131548042" calcext:value-type="float">
            <text:p>0.01431315480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401554756265" calcext:value-type="float">
            <text:p>0.0401554756265</text:p>
          </table:table-cell>
          <table:table-cell office:value-type="float" office:value="130.56" calcext:value-type="float">
            <text:p>130.56</text:p>
          </table:table-cell>
          <table:table-cell office:value-type="float" office:value="0.000229416901283" calcext:value-type="float">
            <text:p>0.0002294169012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1.152" calcext:value-type="float">
            <text:p>561.152</text:p>
          </table:table-cell>
          <table:table-cell office:value-type="float" office:value="0.00110132565063" calcext:value-type="float">
            <text:p>0.001101325650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0315769612231" calcext:value-type="float">
            <text:p>0.003157696122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141406601772" calcext:value-type="float">
            <text:p>0.01414066017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399875183384" calcext:value-type="float">
            <text:p>0.0399875183384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0.000202798658249" calcext:value-type="float">
            <text:p>0.0002027986582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9.344" calcext:value-type="float">
            <text:p>569.344</text:p>
          </table:table-cell>
          <table:table-cell office:value-type="float" office:value="0.00109911118886" calcext:value-type="float">
            <text:p>0.001099111188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0313582815259" calcext:value-type="float">
            <text:p>0.003135828152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139702080055" calcext:value-type="float">
            <text:p>0.01397020800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398186782262" calcext:value-type="float">
            <text:p>0.0398186782262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0.000180518747644" calcext:value-type="float">
            <text:p>0.0001805187476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7.536" calcext:value-type="float">
            <text:p>577.536</text:p>
          </table:table-cell>
          <table:table-cell office:value-type="float" office:value="0.00109394411141" calcext:value-type="float">
            <text:p>0.001093944111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0311279905174" calcext:value-type="float">
            <text:p>0.003112799051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137938760384" calcext:value-type="float">
            <text:p>0.01379387603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396540683129" calcext:value-type="float">
            <text:p>0.0396540683129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0.000160812424072" calcext:value-type="float">
            <text:p>0.0001608124240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5.728" calcext:value-type="float">
            <text:p>585.728</text:p>
          </table:table-cell>
          <table:table-cell office:value-type="float" office:value="0.00109025334181" calcext:value-type="float">
            <text:p>0.001090253341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0309538208471" calcext:value-type="float">
            <text:p>0.003095382084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136226811557" calcext:value-type="float">
            <text:p>0.01362268115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39490046949" calcext:value-type="float">
            <text:p>0.039490046949</text:p>
          </table:table-cell>
          <table:table-cell office:value-type="float" office:value="138.24" calcext:value-type="float">
            <text:p>138.24</text:p>
          </table:table-cell>
          <table:table-cell office:value-type="float" office:value="0.000143495859889" calcext:value-type="float">
            <text:p>0.0001434958598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3.92" calcext:value-type="float">
            <text:p>593.92</text:p>
          </table:table-cell>
          <table:table-cell office:value-type="float" office:value="0.00108582441828" calcext:value-type="float">
            <text:p>0.001085824418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0307757807397" calcext:value-type="float">
            <text:p>0.003077578073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134583563496" calcext:value-type="float">
            <text:p>0.01345835634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393292993911" calcext:value-type="float">
            <text:p>0.0393292993911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0.000128826413797" calcext:value-type="float">
            <text:p>0.0001288264137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2.112" calcext:value-type="float">
            <text:p>602.112</text:p>
          </table:table-cell>
          <table:table-cell office:value-type="float" office:value="0.00107327580162" calcext:value-type="float">
            <text:p>0.001073275801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0305706475725" calcext:value-type="float">
            <text:p>0.003057064757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1329514561" calcext:value-type="float">
            <text:p>0.013295145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391689564611" calcext:value-type="float">
            <text:p>0.0391689564611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0.000115701119926" calcext:value-type="float">
            <text:p>0.0001157011199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0.304" calcext:value-type="float">
            <text:p>610.304</text:p>
          </table:table-cell>
          <table:table-cell office:value-type="float" office:value="0.00105925087711" calcext:value-type="float">
            <text:p>0.001059250877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0304022835579" calcext:value-type="float">
            <text:p>0.003040228355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131334202924" calcext:value-type="float">
            <text:p>0.01313342029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390120712588" calcext:value-type="float">
            <text:p>0.0390120712588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0.000104414102507" calcext:value-type="float">
            <text:p>0.0001044141025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8.496" calcext:value-type="float">
            <text:p>618.496</text:p>
          </table:table-cell>
          <table:table-cell office:value-type="float" office:value="0.00104744041437" calcext:value-type="float">
            <text:p>0.001047440414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0302300491062" calcext:value-type="float">
            <text:p>0.003023004910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129837640283" calcext:value-type="float">
            <text:p>0.01298376402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388572827637" calcext:value-type="float">
            <text:p>0.0388572827637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9.37153335528e-05" calcext:value-type="float">
            <text:p>9.3715333552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6.688" calcext:value-type="float">
            <text:p>626.688</text:p>
          </table:table-cell>
          <table:table-cell office:value-type="float" office:value="0.00104005887516" calcext:value-type="float">
            <text:p>0.001040058875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0300558794359" calcext:value-type="float">
            <text:p>0.003005587943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128514995799" calcext:value-type="float">
            <text:p>0.01285149957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387016114446" calcext:value-type="float">
            <text:p>0.0387016114446</text:p>
          </table:table-cell>
          <table:table-cell office:value-type="float" office:value="148.48" calcext:value-type="float">
            <text:p>148.48</text:p>
          </table:table-cell>
          <table:table-cell office:value-type="float" office:value="8.44871857609e-05" calcext:value-type="float">
            <text:p>8.4487185760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4.88" calcext:value-type="float">
            <text:p>634.88</text:p>
          </table:table-cell>
          <table:table-cell office:value-type="float" office:value="0.00102455764281" calcext:value-type="float">
            <text:p>0.001024557642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029910738044" calcext:value-type="float">
            <text:p>0.00299107380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127115604513" calcext:value-type="float">
            <text:p>0.01271156045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38550243893" calcext:value-type="float">
            <text:p>0.038550243893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7.52222724398e-05" calcext:value-type="float">
            <text:p>7.5222272439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3.072" calcext:value-type="float">
            <text:p>643.072</text:p>
          </table:table-cell>
          <table:table-cell office:value-type="float" office:value="0.00101348533399" calcext:value-type="float">
            <text:p>0.001013485333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0297501149036" calcext:value-type="float">
            <text:p>0.002975011490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125786151844" calcext:value-type="float">
            <text:p>0.01257861518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3839784638" calcext:value-type="float">
            <text:p>0.03839784638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6.75015113389e-05" calcext:value-type="float">
            <text:p>6.7501511338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1.264" calcext:value-type="float">
            <text:p>651.264</text:p>
          </table:table-cell>
          <table:table-cell office:value-type="float" office:value="0.00099207887027" calcext:value-type="float">
            <text:p>0.000992078870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0295972326375" calcext:value-type="float">
            <text:p>0.002959723263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124552632678" calcext:value-type="float">
            <text:p>0.01245526326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382503043996" calcext:value-type="float">
            <text:p>0.0382503043996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6.14719645745e-05" calcext:value-type="float">
            <text:p>6.1471964574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9.456" calcext:value-type="float">
            <text:p>659.456</text:p>
          </table:table-cell>
          <table:table-cell office:value-type="float" office:value="0.000972886868316" calcext:value-type="float">
            <text:p>0.0009728868683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0294269334043" calcext:value-type="float">
            <text:p>0.002942693340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123436709419" calcext:value-type="float">
            <text:p>0.01234367094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381029095565" calcext:value-type="float">
            <text:p>0.0381029095565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5.59571352168e-05" calcext:value-type="float">
            <text:p>5.5957135216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7.648" calcext:value-type="float">
            <text:p>667.648</text:p>
          </table:table-cell>
          <table:table-cell office:value-type="float" office:value="0.000950004096754" calcext:value-type="float">
            <text:p>0.0009500040967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0292759863567" calcext:value-type="float">
            <text:p>0.002927598635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122483563651" calcext:value-type="float">
            <text:p>0.01224835636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379570596557" calcext:value-type="float">
            <text:p>0.0379570596557</text:p>
          </table:table-cell>
          <table:table-cell office:value-type="float" office:value="158.72" calcext:value-type="float">
            <text:p>158.72</text:p>
          </table:table-cell>
          <table:table-cell office:value-type="float" office:value="5.01849471556e-05" calcext:value-type="float">
            <text:p>5.0184947155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5.84" calcext:value-type="float">
            <text:p>675.84</text:p>
          </table:table-cell>
          <table:table-cell office:value-type="float" office:value="0.000933026556564" calcext:value-type="float">
            <text:p>0.0009330265565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0291056871235" calcext:value-type="float">
            <text:p>0.002910568712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12155455599" calcext:value-type="float">
            <text:p>0.0121554555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378146306983" calcext:value-type="float">
            <text:p>0.0378146306983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4.39348072169e-05" calcext:value-type="float">
            <text:p>4.3934807216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84.032" calcext:value-type="float">
            <text:p>684.032</text:p>
          </table:table-cell>
          <table:table-cell office:value-type="float" office:value="0.000913096400688" calcext:value-type="float">
            <text:p>0.0009130964006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0289160357048" calcext:value-type="float">
            <text:p>0.002891603570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120630499736" calcext:value-type="float">
            <text:p>0.01206304997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376732317024" calcext:value-type="float">
            <text:p>0.0376732317024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3.97435369049e-05" calcext:value-type="float">
            <text:p>3.9743536904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92.224" calcext:value-type="float">
            <text:p>692.224</text:p>
          </table:table-cell>
          <table:table-cell office:value-type="float" office:value="0.000894642552654" calcext:value-type="float">
            <text:p>0.0008946425526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0287244490675" calcext:value-type="float">
            <text:p>0.002872444906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119730581589" calcext:value-type="float">
            <text:p>0.01197305815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375324212559" calcext:value-type="float">
            <text:p>0.0375324212559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3.57728597673e-05" calcext:value-type="float">
            <text:p>3.5772859767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0.416" calcext:value-type="float">
            <text:p>700.416</text:p>
          </table:table-cell>
          <table:table-cell office:value-type="float" office:value="0.000873974242857" calcext:value-type="float">
            <text:p>0.0008739742428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0285696315828" calcext:value-type="float">
            <text:p>0.002856963158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118833758071" calcext:value-type="float">
            <text:p>0.01188337580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373899187298" calcext:value-type="float">
            <text:p>0.0373899187298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3.22801345074e-05" calcext:value-type="float">
            <text:p>3.2280134507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8.608" calcext:value-type="float">
            <text:p>708.608</text:p>
          </table:table-cell>
          <table:table-cell office:value-type="float" office:value="0.000847400701689" calcext:value-type="float">
            <text:p>0.0008474007016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0282096809308" calcext:value-type="float">
            <text:p>0.002820968093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11793445885" calcext:value-type="float">
            <text:p>0.0117934458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372463494579" calcext:value-type="float">
            <text:p>0.0372463494579</text:p>
          </table:table-cell>
          <table:table-cell office:value-type="float" office:value="168.96" calcext:value-type="float">
            <text:p>168.96</text:p>
          </table:table-cell>
          <table:table-cell office:value-type="float" office:value="2.94124232414e-05" calcext:value-type="float">
            <text:p>2.9412423241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6.8" calcext:value-type="float">
            <text:p>716.8</text:p>
          </table:table-cell>
          <table:table-cell office:value-type="float" office:value="0.000830423161499" calcext:value-type="float">
            <text:p>0.0008304231614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0278864994315" calcext:value-type="float">
            <text:p>0.002788649943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117041967813" calcext:value-type="float">
            <text:p>0.01170419678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371088863862" calcext:value-type="float">
            <text:p>0.0371088863862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2.61402911558e-05" calcext:value-type="float">
            <text:p>2.6140291155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24.992" calcext:value-type="float">
            <text:p>724.992</text:p>
          </table:table-cell>
          <table:table-cell office:value-type="float" office:value="0.000813445621308" calcext:value-type="float">
            <text:p>0.0008134456213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0274510752558" calcext:value-type="float">
            <text:p>0.002745107525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116128433298" calcext:value-type="float">
            <text:p>0.01161284332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369724164916" calcext:value-type="float">
            <text:p>0.0369724164916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2.3493173064e-05" calcext:value-type="float">
            <text:p>2.349317306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3.184" calcext:value-type="float">
            <text:p>733.184</text:p>
          </table:table-cell>
          <table:table-cell office:value-type="float" office:value="0.000797206235039" calcext:value-type="float">
            <text:p>0.0007972062350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0271066063524" calcext:value-type="float">
            <text:p>0.002710660635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115247082925" calcext:value-type="float">
            <text:p>0.01152470829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368314589077" calcext:value-type="float">
            <text:p>0.0368314589077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2.06989928562e-05" calcext:value-type="float">
            <text:p>2.0698992856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1.376" calcext:value-type="float">
            <text:p>741.376</text:p>
          </table:table-cell>
          <table:table-cell office:value-type="float" office:value="0.000787610234061" calcext:value-type="float">
            <text:p>0.0007876102340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0267466557004" calcext:value-type="float">
            <text:p>0.002674665570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114358305443" calcext:value-type="float">
            <text:p>0.01143583054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366900966961" calcext:value-type="float">
            <text:p>0.0366900966961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1.84562955839e-05" calcext:value-type="float">
            <text:p>1.8456295583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9.568" calcext:value-type="float">
            <text:p>749.568</text:p>
          </table:table-cell>
          <table:table-cell office:value-type="float" office:value="0.000778014233084" calcext:value-type="float">
            <text:p>0.0007780142330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026419603764" calcext:value-type="float">
            <text:p>0.00264196037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113457149444" calcext:value-type="float">
            <text:p>0.01134571494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365499483677" calcext:value-type="float">
            <text:p>0.0365499483677</text:p>
          </table:table-cell>
          <table:table-cell office:value-type="float" office:value="179.2" calcext:value-type="float">
            <text:p>179.2</text:p>
          </table:table-cell>
          <table:table-cell office:value-type="float" office:value="1.62135983118e-05" calcext:value-type="float">
            <text:p>1.6213598311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7.76" calcext:value-type="float">
            <text:p>757.76</text:p>
          </table:table-cell>
          <table:table-cell office:value-type="float" office:value="0.000770632693871" calcext:value-type="float">
            <text:p>0.0007706326938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0260519122378" calcext:value-type="float">
            <text:p>0.002605191223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112547328484" calcext:value-type="float">
            <text:p>0.01125473284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364139566694" calcext:value-type="float">
            <text:p>0.0364139566694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1.45223839755e-05" calcext:value-type="float">
            <text:p>1.4522383975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5.952" calcext:value-type="float">
            <text:p>765.952</text:p>
          </table:table-cell>
          <table:table-cell office:value-type="float" office:value="0.000765465616421" calcext:value-type="float">
            <text:p>0.0007654656164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0257171194272" calcext:value-type="float">
            <text:p>0.002571711942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11164988604" calcext:value-type="float">
            <text:p>0.0111649886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362756475579" calcext:value-type="float">
            <text:p>0.0362756475579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1.25002798775e-05" calcext:value-type="float">
            <text:p>1.2500279877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4.144" calcext:value-type="float">
            <text:p>774.144</text:p>
          </table:table-cell>
          <table:table-cell office:value-type="float" office:value="0.000761036692893" calcext:value-type="float">
            <text:p>0.0007610366928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0253861970536" calcext:value-type="float">
            <text:p>0.002538619705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110761727484" calcext:value-type="float">
            <text:p>0.01107617274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361310851089" calcext:value-type="float">
            <text:p>0.0361310851089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1.05884723669e-05" calcext:value-type="float">
            <text:p>1.0588472366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2.336" calcext:value-type="float">
            <text:p>782.336</text:p>
          </table:table-cell>
          <table:table-cell office:value-type="float" office:value="0.000755131461523" calcext:value-type="float">
            <text:p>0.0007551314615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0250494690244" calcext:value-type="float">
            <text:p>0.002504946902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109838290156" calcext:value-type="float">
            <text:p>0.01098382901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358512298641" calcext:value-type="float">
            <text:p>0.0358512298641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9.44874096631e-06" calcext:value-type="float">
            <text:p>9.4487409663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0.528" calcext:value-type="float">
            <text:p>790.528</text:p>
          </table:table-cell>
          <table:table-cell office:value-type="float" office:value="0.000751440691916" calcext:value-type="float">
            <text:p>0.0007514406919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0247146762137" calcext:value-type="float">
            <text:p>0.002471467621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108016172532" calcext:value-type="float">
            <text:p>0.01080161725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355655994782" calcext:value-type="float">
            <text:p>0.0355655994782</text:p>
          </table:table-cell>
          <table:table-cell office:value-type="float" office:value="189.44" calcext:value-type="float">
            <text:p>189.44</text:p>
          </table:table-cell>
          <table:table-cell office:value-type="float" office:value="8.41930615281e-06" calcext:value-type="float">
            <text:p>8.4193061528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8.72" calcext:value-type="float">
            <text:p>798.72</text:p>
          </table:table-cell>
          <table:table-cell office:value-type="float" office:value="0.000750702537995" calcext:value-type="float">
            <text:p>0.0007507025379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0244127821186" calcext:value-type="float">
            <text:p>0.002441278211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106155062581" calcext:value-type="float">
            <text:p>0.01061550625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352780195224" calcext:value-type="float">
            <text:p>0.0352780195224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7.53693345557e-06" calcext:value-type="float">
            <text:p>7.5369334555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6.912" calcext:value-type="float">
            <text:p>806.912</text:p>
          </table:table-cell>
          <table:table-cell office:value-type="float" office:value="0.000747011768388" calcext:value-type="float">
            <text:p>0.0007470117683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0241108880234" calcext:value-type="float">
            <text:p>0.002411088802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104359558768" calcext:value-type="float">
            <text:p>0.01043595587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349895567425" calcext:value-type="float">
            <text:p>0.0349895567425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6.9854505198e-06" calcext:value-type="float">
            <text:p>6.985450519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5.104" calcext:value-type="float">
            <text:p>815.104</text:p>
          </table:table-cell>
          <table:table-cell office:value-type="float" office:value="0.000744059152703" calcext:value-type="float">
            <text:p>0.0007440591527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0238051234911" calcext:value-type="float">
            <text:p>0.002380512349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102607998688" calcext:value-type="float">
            <text:p>0.01026079986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346983719215" calcext:value-type="float">
            <text:p>0.0346983719215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6.32367099684e-06" calcext:value-type="float">
            <text:p>6.3236709968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3.296" calcext:value-type="float">
            <text:p>823.296</text:p>
          </table:table-cell>
          <table:table-cell office:value-type="float" office:value="0.000741106537017" calcext:value-type="float">
            <text:p>0.0007411065370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0234335615279" calcext:value-type="float">
            <text:p>0.002343356152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100891098454" calcext:value-type="float">
            <text:p>0.01008910984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344084009837" calcext:value-type="float">
            <text:p>0.0344084009837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5.62512594493e-06" calcext:value-type="float">
            <text:p>5.6251259449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1.488" calcext:value-type="float">
            <text:p>831.488</text:p>
          </table:table-cell>
          <table:table-cell office:value-type="float" office:value="0.000737415767411" calcext:value-type="float">
            <text:p>0.0007374157674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0230813517502" calcext:value-type="float">
            <text:p>0.002308135175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0992472314674" calcext:value-type="float">
            <text:p>0.009924723146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341134273759" calcext:value-type="float">
            <text:p>0.0341134273759</text:p>
          </table:table-cell>
          <table:table-cell office:value-type="float" office:value="199.68" calcext:value-type="float">
            <text:p>199.68</text:p>
          </table:table-cell>
          <table:table-cell office:value-type="float" office:value="5.14717406719e-06" calcext:value-type="float">
            <text:p>5.1471740671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9.68" calcext:value-type="float">
            <text:p>839.68</text:p>
          </table:table-cell>
          <table:table-cell office:value-type="float" office:value="0.00073151053604" calcext:value-type="float">
            <text:p>0.000731510536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0227039841312" calcext:value-type="float">
            <text:p>0.002270398413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0976646381373" calcext:value-type="float">
            <text:p>0.009766463813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338180491404" calcext:value-type="float">
            <text:p>0.0338180491404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4.63245666049e-06" calcext:value-type="float">
            <text:p>4.6324566604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7.872" calcext:value-type="float">
            <text:p>847.872</text:p>
          </table:table-cell>
          <table:table-cell office:value-type="float" office:value="0.000724128996827" calcext:value-type="float">
            <text:p>0.0007241289968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0223111347638" calcext:value-type="float">
            <text:p>0.002231113476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0960919476203" calcext:value-type="float">
            <text:p>0.009609194762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335220455712" calcext:value-type="float">
            <text:p>0.0335220455712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4.19127031193e-06" calcext:value-type="float">
            <text:p>4.1912703119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6.064" calcext:value-type="float">
            <text:p>856.064</text:p>
          </table:table-cell>
          <table:table-cell office:value-type="float" office:value="0.00072043822722" calcext:value-type="float">
            <text:p>0.000720438227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0218815162437" calcext:value-type="float">
            <text:p>0.002188151624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0945328734714" calcext:value-type="float">
            <text:p>0.009453287347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332204507825" calcext:value-type="float">
            <text:p>0.0332204507825</text:p>
          </table:table-cell>
          <table:table-cell office:value-type="float" office:value="205.824" calcext:value-type="float">
            <text:p>205.824</text:p>
          </table:table-cell>
          <table:table-cell office:value-type="float" office:value="3.86038055045e-06" calcext:value-type="float">
            <text:p>3.8603805504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4.256" calcext:value-type="float">
            <text:p>864.256</text:p>
          </table:table-cell>
          <table:table-cell office:value-type="float" office:value="0.000715271149771" calcext:value-type="float">
            <text:p>0.0007152711497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0214557681608" calcext:value-type="float">
            <text:p>0.002145576816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0929861778391" calcext:value-type="float">
            <text:p>0.009298617783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329170535613" calcext:value-type="float">
            <text:p>0.0329170535613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3.45595973084e-06" calcext:value-type="float">
            <text:p>3.4559597308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2.448" calcext:value-type="float">
            <text:p>872.448</text:p>
          </table:table-cell>
          <table:table-cell office:value-type="float" office:value="0.000710104072321" calcext:value-type="float">
            <text:p>0.0007101040723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0210590483563" calcext:value-type="float">
            <text:p>0.002105904835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0914493850198" calcext:value-type="float">
            <text:p>0.009144938501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326121481822" calcext:value-type="float">
            <text:p>0.0326121481822</text:p>
          </table:table-cell>
          <table:table-cell office:value-type="float" office:value="209.92" calcext:value-type="float">
            <text:p>209.92</text:p>
          </table:table-cell>
          <table:table-cell office:value-type="float" office:value="3.23536655655e-06" calcext:value-type="float">
            <text:p>3.2353665565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.64" calcext:value-type="float">
            <text:p>880.64</text:p>
          </table:table-cell>
          <table:table-cell office:value-type="float" office:value="0.000704936994872" calcext:value-type="float">
            <text:p>0.0007049369948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0206565228961" calcext:value-type="float">
            <text:p>0.002065652289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0899070218682" calcext:value-type="float">
            <text:p>0.008990702186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322956925209" calcext:value-type="float">
            <text:p>0.0322956925209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3.12506996936e-06" calcext:value-type="float">
            <text:p>3.1250699693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8.832" calcext:value-type="float">
            <text:p>888.832</text:p>
          </table:table-cell>
          <table:table-cell office:value-type="float" office:value="0.000703460687029" calcext:value-type="float">
            <text:p>0.0007034606870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0202172282832" calcext:value-type="float">
            <text:p>0.002021722828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0883423773869" calcext:value-type="float">
            <text:p>0.008834237738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3197449168" calcext:value-type="float">
            <text:p>0.03197449168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2.86771126601e-06" calcext:value-type="float">
            <text:p>2.8677112660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7.024" calcext:value-type="float">
            <text:p>897.024</text:p>
          </table:table-cell>
          <table:table-cell office:value-type="float" office:value="0.000701246225265" calcext:value-type="float">
            <text:p>0.0007012462252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0198127676044" calcext:value-type="float">
            <text:p>0.001981276760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0867356459497" calcext:value-type="float">
            <text:p>0.008673564594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316564910765" calcext:value-type="float">
            <text:p>0.0316564910765</text:p>
          </table:table-cell>
          <table:table-cell office:value-type="float" office:value="216.064" calcext:value-type="float">
            <text:p>216.064</text:p>
          </table:table-cell>
          <table:table-cell office:value-type="float" office:value="2.68388362079e-06" calcext:value-type="float">
            <text:p>2.6838836207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3.408" calcext:value-type="float">
            <text:p>913.408</text:p>
          </table:table-cell>
          <table:table-cell office:value-type="float" office:value="0.000699031763501" calcext:value-type="float">
            <text:p>0.0006990317635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0194063717071" calcext:value-type="float">
            <text:p>0.001940637170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085070735485" calcext:value-type="float">
            <text:p>0.00850707354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313336717247" calcext:value-type="float">
            <text:p>0.0313336717247</text:p>
          </table:table-cell>
          <table:table-cell office:value-type="float" office:value="218.112" calcext:value-type="float">
            <text:p>218.112</text:p>
          </table:table-cell>
          <table:table-cell office:value-type="float" office:value="2.57358703359e-06" calcext:value-type="float">
            <text:p>2.5735870335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1.6" calcext:value-type="float">
            <text:p>921.6</text:p>
          </table:table-cell>
          <table:table-cell office:value-type="float" office:value="0.000695340993895" calcext:value-type="float">
            <text:p>0.0006953409938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0189748179685" calcext:value-type="float">
            <text:p>0.001897481796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0834039682429" calcext:value-type="float">
            <text:p>0.008340396824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310013620137" calcext:value-type="float">
            <text:p>0.0310013620137</text:p>
          </table:table-cell>
          <table:table-cell office:value-type="float" office:value="220.16" calcext:value-type="float">
            <text:p>220.16</text:p>
          </table:table-cell>
          <table:table-cell office:value-type="float" office:value="2.42652491744e-06" calcext:value-type="float">
            <text:p>2.4265249174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9.792" calcext:value-type="float">
            <text:p>929.792</text:p>
          </table:table-cell>
          <table:table-cell office:value-type="float" office:value="0.000690912070367" calcext:value-type="float">
            <text:p>0.0006909120703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0186400251578" calcext:value-type="float">
            <text:p>0.001864002515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0817186332261" calcext:value-type="float">
            <text:p>0.008171863322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306711122256" calcext:value-type="float">
            <text:p>0.0306711122256</text:p>
          </table:table-cell>
          <table:table-cell office:value-type="float" office:value="222.208" calcext:value-type="float">
            <text:p>222.208</text:p>
          </table:table-cell>
          <table:table-cell office:value-type="float" office:value="2.27946280118e-06" calcext:value-type="float">
            <text:p>2.2794628011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7.984" calcext:value-type="float">
            <text:p>937.984</text:p>
          </table:table-cell>
          <table:table-cell office:value-type="float" office:value="0.00068722130076" calcext:value-type="float">
            <text:p>0.000687221300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0182452405719" calcext:value-type="float">
            <text:p>0.001824524057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0799763570335" calcext:value-type="float">
            <text:p>0.007997635703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303457915388" calcext:value-type="float">
            <text:p>0.0303457915388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2.16916621409e-06" calcext:value-type="float">
            <text:p>2.1691662140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6.176" calcext:value-type="float">
            <text:p>946.176</text:p>
          </table:table-cell>
          <table:table-cell office:value-type="float" office:value="0.000683530531153" calcext:value-type="float">
            <text:p>0.0006835305311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0178640025158" calcext:value-type="float">
            <text:p>0.001786400251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0782576000223" calcext:value-type="float">
            <text:p>0.007825760002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300136657495" calcext:value-type="float">
            <text:p>0.0300136657495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2.09563515596e-06" calcext:value-type="float">
            <text:p>2.0956351559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4.368" calcext:value-type="float">
            <text:p>954.368</text:p>
          </table:table-cell>
          <table:table-cell office:value-type="float" office:value="0.000679101607625" calcext:value-type="float">
            <text:p>0.0006791016076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0174846996783" calcext:value-type="float">
            <text:p>0.001748469967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0765512215275" calcext:value-type="float">
            <text:p>0.007655122152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296835263144" calcext:value-type="float">
            <text:p>0.0296835263144</text:p>
          </table:table-cell>
          <table:table-cell office:value-type="float" office:value="228.352" calcext:value-type="float">
            <text:p>228.352</text:p>
          </table:table-cell>
          <table:table-cell office:value-type="float" office:value="2.02210409783e-06" calcext:value-type="float">
            <text:p>2.0221040978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62.56" calcext:value-type="float">
            <text:p>962.56</text:p>
          </table:table-cell>
          <table:table-cell office:value-type="float" office:value="0.000674672684097" calcext:value-type="float">
            <text:p>0.0006746726840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017064757251" calcext:value-type="float">
            <text:p>0.00170647572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0748553647717" calcext:value-type="float">
            <text:p>0.007485536477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293544168408" calcext:value-type="float">
            <text:p>0.0293544168408</text:p>
          </table:table-cell>
          <table:table-cell office:value-type="float" office:value="230.4" calcext:value-type="float">
            <text:p>230.4</text:p>
          </table:table-cell>
          <table:table-cell office:value-type="float" office:value="1.87504198168e-06" calcext:value-type="float">
            <text:p>1.8750419816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0.752" calcext:value-type="float">
            <text:p>970.752</text:p>
          </table:table-cell>
          <table:table-cell office:value-type="float" office:value="0.000670243760569" calcext:value-type="float">
            <text:p>0.0006702437605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166873896321" calcext:value-type="float">
            <text:p>0.001668738963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0732102599334" calcext:value-type="float">
            <text:p>0.007321025993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290229531695" calcext:value-type="float">
            <text:p>0.0290229531695</text:p>
          </table:table-cell>
          <table:table-cell office:value-type="float" office:value="232.448" calcext:value-type="float">
            <text:p>232.448</text:p>
          </table:table-cell>
          <table:table-cell office:value-type="float" office:value="1.80151092355e-06" calcext:value-type="float">
            <text:p>1.8015109235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8.944" calcext:value-type="float">
            <text:p>978.944</text:p>
          </table:table-cell>
          <table:table-cell office:value-type="float" office:value="0.00066507668312" calcext:value-type="float">
            <text:p>0.000665076683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162674472048" calcext:value-type="float">
            <text:p>0.001626744720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0715781525374" calcext:value-type="float">
            <text:p>0.007157815253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286881053392" calcext:value-type="float">
            <text:p>0.0286881053392</text:p>
          </table:table-cell>
          <table:table-cell office:value-type="float" office:value="234.496" calcext:value-type="float">
            <text:p>234.496</text:p>
          </table:table-cell>
          <table:table-cell office:value-type="float" office:value="1.76474539448e-06" calcext:value-type="float">
            <text:p>1.7647453944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7.136" calcext:value-type="float">
            <text:p>987.136</text:p>
          </table:table-cell>
          <table:table-cell office:value-type="float" office:value="0.000663600375277" calcext:value-type="float">
            <text:p>0.0006636003752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158223469363" calcext:value-type="float">
            <text:p>0.001582234693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0700184594627" calcext:value-type="float">
            <text:p>0.007001845946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283640721042" calcext:value-type="float">
            <text:p>0.0283640721042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1.72797986542e-06" calcext:value-type="float">
            <text:p>1.7279798654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5.328" calcext:value-type="float">
            <text:p>995.328</text:p>
          </table:table-cell>
          <table:table-cell office:value-type="float" office:value="0.000659909605671" calcext:value-type="float">
            <text:p>0.0006599096056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152920970512" calcext:value-type="float">
            <text:p>0.001529209705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0684612420913" calcext:value-type="float">
            <text:p>0.006846124209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280514052298" calcext:value-type="float">
            <text:p>0.0280514052298</text:p>
          </table:table-cell>
          <table:table-cell office:value-type="float" office:value="238.592" calcext:value-type="float">
            <text:p>238.592</text:p>
          </table:table-cell>
          <table:table-cell office:value-type="float" office:value="1.69121433635e-06" calcext:value-type="float">
            <text:p>1.6912143363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3.52" calcext:value-type="float">
            <text:p>1003.52</text:p>
          </table:table-cell>
          <table:table-cell office:value-type="float" office:value="0.000657695143907" calcext:value-type="float">
            <text:p>0.0006576951439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147618471661" calcext:value-type="float">
            <text:p>0.001476184716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0669584901923" calcext:value-type="float">
            <text:p>0.006695849019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277447342024" calcext:value-type="float">
            <text:p>0.0277447342024</text:p>
          </table:table-cell>
          <table:table-cell office:value-type="float" office:value="240.64" calcext:value-type="float">
            <text:p>240.64</text:p>
          </table:table-cell>
          <table:table-cell office:value-type="float" office:value="1.65444880729e-06" calcext:value-type="float">
            <text:p>1.6544488072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1.712" calcext:value-type="float">
            <text:p>1011.712</text:p>
          </table:table-cell>
          <table:table-cell office:value-type="float" office:value="0.000654742528222" calcext:value-type="float">
            <text:p>0.0006547425282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142741720893" calcext:value-type="float">
            <text:p>0.001427417208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065418602744" calcext:value-type="float">
            <text:p>0.00654186027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274371435667" calcext:value-type="float">
            <text:p>0.0274371435667</text:p>
          </table:table-cell>
          <table:table-cell office:value-type="float" office:value="242.688" calcext:value-type="float">
            <text:p>242.688</text:p>
          </table:table-cell>
          <table:table-cell office:value-type="float" office:value="1.61768327822e-06" calcext:value-type="float">
            <text:p>1.6176832782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9.904" calcext:value-type="float">
            <text:p>1019.904</text:p>
          </table:table-cell>
          <table:table-cell office:value-type="float" office:value="0.000653266220379" calcext:value-type="float">
            <text:p>0.0006532662203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138097196352" calcext:value-type="float">
            <text:p>0.001380971963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063898520922" calcext:value-type="float">
            <text:p>0.00638985209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271285597537" calcext:value-type="float">
            <text:p>0.0271285597537</text:p>
          </table:table-cell>
          <table:table-cell office:value-type="float" office:value="244.736" calcext:value-type="float">
            <text:p>244.736</text:p>
          </table:table-cell>
          <table:table-cell office:value-type="float" office:value="1.58091774927e-06" calcext:value-type="float">
            <text:p>1.5809177492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8.096" calcext:value-type="float">
            <text:p>1028.096</text:p>
          </table:table-cell>
          <table:table-cell office:value-type="float" office:value="0.000648837296851" calcext:value-type="float">
            <text:p>0.0006488372968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133355910883" calcext:value-type="float">
            <text:p>0.001333559108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0623586334737" calcext:value-type="float">
            <text:p>0.006235863347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268239854337" calcext:value-type="float">
            <text:p>0.0268239854337</text:p>
          </table:table-cell>
          <table:table-cell office:value-type="float" office:value="246.784" calcext:value-type="float">
            <text:p>246.784</text:p>
          </table:table-cell>
          <table:table-cell office:value-type="float" office:value="1.5441522202e-06" calcext:value-type="float">
            <text:p>1.544152220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6.288" calcext:value-type="float">
            <text:p>1036.288</text:p>
          </table:table-cell>
          <table:table-cell office:value-type="float" office:value="0.00064809914293" calcext:value-type="float">
            <text:p>0.000648099142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129059725683" calcext:value-type="float">
            <text:p>0.001290597256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0608076053605" calcext:value-type="float">
            <text:p>0.006080760536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265212871149" calcext:value-type="float">
            <text:p>0.0265212871149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1.433855633e-06" calcext:value-type="float">
            <text:p>1.43385563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4.48" calcext:value-type="float">
            <text:p>1044.48</text:p>
          </table:table-cell>
          <table:table-cell office:value-type="float" office:value="0.000643670219401" calcext:value-type="float">
            <text:p>0.0006436702194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124415201142" calcext:value-type="float">
            <text:p>0.001244152011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0591662140772" calcext:value-type="float">
            <text:p>0.005916621407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262184784431" calcext:value-type="float">
            <text:p>0.0262184784431</text:p>
          </table:table-cell>
          <table:table-cell office:value-type="float" office:value="250.88" calcext:value-type="float">
            <text:p>250.88</text:p>
          </table:table-cell>
          <table:table-cell office:value-type="float" office:value="1.39709010394e-06" calcext:value-type="float">
            <text:p>1.3970901039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6.768" calcext:value-type="float">
            <text:p>1056.768</text:p>
          </table:table-cell>
          <table:table-cell office:value-type="float" office:value="0.000634812372346" calcext:value-type="float">
            <text:p>0.0006348123723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120428650911" calcext:value-type="float">
            <text:p>0.001204286509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575074928707" calcext:value-type="float">
            <text:p>0.005750749287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259206724412" calcext:value-type="float">
            <text:p>0.0259206724412</text:p>
          </table:table-cell>
          <table:table-cell office:value-type="float" office:value="259.072" calcext:value-type="float">
            <text:p>259.072</text:p>
          </table:table-cell>
          <table:table-cell office:value-type="float" office:value="1.36032457487e-06" calcext:value-type="float">
            <text:p>1.3603245748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73.152" calcext:value-type="float">
            <text:p>1073.152</text:p>
          </table:table-cell>
          <table:table-cell office:value-type="float" office:value="0.000626692679211" calcext:value-type="float">
            <text:p>0.0006266926792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116035704782" calcext:value-type="float">
            <text:p>0.001160357047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558066847084" calcext:value-type="float">
            <text:p>0.005580668470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256251470684" calcext:value-type="float">
            <text:p>0.0256251470684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1.28679351685e-06" calcext:value-type="float">
            <text:p>1.2867935168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89.536" calcext:value-type="float">
            <text:p>1089.536</text:p>
          </table:table-cell>
          <table:table-cell office:value-type="float" office:value="0.000617834832155" calcext:value-type="float">
            <text:p>0.0006178348321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111913689252" calcext:value-type="float">
            <text:p>0.001119136892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540631706642" calcext:value-type="float">
            <text:p>0.005406317066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253249500846" calcext:value-type="float">
            <text:p>0.0253249500846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1.17649692966e-06" calcext:value-type="float">
            <text:p>1.1764969296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05.92" calcext:value-type="float">
            <text:p>1105.92</text:p>
          </table:table-cell>
          <table:table-cell office:value-type="float" office:value="0.00060971513902" calcext:value-type="float">
            <text:p>0.000609715139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107849730279" calcext:value-type="float">
            <text:p>0.001078497302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523481272078" calcext:value-type="float">
            <text:p>0.005234812720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25031852478" calcext:value-type="float">
            <text:p>0.025031852478</text:p>
          </table:table-cell>
          <table:table-cell office:value-type="float" office:value="276.48" calcext:value-type="float">
            <text:p>276.48</text:p>
          </table:table-cell>
          <table:table-cell office:value-type="float" office:value="1.13973140059e-06" calcext:value-type="float">
            <text:p>1.1397314005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22.304" calcext:value-type="float">
            <text:p>1122.304</text:p>
          </table:table-cell>
          <table:table-cell office:value-type="float" office:value="0.000601595445886" calcext:value-type="float">
            <text:p>0.0006015954458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103398727594" calcext:value-type="float">
            <text:p>0.001033987275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506002806829" calcext:value-type="float">
            <text:p>0.005060028068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247379088317" calcext:value-type="float">
            <text:p>0.0247379088317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1.10296587152e-06" calcext:value-type="float">
            <text:p>1.1029658715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38.688" calcext:value-type="float">
            <text:p>1138.688</text:p>
          </table:table-cell>
          <table:table-cell office:value-type="float" office:value="0.000597166522358" calcext:value-type="float">
            <text:p>0.0005971665223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0986767943105" calcext:value-type="float">
            <text:p>0.0009867679431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488957589655" calcext:value-type="float">
            <text:p>0.004889575896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244467240108" calcext:value-type="float">
            <text:p>0.0244467240108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1.06620034246e-06" calcext:value-type="float">
            <text:p>1.0662003424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55.072" calcext:value-type="float">
            <text:p>1155.072</text:p>
          </table:table-cell>
          <table:table-cell office:value-type="float" office:value="0.000590523137066" calcext:value-type="float">
            <text:p>0.0005905231370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0942257916253" calcext:value-type="float">
            <text:p>0.0009422579162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472518919789" calcext:value-type="float">
            <text:p>0.004725189197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241556495428" calcext:value-type="float">
            <text:p>0.0241556495428</text:p>
          </table:table-cell>
          <table:table-cell office:value-type="float" office:value="288.768" calcext:value-type="float">
            <text:p>288.768</text:p>
          </table:table-cell>
          <table:table-cell office:value-type="float" office:value="9.92669284439e-07" calcext:value-type="float">
            <text:p>9.9266928443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71.456" calcext:value-type="float">
            <text:p>1171.456</text:p>
          </table:table-cell>
          <table:table-cell office:value-type="float" office:value="0.000583141597852" calcext:value-type="float">
            <text:p>0.0005831415978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0892522799294" calcext:value-type="float">
            <text:p>0.0008925227992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455968843274" calcext:value-type="float">
            <text:p>0.004559688432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238664878605" calcext:value-type="float">
            <text:p>0.0238664878605</text:p>
          </table:table-cell>
          <table:table-cell office:value-type="float" office:value="292.864" calcext:value-type="float">
            <text:p>292.864</text:p>
          </table:table-cell>
          <table:table-cell office:value-type="float" office:value="9.55903755373e-07" calcext:value-type="float">
            <text:p>9.5590375537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87.84" calcext:value-type="float">
            <text:p>1187.84</text:p>
          </table:table-cell>
          <table:table-cell office:value-type="float" office:value="0.00057649821256" calcext:value-type="float">
            <text:p>0.000576498212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0834853286243" calcext:value-type="float">
            <text:p>0.0008348532862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4410279739" calcext:value-type="float">
            <text:p>0.0044102797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235726177828" calcext:value-type="float">
            <text:p>0.0235726177828</text:p>
          </table:table-cell>
          <table:table-cell office:value-type="float" office:value="296.96" calcext:value-type="float">
            <text:p>296.96</text:p>
          </table:table-cell>
          <table:table-cell office:value-type="float" office:value="8.45607168176e-07" calcext:value-type="float">
            <text:p>8.4560716817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04.224" calcext:value-type="float">
            <text:p>1204.224</text:p>
          </table:table-cell>
          <table:table-cell office:value-type="float" office:value="0.000566902211583" calcext:value-type="float">
            <text:p>0.0005669022115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0778925469895" calcext:value-type="float">
            <text:p>0.0007789254698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425332015021" calcext:value-type="float">
            <text:p>0.004253320150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232910704585" calcext:value-type="float">
            <text:p>0.0232910704585</text:p>
          </table:table-cell>
          <table:table-cell office:value-type="float" office:value="309.248" calcext:value-type="float">
            <text:p>309.248</text:p>
          </table:table-cell>
          <table:table-cell office:value-type="float" office:value="8.08841639111e-07" calcext:value-type="float">
            <text:p>8.0884163911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20.608" calcext:value-type="float">
            <text:p>1220.608</text:p>
          </table:table-cell>
          <table:table-cell office:value-type="float" office:value="0.00055952067237" calcext:value-type="float">
            <text:p>0.000559520672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07214494787" calcext:value-type="float">
            <text:p>0.00072144947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409685570209" calcext:value-type="float">
            <text:p>0.004096855702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230207791416" calcext:value-type="float">
            <text:p>0.0230207791416</text:p>
          </table:table-cell>
          <table:table-cell office:value-type="float" office:value="313.344" calcext:value-type="float">
            <text:p>313.344</text:p>
          </table:table-cell>
          <table:table-cell office:value-type="float" office:value="7.72076110045e-07" calcext:value-type="float">
            <text:p>7.7207611004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36.992" calcext:value-type="float">
            <text:p>1236.992</text:p>
          </table:table-cell>
          <table:table-cell office:value-type="float" office:value="0.000552139133156" calcext:value-type="float">
            <text:p>0.0005521391331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06604900941" calcext:value-type="float">
            <text:p>0.00066049009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394713754543" calcext:value-type="float">
            <text:p>0.003947137545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227663786588" calcext:value-type="float">
            <text:p>0.0227663786588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6.61779522959e-07" calcext:value-type="float">
            <text:p>6.6177952295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53.376" calcext:value-type="float">
            <text:p>1253.376</text:p>
          </table:table-cell>
          <table:table-cell office:value-type="float" office:value="0.000546972055707" calcext:value-type="float">
            <text:p>0.0005469720557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0609013280437" calcext:value-type="float">
            <text:p>0.0006090132804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380187565471" calcext:value-type="float">
            <text:p>0.003801875654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22534490191" calcext:value-type="float">
            <text:p>0.022534490191</text:p>
          </table:table-cell>
          <table:table-cell office:value-type="float" office:value="325.632" calcext:value-type="float">
            <text:p>325.632</text:p>
          </table:table-cell>
          <table:table-cell office:value-type="float" office:value="6.25013993893e-07" calcext:value-type="float">
            <text:p>6.2501399389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69.76" calcext:value-type="float">
            <text:p>1269.76</text:p>
          </table:table-cell>
          <table:table-cell office:value-type="float" office:value="0.000540328670415" calcext:value-type="float">
            <text:p>0.0005403286704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0548053895837" calcext:value-type="float">
            <text:p>0.0005480538958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365686133431" calcext:value-type="float">
            <text:p>0.003656861334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223021603111" calcext:value-type="float">
            <text:p>0.0223021603111</text:p>
          </table:table-cell>
          <table:table-cell office:value-type="float" office:value="329.728" calcext:value-type="float">
            <text:p>329.728</text:p>
          </table:table-cell>
          <table:table-cell office:value-type="float" office:value="4.77951877631e-07" calcext:value-type="float">
            <text:p>4.7795187763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86.144" calcext:value-type="float">
            <text:p>1286.144</text:p>
          </table:table-cell>
          <table:table-cell office:value-type="float" office:value="0.000532947131202" calcext:value-type="float">
            <text:p>0.0005329471312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0492706645057" calcext:value-type="float">
            <text:p>0.0004927066450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350732885541" calcext:value-type="float">
            <text:p>0.003507328855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220777022796" calcext:value-type="float">
            <text:p>0.0220777022796</text:p>
          </table:table-cell>
          <table:table-cell office:value-type="float" office:value="333.824" calcext:value-type="float">
            <text:p>333.824</text:p>
          </table:table-cell>
          <table:table-cell office:value-type="float" office:value="4.41186348565e-07" calcext:value-type="float">
            <text:p>4.4118634856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02.528" calcext:value-type="float">
            <text:p>1302.528</text:p>
          </table:table-cell>
          <table:table-cell office:value-type="float" office:value="0.000523351130224" calcext:value-type="float">
            <text:p>0.0005233511302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0441229831394" calcext:value-type="float">
            <text:p>0.0004412298313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335662041743" calcext:value-type="float">
            <text:p>0.003356620417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218667441002" calcext:value-type="float">
            <text:p>0.0218667441002</text:p>
          </table:table-cell>
          <table:table-cell office:value-type="float" office:value="346.112" calcext:value-type="float">
            <text:p>346.112</text:p>
          </table:table-cell>
          <table:table-cell office:value-type="float" office:value="4.04420819611e-07" calcext:value-type="float">
            <text:p>4.0442081961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18.912" calcext:value-type="float">
            <text:p>1318.912</text:p>
          </table:table-cell>
          <table:table-cell office:value-type="float" office:value="0.000515969591011" calcext:value-type="float">
            <text:p>0.0005159695910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0389172452164" calcext:value-type="float">
            <text:p>0.0003891724521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319514267014" calcext:value-type="float">
            <text:p>0.00319514267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216790336225" calcext:value-type="float">
            <text:p>0.0216790336225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2.57358703348e-07" calcext:value-type="float">
            <text:p>2.5735870334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35.296" calcext:value-type="float">
            <text:p>1335.296</text:p>
          </table:table-cell>
          <table:table-cell office:value-type="float" office:value="0.000508588051798" calcext:value-type="float">
            <text:p>0.0005085880517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0332083504681" calcext:value-type="float">
            <text:p>0.0003320835046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303372681543" calcext:value-type="float">
            <text:p>0.003033726815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215052644089" calcext:value-type="float">
            <text:p>0.0215052644089</text:p>
          </table:table-cell>
          <table:table-cell office:value-type="float" office:value="354.304" calcext:value-type="float">
            <text:p>354.304</text:p>
          </table:table-cell>
          <table:table-cell office:value-type="float" office:value="2.20593174283e-07" calcext:value-type="float">
            <text:p>2.2059317428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51.68" calcext:value-type="float">
            <text:p>1351.68</text:p>
          </table:table-cell>
          <table:table-cell office:value-type="float" office:value="0.000499730204742" calcext:value-type="float">
            <text:p>0.0004997302047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0285251215559" calcext:value-type="float">
            <text:p>0.0002852512155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286383167693" calcext:value-type="float">
            <text:p>0.002863831676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213453996753" calcext:value-type="float">
            <text:p>0.0213453996753</text:p>
          </table:table-cell>
          <table:table-cell office:value-type="float" office:value="362.496" calcext:value-type="float">
            <text:p>362.496</text:p>
          </table:table-cell>
          <table:table-cell office:value-type="float" office:value="1.83827645217e-07" calcext:value-type="float">
            <text:p>1.8382764521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68.064" calcext:value-type="float">
            <text:p>1368.064</text:p>
          </table:table-cell>
          <table:table-cell office:value-type="float" office:value="0.000487919742" calcext:value-type="float">
            <text:p>0.0004879197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0242482885411" calcext:value-type="float">
            <text:p>0.0002424828854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269040866125" calcext:value-type="float">
            <text:p>0.002690408661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211873005898" calcext:value-type="float">
            <text:p>0.0211873005898</text:p>
          </table:table-cell>
          <table:table-cell office:value-type="float" office:value="366.592" calcext:value-type="float">
            <text:p>366.592</text:p>
          </table:table-cell>
          <table:table-cell office:value-type="float" office:value="1.47062116151e-07" calcext:value-type="float">
            <text:p>1.4706211615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84.448" calcext:value-type="float">
            <text:p>1384.448</text:p>
          </table:table-cell>
          <table:table-cell office:value-type="float" office:value="0.000473894817495" calcext:value-type="float">
            <text:p>0.0004738948174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0195457074433" calcext:value-type="float">
            <text:p>0.0001954570744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25168618604" calcext:value-type="float">
            <text:p>0.00251686186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210374411961" calcext:value-type="float">
            <text:p>0.0210374411961</text:p>
          </table:table-cell>
          <table:table-cell office:value-type="float" office:value="387.072" calcext:value-type="float">
            <text:p>387.072</text:p>
          </table:table-cell>
          <table:table-cell office:value-type="float" office:value="1.10296587197e-07" calcext:value-type="float">
            <text:p>1.1029658719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00.832" calcext:value-type="float">
            <text:p>1400.832</text:p>
          </table:table-cell>
          <table:table-cell office:value-type="float" office:value="0.000463560662596" calcext:value-type="float">
            <text:p>0.0004635606625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015713974697" calcext:value-type="float">
            <text:p>0.000157139746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233737337164" calcext:value-type="float">
            <text:p>0.002337373371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208786799926" calcext:value-type="float">
            <text:p>0.0208786799926</text:p>
          </table:table-cell>
          <table:table-cell office:value-type="float" office:value="577.536" calcext:value-type="float">
            <text:p>577.536</text:p>
          </table:table-cell>
          <table:table-cell office:value-type="float" office:value="7.35310581312e-08" calcext:value-type="float">
            <text:p>7.35310581312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17.216" calcext:value-type="float">
            <text:p>1417.216</text:p>
          </table:table-cell>
          <table:table-cell office:value-type="float" office:value="0.000459131739069" calcext:value-type="float">
            <text:p>0.0004591317390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122499334769" calcext:value-type="float">
            <text:p>0.0001224993347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216085572684" calcext:value-type="float">
            <text:p>0.002160855726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207233029481" calcext:value-type="float">
            <text:p>0.0207233029481</text:p>
          </table:table-cell>
          <table:table-cell office:value-type="float" office:value="708.608" calcext:value-type="float">
            <text:p>708.608</text:p>
          </table:table-cell>
          <table:table-cell office:value-type="float" office:value="3.67655290656e-08" calcext:value-type="float">
            <text:p>3.67655290656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33.6" calcext:value-type="float">
            <text:p>1433.6</text:p>
          </table:table-cell>
          <table:table-cell office:value-type="float" office:value="0.000447321276327" calcext:value-type="float">
            <text:p>0.0004473212763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7.41188708e-05" calcext:value-type="float">
            <text:p>7.4118870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198576161144" calcext:value-type="float">
            <text:p>0.001985761611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205740688882" calcext:value-type="float">
            <text:p>0.0205740688882</text:p>
          </table:table-cell>
          <table:table-cell office:value-type="float" office:value="1646.592" calcext:value-type="float">
            <text:p>1646.59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49.984" calcext:value-type="float">
            <text:p>1449.984</text:p>
          </table:table-cell>
          <table:table-cell office:value-type="float" office:value="0.000434772659665" calcext:value-type="float">
            <text:p>0.0004347726596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4.54776361305e-05" calcext:value-type="float">
            <text:p>4.5477636130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180955342955" calcext:value-type="float">
            <text:p>0.001809553429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204218552968" calcext:value-type="float">
            <text:p>0.02042185529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66.368" calcext:value-type="float">
            <text:p>1466.368</text:p>
          </table:table-cell>
          <table:table-cell office:value-type="float" office:value="0.000430343736137" calcext:value-type="float">
            <text:p>0.0004303437361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2.16744478579e-05" calcext:value-type="float">
            <text:p>2.1674447857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163699691001" calcext:value-type="float">
            <text:p>0.001636996910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202700831175" calcext:value-type="float">
            <text:p>0.02027008311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82.752" calcext:value-type="float">
            <text:p>1482.752</text:p>
          </table:table-cell>
          <table:table-cell office:value-type="float" office:value="0.000421485889081" calcext:value-type="float">
            <text:p>0.0004214858890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8.70848351431e-06" calcext:value-type="float">
            <text:p>8.7084835143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145627056961" calcext:value-type="float">
            <text:p>0.001456270569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20116655643" calcext:value-type="float">
            <text:p>0.0201166556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99.136" calcext:value-type="float">
            <text:p>1499.136</text:p>
          </table:table-cell>
          <table:table-cell office:value-type="float" office:value="0.000408199118497" calcext:value-type="float">
            <text:p>0.0004081991184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3.09634969398e-06" calcext:value-type="float">
            <text:p>3.0963496939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128507568689" calcext:value-type="float">
            <text:p>0.001285075686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199622717757" calcext:value-type="float">
            <text:p>0.01996227177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15.52" calcext:value-type="float">
            <text:p>1515.52</text:p>
          </table:table-cell>
          <table:table-cell office:value-type="float" office:value="0.000405246502811" calcext:value-type="float">
            <text:p>0.0004052465028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1.74169670286e-06" calcext:value-type="float">
            <text:p>1.7416967028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112495957641" calcext:value-type="float">
            <text:p>0.001124959576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198069315156" calcext:value-type="float">
            <text:p>0.01980693151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31.904" calcext:value-type="float">
            <text:p>1531.904</text:p>
          </table:table-cell>
          <table:table-cell office:value-type="float" office:value="0.000401555733205" calcext:value-type="float">
            <text:p>0.0004015557332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3.87043711747e-07" calcext:value-type="float">
            <text:p>3.8704371174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0960387199995" calcext:value-type="float">
            <text:p>0.0009603871999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196504877254" calcext:value-type="float">
            <text:p>0.01965048772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48.288" calcext:value-type="float">
            <text:p>1548.288</text:p>
          </table:table-cell>
          <table:table-cell office:value-type="float" office:value="0.000392697886149" calcext:value-type="float">
            <text:p>0.0003926978861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0805346281262" calcext:value-type="float">
            <text:p>0.0008053462812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195017318618" calcext:value-type="float">
            <text:p>0.01950173186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64.672" calcext:value-type="float">
            <text:p>1564.672</text:p>
          </table:table-cell>
          <table:table-cell office:value-type="float" office:value="0.000386792654778" calcext:value-type="float">
            <text:p>0.0003867926547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0664912011958" calcext:value-type="float">
            <text:p>0.0006649120119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193451041499" calcext:value-type="float">
            <text:p>0.01934510414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81.056" calcext:value-type="float">
            <text:p>1581.056</text:p>
          </table:table-cell>
          <table:table-cell office:value-type="float" office:value="0.000372767730273" calcext:value-type="float">
            <text:p>0.0003727677302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538156003348" calcext:value-type="float">
            <text:p>0.0005381560033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190340557863" calcext:value-type="float">
            <text:p>0.01903405578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97.44" calcext:value-type="float">
            <text:p>1597.44</text:p>
          </table:table-cell>
          <table:table-cell office:value-type="float" office:value="0.000360957267531" calcext:value-type="float">
            <text:p>0.0003609572675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0.000334281837158" calcext:value-type="float">
            <text:p>0.0003342818371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187300332313" calcext:value-type="float">
            <text:p>0.01873003323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13.824" calcext:value-type="float">
            <text:p>1613.824</text:p>
          </table:table-cell>
          <table:table-cell office:value-type="float" office:value="0.000341027111655" calcext:value-type="float">
            <text:p>0.0003410271116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0.000193909460436" calcext:value-type="float">
            <text:p>0.0001939094604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184285487957" calcext:value-type="float">
            <text:p>0.01842854879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30.208" calcext:value-type="float">
            <text:p>1630.208</text:p>
          </table:table-cell>
          <table:table-cell office:value-type="float" office:value="0.000324787725386" calcext:value-type="float">
            <text:p>0.0003247877253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9.38910473927e-05" calcext:value-type="float">
            <text:p>9.3891047392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181297864011" calcext:value-type="float">
            <text:p>0.01812978640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46.592" calcext:value-type="float">
            <text:p>1646.592</text:p>
          </table:table-cell>
          <table:table-cell office:value-type="float" office:value="0.000312239108723" calcext:value-type="float">
            <text:p>0.0003122391087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3.67641939033e-05" calcext:value-type="float">
            <text:p>3.6764193903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178416178958" calcext:value-type="float">
            <text:p>0.01784161789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62.976" calcext:value-type="float">
            <text:p>1662.976</text:p>
          </table:table-cell>
          <table:table-cell office:value-type="float" office:value="0.000301904953825" calcext:value-type="float">
            <text:p>0.0003019049538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1.59682862408e-05" calcext:value-type="float">
            <text:p>1.5968286240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175541850774" calcext:value-type="float">
            <text:p>0.01755418507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79.36" calcext:value-type="float">
            <text:p>1679.36</text:p>
          </table:table-cell>
          <table:table-cell office:value-type="float" office:value="0.00028271295187" calcext:value-type="float">
            <text:p>0.000282712951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6.49872114455e-06" calcext:value-type="float">
            <text:p>6.4987211445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172694742999" calcext:value-type="float">
            <text:p>0.01726947429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95.744" calcext:value-type="float">
            <text:p>1695.744</text:p>
          </table:table-cell>
          <table:table-cell office:value-type="float" office:value="0.0002768077205" calcext:value-type="float">
            <text:p>0.00027680772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2.78516620478e-06" calcext:value-type="float">
            <text:p>2.7851662047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169810483043" calcext:value-type="float">
            <text:p>0.01698104830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12.128" calcext:value-type="float">
            <text:p>1712.128</text:p>
          </table:table-cell>
          <table:table-cell office:value-type="float" office:value="0.000267211719522" calcext:value-type="float">
            <text:p>0.0002672117195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1.73299230521e-06" calcext:value-type="float">
            <text:p>1.7329923052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166975514101" calcext:value-type="float">
            <text:p>0.01669755141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28.512" calcext:value-type="float">
            <text:p>1728.512</text:p>
          </table:table-cell>
          <table:table-cell office:value-type="float" office:value="0.000251710487174" calcext:value-type="float">
            <text:p>0.0002517104871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1.23785164663e-06" calcext:value-type="float">
            <text:p>1.2378516466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16415489105" calcext:value-type="float">
            <text:p>0.0164154891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44.896" calcext:value-type="float">
            <text:p>1744.896</text:p>
          </table:table-cell>
          <table:table-cell office:value-type="float" office:value="0.000239900024433" calcext:value-type="float">
            <text:p>0.0002399000244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73.984" calcext:value-type="float">
            <text:p>2473.984</text:p>
          </table:table-cell>
          <table:table-cell office:value-type="float" office:value="1.17595906424e-06" calcext:value-type="float">
            <text:p>1.1759590642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161317715047" calcext:value-type="float">
            <text:p>0.01613177150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61.28" calcext:value-type="float">
            <text:p>1761.28</text:p>
          </table:table-cell>
          <table:table-cell office:value-type="float" office:value="0.000231042177377" calcext:value-type="float">
            <text:p>0.0002310421773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06.752" calcext:value-type="float">
            <text:p>2506.752</text:p>
          </table:table-cell>
          <table:table-cell office:value-type="float" office:value="1.11406648196e-06" calcext:value-type="float">
            <text:p>1.1140664819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158520633972" calcext:value-type="float">
            <text:p>0.01585206339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77.664" calcext:value-type="float">
            <text:p>1777.664</text:p>
          </table:table-cell>
          <table:table-cell office:value-type="float" office:value="0.000219231714636" calcext:value-type="float">
            <text:p>0.0002192317146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05.056" calcext:value-type="float">
            <text:p>2605.056</text:p>
          </table:table-cell>
          <table:table-cell office:value-type="float" office:value="1.05217389956e-06" calcext:value-type="float">
            <text:p>1.0521738995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155683090126" calcext:value-type="float">
            <text:p>0.01556830901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94.048" calcext:value-type="float">
            <text:p>1794.048</text:p>
          </table:table-cell>
          <table:table-cell office:value-type="float" office:value="0.000212588329344" calcext:value-type="float">
            <text:p>0.0002125883293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36.128" calcext:value-type="float">
            <text:p>2736.128</text:p>
          </table:table-cell>
          <table:table-cell office:value-type="float" office:value="9.90281317281e-07" calcext:value-type="float">
            <text:p>9.9028131728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152814647435" calcext:value-type="float">
            <text:p>0.01528146474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10.432" calcext:value-type="float">
            <text:p>1810.432</text:p>
          </table:table-cell>
          <table:table-cell office:value-type="float" office:value="0.00020520679013" calcext:value-type="float">
            <text:p>0.000205206790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34.432" calcext:value-type="float">
            <text:p>2834.432</text:p>
          </table:table-cell>
          <table:table-cell office:value-type="float" office:value="9.28388734889e-07" calcext:value-type="float">
            <text:p>9.2838873488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149883303526" calcext:value-type="float">
            <text:p>0.01498833035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26.816" calcext:value-type="float">
            <text:p>1826.816</text:p>
          </table:table-cell>
          <table:table-cell office:value-type="float" office:value="0.000196348943074" calcext:value-type="float">
            <text:p>0.0001963489430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67.2" calcext:value-type="float">
            <text:p>2867.2</text:p>
          </table:table-cell>
          <table:table-cell office:value-type="float" office:value="8.66496152607e-07" calcext:value-type="float">
            <text:p>8.6649615260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146928785485" calcext:value-type="float">
            <text:p>0.01469287854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43.2" calcext:value-type="float">
            <text:p>1843.2</text:p>
          </table:table-cell>
          <table:table-cell office:value-type="float" office:value="0.000185276634254" calcext:value-type="float">
            <text:p>0.0001852766342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99.968" calcext:value-type="float">
            <text:p>2899.968</text:p>
          </table:table-cell>
          <table:table-cell office:value-type="float" office:value="7.42710987933e-07" calcext:value-type="float">
            <text:p>7.4271098793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143924608586" calcext:value-type="float">
            <text:p>0.01439246085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59.584" calcext:value-type="float">
            <text:p>1859.584</text:p>
          </table:table-cell>
          <table:table-cell office:value-type="float" office:value="0.000173466171513" calcext:value-type="float">
            <text:p>0.0001734661715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65.504" calcext:value-type="float">
            <text:p>2965.504</text:p>
          </table:table-cell>
          <table:table-cell office:value-type="float" office:value="6.18925823259e-07" calcext:value-type="float">
            <text:p>6.1892582325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140911235603" calcext:value-type="float">
            <text:p>0.0140911235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75.968" calcext:value-type="float">
            <text:p>1875.968</text:p>
          </table:table-cell>
          <table:table-cell office:value-type="float" office:value="0.00016091755485" calcext:value-type="float">
            <text:p>0.000160917554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29.344" calcext:value-type="float">
            <text:p>3129.344</text:p>
          </table:table-cell>
          <table:table-cell office:value-type="float" office:value="4.95140658585e-07" calcext:value-type="float">
            <text:p>4.9514065858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137939796766" calcext:value-type="float">
            <text:p>0.01379397967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92.352" calcext:value-type="float">
            <text:p>1892.352</text:p>
          </table:table-cell>
          <table:table-cell office:value-type="float" office:value="0.000142463706817" calcext:value-type="float">
            <text:p>0.0001424637068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94.88" calcext:value-type="float">
            <text:p>3194.88</text:p>
          </table:table-cell>
          <table:table-cell office:value-type="float" office:value="4.33248076304e-07" calcext:value-type="float">
            <text:p>4.3324807630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134977554013" calcext:value-type="float">
            <text:p>0.01349775540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08.736" calcext:value-type="float">
            <text:p>1908.736</text:p>
          </table:table-cell>
          <table:table-cell office:value-type="float" office:value="0.000118842781334" calcext:value-type="float">
            <text:p>0.0001188427813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3.184" calcext:value-type="float">
            <text:p>3293.184</text:p>
          </table:table-cell>
          <table:table-cell office:value-type="float" office:value="3.71355494022e-07" calcext:value-type="float">
            <text:p>3.7135549402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132007218706" calcext:value-type="float">
            <text:p>0.01320072187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25.12" calcext:value-type="float">
            <text:p>1925.12</text:p>
          </table:table-cell>
          <table:table-cell office:value-type="float" office:value="0.000101865241144" calcext:value-type="float">
            <text:p>0.0001018652411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25.952" calcext:value-type="float">
            <text:p>3325.952</text:p>
          </table:table-cell>
          <table:table-cell office:value-type="float" office:value="3.0946291163e-07" calcext:value-type="float">
            <text:p>3.094629116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129131051304" calcext:value-type="float">
            <text:p>0.01291310513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41.504" calcext:value-type="float">
            <text:p>1941.504</text:p>
          </table:table-cell>
          <table:table-cell office:value-type="float" office:value="8.71021627171e-05" calcext:value-type="float">
            <text:p>8.7102162717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91.488" calcext:value-type="float">
            <text:p>3391.488</text:p>
          </table:table-cell>
          <table:table-cell office:value-type="float" office:value="2.47570329348e-07" calcext:value-type="float">
            <text:p>2.4757032934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126305646289" calcext:value-type="float">
            <text:p>0.01263056462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57.888" calcext:value-type="float">
            <text:p>1957.888</text:p>
          </table:table-cell>
          <table:table-cell office:value-type="float" office:value="7.30772382118e-05" calcext:value-type="float">
            <text:p>7.3077238211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57.024" calcext:value-type="float">
            <text:p>3457.024</text:p>
          </table:table-cell>
          <table:table-cell office:value-type="float" office:value="1.85677746956e-07" calcext:value-type="float">
            <text:p>1.8567774695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123526221697" calcext:value-type="float">
            <text:p>0.01235262216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74.272" calcext:value-type="float">
            <text:p>1974.272</text:p>
          </table:table-cell>
          <table:table-cell office:value-type="float" office:value="6.27430833132e-05" calcext:value-type="float">
            <text:p>6.2743083313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89.792" calcext:value-type="float">
            <text:p>3489.792</text:p>
          </table:table-cell>
          <table:table-cell office:value-type="float" office:value="6.18925822815e-08" calcext:value-type="float">
            <text:p>6.18925822815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120721783755" calcext:value-type="float">
            <text:p>0.01207217837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90.656" calcext:value-type="float">
            <text:p>1990.656</text:p>
          </table:table-cell>
          <table:table-cell office:value-type="float" office:value="4.72418509653e-05" calcext:value-type="float">
            <text:p>4.7241850965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22.56" calcext:value-type="float">
            <text:p>3522.5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117937209355" calcext:value-type="float">
            <text:p>0.01179372093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07.04" calcext:value-type="float">
            <text:p>2007.04</text:p>
          </table:table-cell>
          <table:table-cell office:value-type="float" office:value="3.54313882239e-05" calcext:value-type="float">
            <text:p>3.5431388223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115180958896" calcext:value-type="float">
            <text:p>0.01151809588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23.424" calcext:value-type="float">
            <text:p>2023.424</text:p>
          </table:table-cell>
          <table:table-cell office:value-type="float" office:value="2.28827715613e-05" calcext:value-type="float">
            <text:p>2.2882771561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112451561004" calcext:value-type="float">
            <text:p>0.01124515610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39.808" calcext:value-type="float">
            <text:p>2039.808</text:p>
          </table:table-cell>
          <table:table-cell office:value-type="float" office:value="1.25486166627e-05" calcext:value-type="float">
            <text:p>1.2548616662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10965779052" calcext:value-type="float">
            <text:p>0.0109657790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56.192" calcext:value-type="float">
            <text:p>2056.192</text:p>
          </table:table-cell>
          <table:table-cell office:value-type="float" office:value="8.11969313463e-06" calcext:value-type="float">
            <text:p>8.1196931346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106797808227" calcext:value-type="float">
            <text:p>0.01067978082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72.576" calcext:value-type="float">
            <text:p>2072.576</text:p>
          </table:table-cell>
          <table:table-cell office:value-type="float" office:value="5.16707744935e-06" calcext:value-type="float">
            <text:p>5.1670774493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103891477668" calcext:value-type="float">
            <text:p>0.01038914776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13.536" calcext:value-type="float">
            <text:p>2113.536</text:p>
          </table:table-cell>
          <table:table-cell office:value-type="float" office:value="1.47630784264e-06" calcext:value-type="float">
            <text:p>1.4763078426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100892082734" calcext:value-type="float">
            <text:p>0.01008920827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79.072" calcext:value-type="float">
            <text:p>2179.07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977900594961" calcext:value-type="float">
            <text:p>0.009779005949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946619193781" calcext:value-type="float">
            <text:p>0.009466191937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915963126349" calcext:value-type="float">
            <text:p>0.009159631263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885310737352" calcext:value-type="float">
            <text:p>0.008853107373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855739807897" calcext:value-type="float">
            <text:p>0.008557398078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825812070361" calcext:value-type="float">
            <text:p>0.008258120703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797348349485" calcext:value-type="float">
            <text:p>0.007973483494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76925247199" calcext:value-type="float">
            <text:p>0.00769252471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741252233775" calcext:value-type="float">
            <text:p>0.007412522337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713895721478" calcext:value-type="float">
            <text:p>0.007138957214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687874480656" calcext:value-type="float">
            <text:p>0.006878744806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661603106334" calcext:value-type="float">
            <text:p>0.006616031063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636012242269" calcext:value-type="float">
            <text:p>0.006360122422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609413487338" calcext:value-type="float">
            <text:p>0.006094134873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582428496856" calcext:value-type="float">
            <text:p>0.005824284968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555675247705" calcext:value-type="float">
            <text:p>0.005556752477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527410162255" calcext:value-type="float">
            <text:p>0.005274101622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498641131371" calcext:value-type="float">
            <text:p>0.004986411313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469294586379" calcext:value-type="float">
            <text:p>0.004692945863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439370527277" calcext:value-type="float">
            <text:p>0.004393705272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409406005404" calcext:value-type="float">
            <text:p>0.004094060054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379801970044" calcext:value-type="float">
            <text:p>0.003798019700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350139079743" calcext:value-type="float">
            <text:p>0.003501390797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319994314613" calcext:value-type="float">
            <text:p>0.003199943146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2902431419" calcext:value-type="float">
            <text:p>0.0029024314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260333796534" calcext:value-type="float">
            <text:p>0.002603337965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230740796476" calcext:value-type="float">
            <text:p>0.002307407964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202015906798" calcext:value-type="float">
            <text:p>0.002020159067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174486508112" calcext:value-type="float">
            <text:p>0.001744865081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147442662689" calcext:value-type="float">
            <text:p>0.001474426626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122355744056" calcext:value-type="float">
            <text:p>0.001223557440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994464582439" calcext:value-type="float">
            <text:p>0.0009944645824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0.000638208267258" calcext:value-type="float">
            <text:p>0.0006382082672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0.000379504016905" calcext:value-type="float">
            <text:p>0.0003795040169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0.000192970638042" calcext:value-type="float">
            <text:p>0.0001929706380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8.40154283814e-05" calcext:value-type="float">
            <text:p>8.4015428381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3.75568092721e-05" calcext:value-type="float">
            <text:p>3.7556809272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1.53758533553e-05" calcext:value-type="float">
            <text:p>1.5375853355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5.77514109279e-06" calcext:value-type="float">
            <text:p>5.7751410927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3.01631572996e-06" calcext:value-type="float">
            <text:p>3.0163157299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1.50815786504e-06" calcext:value-type="float">
            <text:p>1.5081578650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1.02996146878e-06" calcext:value-type="float">
            <text:p>1.0299614687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1.216" calcext:value-type="float">
            <text:p>2441.216</text:p>
          </table:table-cell>
          <table:table-cell office:value-type="float" office:value="9.56392792406e-07" calcext:value-type="float">
            <text:p>9.5639279240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73.984" calcext:value-type="float">
            <text:p>2473.984</text:p>
          </table:table-cell>
          <table:table-cell office:value-type="float" office:value="9.19608454275e-07" calcext:value-type="float">
            <text:p>9.1960845427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39.52" calcext:value-type="float">
            <text:p>2539.52</text:p>
          </table:table-cell>
          <table:table-cell office:value-type="float" office:value="7.35686763398e-07" calcext:value-type="float">
            <text:p>7.3568676339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72.288" calcext:value-type="float">
            <text:p>2572.288</text:p>
          </table:table-cell>
          <table:table-cell office:value-type="float" office:value="6.25333748894e-07" calcext:value-type="float">
            <text:p>6.2533374889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03.36" calcext:value-type="float">
            <text:p>2703.36</text:p>
          </table:table-cell>
          <table:table-cell office:value-type="float" office:value="5.88549410763e-07" calcext:value-type="float">
            <text:p>5.8854941076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36.128" calcext:value-type="float">
            <text:p>2736.128</text:p>
          </table:table-cell>
          <table:table-cell office:value-type="float" office:value="5.1498073439e-07" calcext:value-type="float">
            <text:p>5.149807343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68.896" calcext:value-type="float">
            <text:p>2768.896</text:p>
          </table:table-cell>
          <table:table-cell office:value-type="float" office:value="4.78196396259e-07" calcext:value-type="float">
            <text:p>4.7819639625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01.664" calcext:value-type="float">
            <text:p>2801.664</text:p>
          </table:table-cell>
          <table:table-cell office:value-type="float" office:value="4.04627719885e-07" calcext:value-type="float">
            <text:p>4.0462771988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34.432" calcext:value-type="float">
            <text:p>2834.432</text:p>
          </table:table-cell>
          <table:table-cell office:value-type="float" office:value="3.31059043512e-07" calcext:value-type="float">
            <text:p>3.3105904351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67.2" calcext:value-type="float">
            <text:p>2867.2</text:p>
          </table:table-cell>
          <table:table-cell office:value-type="float" office:value="2.94274705381e-07" calcext:value-type="float">
            <text:p>2.9427470538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99.968" calcext:value-type="float">
            <text:p>2899.968</text:p>
          </table:table-cell>
          <table:table-cell office:value-type="float" office:value="2.57490367139e-07" calcext:value-type="float">
            <text:p>2.5749036713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32.736" calcext:value-type="float">
            <text:p>2932.736</text:p>
          </table:table-cell>
          <table:table-cell office:value-type="float" office:value="2.20706029008e-07" calcext:value-type="float">
            <text:p>2.2070602900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65.504" calcext:value-type="float">
            <text:p>2965.504</text:p>
          </table:table-cell>
          <table:table-cell office:value-type="float" office:value="1.83921690877e-07" calcext:value-type="float">
            <text:p>1.8392169087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62.112" calcext:value-type="float">
            <text:p>3162.112</text:p>
          </table:table-cell>
          <table:table-cell office:value-type="float" office:value="1.47137352635e-07" calcext:value-type="float">
            <text:p>1.4713735263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58.72" calcext:value-type="float">
            <text:p>3358.72</text:p>
          </table:table-cell>
          <table:table-cell office:value-type="float" office:value="1.10353014504e-07" calcext:value-type="float">
            <text:p>1.1035301450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91.488" calcext:value-type="float">
            <text:p>3391.488</text:p>
          </table:table-cell>
          <table:table-cell office:value-type="float" office:value="3.6784338131e-08" calcext:value-type="float">
            <text:p>3.6784338131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57.024" calcext:value-type="float">
            <text:p>3457.02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0" loext:min-decimal-places="0" number:min-integer-digits="0"/>
      <number:text> us</number:text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0:48:04.9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_64 LibreOffice_project/7a864d8825610a8c07cfc3bc01dd4fce6a9447e5</meta:generator>
    <meta:creation-date>2016-10-19T15:04:18Z</meta:creation-date>
    <dc:date>2016-11-02T10:48:33.130000000</dc:date>
    <meta:editing-cycles>19</meta:editing-cycles>
    <meta:editing-duration>PT46M42S</meta:editing-duration>
    <meta:document-statistic meta:table-count="4" meta:cell-count="12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58cm" svg:height="9.005cm" xlink:href=".." xlink:type="simple" chart:class="chart:line" chart:style-name="ch1">
        <chart:title svg:x="10.751cm" svg:y="0.107cm" chart:style-name="ch2">
          <text:p>Long Term Performance Stability</text:p>
        </chart:title>
        <chart:plot-area chart:style-name="ch3" table:cell-range-address="Timeseries.A20:Timeseries.A1100" chart:data-source-has-labels="row" svg:x="1.055cm" svg:y="1.268cm" svg:width="26.336cm" svg:height="7.092cm">
          <chartooo:coordinate-region svg:x="1.526cm" svg:y="1.467cm" svg:width="25.865cm" svg:height="5.839cm"/>
          <chart:axis chart:dimension="x" chart:name="primary-x" chart:style-name="ch4">
            <chart:title svg:x="13.57cm" svg:y="8.445cm" chart:style-name="ch5">
              <text:p>Seconds</text:p>
            </chart:title>
          </chart:axis>
          <chart:axis chart:dimension="y" chart:name="primary-y" chart:style-name="ch6">
            <chart:title svg:x="0cm" svg:y="4.487cm" chart:style-name="ch7">
              <text:p>IOPS</text:p>
            </chart:title>
            <chart:grid chart:style-name="ch8" chart:class="major"/>
          </chart:axis>
          <chart:series chart:style-name="ch9" chart:values-cell-range-address="Timeseries.A21:Timeseries.A1100" chart:label-cell-address="Timeseries.A20:Timeseries.A20" chart:class="chart:line">
            <chart:data-point chart:repeated="1080"/>
          </chart:series>
          <chart:wall chart:style-name="ch10"/>
          <chart:floor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28cm" svg:y="0.314cm" chart:style-name="ch2">
          <text:p>Sustained Sequential Writes, QD=1</text:p>
        </chart:title>
        <chart:plot-area chart:style-name="ch3" table:cell-range-address="Tests.C33:Tests.C41 Tests.G33:Tests.G4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33:Tests.C4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33:Tests.G4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22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3cm" svg:y="0.392cm" chart:style-name="ch2">
          <text:p>70:30 R:W - Read Exceedance by QD</text:p>
        </chart:title>
        <chart:legend chart:legend-position="bottom" svg:x="3.426cm" svg:y="11.442cm" style:legend-expansion="wide" chart:style-name="ch3"/>
        <chart:plot-area chart:style-name="ch4" table:cell-range-address="Exceedance.A14:Exceedance.B1599 Exceedance.A11:Exceedance.A11 Exceedance.F11:Exceedance.F11 Exceedance.G14:Exceedance.G1599 Exceedance.K11:Exceedance.K11 Exceedance.L14:Exceedance.L1599 Exceedance.P11:Exceedance.P11 Exceedance.Q14:Exceedance.Q1599" chart:data-source-has-labels="row" svg:x="2.729cm" svg:y="1.298cm" svg:width="12.722cm" svg:height="9.885cm">
          <chartooo:coordinate-region svg:x="3.034cm" svg:y="1.298cm" svg:width="12.018cm" svg:height="9.238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B14:Exceedance.B1599" chart:label-cell-address="Exceedance.A11:Exceedance.A11" chart:class="chart:scatter">
            <chart:domain table:cell-range-address="Exceedance.A14:Exceedance.A1599"/>
            <chart:data-point chart:repeated="1586"/>
          </chart:series>
          <chart:series chart:style-name="ch10" chart:values-cell-range-address="Exceedance.G14:Exceedance.G1599" chart:label-cell-address="Exceedance.F11:Exceedance.F11" chart:class="chart:scatter">
            <chart:domain table:cell-range-address="Exceedance.F14:Exceedance.F1599"/>
            <chart:data-point chart:repeated="1586"/>
          </chart:series>
          <chart:series chart:style-name="ch11" chart:values-cell-range-address="Exceedance.L14:Exceedance.L1599" chart:label-cell-address="Exceedance.K11:Exceedance.K11" chart:class="chart:scatter">
            <chart:domain table:cell-range-address="Exceedance.K14:Exceedance.K1599"/>
            <chart:data-point chart:repeated="1586"/>
          </chart:series>
          <chart:series chart:style-name="ch12" chart:values-cell-range-address="Exceedance.Q14:Exceedance.Q1599" chart:label-cell-address="Exceedance.P11:Exceedance.P11" chart:class="chart:scatter">
            <chart:domain table:cell-range-address="Exceedance.P14:Exceedance.P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22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8cm" svg:y="0.392cm" chart:style-name="ch2">
          <text:p>70:30 R:W - Write Exceedance by QD</text:p>
        </chart:title>
        <chart:legend chart:legend-position="bottom" svg:x="3.321cm" svg:y="11.442cm" style:legend-expansion="wide" chart:style-name="ch3"/>
        <chart:plot-area chart:style-name="ch4" table:cell-range-address="Exceedance.C14:Exceedance.D1599 Exceedance.C11:Exceedance.C11 Exceedance.H11:Exceedance.H11 Exceedance.I14:Exceedance.I1599 Exceedance.M11:Exceedance.M11 Exceedance.N14:Exceedance.N1599 Exceedance.R11:Exceedance.R11 Exceedance.S14:Exceedance.S1599" chart:data-source-has-labels="row" svg:x="2.729cm" svg:y="1.298cm" svg:width="12.721cm" svg:height="9.884cm">
          <chartooo:coordinate-region svg:x="3.034cm" svg:y="1.298cm" svg:width="12.017cm" svg:height="9.237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D14:Exceedance.D1599" chart:label-cell-address="Exceedance.C11:Exceedance.C11" chart:class="chart:scatter">
            <chart:domain table:cell-range-address="Exceedance.C14:Exceedance.C1599"/>
            <chart:data-point chart:repeated="1586"/>
          </chart:series>
          <chart:series chart:style-name="ch10" chart:values-cell-range-address="Exceedance.I14:Exceedance.I1599" chart:label-cell-address="Exceedance.H11:Exceedance.H11" chart:class="chart:scatter">
            <chart:domain table:cell-range-address="Exceedance.H14:Exceedance.H1599"/>
            <chart:data-point chart:repeated="1586"/>
          </chart:series>
          <chart:series chart:style-name="ch11" chart:values-cell-range-address="Exceedance.N14:Exceedance.N1599" chart:label-cell-address="Exceedance.M11:Exceedance.M11" chart:class="chart:scatter">
            <chart:domain table:cell-range-address="Exceedance.M14:Exceedance.M1599"/>
            <chart:data-point chart:repeated="1586"/>
          </chart:series>
          <chart:series chart:style-name="ch12" chart:values-cell-range-address="Exceedance.S14:Exceedance.S1599" chart:label-cell-address="Exceedance.R11:Exceedance.R11" chart:class="chart:scatter">
            <chart:domain table:cell-range-address="Exceedance.R14:Exceedance.R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42cm" svg:height="8.971cm" xlink:href=".." xlink:type="simple" chart:class="chart:line" chart:style-name="ch1">
        <chart:title svg:x="10.21cm" svg:y="0.314cm" chart:style-name="ch2">
          <text:p>Sustained Random 4K Mixed (R70:W30)</text:p>
        </chart:title>
        <chart:plot-area chart:style-name="ch3" table:cell-range-address="Tests.D53:Tests.D61 Tests.F53:Tests.F61" chart:data-source-has-labels="column" svg:x="1.569cm" svg:y="1.326cm" svg:width="25.815cm" svg:height="6.485cm">
          <chartooo:coordinate-region svg:x="2.04cm" svg:y="1.525cm" svg:width="25.344cm" svg:height="6.087cm"/>
          <chart:axis chart:dimension="x" chart:name="primary-x" chart:style-name="ch4" chartooo:axis-type="text">
            <chart:title svg:x="13.466cm" svg:y="7.99cm" chart:style-name="ch5">
              <text:p>Queue Depth</text:p>
            </chart:title>
            <chart:categories table:cell-range-address="Tests.D53:Tests.D61"/>
          </chart:axis>
          <chart:axis chart:dimension="y" chart:name="primary-y" chart:style-name="ch6">
            <chart:title svg:x="0.451cm" svg:y="4.943cm" chart:style-name="ch7">
              <text:p>IOPS</text:p>
            </chart:title>
            <chart:grid chart:style-name="ch8" chart:class="major"/>
          </chart:axis>
          <chart:series chart:style-name="ch9" chart:values-cell-range-address="Tests.F53:Tests.F6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9.005cm" xlink:href=".." xlink:type="simple" chart:class="chart:line" chart:style-name="ch1">
        <chart:title svg:x="5.402cm" svg:y="0.315cm" chart:style-name="ch2">
          <text:p>Sustained 4K Random Read</text:p>
        </chart:title>
        <chart:plot-area chart:style-name="ch3" table:cell-range-address="Tests.D43:Tests.D51 Tests.F43:Tests.F51" chart:data-source-has-labels="column" svg:x="1.33cm" svg:y="1.328cm" svg:width="14.35cm" svg:height="6.516cm">
          <chartooo:coordinate-region svg:x="1.801cm" svg:y="1.528cm" svg:width="13.879cm" svg:height="6.117cm"/>
          <chart:axis chart:dimension="x" chart:name="primary-x" chart:style-name="ch4" chartooo:axis-type="text">
            <chart:title svg:x="7.495cm" svg:y="8.024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4.961cm" chart:style-name="ch7">
              <text:p>IOPS</text:p>
            </chart:title>
            <chart:grid chart:style-name="ch8" chart:class="major"/>
          </chart:axis>
          <chart:series chart:style-name="ch9" chart:values-cell-range-address="Tests.F43:Tests.F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403cm" svg:y="0.315cm" chart:style-name="ch2">
          <text:p>Sustained 4K Random Read</text:p>
        </chart:title>
        <chart:plot-area chart:style-name="ch3" table:cell-range-address="Tests.D43:Tests.D51 Tests.H43:Tests.H51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5.488cm" chart:style-name="ch7">
              <text:p>Latency (us)</text:p>
            </chart:title>
            <chart:grid chart:style-name="ch8" chart:class="major"/>
          </chart:axis>
          <chart:series chart:style-name="ch9" chart:values-cell-range-address="Tests.H43:Tests.H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F65:Tests.F73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4.959cm" chart:style-name="ch7">
              <text:p>IOPS</text:p>
            </chart:title>
            <chart:grid chart:style-name="ch8" chart:class="major"/>
          </chart:axis>
          <chart:series chart:style-name="ch9" chart:values-cell-range-address="Tests.F65:Tests.F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I65:Tests.I73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5.488cm" chart:style-name="ch7">
              <text:p>Latency (us)</text:p>
            </chart:title>
            <chart:grid chart:style-name="ch8" chart:class="major"/>
          </chart:axis>
          <chart:series chart:style-name="ch9" chart:values-cell-range-address="Tests.I65:Tests.I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54cm" svg:y="0.314cm" chart:style-name="ch2">
          <text:p>Sustained Random Reads, QD=256</text:p>
        </chart:title>
        <chart:plot-area chart:style-name="ch3" table:cell-range-address="Tests.C23:Tests.C31 Tests.G23:Tests.G3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23:Tests.C3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23:Tests.G3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5.402cm" svg:y="0.314cm" chart:style-name="ch2">
          <text:p>Sustained Sequential Reads</text:p>
        </chart:title>
        <chart:plot-area chart:style-name="ch3" table:cell-range-address="Tests.C13:Tests.C21 Tests.G13:Tests.G2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13:Tests.C2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13:Tests.G2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688cm" svg:y="0.314cm" chart:style-name="ch2">
          <text:p>Sustained Random Writes, QD=256</text:p>
        </chart:title>
        <chart:plot-area chart:style-name="ch3" table:cell-range-address="Tests.C75:Tests.C83 Tests.G75:Tests.G83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75:Tests.C83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75:Tests.G8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